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0.3mm"/>
    </style:style>
    <style:style style:name="co3" style:family="table-column">
      <style:table-column-properties fo:break-before="auto" style:column-width="32.76mm"/>
    </style:style>
    <style:style style:name="co4" style:family="table-column">
      <style:table-column-properties fo:break-before="auto" style:column-width="28.05mm"/>
    </style:style>
    <style:style style:name="co5" style:family="table-column">
      <style:table-column-properties fo:break-before="auto" style:column-width="25.1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44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16.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number:date-style style:name="N107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background-color="#fff200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5" style:family="table-cell" style:parent-style-name="Default" style:data-style-name="N107"/>
    <style:style style:name="ce6" style:family="table-cell" style:parent-style-name="Default" style:data-style-name="N36"/>
    <style:style style:name="ce7" style:family="table-cell" style:parent-style-name="Default" style:data-style-name="N108">
      <style:table-cell-properties fo:background-color="#fff200"/>
      <style:text-properties fo:font-weight="bold" style:font-weight-asian="bold" style:font-weight-complex="bold"/>
    </style:style>
    <style:style style:name="ce8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 style:data-style-name="N36">
      <style:table-cell-properties fo:background-color="#fff200"/>
    </style:style>
    <style:style style:name="ce11" style:family="table-cell" style:parent-style-name="Default">
      <style:table-cell-properties fo:background-color="#fff200"/>
    </style:style>
    <style:style style:name="ce12" style:family="table-cell" style:parent-style-name="Default" style:data-style-name="N108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ta_extref" style:family="table">
      <style:table-properties table:display="fals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87.1" table:style-name="ta1">
        <table:table-column table:style-name="co1" table:number-columns-repeated="10" table:default-cell-style-name="Default"/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 table:number-columns-spanned="4" table:number-rows-spanned="1">
            <text:p>poczatkowa predkosc srednia w zanurzeniu [wezly]</text:p>
          </table:table-cell>
          <table:covered-table-cell table:number-columns-repeated="3"/>
          <table:table-cell office:value-type="float" office:value="4" calcext:value-type="float">
            <text:p>4</text:p>
          </table:table-cell>
          <table:table-cell table:style-name="ce1" office:value-type="string" calcext:value-type="string" table:number-columns-spanned="3" table:number-rows-spanned="1">
            <text:p>przy uzyciu silnikow elektrycznych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 table:number-columns-spanned="4" table:number-rows-spanned="1">
            <text:p>poczatkowa predkosc srednia na powierzchni [wezly]</text:p>
          </table:table-cell>
          <table:covered-table-cell table:number-columns-repeated="3"/>
          <table:table-cell office:value-type="float" office:value="10" calcext:value-type="float">
            <text:p>10</text:p>
          </table:table-cell>
          <table:table-cell table:style-name="ce1" office:value-type="string" calcext:value-type="string" table:number-columns-spanned="3" table:number-rows-spanned="1">
            <text:p>przy uzyciu silnikowspalinowych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table:style-name="ce4"/>
          <table:table-cell table:number-columns-repeated="5"/>
        </table:table-row>
        <table:table-row table:style-name="ro2">
          <table:table-cell table:style-name="ce2" office:value-type="string" calcext:value-type="string">
            <text:p>dzien podrozy</text:p>
          </table:table-cell>
          <table:table-cell table:style-name="ce2" office:value-type="string" calcext:value-type="string">
            <text:p>ile godzin plynie na elektr</text:p>
          </table:table-cell>
          <table:table-cell table:style-name="ce2" office:value-type="string" calcext:value-type="string">
            <text:p>predkosc elektr</text:p>
          </table:table-cell>
          <table:table-cell table:style-name="ce2"/>
          <table:table-cell/>
          <table:table-cell table:style-name="ce2" table:number-columns-repeated="5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[.E2]" office:value-type="float" office:value="4" calcext:value-type="float">
            <text:p>4</text:p>
          </table:table-cell>
          <table:table-cell table:number-columns-repeated="7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C7]-[.C7]*0.01" office:value-type="float" office:value="3.96" calcext:value-type="float">
            <text:p>3,96</text:p>
          </table:table-cell>
          <table:table-cell table:number-columns-repeated="7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formula="of:=[.C8]-[.C8]*0.01" office:value-type="float" office:value="3.9204" calcext:value-type="float">
            <text:p>3,9204</text:p>
          </table:table-cell>
          <table:table-cell table:number-columns-repeated="7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[.C9]-[.C9]*0.01" office:value-type="float" office:value="3.881196" calcext:value-type="float">
            <text:p>3,881196</text:p>
          </table:table-cell>
          <table:table-cell table:number-columns-repeated="7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formula="of:=[.C10]-[.C10]*0.01" office:value-type="float" office:value="3.84238404" calcext:value-type="float">
            <text:p>3,84238404</text:p>
          </table:table-cell>
          <table:table-cell table:number-columns-repeated="7"/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formula="of:=[.C11]-[.C11]*0.01" office:value-type="float" office:value="3.8039601996" calcext:value-type="float">
            <text:p>3,8039601996</text:p>
          </table:table-cell>
          <table:table-cell table:number-columns-repeated="7"/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formula="of:=[.C12]-[.C12]*0.01" office:value-type="float" office:value="3.765920597604" calcext:value-type="float">
            <text:p>3,765920597604</text:p>
          </table:table-cell>
          <table:table-cell table:number-columns-repeated="7"/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formula="of:=[.C13]-[.C13]*0.01" office:value-type="float" office:value="3.72826139162796" calcext:value-type="float">
            <text:p>3,72826139162796</text:p>
          </table:table-cell>
          <table:table-cell table:number-columns-repeated="7"/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table:formula="of:=[.C14]-[.C14]*0.01" office:value-type="float" office:value="3.69097877771168" calcext:value-type="float">
            <text:p>3,69097877771168</text:p>
          </table:table-cell>
          <table:table-cell table:number-columns-repeated="7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formula="of:=[.C15]-[.C15]*0.01" office:value-type="float" office:value="3.65406898993456" calcext:value-type="float">
            <text:p>3,65406898993456</text:p>
          </table:table-cell>
          <table:table-cell table:number-columns-repeated="7"/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table:formula="of:=[.C16]-[.C16]*0.01" office:value-type="float" office:value="3.61752830003522" calcext:value-type="float">
            <text:p>3,61752830003522</text:p>
          </table:table-cell>
          <table:table-cell table:number-columns-repeated="7"/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formula="of:=[.C17]-[.C17]*0.01" office:value-type="float" office:value="3.58135301703487" calcext:value-type="float">
            <text:p>3,58135301703487</text:p>
          </table:table-cell>
          <table:table-cell table:number-columns-repeated="7"/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table:formula="of:=[.C18]-[.C18]*0.01" office:value-type="float" office:value="3.54553948686452" calcext:value-type="float">
            <text:p>3,54553948686452</text:p>
          </table:table-cell>
          <table:table-cell table:number-columns-repeated="7"/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table:formula="of:=[.C19]-[.C19]*0.01" office:value-type="float" office:value="3.51008409199587" calcext:value-type="float">
            <text:p>3,51008409199587</text:p>
          </table:table-cell>
          <table:table-cell table:number-columns-repeated="7"/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formula="of:=[.C20]-[.C20]*0.01" office:value-type="float" office:value="3.47498325107591" calcext:value-type="float">
            <text:p>3,47498325107591</text:p>
          </table:table-cell>
          <table:table-cell table:number-columns-repeated="7"/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formula="of:=[.C21]-[.C21]*0.01" office:value-type="float" office:value="3.44023341856515" calcext:value-type="float">
            <text:p>3,44023341856515</text:p>
          </table:table-cell>
          <table:table-cell table:number-columns-repeated="7"/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table:formula="of:=[.C22]-[.C22]*0.01" office:value-type="float" office:value="3.4058310843795" calcext:value-type="float">
            <text:p>3,4058310843795</text:p>
          </table:table-cell>
          <table:table-cell table:number-columns-repeated="7"/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formula="of:=[.C23]-[.C23]*0.01" office:value-type="float" office:value="3.37177277353571" calcext:value-type="float">
            <text:p>3,37177277353571</text:p>
          </table:table-cell>
          <table:table-cell table:number-columns-repeated="7"/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formula="of:=[.C24]-[.C24]*0.01" office:value-type="float" office:value="3.33805504580035" calcext:value-type="float">
            <text:p>3,33805504580035</text:p>
          </table:table-cell>
          <table:table-cell table:number-columns-repeated="7"/>
        </table:table-row>
        <table:table-row table:style-name="ro1" table:visibility="filter">
          <table:table-cell table:number-columns-repeated="2" office:value-type="float" office:value="20" calcext:value-type="float">
            <text:p>20</text:p>
          </table:table-cell>
          <table:table-cell table:formula="of:=[.C25]-[.C25]*0.01" office:value-type="float" office:value="3.30467449534235" calcext:value-type="float">
            <text:p>3,30467449534235</text:p>
          </table:table-cell>
          <table:table-cell table:number-columns-repeated="7"/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formula="of:=[.C26]-[.C26]*0.01" office:value-type="float" office:value="3.27162775038892" calcext:value-type="float">
            <text:p>3,27162775038892</text:p>
          </table:table-cell>
          <table:table-cell table:number-columns-repeated="7"/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table:formula="of:=[.C27]-[.C27]*0.01" office:value-type="float" office:value="3.23891147288503" calcext:value-type="float">
            <text:p>3,23891147288503</text:p>
          </table:table-cell>
          <table:table-cell table:number-columns-repeated="7"/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table:formula="of:=[.C28]-[.C28]*0.01" office:value-type="float" office:value="3.20652235815618" calcext:value-type="float">
            <text:p>3,20652235815618</text:p>
          </table:table-cell>
          <table:table-cell table:number-columns-repeated="7"/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table:formula="of:=[.C29]-[.C29]*0.01" office:value-type="float" office:value="3.17445713457462" calcext:value-type="float">
            <text:p>3,17445713457462</text:p>
          </table:table-cell>
          <table:table-cell table:number-columns-repeated="7"/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formula="of:=[.C30]-[.C30]*0.01" office:value-type="float" office:value="3.14271256322888" calcext:value-type="float">
            <text:p>3,14271256322888</text:p>
          </table:table-cell>
          <table:table-cell table:number-columns-repeated="7"/>
        </table:table-row>
        <table:table-row table:style-name="ro1" table:visibility="filter"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table:formula="of:=[.C31]-[.C31]*0.01" office:value-type="float" office:value="3.11128543759659" calcext:value-type="float">
            <text:p>3,11128543759659</text:p>
          </table:table-cell>
          <table:table-cell table:number-columns-repeated="7"/>
        </table:table-row>
        <table:table-row table:style-name="ro1" table:visibility="filter"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formula="of:=[.C32]-[.C32]*0.01" office:value-type="float" office:value="3.08017258322062" calcext:value-type="float">
            <text:p>3,08017258322062</text:p>
          </table:table-cell>
          <table:table-cell table:number-columns-repeated="7"/>
        </table:table-row>
        <table:table-row table:style-name="ro1" table:visibility="filter"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table:formula="of:=[.C33]-[.C33]*0.01" office:value-type="float" office:value="3.04937085738841" calcext:value-type="float">
            <text:p>3,04937085738841</text:p>
          </table:table-cell>
          <table:table-cell table:number-columns-repeated="7"/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table:formula="of:=[.C34]-[.C34]*0.01" office:value-type="float" office:value="3.01887714881453" calcext:value-type="float">
            <text:p>3,01887714881453</text:p>
          </table:table-cell>
          <table:table-cell table:number-columns-repeated="7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formula="of:=[.C35]-[.C35]*0.01" office:value-type="float" office:value="2.98868837732639" calcext:value-type="float">
            <text:p>2,98868837732639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table:formula="of:=[.C36]-[.C36]*0.01" office:value-type="float" office:value="2.95880149355312" calcext:value-type="float">
            <text:p>2,95880149355312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table:formula="of:=[.C37]-[.C37]*0.01" office:value-type="float" office:value="2.92921347861759" calcext:value-type="float">
            <text:p>2,92921347861759</text:p>
          </table:table-cell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table:formula="of:=[.C38]-[.C38]*0.01" office:value-type="float" office:value="2.89992134383141" calcext:value-type="float">
            <text:p>2,89992134383141</text:p>
          </table:table-cell>
          <table:table-cell table:number-columns-repeated="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table:formula="of:=[.C39]-[.C39]*0.01" office:value-type="float" office:value="2.8709221303931" calcext:value-type="float">
            <text:p>2,8709221303931</text:p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table:formula="of:=[.C40]-[.C40]*0.01" office:value-type="float" office:value="2.84221290908917" calcext:value-type="float">
            <text:p>2,84221290908917</text:p>
          </table:table-cell>
          <table:table-cell table:number-columns-repeated="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table:formula="of:=[.C41]-[.C41]*0.01" office:value-type="float" office:value="2.81379077999828" calcext:value-type="float">
            <text:p>2,81379077999828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table:formula="of:=[.C42]-[.C42]*0.01" office:value-type="float" office:value="2.78565287219829" calcext:value-type="float">
            <text:p>2,78565287219829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table:formula="of:=[.C43]-[.C43]*0.01" office:value-type="float" office:value="2.75779634347631" calcext:value-type="float">
            <text:p>2,75779634347631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table:formula="of:=[.C44]-[.C44]*0.01" office:value-type="float" office:value="2.73021838004155" calcext:value-type="float">
            <text:p>2,73021838004155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formula="of:=[.C45]-[.C45]*0.01" office:value-type="float" office:value="2.70291619624113" calcext:value-type="float">
            <text:p>2,70291619624113</text:p>
          </table:table-cell>
          <table:table-cell table:number-columns-repeated="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table:formula="of:=[.C46]-[.C46]*0.01" office:value-type="float" office:value="2.67588703427872" calcext:value-type="float">
            <text:p>2,67588703427872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  <table:table-cell table:formula="of:=[.C47]-[.C47]*0.01" office:value-type="float" office:value="2.64912816393593" calcext:value-type="float">
            <text:p>2,64912816393593</text:p>
          </table:table-cell>
          <table:table-cell table:number-columns-repeated="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table:formula="of:=[.C48]-[.C48]*0.01" office:value-type="float" office:value="2.62263688229658" calcext:value-type="float">
            <text:p>2,62263688229658</text:p>
          </table:table-cell>
          <table:table-cell table:number-columns-repeated="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table:formula="of:=[.C49]-[.C49]*0.01" office:value-type="float" office:value="2.59641051347361" calcext:value-type="float">
            <text:p>2,59641051347361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table:formula="of:=[.C50]-[.C50]*0.01" office:value-type="float" office:value="2.57044640833887" calcext:value-type="float">
            <text:p>2,57044640833887</text:p>
          </table:table-cell>
          <table:table-cell table:number-columns-repeated="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0" calcext:value-type="float">
            <text:p>20</text:p>
          </table:table-cell>
          <table:table-cell table:formula="of:=[.C51]-[.C51]*0.01" office:value-type="float" office:value="2.54474194425548" calcext:value-type="float">
            <text:p>2,54474194425548</text:p>
          </table:table-cell>
          <table:table-cell table:number-columns-repeated="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table:formula="of:=[.C52]-[.C52]*0.01" office:value-type="float" office:value="2.51929452481293" calcext:value-type="float">
            <text:p>2,51929452481293</text:p>
          </table:table-cell>
          <table:table-cell table:number-columns-repeated="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table:formula="of:=[.C53]-[.C53]*0.01" office:value-type="float" office:value="2.4941015795648" calcext:value-type="float">
            <text:p>2,4941015795648</text:p>
          </table:table-cell>
          <table:table-cell table:number-columns-repeated="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0" calcext:value-type="float">
            <text:p>20</text:p>
          </table:table-cell>
          <table:table-cell table:formula="of:=[.C54]-[.C54]*0.01" office:value-type="float" office:value="2.46916056376915" calcext:value-type="float">
            <text:p>2,46916056376915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table:formula="of:=[.C55]-[.C55]*0.01" office:value-type="float" office:value="2.44446895813146" calcext:value-type="float">
            <text:p>2,44446895813146</text:p>
          </table:table-cell>
          <table:table-cell table:number-columns-repeated="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0" calcext:value-type="float">
            <text:p>20</text:p>
          </table:table-cell>
          <table:table-cell table:formula="of:=[.C56]-[.C56]*0.01" office:value-type="float" office:value="2.42002426855015" calcext:value-type="float">
            <text:p>2,42002426855015</text:p>
          </table:table-cell>
          <table:table-cell table:number-columns-repeated="7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0" calcext:value-type="float">
            <text:p>20</text:p>
          </table:table-cell>
          <table:table-cell table:formula="of:=[.C57]-[.C57]*0.01" office:value-type="float" office:value="2.39582402586465" calcext:value-type="float">
            <text:p>2,39582402586465</text:p>
          </table:table-cell>
          <table:table-cell table:number-columns-repeated="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table:formula="of:=[.C58]-[.C58]*0.01" office:value-type="float" office:value="2.371865785606" calcext:value-type="float">
            <text:p>2,371865785606</text:p>
          </table:table-cell>
          <table:table-cell table:number-columns-repeated="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table:formula="of:=[.C59]-[.C59]*0.01" office:value-type="float" office:value="2.34814712774994" calcext:value-type="float">
            <text:p>2,34814712774994</text:p>
          </table:table-cell>
          <table:table-cell table:number-columns-repeated="7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table:formula="of:=[.C60]-[.C60]*0.01" office:value-type="float" office:value="2.32466565647244" calcext:value-type="float">
            <text:p>2,32466565647244</text:p>
          </table:table-cell>
          <table:table-cell table:number-columns-repeated="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0" calcext:value-type="float">
            <text:p>20</text:p>
          </table:table-cell>
          <table:table-cell table:formula="of:=[.C61]-[.C61]*0.01" office:value-type="float" office:value="2.30141899990772" calcext:value-type="float">
            <text:p>2,30141899990772</text:p>
          </table:table-cell>
          <table:table-cell table:number-columns-repeated="7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0" calcext:value-type="float">
            <text:p>20</text:p>
          </table:table-cell>
          <table:table-cell table:formula="of:=[.C62]-[.C62]*0.01" office:value-type="float" office:value="2.27840480990864" calcext:value-type="float">
            <text:p>2,27840480990864</text:p>
          </table:table-cell>
          <table:table-cell table:number-columns-repeated="7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0" calcext:value-type="float">
            <text:p>20</text:p>
          </table:table-cell>
          <table:table-cell table:formula="of:=[.C63]-[.C63]*0.01" office:value-type="float" office:value="2.25562076180955" calcext:value-type="float">
            <text:p>2,25562076180955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0" calcext:value-type="float">
            <text:p>20</text:p>
          </table:table-cell>
          <table:table-cell table:formula="of:=[.C64]-[.C64]*0.01" office:value-type="float" office:value="2.23306455419146" calcext:value-type="float">
            <text:p>2,23306455419146</text:p>
          </table:table-cell>
          <table:table-cell table:number-columns-repeated="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formula="of:=[.C65]-[.C65]*0.01" office:value-type="float" office:value="2.21073390864954" calcext:value-type="float">
            <text:p>2,21073390864954</text:p>
          </table:table-cell>
          <table:table-cell table:number-columns-repeated="7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0" calcext:value-type="float">
            <text:p>20</text:p>
          </table:table-cell>
          <table:table-cell table:formula="of:=[.C66]-[.C66]*0.01" office:value-type="float" office:value="2.18862656956305" calcext:value-type="float">
            <text:p>2,18862656956305</text:p>
          </table:table-cell>
          <table:table-cell table:number-columns-repeated="7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0" calcext:value-type="float">
            <text:p>20</text:p>
          </table:table-cell>
          <table:table-cell table:formula="of:=[.C67]-[.C67]*0.01" office:value-type="float" office:value="2.16674030386742" calcext:value-type="float">
            <text:p>2,16674030386742</text:p>
          </table:table-cell>
          <table:table-cell table:number-columns-repeated="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0" calcext:value-type="float">
            <text:p>20</text:p>
          </table:table-cell>
          <table:table-cell table:formula="of:=[.C68]-[.C68]*0.01" office:value-type="float" office:value="2.14507290082874" calcext:value-type="float">
            <text:p>2,14507290082874</text:p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table:formula="of:=[.C69]-[.C69]*0.01" office:value-type="float" office:value="2.12362217182045" calcext:value-type="float">
            <text:p>2,12362217182045</text:p>
          </table:table-cell>
          <table:table-cell table:number-columns-repeated="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table:formula="of:=[.C70]-[.C70]*0.01" office:value-type="float" office:value="2.10238595010225" calcext:value-type="float">
            <text:p>2,10238595010225</text:p>
          </table:table-cell>
          <table:table-cell table:number-columns-repeated="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0" calcext:value-type="float">
            <text:p>20</text:p>
          </table:table-cell>
          <table:table-cell table:formula="of:=[.C71]-[.C71]*0.01" office:value-type="float" office:value="2.08136209060123" calcext:value-type="float">
            <text:p>2,08136209060123</text:p>
          </table:table-cell>
          <table:table-cell table:number-columns-repeated="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0" calcext:value-type="float">
            <text:p>20</text:p>
          </table:table-cell>
          <table:table-cell table:formula="of:=[.C72]-[.C72]*0.01" office:value-type="float" office:value="2.06054846969521" calcext:value-type="float">
            <text:p>2,06054846969521</text:p>
          </table:table-cell>
          <table:table-cell table:number-columns-repeated="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0" calcext:value-type="float">
            <text:p>20</text:p>
          </table:table-cell>
          <table:table-cell table:formula="of:=[.C73]-[.C73]*0.01" office:value-type="float" office:value="2.03994298499826" calcext:value-type="float">
            <text:p>2,03994298499826</text:p>
          </table:table-cell>
          <table:table-cell table:number-columns-repeated="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0" calcext:value-type="float">
            <text:p>20</text:p>
          </table:table-cell>
          <table:table-cell table:formula="of:=[.C74]-[.C74]*0.01" office:value-type="float" office:value="2.01954355514828" calcext:value-type="float">
            <text:p>2,01954355514828</text:p>
          </table:table-cell>
          <table:table-cell table:number-columns-repeated="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table:formula="of:=[.C75]-[.C75]*0.01" office:value-type="float" office:value="1.9993481195968" calcext:value-type="float">
            <text:p>1,9993481195968</text:p>
          </table:table-cell>
          <table:table-cell table:number-columns-repeated="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0" calcext:value-type="float">
            <text:p>20</text:p>
          </table:table-cell>
          <table:table-cell table:formula="of:=[.C76]-[.C76]*0.01" office:value-type="float" office:value="1.97935463840083" calcext:value-type="float">
            <text:p>1,97935463840083</text:p>
          </table:table-cell>
          <table:table-cell table:number-columns-repeated="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0" calcext:value-type="float">
            <text:p>20</text:p>
          </table:table-cell>
          <table:table-cell table:formula="of:=[.C77]-[.C77]*0.01" office:value-type="float" office:value="1.95956109201682" calcext:value-type="float">
            <text:p>1,95956109201682</text:p>
          </table:table-cell>
          <table:table-cell table:number-columns-repeated="7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78]-[.C78]*0.01" office:value-type="float" office:value="1.93996548109665" calcext:value-type="float">
            <text:p>1,93996548109665</text:p>
          </table:table-cell>
          <table:table-cell table:number-columns-repeated="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79]-[.C79]*0.01" office:value-type="float" office:value="1.92056582628569" calcext:value-type="float">
            <text:p>1,92056582628569</text:p>
          </table:table-cell>
          <table:table-cell table:number-columns-repeated="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80]-[.C80]*0.01" office:value-type="float" office:value="1.90136016802283" calcext:value-type="float">
            <text:p>1,90136016802283</text:p>
          </table:table-cell>
          <table:table-cell table:number-columns-repeated="7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81]-[.C81]*0.01" office:value-type="float" office:value="1.8823465663426" calcext:value-type="float">
            <text:p>1,8823465663426</text:p>
          </table:table-cell>
          <table:table-cell table:number-columns-repeated="7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82]-[.C82]*0.01" office:value-type="float" office:value="1.86352310067918" calcext:value-type="float">
            <text:p>1,86352310067918</text:p>
          </table:table-cell>
          <table:table-cell table:number-columns-repeated="7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83]-[.C83]*0.01" office:value-type="float" office:value="1.84488786967238" calcext:value-type="float">
            <text:p>1,84488786967238</text:p>
          </table:table-cell>
          <table:table-cell table:number-columns-repeated="7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84]-[.C84]*0.01" office:value-type="float" office:value="1.82643899097566" calcext:value-type="float">
            <text:p>1,82643899097566</text:p>
          </table:table-cell>
          <table:table-cell table:number-columns-repeated="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85]-[.C85]*0.01" office:value-type="float" office:value="1.8081746010659" calcext:value-type="float">
            <text:p>1,8081746010659</text:p>
          </table:table-cell>
          <table:table-cell table:number-columns-repeated="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86]-[.C86]*0.01" office:value-type="float" office:value="1.79009285505524" calcext:value-type="float">
            <text:p>1,79009285505524</text:p>
          </table:table-cell>
          <table:table-cell table:number-columns-repeated="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87]-[.C87]*0.01" office:value-type="float" office:value="1.77219192650469" calcext:value-type="float">
            <text:p>1,77219192650469</text:p>
          </table:table-cell>
          <table:table-cell table:number-columns-repeated="7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88]-[.C88]*0.01" office:value-type="float" office:value="1.75447000723964" calcext:value-type="float">
            <text:p>1,75447000723964</text:p>
          </table:table-cell>
          <table:table-cell table:number-columns-repeated="7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89]-[.C89]*0.01" office:value-type="float" office:value="1.73692530716725" calcext:value-type="float">
            <text:p>1,73692530716725</text:p>
          </table:table-cell>
          <table:table-cell table:number-columns-repeated="7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90]-[.C90]*0.01" office:value-type="float" office:value="1.71955605409558" calcext:value-type="float">
            <text:p>1,71955605409558</text:p>
          </table:table-cell>
          <table:table-cell table:number-columns-repeated="7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91]-[.C91]*0.01" office:value-type="float" office:value="1.70236049355462" calcext:value-type="float">
            <text:p>1,70236049355462</text:p>
          </table:table-cell>
          <table:table-cell table:number-columns-repeated="7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92]-[.C92]*0.01" office:value-type="float" office:value="1.68533688861907" calcext:value-type="float">
            <text:p>1,68533688861907</text:p>
          </table:table-cell>
          <table:table-cell table:number-columns-repeated="7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93]-[.C93]*0.01" office:value-type="float" office:value="1.66848351973288" calcext:value-type="float">
            <text:p>1,66848351973288</text:p>
          </table:table-cell>
          <table:table-cell table:number-columns-repeated="7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94]-[.C94]*0.01" office:value-type="float" office:value="1.65179868453555" calcext:value-type="float">
            <text:p>1,65179868453555</text:p>
          </table:table-cell>
          <table:table-cell table:number-columns-repeated="7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95]-[.C95]*0.01" office:value-type="float" office:value="1.6352806976902" calcext:value-type="float">
            <text:p>1,6352806976902</text:p>
          </table:table-cell>
          <table:table-cell table:number-columns-repeated="7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96]-[.C96]*0.01" office:value-type="float" office:value="1.6189278907133" calcext:value-type="float">
            <text:p>1,6189278907133</text:p>
          </table:table-cell>
          <table:table-cell table:number-columns-repeated="7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[.C97]-[.C97]*0.01" office:value-type="float" office:value="1.60273861180616" calcext:value-type="float">
            <text:p>1,60273861180616</text:p>
          </table:table-cell>
          <table:table-cell table:number-columns-repeated="7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98]-[.C98]*0.01" office:value-type="float" office:value="1.5867112256881" calcext:value-type="float">
            <text:p>1,5867112256881</text:p>
          </table:table-cell>
          <table:table-cell table:number-columns-repeated="7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99]-[.C99]*0.01" office:value-type="float" office:value="1.57084411343122" calcext:value-type="float">
            <text:p>1,57084411343122</text:p>
          </table:table-cell>
          <table:table-cell table:number-columns-repeated="7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100]-[.C100]*0.01" office:value-type="float" office:value="1.55513567229691" calcext:value-type="float">
            <text:p>1,55513567229691</text:p>
          </table:table-cell>
          <table:table-cell table:number-columns-repeated="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101]-[.C101]*0.01" office:value-type="float" office:value="1.53958431557394" calcext:value-type="float">
            <text:p>1,53958431557394</text:p>
          </table:table-cell>
          <table:table-cell table:number-columns-repeated="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102]-[.C102]*0.01" office:value-type="float" office:value="1.5241884724182" calcext:value-type="float">
            <text:p>1,5241884724182</text:p>
          </table:table-cell>
          <table:table-cell table:number-columns-repeated="7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103]-[.C103]*0.01" office:value-type="float" office:value="1.50894658769402" calcext:value-type="float">
            <text:p>1,50894658769402</text:p>
          </table:table-cell>
          <table:table-cell table:number-columns-repeated="7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104]-[.C104]*0.01" office:value-type="float" office:value="1.49385712181708" calcext:value-type="float">
            <text:p>1,49385712181708</text:p>
          </table:table-cell>
          <table:table-cell table:number-columns-repeated="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105]-[.C105]*0.01" office:value-type="float" office:value="1.47891855059891" calcext:value-type="float">
            <text:p>1,47891855059891</text:p>
          </table:table-cell>
          <table:table-cell table:number-columns-repeated="7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106]-[.C106]*0.01" office:value-type="float" office:value="1.46412936509292" calcext:value-type="float">
            <text:p>1,46412936509292</text:p>
          </table:table-cell>
          <table:table-cell table:number-columns-repeated="7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107]-[.C107]*0.01" office:value-type="float" office:value="1.44948807144199" calcext:value-type="float">
            <text:p>1,44948807144199</text:p>
          </table:table-cell>
          <table:table-cell table:number-columns-repeated="7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108]-[.C108]*0.01" office:value-type="float" office:value="1.43499319072757" calcext:value-type="float">
            <text:p>1,43499319072757</text:p>
          </table:table-cell>
          <table:table-cell table:number-columns-repeated="7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109]-[.C109]*0.01" office:value-type="float" office:value="1.42064325882029" calcext:value-type="float">
            <text:p>1,42064325882029</text:p>
          </table:table-cell>
          <table:table-cell table:number-columns-repeated="7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110]-[.C110]*0.01" office:value-type="float" office:value="1.40643682623209" calcext:value-type="float">
            <text:p>1,40643682623209</text:p>
          </table:table-cell>
          <table:table-cell table:number-columns-repeated="7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table:formula="of:=[.C111]-[.C111]*0.01" office:value-type="float" office:value="1.39237245796977" calcext:value-type="float">
            <text:p>1,39237245796977</text:p>
          </table:table-cell>
          <table:table-cell table:number-columns-repeated="7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table:formula="of:=[.C112]-[.C112]*0.01" office:value-type="float" office:value="1.37844873339007" calcext:value-type="float">
            <text:p>1,37844873339007</text:p>
          </table:table-cell>
          <table:table-cell table:number-columns-repeated="7"/>
        </table:table-row>
      </table:table>
      <table:table table:name="87.2, 87.3" table:style-name="ta1">
        <table:shapes>
          <draw:frame draw:z-index="0" draw:style-name="gr1" draw:text-style-name="P1" svg:width="159.79mm" svg:height="89.8mm" svg:x="289.32mm" svg:y="49.15mm">
            <draw:object draw:notify-on-update-of-ranges="'87.2, 87.3'.A7:'87.2, 87.3'.A113 '87.2, 87.3'.J6:'87.2, 87.3'.J6 '87.2, 87.3'.J7:'87.2, 87.3'.J1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" table:default-cell-style-name="ce6"/>
        <table:table-column table:style-name="co1" table:number-columns-repeated="9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table:style-name="Default"/>
          <table:table-cell table:number-columns-repeated="12"/>
        </table:table-row>
        <table:table-row table:style-name="ro1">
          <table:table-cell table:style-name="Default"/>
          <table:table-cell table:style-name="ce1" office:value-type="string" calcext:value-type="string" table:number-columns-spanned="4" table:number-rows-spanned="1">
            <text:p>poczatkowa predkosc srednia w zanurzeniu [wezly]</text:p>
          </table:table-cell>
          <table:covered-table-cell table:number-columns-repeated="3"/>
          <table:table-cell office:value-type="float" office:value="4" calcext:value-type="float">
            <text:p>4</text:p>
          </table:table-cell>
          <table:table-cell table:style-name="ce1" office:value-type="string" calcext:value-type="string" table:number-columns-spanned="3" table:number-rows-spanned="1">
            <text:p>przy uzyciu silnikow elektrycznych</text:p>
          </table:table-cell>
          <table:covered-table-cell table:number-columns-repeated="2"/>
          <table:table-cell table:number-columns-repeated="4"/>
        </table:table-row>
        <table:table-row table:style-name="ro1">
          <table:table-cell table:style-name="Default"/>
          <table:table-cell table:style-name="ce1" office:value-type="string" calcext:value-type="string" table:number-columns-spanned="4" table:number-rows-spanned="1">
            <text:p>poczatkowa predkosc srednia na powierzchni [wezly]</text:p>
          </table:table-cell>
          <table:covered-table-cell table:number-columns-repeated="3"/>
          <table:table-cell office:value-type="float" office:value="10" calcext:value-type="float">
            <text:p>10</text:p>
          </table:table-cell>
          <table:table-cell table:style-name="ce1" office:value-type="string" calcext:value-type="string" table:number-columns-spanned="3" table:number-rows-spanned="1">
            <text:p>przy uzyciu silnikowspalinowych</text:p>
          </table:table-cell>
          <table:covered-table-cell table:number-columns-repeated="2"/>
          <table:table-cell table:number-columns-repeated="4"/>
        </table:table-row>
        <table:table-row table:style-name="ro1">
          <table:table-cell table:style-name="Default"/>
          <table:table-cell table:number-columns-repeated="12"/>
        </table:table-row>
        <table:table-row table:style-name="ro3">
          <table:table-cell table:style-name="ce5"/>
          <table:table-cell table:number-columns-repeated="4"/>
          <table:table-cell table:style-name="ce4" office:value-type="string" calcext:value-type="string" table:number-columns-spanned="2" table:number-rows-spanned="1">
            <text:p>Predkosc zmniejsza się codziennie o 1%</text:p>
          </table:table-cell>
          <table:covered-table-cell/>
          <table:table-cell table:number-columns-repeated="6"/>
        </table:table-row>
        <table:table-row table:style-name="ro4">
          <table:table-cell table:style-name="ce2" office:value-type="string" calcext:value-type="string">
            <text:p>dzien</text:p>
          </table:table-cell>
          <table:table-cell table:style-name="ce2" office:value-type="string" calcext:value-type="string">
            <text:p>dzien tyg</text:p>
          </table:table-cell>
          <table:table-cell table:style-name="ce2" office:value-type="string" calcext:value-type="string">
            <text:p>dzien podrozy</text:p>
          </table:table-cell>
          <table:table-cell table:style-name="ce2" office:value-type="string" calcext:value-type="string">
            <text:p>ile godzin plynie na elektr</text:p>
          </table:table-cell>
          <table:table-cell table:style-name="ce2" office:value-type="string" calcext:value-type="string">
            <text:p>ile godzin plynie na spalin</text:p>
          </table:table-cell>
          <table:table-cell table:style-name="ce2" office:value-type="string" calcext:value-type="string">
            <text:p>predkosc elektr</text:p>
          </table:table-cell>
          <table:table-cell table:style-name="ce2" office:value-type="string" calcext:value-type="string">
            <text:p>predkosc spalin</text:p>
          </table:table-cell>
          <table:table-cell table:style-name="ce2" office:value-type="string" calcext:value-type="string">
            <text:p>droga elektr</text:p>
          </table:table-cell>
          <table:table-cell table:style-name="ce2" office:value-type="string" calcext:value-type="string">
            <text:p>droga spalin</text:p>
          </table:table-cell>
          <table:table-cell table:style-name="ce2" office:value-type="string" calcext:value-type="string">
            <text:p>cala droga tego dnia</text:p>
          </table:table-cell>
          <table:table-cell table:style-name="ce2" office:value-type="string" calcext:value-type="string">
            <text:p>droga przebyta od początku rejsu</text:p>
          </table:table-cell>
          <table:table-cell table:number-columns-repeated="2"/>
        </table:table-row>
        <table:table-row table:style-name="ro1">
          <table:table-cell office:value-type="date" office:date-value="1945-05-03" calcext:value-type="date">
            <text:p>3.05.1945</text:p>
          </table:table-cell>
          <table:table-cell table:formula="of:=WEEKDAY([.A7];2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F2]" office:value-type="float" office:value="4" calcext:value-type="float">
            <text:p>4</text:p>
          </table:table-cell>
          <table:table-cell table:formula="of:=[.F3]" office:value-type="float" office:value="10" calcext:value-type="float">
            <text:p>10</text:p>
          </table:table-cell>
          <table:table-cell table:formula="of:=[.D7]*[.F7]" office:value-type="float" office:value="80" calcext:value-type="float">
            <text:p>80</text:p>
          </table:table-cell>
          <table:table-cell table:formula="of:=[.E7]*[.G7]" office:value-type="float" office:value="40" calcext:value-type="float">
            <text:p>40</text:p>
          </table:table-cell>
          <table:table-cell table:formula="of:=[.H7]+[.I7]" office:value-type="float" office:value="120" calcext:value-type="float">
            <text:p>120</text:p>
          </table:table-cell>
          <table:table-cell table:formula="of:=[.J7]" office:value-type="float" office:value="120" calcext:value-type="float">
            <text:p>120</text:p>
          </table:table-cell>
          <table:table-cell/>
          <table:table-cell table:style-name="ce9" office:value-type="string" calcext:value-type="string">
            <text:p>87.3↓</text:p>
          </table:table-cell>
        </table:table-row>
        <table:table-row table:style-name="ro1">
          <table:table-cell office:value-type="date" office:date-value="1945-05-04" calcext:value-type="date">
            <text:p>4.05.1945</text:p>
          </table:table-cell>
          <table:table-cell table:formula="of:=WEEKDAY([.A8];2)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F7]-[.F7]*0.01" office:value-type="float" office:value="3.96" calcext:value-type="float">
            <text:p>3,96</text:p>
          </table:table-cell>
          <table:table-cell table:formula="of:=[.G7]-[.G7]*0.01" office:value-type="float" office:value="9.9" calcext:value-type="float">
            <text:p>9,9</text:p>
          </table:table-cell>
          <table:table-cell table:formula="of:=[.D8]*[.F8]" office:value-type="float" office:value="79.2" calcext:value-type="float">
            <text:p>79,2</text:p>
          </table:table-cell>
          <table:table-cell table:formula="of:=[.E8]*[.G8]" office:value-type="float" office:value="39.6" calcext:value-type="float">
            <text:p>39,6</text:p>
          </table:table-cell>
          <table:table-cell table:formula="of:=[.H8]+[.I8]" office:value-type="float" office:value="118.8" calcext:value-type="float">
            <text:p>118,8</text:p>
          </table:table-cell>
          <table:table-cell table:formula="of:=[.K7]+[.J8]" office:value-type="float" office:value="238.8" calcext:value-type="float">
            <text:p>238,8</text:p>
          </table:table-cell>
          <table:table-cell table:number-columns-repeated="2"/>
        </table:table-row>
        <table:table-row table:style-name="ro1">
          <table:table-cell office:value-type="date" office:date-value="1945-05-05" calcext:value-type="date">
            <text:p>5.05.1945</text:p>
          </table:table-cell>
          <table:table-cell table:formula="of:=WEEKDAY([.A9];2)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F8]-[.F8]*0.01" office:value-type="float" office:value="3.9204" calcext:value-type="float">
            <text:p>3,9204</text:p>
          </table:table-cell>
          <table:table-cell table:formula="of:=[.G8]-[.G8]*0.01" office:value-type="float" office:value="9.801" calcext:value-type="float">
            <text:p>9,801</text:p>
          </table:table-cell>
          <table:table-cell table:formula="of:=[.D9]*[.F9]" office:value-type="float" office:value="78.408" calcext:value-type="float">
            <text:p>78,408</text:p>
          </table:table-cell>
          <table:table-cell table:formula="of:=[.E9]*[.G9]" office:value-type="float" office:value="39.204" calcext:value-type="float">
            <text:p>39,204</text:p>
          </table:table-cell>
          <table:table-cell table:formula="of:=[.H9]+[.I9]" office:value-type="float" office:value="117.612" calcext:value-type="float">
            <text:p>117,612</text:p>
          </table:table-cell>
          <table:table-cell table:formula="of:=[.K8]+[.J9]" office:value-type="float" office:value="356.412" calcext:value-type="float">
            <text:p>356,412</text:p>
          </table:table-cell>
          <table:table-cell table:number-columns-repeated="2"/>
        </table:table-row>
        <table:table-row table:style-name="ro1">
          <table:table-cell office:value-type="date" office:date-value="1945-05-06" calcext:value-type="date">
            <text:p>6.05.1945</text:p>
          </table:table-cell>
          <table:table-cell table:formula="of:=WEEKDAY([.A10];2)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F9]-[.F9]*0.01" office:value-type="float" office:value="3.881196" calcext:value-type="float">
            <text:p>3,881196</text:p>
          </table:table-cell>
          <table:table-cell table:formula="of:=[.G9]-[.G9]*0.01" office:value-type="float" office:value="9.70299" calcext:value-type="float">
            <text:p>9,70299</text:p>
          </table:table-cell>
          <table:table-cell table:formula="of:=[.D10]*[.F10]" office:value-type="float" office:value="77.62392" calcext:value-type="float">
            <text:p>77,62392</text:p>
          </table:table-cell>
          <table:table-cell table:formula="of:=[.E10]*[.G10]" office:value-type="float" office:value="38.81196" calcext:value-type="float">
            <text:p>38,81196</text:p>
          </table:table-cell>
          <table:table-cell table:formula="of:=[.H10]+[.I10]" office:value-type="float" office:value="116.43588" calcext:value-type="float">
            <text:p>116,43588</text:p>
          </table:table-cell>
          <table:table-cell table:formula="of:=[.K9]+[.J10]" office:value-type="float" office:value="472.84788" calcext:value-type="float">
            <text:p>472,84788</text:p>
          </table:table-cell>
          <table:table-cell table:number-columns-repeated="2"/>
        </table:table-row>
        <table:table-row table:style-name="ro1">
          <table:table-cell office:value-type="date" office:date-value="1945-05-07" calcext:value-type="date">
            <text:p>7.05.1945</text:p>
          </table:table-cell>
          <table:table-cell table:formula="of:=WEEKDAY([.A11];2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F10]-[.F10]*0.01" office:value-type="float" office:value="3.84238404" calcext:value-type="float">
            <text:p>3,84238404</text:p>
          </table:table-cell>
          <table:table-cell table:formula="of:=[.G10]-[.G10]*0.01" office:value-type="float" office:value="9.6059601" calcext:value-type="float">
            <text:p>9,6059601</text:p>
          </table:table-cell>
          <table:table-cell table:formula="of:=[.D11]*[.F11]" office:value-type="float" office:value="76.8476808" calcext:value-type="float">
            <text:p>76,8476808</text:p>
          </table:table-cell>
          <table:table-cell table:formula="of:=[.E11]*[.G11]" office:value-type="float" office:value="38.4238404" calcext:value-type="float">
            <text:p>38,4238404</text:p>
          </table:table-cell>
          <table:table-cell table:formula="of:=[.H11]+[.I11]" office:value-type="float" office:value="115.2715212" calcext:value-type="float">
            <text:p>115,2715212</text:p>
          </table:table-cell>
          <table:table-cell table:formula="of:=[.K10]+[.J11]" office:value-type="float" office:value="588.1194012" calcext:value-type="float">
            <text:p>588,1194012</text:p>
          </table:table-cell>
          <table:table-cell table:number-columns-repeated="2"/>
        </table:table-row>
        <table:table-row table:style-name="ro1">
          <table:table-cell office:value-type="date" office:date-value="1945-05-08" calcext:value-type="date">
            <text:p>8.05.1945</text:p>
          </table:table-cell>
          <table:table-cell table:formula="of:=WEEKDAY([.A12];2)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F11]-[.F11]*0.01" office:value-type="float" office:value="3.8039601996" calcext:value-type="float">
            <text:p>3,8039601996</text:p>
          </table:table-cell>
          <table:table-cell table:formula="of:=[.G11]-[.G11]*0.01" office:value-type="float" office:value="9.509900499" calcext:value-type="float">
            <text:p>9,509900499</text:p>
          </table:table-cell>
          <table:table-cell table:formula="of:=[.D12]*[.F12]" office:value-type="float" office:value="76.079203992" calcext:value-type="float">
            <text:p>76,079203992</text:p>
          </table:table-cell>
          <table:table-cell table:formula="of:=[.E12]*[.G12]" office:value-type="float" office:value="38.039601996" calcext:value-type="float">
            <text:p>38,039601996</text:p>
          </table:table-cell>
          <table:table-cell table:formula="of:=[.H12]+[.I12]" office:value-type="float" office:value="114.118805988" calcext:value-type="float">
            <text:p>114,118805988</text:p>
          </table:table-cell>
          <table:table-cell table:formula="of:=[.K11]+[.J12]" office:value-type="float" office:value="702.238207188" calcext:value-type="float">
            <text:p>702,238207188</text:p>
          </table:table-cell>
          <table:table-cell table:number-columns-repeated="2"/>
        </table:table-row>
        <table:table-row table:style-name="ro1">
          <table:table-cell office:value-type="date" office:date-value="1945-05-09" calcext:value-type="date">
            <text:p>9.05.1945</text:p>
          </table:table-cell>
          <table:table-cell table:formula="of:=WEEKDAY([.A13];2)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F12]-[.F12]*0.01" office:value-type="float" office:value="3.765920597604" calcext:value-type="float">
            <text:p>3,765920597604</text:p>
          </table:table-cell>
          <table:table-cell table:formula="of:=[.G12]-[.G12]*0.01" office:value-type="float" office:value="9.41480149401" calcext:value-type="float">
            <text:p>9,41480149401</text:p>
          </table:table-cell>
          <table:table-cell table:formula="of:=[.D13]*[.F13]" office:value-type="float" office:value="75.31841195208" calcext:value-type="float">
            <text:p>75,31841195208</text:p>
          </table:table-cell>
          <table:table-cell table:formula="of:=[.E13]*[.G13]" office:value-type="float" office:value="37.65920597604" calcext:value-type="float">
            <text:p>37,65920597604</text:p>
          </table:table-cell>
          <table:table-cell table:formula="of:=[.H13]+[.I13]" office:value-type="float" office:value="112.97761792812" calcext:value-type="float">
            <text:p>112,97761792812</text:p>
          </table:table-cell>
          <table:table-cell table:formula="of:=[.K12]+[.J13]" office:value-type="float" office:value="815.21582511612" calcext:value-type="float">
            <text:p>815,21582511612</text:p>
          </table:table-cell>
          <table:table-cell table:number-columns-repeated="2"/>
        </table:table-row>
        <table:table-row table:style-name="ro1">
          <table:table-cell office:value-type="date" office:date-value="1945-05-10" calcext:value-type="date">
            <text:p>10.05.1945</text:p>
          </table:table-cell>
          <table:table-cell table:formula="of:=WEEKDAY([.A14];2)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F13]-[.F13]*0.01" office:value-type="float" office:value="3.72826139162796" calcext:value-type="float">
            <text:p>3,72826139162796</text:p>
          </table:table-cell>
          <table:table-cell table:formula="of:=[.G13]-[.G13]*0.01" office:value-type="float" office:value="9.3206534790699" calcext:value-type="float">
            <text:p>9,3206534790699</text:p>
          </table:table-cell>
          <table:table-cell table:formula="of:=[.D14]*[.F14]" office:value-type="float" office:value="74.5652278325592" calcext:value-type="float">
            <text:p>74,5652278325592</text:p>
          </table:table-cell>
          <table:table-cell table:formula="of:=[.E14]*[.G14]" office:value-type="float" office:value="37.2826139162796" calcext:value-type="float">
            <text:p>37,2826139162796</text:p>
          </table:table-cell>
          <table:table-cell table:formula="of:=[.H14]+[.I14]" office:value-type="float" office:value="111.847841748839" calcext:value-type="float">
            <text:p>111,847841748839</text:p>
          </table:table-cell>
          <table:table-cell table:formula="of:=[.K13]+[.J14]" office:value-type="float" office:value="927.063666864959" calcext:value-type="float">
            <text:p>927,063666864959</text:p>
          </table:table-cell>
          <table:table-cell table:number-columns-repeated="2"/>
        </table:table-row>
        <table:table-row table:style-name="ro1">
          <table:table-cell office:value-type="date" office:date-value="1945-05-11" calcext:value-type="date">
            <text:p>11.05.1945</text:p>
          </table:table-cell>
          <table:table-cell table:formula="of:=WEEKDAY([.A15];2)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F14]-[.F14]*0.01" office:value-type="float" office:value="3.69097877771168" calcext:value-type="float">
            <text:p>3,69097877771168</text:p>
          </table:table-cell>
          <table:table-cell table:formula="of:=[.G14]-[.G14]*0.01" office:value-type="float" office:value="9.2274469442792" calcext:value-type="float">
            <text:p>9,2274469442792</text:p>
          </table:table-cell>
          <table:table-cell table:formula="of:=[.D15]*[.F15]" office:value-type="float" office:value="73.8195755542336" calcext:value-type="float">
            <text:p>73,8195755542336</text:p>
          </table:table-cell>
          <table:table-cell table:formula="of:=[.E15]*[.G15]" office:value-type="float" office:value="36.9097877771168" calcext:value-type="float">
            <text:p>36,9097877771168</text:p>
          </table:table-cell>
          <table:table-cell table:formula="of:=[.H15]+[.I15]" office:value-type="float" office:value="110.72936333135" calcext:value-type="float">
            <text:p>110,72936333135</text:p>
          </table:table-cell>
          <table:table-cell table:formula="of:=[.K14]+[.J15]" office:value-type="float" office:value="1037.79303019631" calcext:value-type="float">
            <text:p>1037,79303019631</text:p>
          </table:table-cell>
          <table:table-cell table:number-columns-repeated="2"/>
        </table:table-row>
        <table:table-row table:style-name="ro1">
          <table:table-cell office:value-type="date" office:date-value="1945-05-12" calcext:value-type="date">
            <text:p>12.05.1945</text:p>
          </table:table-cell>
          <table:table-cell table:formula="of:=WEEKDAY([.A16];2)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F15]-[.F15]*0.01" office:value-type="float" office:value="3.65406898993456" calcext:value-type="float">
            <text:p>3,65406898993456</text:p>
          </table:table-cell>
          <table:table-cell table:formula="of:=[.G15]-[.G15]*0.01" office:value-type="float" office:value="9.13517247483641" calcext:value-type="float">
            <text:p>9,13517247483641</text:p>
          </table:table-cell>
          <table:table-cell table:formula="of:=[.D16]*[.F16]" office:value-type="float" office:value="73.0813797986913" calcext:value-type="float">
            <text:p>73,0813797986913</text:p>
          </table:table-cell>
          <table:table-cell table:formula="of:=[.E16]*[.G16]" office:value-type="float" office:value="36.5406898993456" calcext:value-type="float">
            <text:p>36,5406898993456</text:p>
          </table:table-cell>
          <table:table-cell table:formula="of:=[.H16]+[.I16]" office:value-type="float" office:value="109.622069698037" calcext:value-type="float">
            <text:p>109,622069698037</text:p>
          </table:table-cell>
          <table:table-cell table:formula="of:=[.K15]+[.J16]" office:value-type="float" office:value="1147.41509989435" calcext:value-type="float">
            <text:p>1147,41509989435</text:p>
          </table:table-cell>
          <table:table-cell table:number-columns-repeated="2"/>
        </table:table-row>
        <table:table-row table:style-name="ro1">
          <table:table-cell office:value-type="date" office:date-value="1945-05-13" calcext:value-type="date">
            <text:p>13.05.1945</text:p>
          </table:table-cell>
          <table:table-cell table:formula="of:=WEEKDAY([.A17];2)"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F16]-[.F16]*0.01" office:value-type="float" office:value="3.61752830003522" calcext:value-type="float">
            <text:p>3,61752830003522</text:p>
          </table:table-cell>
          <table:table-cell table:formula="of:=[.G16]-[.G16]*0.01" office:value-type="float" office:value="9.04382075008804" calcext:value-type="float">
            <text:p>9,04382075008804</text:p>
          </table:table-cell>
          <table:table-cell table:formula="of:=[.D17]*[.F17]" office:value-type="float" office:value="72.3505660007044" calcext:value-type="float">
            <text:p>72,3505660007044</text:p>
          </table:table-cell>
          <table:table-cell table:formula="of:=[.E17]*[.G17]" office:value-type="float" office:value="36.1752830003522" calcext:value-type="float">
            <text:p>36,1752830003522</text:p>
          </table:table-cell>
          <table:table-cell table:formula="of:=[.H17]+[.I17]" office:value-type="float" office:value="108.525849001057" calcext:value-type="float">
            <text:p>108,525849001057</text:p>
          </table:table-cell>
          <table:table-cell table:formula="of:=[.K16]+[.J17]" office:value-type="float" office:value="1255.9409488954" calcext:value-type="float">
            <text:p>1255,9409488954</text:p>
          </table:table-cell>
          <table:table-cell table:number-columns-repeated="2"/>
        </table:table-row>
        <table:table-row table:style-name="ro1">
          <table:table-cell office:value-type="date" office:date-value="1945-05-14" calcext:value-type="date">
            <text:p>14.05.1945</text:p>
          </table:table-cell>
          <table:table-cell table:formula="of:=WEEKDAY([.A18];2)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F17]-[.F17]*0.01" office:value-type="float" office:value="3.58135301703487" calcext:value-type="float">
            <text:p>3,58135301703487</text:p>
          </table:table-cell>
          <table:table-cell table:formula="of:=[.G17]-[.G17]*0.01" office:value-type="float" office:value="8.95338254258716" calcext:value-type="float">
            <text:p>8,95338254258716</text:p>
          </table:table-cell>
          <table:table-cell table:formula="of:=[.D18]*[.F18]" office:value-type="float" office:value="71.6270603406973" calcext:value-type="float">
            <text:p>71,6270603406973</text:p>
          </table:table-cell>
          <table:table-cell table:formula="of:=[.E18]*[.G18]" office:value-type="float" office:value="35.8135301703486" calcext:value-type="float">
            <text:p>35,8135301703486</text:p>
          </table:table-cell>
          <table:table-cell table:formula="of:=[.H18]+[.I18]" office:value-type="float" office:value="107.440590511046" calcext:value-type="float">
            <text:p>107,440590511046</text:p>
          </table:table-cell>
          <table:table-cell table:formula="of:=[.K17]+[.J18]" office:value-type="float" office:value="1363.38153940645" calcext:value-type="float">
            <text:p>1363,38153940645</text:p>
          </table:table-cell>
          <table:table-cell table:number-columns-repeated="2"/>
        </table:table-row>
        <table:table-row table:style-name="ro1">
          <table:table-cell office:value-type="date" office:date-value="1945-05-15" calcext:value-type="date">
            <text:p>15.05.1945</text:p>
          </table:table-cell>
          <table:table-cell table:formula="of:=WEEKDAY([.A19];2)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F18]-[.F18]*0.01" office:value-type="float" office:value="3.54553948686452" calcext:value-type="float">
            <text:p>3,54553948686452</text:p>
          </table:table-cell>
          <table:table-cell table:formula="of:=[.G18]-[.G18]*0.01" office:value-type="float" office:value="8.86384871716129" calcext:value-type="float">
            <text:p>8,86384871716129</text:p>
          </table:table-cell>
          <table:table-cell table:formula="of:=[.D19]*[.F19]" office:value-type="float" office:value="70.9107897372904" calcext:value-type="float">
            <text:p>70,9107897372904</text:p>
          </table:table-cell>
          <table:table-cell table:formula="of:=[.E19]*[.G19]" office:value-type="float" office:value="35.4553948686452" calcext:value-type="float">
            <text:p>35,4553948686452</text:p>
          </table:table-cell>
          <table:table-cell table:formula="of:=[.H19]+[.I19]" office:value-type="float" office:value="106.366184605936" calcext:value-type="float">
            <text:p>106,366184605936</text:p>
          </table:table-cell>
          <table:table-cell table:formula="of:=[.K18]+[.J19]" office:value-type="float" office:value="1469.74772401238" calcext:value-type="float">
            <text:p>1469,74772401238</text:p>
          </table:table-cell>
          <table:table-cell table:number-columns-repeated="2"/>
        </table:table-row>
        <table:table-row table:style-name="ro1">
          <table:table-cell office:value-type="date" office:date-value="1945-05-16" calcext:value-type="date">
            <text:p>16.05.1945</text:p>
          </table:table-cell>
          <table:table-cell table:formula="of:=WEEKDAY([.A20];2)"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F19]-[.F19]*0.01" office:value-type="float" office:value="3.51008409199587" calcext:value-type="float">
            <text:p>3,51008409199587</text:p>
          </table:table-cell>
          <table:table-cell table:formula="of:=[.G19]-[.G19]*0.01" office:value-type="float" office:value="8.77521022998968" calcext:value-type="float">
            <text:p>8,77521022998968</text:p>
          </table:table-cell>
          <table:table-cell table:formula="of:=[.D20]*[.F20]" office:value-type="float" office:value="70.2016818399174" calcext:value-type="float">
            <text:p>70,2016818399174</text:p>
          </table:table-cell>
          <table:table-cell table:formula="of:=[.E20]*[.G20]" office:value-type="float" office:value="35.1008409199587" calcext:value-type="float">
            <text:p>35,1008409199587</text:p>
          </table:table-cell>
          <table:table-cell table:formula="of:=[.H20]+[.I20]" office:value-type="float" office:value="105.302522759876" calcext:value-type="float">
            <text:p>105,302522759876</text:p>
          </table:table-cell>
          <table:table-cell table:formula="of:=[.K19]+[.J20]" office:value-type="float" office:value="1575.05024677226" calcext:value-type="float">
            <text:p>1575,05024677226</text:p>
          </table:table-cell>
          <table:table-cell table:number-columns-repeated="2"/>
        </table:table-row>
        <table:table-row table:style-name="ro1">
          <table:table-cell office:value-type="date" office:date-value="1945-05-17" calcext:value-type="date">
            <text:p>17.05.1945</text:p>
          </table:table-cell>
          <table:table-cell table:formula="of:=WEEKDAY([.A21];2)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F20]-[.F20]*0.01" office:value-type="float" office:value="3.47498325107591" calcext:value-type="float">
            <text:p>3,47498325107591</text:p>
          </table:table-cell>
          <table:table-cell table:formula="of:=[.G20]-[.G20]*0.01" office:value-type="float" office:value="8.68745812768978" calcext:value-type="float">
            <text:p>8,68745812768978</text:p>
          </table:table-cell>
          <table:table-cell table:formula="of:=[.D21]*[.F21]" office:value-type="float" office:value="69.4996650215183" calcext:value-type="float">
            <text:p>69,4996650215183</text:p>
          </table:table-cell>
          <table:table-cell table:formula="of:=[.E21]*[.G21]" office:value-type="float" office:value="34.7498325107591" calcext:value-type="float">
            <text:p>34,7498325107591</text:p>
          </table:table-cell>
          <table:table-cell table:formula="of:=[.H21]+[.I21]" office:value-type="float" office:value="104.249497532277" calcext:value-type="float">
            <text:p>104,249497532277</text:p>
          </table:table-cell>
          <table:table-cell table:formula="of:=[.K20]+[.J21]" office:value-type="float" office:value="1679.29974430454" calcext:value-type="float">
            <text:p>1679,29974430454</text:p>
          </table:table-cell>
          <table:table-cell table:number-columns-repeated="2"/>
        </table:table-row>
        <table:table-row table:style-name="ro1">
          <table:table-cell office:value-type="date" office:date-value="1945-05-18" calcext:value-type="date">
            <text:p>18.05.1945</text:p>
          </table:table-cell>
          <table:table-cell table:formula="of:=WEEKDAY([.A22];2)"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F21]-[.F21]*0.01" office:value-type="float" office:value="3.44023341856515" calcext:value-type="float">
            <text:p>3,44023341856515</text:p>
          </table:table-cell>
          <table:table-cell table:formula="of:=[.G21]-[.G21]*0.01" office:value-type="float" office:value="8.60058354641288" calcext:value-type="float">
            <text:p>8,60058354641288</text:p>
          </table:table-cell>
          <table:table-cell table:formula="of:=[.D22]*[.F22]" office:value-type="float" office:value="68.8046683713031" calcext:value-type="float">
            <text:p>68,8046683713031</text:p>
          </table:table-cell>
          <table:table-cell table:formula="of:=[.E22]*[.G22]" office:value-type="float" office:value="34.4023341856515" calcext:value-type="float">
            <text:p>34,4023341856515</text:p>
          </table:table-cell>
          <table:table-cell table:formula="of:=[.H22]+[.I22]" office:value-type="float" office:value="103.207002556955" calcext:value-type="float">
            <text:p>103,207002556955</text:p>
          </table:table-cell>
          <table:table-cell table:formula="of:=[.K21]+[.J22]" office:value-type="float" office:value="1782.50674686149" calcext:value-type="float">
            <text:p>1782,50674686149</text:p>
          </table:table-cell>
          <table:table-cell table:number-columns-repeated="2"/>
        </table:table-row>
        <table:table-row table:style-name="ro1">
          <table:table-cell office:value-type="date" office:date-value="1945-05-19" calcext:value-type="date">
            <text:p>19.05.1945</text:p>
          </table:table-cell>
          <table:table-cell table:formula="of:=WEEKDAY([.A23];2)"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F22]-[.F22]*0.01" office:value-type="float" office:value="3.4058310843795" calcext:value-type="float">
            <text:p>3,4058310843795</text:p>
          </table:table-cell>
          <table:table-cell table:formula="of:=[.G22]-[.G22]*0.01" office:value-type="float" office:value="8.51457771094876" calcext:value-type="float">
            <text:p>8,51457771094876</text:p>
          </table:table-cell>
          <table:table-cell table:formula="of:=[.D23]*[.F23]" office:value-type="float" office:value="68.1166216875901" calcext:value-type="float">
            <text:p>68,1166216875901</text:p>
          </table:table-cell>
          <table:table-cell table:formula="of:=[.E23]*[.G23]" office:value-type="float" office:value="34.058310843795" calcext:value-type="float">
            <text:p>34,058310843795</text:p>
          </table:table-cell>
          <table:table-cell table:formula="of:=[.H23]+[.I23]" office:value-type="float" office:value="102.174932531385" calcext:value-type="float">
            <text:p>102,174932531385</text:p>
          </table:table-cell>
          <table:table-cell table:formula="of:=[.K22]+[.J23]" office:value-type="float" office:value="1884.68167939288" calcext:value-type="float">
            <text:p>1884,68167939288</text:p>
          </table:table-cell>
          <table:table-cell table:number-columns-repeated="2"/>
        </table:table-row>
        <table:table-row table:style-name="ro1">
          <table:table-cell office:value-type="date" office:date-value="1945-05-20" calcext:value-type="date">
            <text:p>20.05.1945</text:p>
          </table:table-cell>
          <table:table-cell table:formula="of:=WEEKDAY([.A24];2)"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F23]-[.F23]*0.01" office:value-type="float" office:value="3.37177277353571" calcext:value-type="float">
            <text:p>3,37177277353571</text:p>
          </table:table-cell>
          <table:table-cell table:formula="of:=[.G23]-[.G23]*0.01" office:value-type="float" office:value="8.42943193383927" calcext:value-type="float">
            <text:p>8,42943193383927</text:p>
          </table:table-cell>
          <table:table-cell table:formula="of:=[.D24]*[.F24]" office:value-type="float" office:value="67.4354554707142" calcext:value-type="float">
            <text:p>67,4354554707142</text:p>
          </table:table-cell>
          <table:table-cell table:formula="of:=[.E24]*[.G24]" office:value-type="float" office:value="33.7177277353571" calcext:value-type="float">
            <text:p>33,7177277353571</text:p>
          </table:table-cell>
          <table:table-cell table:formula="of:=[.H24]+[.I24]" office:value-type="float" office:value="101.153183206071" calcext:value-type="float">
            <text:p>101,153183206071</text:p>
          </table:table-cell>
          <table:table-cell table:formula="of:=[.K23]+[.J24]" office:value-type="float" office:value="1985.83486259895" calcext:value-type="float">
            <text:p>1985,83486259895</text:p>
          </table:table-cell>
          <table:table-cell table:number-columns-repeated="2"/>
        </table:table-row>
        <table:table-row table:style-name="ro1">
          <table:table-cell office:value-type="date" office:date-value="1945-05-21" calcext:value-type="date">
            <text:p>21.05.1945</text:p>
          </table:table-cell>
          <table:table-cell table:formula="of:=WEEKDAY([.A25];2)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F24]-[.F24]*0.01" office:value-type="float" office:value="3.33805504580035" calcext:value-type="float">
            <text:p>3,33805504580035</text:p>
          </table:table-cell>
          <table:table-cell table:formula="of:=[.G24]-[.G24]*0.01" office:value-type="float" office:value="8.34513761450088" calcext:value-type="float">
            <text:p>8,34513761450088</text:p>
          </table:table-cell>
          <table:table-cell table:formula="of:=[.D25]*[.F25]" office:value-type="float" office:value="66.761100916007" calcext:value-type="float">
            <text:p>66,761100916007</text:p>
          </table:table-cell>
          <table:table-cell table:formula="of:=[.E25]*[.G25]" office:value-type="float" office:value="33.3805504580035" calcext:value-type="float">
            <text:p>33,3805504580035</text:p>
          </table:table-cell>
          <table:table-cell table:formula="of:=[.H25]+[.I25]" office:value-type="float" office:value="100.141651374011" calcext:value-type="float">
            <text:p>100,141651374011</text:p>
          </table:table-cell>
          <table:table-cell table:formula="of:=[.K24]+[.J25]" office:value-type="float" office:value="2085.97651397296" calcext:value-type="float">
            <text:p>2085,97651397296</text:p>
          </table:table-cell>
          <table:table-cell table:number-columns-repeated="2"/>
        </table:table-row>
        <table:table-row table:style-name="ro1">
          <table:table-cell office:value-type="date" office:date-value="1945-05-22" calcext:value-type="date">
            <text:p>22.05.1945</text:p>
          </table:table-cell>
          <table:table-cell table:formula="of:=WEEKDAY([.A26];2)" office:value-type="float" office:value="2" calcext:value-type="float">
            <text:p>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F25]-[.F25]*0.01" office:value-type="float" office:value="3.30467449534235" calcext:value-type="float">
            <text:p>3,30467449534235</text:p>
          </table:table-cell>
          <table:table-cell table:formula="of:=[.G25]-[.G25]*0.01" office:value-type="float" office:value="8.26168623835587" calcext:value-type="float">
            <text:p>8,26168623835587</text:p>
          </table:table-cell>
          <table:table-cell table:formula="of:=[.D26]*[.F26]" office:value-type="float" office:value="66.0934899068469" calcext:value-type="float">
            <text:p>66,0934899068469</text:p>
          </table:table-cell>
          <table:table-cell table:formula="of:=[.E26]*[.G26]" office:value-type="float" office:value="33.0467449534235" calcext:value-type="float">
            <text:p>33,0467449534235</text:p>
          </table:table-cell>
          <table:table-cell table:formula="of:=[.H26]+[.I26]" office:value-type="float" office:value="99.1402348602704" calcext:value-type="float">
            <text:p>99,1402348602704</text:p>
          </table:table-cell>
          <table:table-cell table:formula="of:=[.K25]+[.J26]" office:value-type="float" office:value="2185.11674883323" calcext:value-type="float">
            <text:p>2185,11674883323</text:p>
          </table:table-cell>
          <table:table-cell table:number-columns-repeated="2"/>
        </table:table-row>
        <table:table-row table:style-name="ro1">
          <table:table-cell office:value-type="date" office:date-value="1945-05-23" calcext:value-type="date">
            <text:p>23.05.1945</text:p>
          </table:table-cell>
          <table:table-cell table:formula="of:=WEEKDAY([.A27];2)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F26]-[.F26]*0.01" office:value-type="float" office:value="3.27162775038892" calcext:value-type="float">
            <text:p>3,27162775038892</text:p>
          </table:table-cell>
          <table:table-cell table:formula="of:=[.G26]-[.G26]*0.01" office:value-type="float" office:value="8.17906937597231" calcext:value-type="float">
            <text:p>8,17906937597231</text:p>
          </table:table-cell>
          <table:table-cell table:formula="of:=[.D27]*[.F27]" office:value-type="float" office:value="65.4325550077785" calcext:value-type="float">
            <text:p>65,4325550077785</text:p>
          </table:table-cell>
          <table:table-cell table:formula="of:=[.E27]*[.G27]" office:value-type="float" office:value="32.7162775038892" calcext:value-type="float">
            <text:p>32,7162775038892</text:p>
          </table:table-cell>
          <table:table-cell table:formula="of:=[.H27]+[.I27]" office:value-type="float" office:value="98.1488325116677" calcext:value-type="float">
            <text:p>98,1488325116677</text:p>
          </table:table-cell>
          <table:table-cell table:formula="of:=[.K26]+[.J27]" office:value-type="float" office:value="2283.2655813449" calcext:value-type="float">
            <text:p>2283,2655813449</text:p>
          </table:table-cell>
          <table:table-cell table:number-columns-repeated="2"/>
        </table:table-row>
        <table:table-row table:style-name="ro1">
          <table:table-cell office:value-type="date" office:date-value="1945-05-24" calcext:value-type="date">
            <text:p>24.05.1945</text:p>
          </table:table-cell>
          <table:table-cell table:formula="of:=WEEKDAY([.A28];2)"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F27]-[.F27]*0.01" office:value-type="float" office:value="3.23891147288503" calcext:value-type="float">
            <text:p>3,23891147288503</text:p>
          </table:table-cell>
          <table:table-cell table:formula="of:=[.G27]-[.G27]*0.01" office:value-type="float" office:value="8.09727868221259" calcext:value-type="float">
            <text:p>8,09727868221259</text:p>
          </table:table-cell>
          <table:table-cell table:formula="of:=[.D28]*[.F28]" office:value-type="float" office:value="64.7782294577007" calcext:value-type="float">
            <text:p>64,7782294577007</text:p>
          </table:table-cell>
          <table:table-cell table:formula="of:=[.E28]*[.G28]" office:value-type="float" office:value="32.3891147288503" calcext:value-type="float">
            <text:p>32,3891147288503</text:p>
          </table:table-cell>
          <table:table-cell table:formula="of:=[.H28]+[.I28]" office:value-type="float" office:value="97.167344186551" calcext:value-type="float">
            <text:p>97,167344186551</text:p>
          </table:table-cell>
          <table:table-cell table:formula="of:=[.K27]+[.J28]" office:value-type="float" office:value="2380.43292553145" calcext:value-type="float">
            <text:p>2380,43292553145</text:p>
          </table:table-cell>
          <table:table-cell table:number-columns-repeated="2"/>
        </table:table-row>
        <table:table-row table:style-name="ro1">
          <table:table-cell office:value-type="date" office:date-value="1945-05-25" calcext:value-type="date">
            <text:p>25.05.1945</text:p>
          </table:table-cell>
          <table:table-cell table:formula="of:=WEEKDAY([.A29];2)"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F28]-[.F28]*0.01" office:value-type="float" office:value="3.20652235815618" calcext:value-type="float">
            <text:p>3,20652235815618</text:p>
          </table:table-cell>
          <table:table-cell table:formula="of:=[.G28]-[.G28]*0.01" office:value-type="float" office:value="8.01630589539046" calcext:value-type="float">
            <text:p>8,01630589539046</text:p>
          </table:table-cell>
          <table:table-cell table:formula="of:=[.D29]*[.F29]" office:value-type="float" office:value="64.1304471631237" calcext:value-type="float">
            <text:p>64,1304471631237</text:p>
          </table:table-cell>
          <table:table-cell table:formula="of:=[.E29]*[.G29]" office:value-type="float" office:value="32.0652235815618" calcext:value-type="float">
            <text:p>32,0652235815618</text:p>
          </table:table-cell>
          <table:table-cell table:formula="of:=[.H29]+[.I29]" office:value-type="float" office:value="96.1956707446855" calcext:value-type="float">
            <text:p>96,1956707446855</text:p>
          </table:table-cell>
          <table:table-cell table:formula="of:=[.K28]+[.J29]" office:value-type="float" office:value="2476.62859627613" calcext:value-type="float">
            <text:p>2476,62859627613</text:p>
          </table:table-cell>
          <table:table-cell table:number-columns-repeated="2"/>
        </table:table-row>
        <table:table-row table:style-name="ro1">
          <table:table-cell office:value-type="date" office:date-value="1945-05-26" calcext:value-type="date">
            <text:p>26.05.1945</text:p>
          </table:table-cell>
          <table:table-cell table:formula="of:=WEEKDAY([.A30];2)"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F29]-[.F29]*0.01" office:value-type="float" office:value="3.17445713457462" calcext:value-type="float">
            <text:p>3,17445713457462</text:p>
          </table:table-cell>
          <table:table-cell table:formula="of:=[.G29]-[.G29]*0.01" office:value-type="float" office:value="7.93614283643656" calcext:value-type="float">
            <text:p>7,93614283643656</text:p>
          </table:table-cell>
          <table:table-cell table:formula="of:=[.D30]*[.F30]" office:value-type="float" office:value="63.4891426914924" calcext:value-type="float">
            <text:p>63,4891426914924</text:p>
          </table:table-cell>
          <table:table-cell table:formula="of:=[.E30]*[.G30]" office:value-type="float" office:value="31.7445713457462" calcext:value-type="float">
            <text:p>31,7445713457462</text:p>
          </table:table-cell>
          <table:table-cell table:formula="of:=[.H30]+[.I30]" office:value-type="float" office:value="95.2337140372387" calcext:value-type="float">
            <text:p>95,2337140372387</text:p>
          </table:table-cell>
          <table:table-cell table:formula="of:=[.K29]+[.J30]" office:value-type="float" office:value="2571.86231031337" calcext:value-type="float">
            <text:p>2571,86231031337</text:p>
          </table:table-cell>
          <table:table-cell table:number-columns-repeated="2"/>
        </table:table-row>
        <table:table-row table:style-name="ro1">
          <table:table-cell office:value-type="date" office:date-value="1945-05-27" calcext:value-type="date">
            <text:p>27.05.1945</text:p>
          </table:table-cell>
          <table:table-cell table:formula="of:=WEEKDAY([.A31];2)"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F30]-[.F30]*0.01" office:value-type="float" office:value="3.14271256322888" calcext:value-type="float">
            <text:p>3,14271256322888</text:p>
          </table:table-cell>
          <table:table-cell table:formula="of:=[.G30]-[.G30]*0.01" office:value-type="float" office:value="7.85678140807219" calcext:value-type="float">
            <text:p>7,85678140807219</text:p>
          </table:table-cell>
          <table:table-cell table:formula="of:=[.D31]*[.F31]" office:value-type="float" office:value="62.8542512645775" calcext:value-type="float">
            <text:p>62,8542512645775</text:p>
          </table:table-cell>
          <table:table-cell table:formula="of:=[.E31]*[.G31]" office:value-type="float" office:value="31.4271256322888" calcext:value-type="float">
            <text:p>31,4271256322888</text:p>
          </table:table-cell>
          <table:table-cell table:formula="of:=[.H31]+[.I31]" office:value-type="float" office:value="94.2813768968663" calcext:value-type="float">
            <text:p>94,2813768968663</text:p>
          </table:table-cell>
          <table:table-cell table:formula="of:=[.K30]+[.J31]" office:value-type="float" office:value="2666.14368721024" calcext:value-type="float">
            <text:p>2666,14368721024</text:p>
          </table:table-cell>
          <table:table-cell table:number-columns-repeated="2"/>
        </table:table-row>
        <table:table-row table:style-name="ro1">
          <table:table-cell office:value-type="date" office:date-value="1945-05-28" calcext:value-type="date">
            <text:p>28.05.1945</text:p>
          </table:table-cell>
          <table:table-cell table:formula="of:=WEEKDAY([.A32];2)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F31]-[.F31]*0.01" office:value-type="float" office:value="3.11128543759659" calcext:value-type="float">
            <text:p>3,11128543759659</text:p>
          </table:table-cell>
          <table:table-cell table:formula="of:=[.G31]-[.G31]*0.01" office:value-type="float" office:value="7.77821359399147" calcext:value-type="float">
            <text:p>7,77821359399147</text:p>
          </table:table-cell>
          <table:table-cell table:formula="of:=[.D32]*[.F32]" office:value-type="float" office:value="62.2257087519317" calcext:value-type="float">
            <text:p>62,2257087519317</text:p>
          </table:table-cell>
          <table:table-cell table:formula="of:=[.E32]*[.G32]" office:value-type="float" office:value="31.1128543759659" calcext:value-type="float">
            <text:p>31,1128543759659</text:p>
          </table:table-cell>
          <table:table-cell table:formula="of:=[.H32]+[.I32]" office:value-type="float" office:value="93.3385631278976" calcext:value-type="float">
            <text:p>93,3385631278976</text:p>
          </table:table-cell>
          <table:table-cell table:formula="of:=[.K31]+[.J32]" office:value-type="float" office:value="2759.48225033814" calcext:value-type="float">
            <text:p>2759,48225033814</text:p>
          </table:table-cell>
          <table:table-cell table:number-columns-repeated="2"/>
        </table:table-row>
        <table:table-row table:style-name="ro1">
          <table:table-cell office:value-type="date" office:date-value="1945-05-29" calcext:value-type="date">
            <text:p>29.05.1945</text:p>
          </table:table-cell>
          <table:table-cell table:formula="of:=WEEKDAY([.A33];2)"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F32]-[.F32]*0.01" office:value-type="float" office:value="3.08017258322062" calcext:value-type="float">
            <text:p>3,08017258322062</text:p>
          </table:table-cell>
          <table:table-cell table:formula="of:=[.G32]-[.G32]*0.01" office:value-type="float" office:value="7.70043145805155" calcext:value-type="float">
            <text:p>7,70043145805155</text:p>
          </table:table-cell>
          <table:table-cell table:formula="of:=[.D33]*[.F33]" office:value-type="float" office:value="61.6034516644124" calcext:value-type="float">
            <text:p>61,6034516644124</text:p>
          </table:table-cell>
          <table:table-cell table:formula="of:=[.E33]*[.G33]" office:value-type="float" office:value="30.8017258322062" calcext:value-type="float">
            <text:p>30,8017258322062</text:p>
          </table:table-cell>
          <table:table-cell table:formula="of:=[.H33]+[.I33]" office:value-type="float" office:value="92.4051774966186" calcext:value-type="float">
            <text:p>92,4051774966186</text:p>
          </table:table-cell>
          <table:table-cell table:formula="of:=[.K32]+[.J33]" office:value-type="float" office:value="2851.88742783476" calcext:value-type="float">
            <text:p>2851,88742783476</text:p>
          </table:table-cell>
          <table:table-cell table:number-columns-repeated="2"/>
        </table:table-row>
        <table:table-row table:style-name="ro1">
          <table:table-cell office:value-type="date" office:date-value="1945-05-30" calcext:value-type="date">
            <text:p>30.05.1945</text:p>
          </table:table-cell>
          <table:table-cell table:formula="of:=WEEKDAY([.A34];2)"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F33]-[.F33]*0.01" office:value-type="float" office:value="3.04937085738841" calcext:value-type="float">
            <text:p>3,04937085738841</text:p>
          </table:table-cell>
          <table:table-cell table:formula="of:=[.G33]-[.G33]*0.01" office:value-type="float" office:value="7.62342714347104" calcext:value-type="float">
            <text:p>7,62342714347104</text:p>
          </table:table-cell>
          <table:table-cell table:formula="of:=[.D34]*[.F34]" office:value-type="float" office:value="60.9874171477683" calcext:value-type="float">
            <text:p>60,9874171477683</text:p>
          </table:table-cell>
          <table:table-cell table:formula="of:=[.E34]*[.G34]" office:value-type="float" office:value="30.4937085738841" calcext:value-type="float">
            <text:p>30,4937085738841</text:p>
          </table:table-cell>
          <table:table-cell table:formula="of:=[.H34]+[.I34]" office:value-type="float" office:value="91.4811257216524" calcext:value-type="float">
            <text:p>91,4811257216524</text:p>
          </table:table-cell>
          <table:table-cell table:formula="of:=[.K33]+[.J34]" office:value-type="float" office:value="2943.36855355641" calcext:value-type="float">
            <text:p>2943,36855355641</text:p>
          </table:table-cell>
          <table:table-cell table:number-columns-repeated="2"/>
        </table:table-row>
        <table:table-row table:style-name="ro1">
          <table:table-cell office:value-type="date" office:date-value="1945-05-31" calcext:value-type="date">
            <text:p>31.05.1945</text:p>
          </table:table-cell>
          <table:table-cell table:formula="of:=WEEKDAY([.A35];2)"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F34]-[.F34]*0.01" office:value-type="float" office:value="3.01887714881453" calcext:value-type="float">
            <text:p>3,01887714881453</text:p>
          </table:table-cell>
          <table:table-cell table:formula="of:=[.G34]-[.G34]*0.01" office:value-type="float" office:value="7.54719287203633" calcext:value-type="float">
            <text:p>7,54719287203633</text:p>
          </table:table-cell>
          <table:table-cell table:formula="of:=[.D35]*[.F35]" office:value-type="float" office:value="60.3775429762906" calcext:value-type="float">
            <text:p>60,3775429762906</text:p>
          </table:table-cell>
          <table:table-cell table:formula="of:=[.E35]*[.G35]" office:value-type="float" office:value="30.1887714881453" calcext:value-type="float">
            <text:p>30,1887714881453</text:p>
          </table:table-cell>
          <table:table-cell table:formula="of:=[.H35]+[.I35]" office:value-type="float" office:value="90.5663144644359" calcext:value-type="float">
            <text:p>90,5663144644359</text:p>
          </table:table-cell>
          <table:table-cell table:formula="of:=[.K34]+[.J35]" office:value-type="float" office:value="3033.93486802084" calcext:value-type="float">
            <text:p>3033,93486802084</text:p>
          </table:table-cell>
          <table:table-cell table:number-columns-repeated="2"/>
        </table:table-row>
        <table:table-row table:style-name="ro1">
          <table:table-cell office:value-type="date" office:date-value="1945-06-01" calcext:value-type="date">
            <text:p>1.06.1945</text:p>
          </table:table-cell>
          <table:table-cell table:formula="of:=WEEKDAY([.A36];2)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F35]-[.F35]*0.01" office:value-type="float" office:value="2.98868837732639" calcext:value-type="float">
            <text:p>2,98868837732639</text:p>
          </table:table-cell>
          <table:table-cell table:formula="of:=[.G35]-[.G35]*0.01" office:value-type="float" office:value="7.47172094331596" calcext:value-type="float">
            <text:p>7,47172094331596</text:p>
          </table:table-cell>
          <table:table-cell table:formula="of:=[.D36]*[.F36]" office:value-type="float" office:value="59.7737675465277" calcext:value-type="float">
            <text:p>59,7737675465277</text:p>
          </table:table-cell>
          <table:table-cell table:formula="of:=[.E36]*[.G36]" office:value-type="float" office:value="29.8868837732639" calcext:value-type="float">
            <text:p>29,8868837732639</text:p>
          </table:table-cell>
          <table:table-cell table:formula="of:=[.H36]+[.I36]" office:value-type="float" office:value="89.6606513197916" calcext:value-type="float">
            <text:p>89,6606513197916</text:p>
          </table:table-cell>
          <table:table-cell table:formula="of:=[.K35]+[.J36]" office:value-type="float" office:value="3123.59551934064" calcext:value-type="float">
            <text:p>3123,59551934064</text:p>
          </table:table-cell>
          <table:table-cell table:number-columns-repeated="2"/>
        </table:table-row>
        <table:table-row table:style-name="ro1">
          <table:table-cell office:value-type="date" office:date-value="1945-06-02" calcext:value-type="date">
            <text:p>2.06.1945</text:p>
          </table:table-cell>
          <table:table-cell table:formula="of:=WEEKDAY([.A37];2)"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F36]-[.F36]*0.01" office:value-type="float" office:value="2.95880149355312" calcext:value-type="float">
            <text:p>2,95880149355312</text:p>
          </table:table-cell>
          <table:table-cell table:formula="of:=[.G36]-[.G36]*0.01" office:value-type="float" office:value="7.3970037338828" calcext:value-type="float">
            <text:p>7,3970037338828</text:p>
          </table:table-cell>
          <table:table-cell table:formula="of:=[.D37]*[.F37]" office:value-type="float" office:value="59.1760298710624" calcext:value-type="float">
            <text:p>59,1760298710624</text:p>
          </table:table-cell>
          <table:table-cell table:formula="of:=[.E37]*[.G37]" office:value-type="float" office:value="29.5880149355312" calcext:value-type="float">
            <text:p>29,5880149355312</text:p>
          </table:table-cell>
          <table:table-cell table:formula="of:=[.H37]+[.I37]" office:value-type="float" office:value="88.7640448065936" calcext:value-type="float">
            <text:p>88,7640448065936</text:p>
          </table:table-cell>
          <table:table-cell table:formula="of:=[.K36]+[.J37]" office:value-type="float" office:value="3212.35956414723" calcext:value-type="float">
            <text:p>3212,35956414723</text:p>
          </table:table-cell>
          <table:table-cell table:number-columns-repeated="2"/>
        </table:table-row>
        <table:table-row table:style-name="ro1">
          <table:table-cell office:value-type="date" office:date-value="1945-06-03" calcext:value-type="date">
            <text:p>3.06.1945</text:p>
          </table:table-cell>
          <table:table-cell table:formula="of:=WEEKDAY([.A38];2)"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F37]-[.F37]*0.01" office:value-type="float" office:value="2.92921347861759" calcext:value-type="float">
            <text:p>2,92921347861759</text:p>
          </table:table-cell>
          <table:table-cell table:formula="of:=[.G37]-[.G37]*0.01" office:value-type="float" office:value="7.32303369654398" calcext:value-type="float">
            <text:p>7,32303369654398</text:p>
          </table:table-cell>
          <table:table-cell table:formula="of:=[.D38]*[.F38]" office:value-type="float" office:value="58.5842695723518" calcext:value-type="float">
            <text:p>58,5842695723518</text:p>
          </table:table-cell>
          <table:table-cell table:formula="of:=[.E38]*[.G38]" office:value-type="float" office:value="29.2921347861759" calcext:value-type="float">
            <text:p>29,2921347861759</text:p>
          </table:table-cell>
          <table:table-cell table:formula="of:=[.H38]+[.I38]" office:value-type="float" office:value="87.8764043585277" calcext:value-type="float">
            <text:p>87,8764043585277</text:p>
          </table:table-cell>
          <table:table-cell table:formula="of:=[.K37]+[.J38]" office:value-type="float" office:value="3300.23596850576" calcext:value-type="float">
            <text:p>3300,23596850576</text:p>
          </table:table-cell>
          <table:table-cell table:number-columns-repeated="2"/>
        </table:table-row>
        <table:table-row table:style-name="ro1">
          <table:table-cell office:value-type="date" office:date-value="1945-06-04" calcext:value-type="date">
            <text:p>4.06.1945</text:p>
          </table:table-cell>
          <table:table-cell table:formula="of:=WEEKDAY([.A39];2)"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F38]-[.F38]*0.01" office:value-type="float" office:value="2.89992134383141" calcext:value-type="float">
            <text:p>2,89992134383141</text:p>
          </table:table-cell>
          <table:table-cell table:formula="of:=[.G38]-[.G38]*0.01" office:value-type="float" office:value="7.24980335957854" calcext:value-type="float">
            <text:p>7,24980335957854</text:p>
          </table:table-cell>
          <table:table-cell table:formula="of:=[.D39]*[.F39]" office:value-type="float" office:value="57.9984268766283" calcext:value-type="float">
            <text:p>57,9984268766283</text:p>
          </table:table-cell>
          <table:table-cell table:formula="of:=[.E39]*[.G39]" office:value-type="float" office:value="28.9992134383141" calcext:value-type="float">
            <text:p>28,9992134383141</text:p>
          </table:table-cell>
          <table:table-cell table:formula="of:=[.H39]+[.I39]" office:value-type="float" office:value="86.9976403149424" calcext:value-type="float">
            <text:p>86,9976403149424</text:p>
          </table:table-cell>
          <table:table-cell table:formula="of:=[.K38]+[.J39]" office:value-type="float" office:value="3387.2336088207" calcext:value-type="float">
            <text:p>3387,2336088207</text:p>
          </table:table-cell>
          <table:table-cell table:number-columns-repeated="2"/>
        </table:table-row>
        <table:table-row table:style-name="ro1">
          <table:table-cell office:value-type="date" office:date-value="1945-06-05" calcext:value-type="date">
            <text:p>5.06.1945</text:p>
          </table:table-cell>
          <table:table-cell table:formula="of:=WEEKDAY([.A40];2)"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F39]-[.F39]*0.01" office:value-type="float" office:value="2.8709221303931" calcext:value-type="float">
            <text:p>2,8709221303931</text:p>
          </table:table-cell>
          <table:table-cell table:formula="of:=[.G39]-[.G39]*0.01" office:value-type="float" office:value="7.17730532598275" calcext:value-type="float">
            <text:p>7,17730532598275</text:p>
          </table:table-cell>
          <table:table-cell table:formula="of:=[.D40]*[.F40]" office:value-type="float" office:value="57.418442607862" calcext:value-type="float">
            <text:p>57,418442607862</text:p>
          </table:table-cell>
          <table:table-cell table:formula="of:=[.E40]*[.G40]" office:value-type="float" office:value="28.709221303931" calcext:value-type="float">
            <text:p>28,709221303931</text:p>
          </table:table-cell>
          <table:table-cell table:formula="of:=[.H40]+[.I40]" office:value-type="float" office:value="86.127663911793" calcext:value-type="float">
            <text:p>86,127663911793</text:p>
          </table:table-cell>
          <table:table-cell table:formula="of:=[.K39]+[.J40]" office:value-type="float" office:value="3473.36127273249" calcext:value-type="float">
            <text:p>3473,36127273249</text:p>
          </table:table-cell>
          <table:table-cell table:number-columns-repeated="2"/>
        </table:table-row>
        <table:table-row table:style-name="ro1">
          <table:table-cell office:value-type="date" office:date-value="1945-06-06" calcext:value-type="date">
            <text:p>6.06.1945</text:p>
          </table:table-cell>
          <table:table-cell table:formula="of:=WEEKDAY([.A41];2)"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F40]-[.F40]*0.01" office:value-type="float" office:value="2.84221290908917" calcext:value-type="float">
            <text:p>2,84221290908917</text:p>
          </table:table-cell>
          <table:table-cell table:formula="of:=[.G40]-[.G40]*0.01" office:value-type="float" office:value="7.10553227272292" calcext:value-type="float">
            <text:p>7,10553227272292</text:p>
          </table:table-cell>
          <table:table-cell table:formula="of:=[.D41]*[.F41]" office:value-type="float" office:value="56.8442581817834" calcext:value-type="float">
            <text:p>56,8442581817834</text:p>
          </table:table-cell>
          <table:table-cell table:formula="of:=[.E41]*[.G41]" office:value-type="float" office:value="28.4221290908917" calcext:value-type="float">
            <text:p>28,4221290908917</text:p>
          </table:table-cell>
          <table:table-cell table:formula="of:=[.H41]+[.I41]" office:value-type="float" office:value="85.2663872726751" calcext:value-type="float">
            <text:p>85,2663872726751</text:p>
          </table:table-cell>
          <table:table-cell table:formula="of:=[.K40]+[.J41]" office:value-type="float" office:value="3558.62766000517" calcext:value-type="float">
            <text:p>3558,62766000517</text:p>
          </table:table-cell>
          <table:table-cell table:number-columns-repeated="2"/>
        </table:table-row>
        <table:table-row table:style-name="ro1">
          <table:table-cell office:value-type="date" office:date-value="1945-06-07" calcext:value-type="date">
            <text:p>7.06.1945</text:p>
          </table:table-cell>
          <table:table-cell table:formula="of:=WEEKDAY([.A42];2)"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F41]-[.F41]*0.01" office:value-type="float" office:value="2.81379077999828" calcext:value-type="float">
            <text:p>2,81379077999828</text:p>
          </table:table-cell>
          <table:table-cell table:formula="of:=[.G41]-[.G41]*0.01" office:value-type="float" office:value="7.03447694999569" calcext:value-type="float">
            <text:p>7,03447694999569</text:p>
          </table:table-cell>
          <table:table-cell table:formula="of:=[.D42]*[.F42]" office:value-type="float" office:value="56.2758155999656" calcext:value-type="float">
            <text:p>56,2758155999656</text:p>
          </table:table-cell>
          <table:table-cell table:formula="of:=[.E42]*[.G42]" office:value-type="float" office:value="28.1379077999828" calcext:value-type="float">
            <text:p>28,1379077999828</text:p>
          </table:table-cell>
          <table:table-cell table:formula="of:=[.H42]+[.I42]" office:value-type="float" office:value="84.4137233999483" calcext:value-type="float">
            <text:p>84,4137233999483</text:p>
          </table:table-cell>
          <table:table-cell table:formula="of:=[.K41]+[.J42]" office:value-type="float" office:value="3643.04138340512" calcext:value-type="float">
            <text:p>3643,04138340512</text:p>
          </table:table-cell>
          <table:table-cell table:number-columns-repeated="2"/>
        </table:table-row>
        <table:table-row table:style-name="ro1">
          <table:table-cell office:value-type="date" office:date-value="1945-06-08" calcext:value-type="date">
            <text:p>8.06.1945</text:p>
          </table:table-cell>
          <table:table-cell table:formula="of:=WEEKDAY([.A43];2)"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F42]-[.F42]*0.01" office:value-type="float" office:value="2.78565287219829" calcext:value-type="float">
            <text:p>2,78565287219829</text:p>
          </table:table-cell>
          <table:table-cell table:formula="of:=[.G42]-[.G42]*0.01" office:value-type="float" office:value="6.96413218049574" calcext:value-type="float">
            <text:p>6,96413218049574</text:p>
          </table:table-cell>
          <table:table-cell table:formula="of:=[.D43]*[.F43]" office:value-type="float" office:value="55.7130574439659" calcext:value-type="float">
            <text:p>55,7130574439659</text:p>
          </table:table-cell>
          <table:table-cell table:formula="of:=[.E43]*[.G43]" office:value-type="float" office:value="27.856528721983" calcext:value-type="float">
            <text:p>27,856528721983</text:p>
          </table:table-cell>
          <table:table-cell table:formula="of:=[.H43]+[.I43]" office:value-type="float" office:value="83.5695861659488" calcext:value-type="float">
            <text:p>83,5695861659488</text:p>
          </table:table-cell>
          <table:table-cell table:formula="of:=[.K42]+[.J43]" office:value-type="float" office:value="3726.61096957106" calcext:value-type="float">
            <text:p>3726,61096957106</text:p>
          </table:table-cell>
          <table:table-cell table:number-columns-repeated="2"/>
        </table:table-row>
        <table:table-row table:style-name="ro1">
          <table:table-cell office:value-type="date" office:date-value="1945-06-09" calcext:value-type="date">
            <text:p>9.06.1945</text:p>
          </table:table-cell>
          <table:table-cell table:formula="of:=WEEKDAY([.A44];2)"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F43]-[.F43]*0.01" office:value-type="float" office:value="2.75779634347631" calcext:value-type="float">
            <text:p>2,75779634347631</text:p>
          </table:table-cell>
          <table:table-cell table:formula="of:=[.G43]-[.G43]*0.01" office:value-type="float" office:value="6.89449085869078" calcext:value-type="float">
            <text:p>6,89449085869078</text:p>
          </table:table-cell>
          <table:table-cell table:formula="of:=[.D44]*[.F44]" office:value-type="float" office:value="55.1559268695262" calcext:value-type="float">
            <text:p>55,1559268695262</text:p>
          </table:table-cell>
          <table:table-cell table:formula="of:=[.E44]*[.G44]" office:value-type="float" office:value="27.5779634347631" calcext:value-type="float">
            <text:p>27,5779634347631</text:p>
          </table:table-cell>
          <table:table-cell table:formula="of:=[.H44]+[.I44]" office:value-type="float" office:value="82.7338903042894" calcext:value-type="float">
            <text:p>82,7338903042894</text:p>
          </table:table-cell>
          <table:table-cell table:formula="of:=[.K43]+[.J44]" office:value-type="float" office:value="3809.34485987535" calcext:value-type="float">
            <text:p>3809,34485987535</text:p>
          </table:table-cell>
          <table:table-cell table:number-columns-repeated="2"/>
        </table:table-row>
        <table:table-row table:style-name="ro1">
          <table:table-cell office:value-type="date" office:date-value="1945-06-10" calcext:value-type="date">
            <text:p>10.06.1945</text:p>
          </table:table-cell>
          <table:table-cell table:formula="of:=WEEKDAY([.A45];2)"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F44]-[.F44]*0.01" office:value-type="float" office:value="2.73021838004155" calcext:value-type="float">
            <text:p>2,73021838004155</text:p>
          </table:table-cell>
          <table:table-cell table:formula="of:=[.G44]-[.G44]*0.01" office:value-type="float" office:value="6.82554595010387" calcext:value-type="float">
            <text:p>6,82554595010387</text:p>
          </table:table-cell>
          <table:table-cell table:formula="of:=[.D45]*[.F45]" office:value-type="float" office:value="54.604367600831" calcext:value-type="float">
            <text:p>54,604367600831</text:p>
          </table:table-cell>
          <table:table-cell table:formula="of:=[.E45]*[.G45]" office:value-type="float" office:value="27.3021838004155" calcext:value-type="float">
            <text:p>27,3021838004155</text:p>
          </table:table-cell>
          <table:table-cell table:formula="of:=[.H45]+[.I45]" office:value-type="float" office:value="81.9065514012465" calcext:value-type="float">
            <text:p>81,9065514012465</text:p>
          </table:table-cell>
          <table:table-cell table:formula="of:=[.K44]+[.J45]" office:value-type="float" office:value="3891.2514112766" calcext:value-type="float">
            <text:p>3891,2514112766</text:p>
          </table:table-cell>
          <table:table-cell table:number-columns-repeated="2"/>
        </table:table-row>
        <table:table-row table:style-name="ro1">
          <table:table-cell office:value-type="date" office:date-value="1945-06-11" calcext:value-type="date">
            <text:p>11.06.1945</text:p>
          </table:table-cell>
          <table:table-cell table:formula="of:=WEEKDAY([.A46];2)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F45]-[.F45]*0.01" office:value-type="float" office:value="2.70291619624113" calcext:value-type="float">
            <text:p>2,70291619624113</text:p>
          </table:table-cell>
          <table:table-cell table:formula="of:=[.G45]-[.G45]*0.01" office:value-type="float" office:value="6.75729049060283" calcext:value-type="float">
            <text:p>6,75729049060283</text:p>
          </table:table-cell>
          <table:table-cell table:formula="of:=[.D46]*[.F46]" office:value-type="float" office:value="54.0583239248227" calcext:value-type="float">
            <text:p>54,0583239248227</text:p>
          </table:table-cell>
          <table:table-cell table:formula="of:=[.E46]*[.G46]" office:value-type="float" office:value="27.0291619624113" calcext:value-type="float">
            <text:p>27,0291619624113</text:p>
          </table:table-cell>
          <table:table-cell table:formula="of:=[.H46]+[.I46]" office:value-type="float" office:value="81.087485887234" calcext:value-type="float">
            <text:p>81,087485887234</text:p>
          </table:table-cell>
          <table:table-cell table:formula="of:=[.K45]+[.J46]" office:value-type="float" office:value="3972.33889716383" calcext:value-type="float">
            <text:p>3972,33889716383</text:p>
          </table:table-cell>
          <table:table-cell table:number-columns-repeated="2"/>
        </table:table-row>
        <table:table-row table:style-name="ro1">
          <table:table-cell office:value-type="date" office:date-value="1945-06-12" calcext:value-type="date">
            <text:p>12.06.1945</text:p>
          </table:table-cell>
          <table:table-cell table:formula="of:=WEEKDAY([.A47];2)"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F46]-[.F46]*0.01" office:value-type="float" office:value="2.67588703427872" calcext:value-type="float">
            <text:p>2,67588703427872</text:p>
          </table:table-cell>
          <table:table-cell table:formula="of:=[.G46]-[.G46]*0.01" office:value-type="float" office:value="6.68971758569681" calcext:value-type="float">
            <text:p>6,68971758569681</text:p>
          </table:table-cell>
          <table:table-cell table:formula="of:=[.D47]*[.F47]" office:value-type="float" office:value="53.5177406855744" calcext:value-type="float">
            <text:p>53,5177406855744</text:p>
          </table:table-cell>
          <table:table-cell table:formula="of:=[.E47]*[.G47]" office:value-type="float" office:value="26.7588703427872" calcext:value-type="float">
            <text:p>26,7588703427872</text:p>
          </table:table-cell>
          <table:table-cell table:formula="of:=[.H47]+[.I47]" office:value-type="float" office:value="80.2766110283617" calcext:value-type="float">
            <text:p>80,2766110283617</text:p>
          </table:table-cell>
          <table:table-cell table:formula="of:=[.K46]+[.J47]" office:value-type="float" office:value="4052.6155081922" calcext:value-type="float">
            <text:p>4052,6155081922</text:p>
          </table:table-cell>
          <table:table-cell table:number-columns-repeated="2"/>
        </table:table-row>
        <table:table-row table:style-name="ro1">
          <table:table-cell office:value-type="date" office:date-value="1945-06-13" calcext:value-type="date">
            <text:p>13.06.1945</text:p>
          </table:table-cell>
          <table:table-cell table:formula="of:=WEEKDAY([.A48];2)"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F47]-[.F47]*0.01" office:value-type="float" office:value="2.64912816393593" calcext:value-type="float">
            <text:p>2,64912816393593</text:p>
          </table:table-cell>
          <table:table-cell table:formula="of:=[.G47]-[.G47]*0.01" office:value-type="float" office:value="6.62282040983984" calcext:value-type="float">
            <text:p>6,62282040983984</text:p>
          </table:table-cell>
          <table:table-cell table:formula="of:=[.D48]*[.F48]" office:value-type="float" office:value="52.9825632787187" calcext:value-type="float">
            <text:p>52,9825632787187</text:p>
          </table:table-cell>
          <table:table-cell table:formula="of:=[.E48]*[.G48]" office:value-type="float" office:value="26.4912816393593" calcext:value-type="float">
            <text:p>26,4912816393593</text:p>
          </table:table-cell>
          <table:table-cell table:formula="of:=[.H48]+[.I48]" office:value-type="float" office:value="79.4738449180781" calcext:value-type="float">
            <text:p>79,4738449180781</text:p>
          </table:table-cell>
          <table:table-cell table:formula="of:=[.K47]+[.J48]" office:value-type="float" office:value="4132.08935311027" calcext:value-type="float">
            <text:p>4132,08935311027</text:p>
          </table:table-cell>
          <table:table-cell table:number-columns-repeated="2"/>
        </table:table-row>
        <table:table-row table:style-name="ro1">
          <table:table-cell office:value-type="date" office:date-value="1945-06-14" calcext:value-type="date">
            <text:p>14.06.1945</text:p>
          </table:table-cell>
          <table:table-cell table:formula="of:=WEEKDAY([.A49];2)"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F48]-[.F48]*0.01" office:value-type="float" office:value="2.62263688229658" calcext:value-type="float">
            <text:p>2,62263688229658</text:p>
          </table:table-cell>
          <table:table-cell table:formula="of:=[.G48]-[.G48]*0.01" office:value-type="float" office:value="6.55659220574144" calcext:value-type="float">
            <text:p>6,55659220574144</text:p>
          </table:table-cell>
          <table:table-cell table:formula="of:=[.D49]*[.F49]" office:value-type="float" office:value="52.4527376459315" calcext:value-type="float">
            <text:p>52,4527376459315</text:p>
          </table:table-cell>
          <table:table-cell table:formula="of:=[.E49]*[.G49]" office:value-type="float" office:value="26.2263688229658" calcext:value-type="float">
            <text:p>26,2263688229658</text:p>
          </table:table-cell>
          <table:table-cell table:formula="of:=[.H49]+[.I49]" office:value-type="float" office:value="78.6791064688973" calcext:value-type="float">
            <text:p>78,6791064688973</text:p>
          </table:table-cell>
          <table:table-cell table:formula="of:=[.K48]+[.J49]" office:value-type="float" office:value="4210.76845957917" calcext:value-type="float">
            <text:p>4210,76845957917</text:p>
          </table:table-cell>
          <table:table-cell table:number-columns-repeated="2"/>
        </table:table-row>
        <table:table-row table:style-name="ro1">
          <table:table-cell office:value-type="date" office:date-value="1945-06-15" calcext:value-type="date">
            <text:p>15.06.1945</text:p>
          </table:table-cell>
          <table:table-cell table:formula="of:=WEEKDAY([.A50];2)"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F49]-[.F49]*0.01" office:value-type="float" office:value="2.59641051347361" calcext:value-type="float">
            <text:p>2,59641051347361</text:p>
          </table:table-cell>
          <table:table-cell table:formula="of:=[.G49]-[.G49]*0.01" office:value-type="float" office:value="6.49102628368402" calcext:value-type="float">
            <text:p>6,49102628368402</text:p>
          </table:table-cell>
          <table:table-cell table:formula="of:=[.D50]*[.F50]" office:value-type="float" office:value="51.9282102694722" calcext:value-type="float">
            <text:p>51,9282102694722</text:p>
          </table:table-cell>
          <table:table-cell table:formula="of:=[.E50]*[.G50]" office:value-type="float" office:value="25.9641051347361" calcext:value-type="float">
            <text:p>25,9641051347361</text:p>
          </table:table-cell>
          <table:table-cell table:formula="of:=[.H50]+[.I50]" office:value-type="float" office:value="77.8923154042083" calcext:value-type="float">
            <text:p>77,8923154042083</text:p>
          </table:table-cell>
          <table:table-cell table:formula="of:=[.K49]+[.J50]" office:value-type="float" office:value="4288.66077498338" calcext:value-type="float">
            <text:p>4288,66077498338</text:p>
          </table:table-cell>
          <table:table-cell table:number-columns-repeated="2"/>
        </table:table-row>
        <table:table-row table:style-name="ro1">
          <table:table-cell office:value-type="date" office:date-value="1945-06-16" calcext:value-type="date">
            <text:p>16.06.1945</text:p>
          </table:table-cell>
          <table:table-cell table:formula="of:=WEEKDAY([.A51];2)"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F50]-[.F50]*0.01" office:value-type="float" office:value="2.57044640833887" calcext:value-type="float">
            <text:p>2,57044640833887</text:p>
          </table:table-cell>
          <table:table-cell table:formula="of:=[.G50]-[.G50]*0.01" office:value-type="float" office:value="6.42611602084718" calcext:value-type="float">
            <text:p>6,42611602084718</text:p>
          </table:table-cell>
          <table:table-cell table:formula="of:=[.D51]*[.F51]" office:value-type="float" office:value="51.4089281667775" calcext:value-type="float">
            <text:p>51,4089281667775</text:p>
          </table:table-cell>
          <table:table-cell table:formula="of:=[.E51]*[.G51]" office:value-type="float" office:value="25.7044640833887" calcext:value-type="float">
            <text:p>25,7044640833887</text:p>
          </table:table-cell>
          <table:table-cell table:formula="of:=[.H51]+[.I51]" office:value-type="float" office:value="77.1133922501662" calcext:value-type="float">
            <text:p>77,1133922501662</text:p>
          </table:table-cell>
          <table:table-cell table:formula="of:=[.K50]+[.J51]" office:value-type="float" office:value="4365.77416723355" calcext:value-type="float">
            <text:p>4365,77416723355</text:p>
          </table:table-cell>
          <table:table-cell table:number-columns-repeated="2"/>
        </table:table-row>
        <table:table-row table:style-name="ro1">
          <table:table-cell office:value-type="date" office:date-value="1945-06-17" calcext:value-type="date">
            <text:p>17.06.1945</text:p>
          </table:table-cell>
          <table:table-cell table:formula="of:=WEEKDAY([.A52];2)"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F51]-[.F51]*0.01" office:value-type="float" office:value="2.54474194425548" calcext:value-type="float">
            <text:p>2,54474194425548</text:p>
          </table:table-cell>
          <table:table-cell table:formula="of:=[.G51]-[.G51]*0.01" office:value-type="float" office:value="6.36185486063871" calcext:value-type="float">
            <text:p>6,36185486063871</text:p>
          </table:table-cell>
          <table:table-cell table:formula="of:=[.D52]*[.F52]" office:value-type="float" office:value="50.8948388851097" calcext:value-type="float">
            <text:p>50,8948388851097</text:p>
          </table:table-cell>
          <table:table-cell table:formula="of:=[.E52]*[.G52]" office:value-type="float" office:value="25.4474194425548" calcext:value-type="float">
            <text:p>25,4474194425548</text:p>
          </table:table-cell>
          <table:table-cell table:formula="of:=[.H52]+[.I52]" office:value-type="float" office:value="76.3422583276645" calcext:value-type="float">
            <text:p>76,3422583276645</text:p>
          </table:table-cell>
          <table:table-cell table:formula="of:=[.K51]+[.J52]" office:value-type="float" office:value="4442.11642556121" calcext:value-type="float">
            <text:p>4442,11642556121</text:p>
          </table:table-cell>
          <table:table-cell table:number-columns-repeated="2"/>
        </table:table-row>
        <table:table-row table:style-name="ro1">
          <table:table-cell office:value-type="date" office:date-value="1945-06-18" calcext:value-type="date">
            <text:p>18.06.1945</text:p>
          </table:table-cell>
          <table:table-cell table:formula="of:=WEEKDAY([.A53];2)"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F52]-[.F52]*0.01" office:value-type="float" office:value="2.51929452481293" calcext:value-type="float">
            <text:p>2,51929452481293</text:p>
          </table:table-cell>
          <table:table-cell table:formula="of:=[.G52]-[.G52]*0.01" office:value-type="float" office:value="6.29823631203232" calcext:value-type="float">
            <text:p>6,29823631203232</text:p>
          </table:table-cell>
          <table:table-cell table:formula="of:=[.D53]*[.F53]" office:value-type="float" office:value="50.3858904962586" calcext:value-type="float">
            <text:p>50,3858904962586</text:p>
          </table:table-cell>
          <table:table-cell table:formula="of:=[.E53]*[.G53]" office:value-type="float" office:value="25.1929452481293" calcext:value-type="float">
            <text:p>25,1929452481293</text:p>
          </table:table-cell>
          <table:table-cell table:formula="of:=[.H53]+[.I53]" office:value-type="float" office:value="75.5788357443879" calcext:value-type="float">
            <text:p>75,5788357443879</text:p>
          </table:table-cell>
          <table:table-cell table:formula="of:=[.K52]+[.J53]" office:value-type="float" office:value="4517.6952613056" calcext:value-type="float">
            <text:p>4517,6952613056</text:p>
          </table:table-cell>
          <table:table-cell table:number-columns-repeated="2"/>
        </table:table-row>
        <table:table-row table:style-name="ro1">
          <table:table-cell office:value-type="date" office:date-value="1945-06-19" calcext:value-type="date">
            <text:p>19.06.1945</text:p>
          </table:table-cell>
          <table:table-cell table:formula="of:=WEEKDAY([.A54];2)"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F53]-[.F53]*0.01" office:value-type="float" office:value="2.4941015795648" calcext:value-type="float">
            <text:p>2,4941015795648</text:p>
          </table:table-cell>
          <table:table-cell table:formula="of:=[.G53]-[.G53]*0.01" office:value-type="float" office:value="6.235253948912" calcext:value-type="float">
            <text:p>6,235253948912</text:p>
          </table:table-cell>
          <table:table-cell table:formula="of:=[.D54]*[.F54]" office:value-type="float" office:value="49.882031591296" calcext:value-type="float">
            <text:p>49,882031591296</text:p>
          </table:table-cell>
          <table:table-cell table:formula="of:=[.E54]*[.G54]" office:value-type="float" office:value="24.941015795648" calcext:value-type="float">
            <text:p>24,941015795648</text:p>
          </table:table-cell>
          <table:table-cell table:formula="of:=[.H54]+[.I54]" office:value-type="float" office:value="74.823047386944" calcext:value-type="float">
            <text:p>74,823047386944</text:p>
          </table:table-cell>
          <table:table-cell table:formula="of:=[.K53]+[.J54]" office:value-type="float" office:value="4592.51830869254" calcext:value-type="float">
            <text:p>4592,51830869254</text:p>
          </table:table-cell>
          <table:table-cell table:number-columns-repeated="2"/>
        </table:table-row>
        <table:table-row table:style-name="ro1">
          <table:table-cell office:value-type="date" office:date-value="1945-06-20" calcext:value-type="date">
            <text:p>20.06.1945</text:p>
          </table:table-cell>
          <table:table-cell table:formula="of:=WEEKDAY([.A55];2)"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F54]-[.F54]*0.01" office:value-type="float" office:value="2.46916056376915" calcext:value-type="float">
            <text:p>2,46916056376915</text:p>
          </table:table-cell>
          <table:table-cell table:formula="of:=[.G54]-[.G54]*0.01" office:value-type="float" office:value="6.17290140942288" calcext:value-type="float">
            <text:p>6,17290140942288</text:p>
          </table:table-cell>
          <table:table-cell table:formula="of:=[.D55]*[.F55]" office:value-type="float" office:value="49.3832112753831" calcext:value-type="float">
            <text:p>49,3832112753831</text:p>
          </table:table-cell>
          <table:table-cell table:formula="of:=[.E55]*[.G55]" office:value-type="float" office:value="24.6916056376915" calcext:value-type="float">
            <text:p>24,6916056376915</text:p>
          </table:table-cell>
          <table:table-cell table:formula="of:=[.H55]+[.I55]" office:value-type="float" office:value="74.0748169130746" calcext:value-type="float">
            <text:p>74,0748169130746</text:p>
          </table:table-cell>
          <table:table-cell table:formula="of:=[.K54]+[.J55]" office:value-type="float" office:value="4666.59312560562" calcext:value-type="float">
            <text:p>4666,59312560562</text:p>
          </table:table-cell>
          <table:table-cell table:number-columns-repeated="2"/>
        </table:table-row>
        <table:table-row table:style-name="ro1">
          <table:table-cell office:value-type="date" office:date-value="1945-06-21" calcext:value-type="date">
            <text:p>21.06.1945</text:p>
          </table:table-cell>
          <table:table-cell table:formula="of:=WEEKDAY([.A56];2)"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F55]-[.F55]*0.01" office:value-type="float" office:value="2.44446895813146" calcext:value-type="float">
            <text:p>2,44446895813146</text:p>
          </table:table-cell>
          <table:table-cell table:formula="of:=[.G55]-[.G55]*0.01" office:value-type="float" office:value="6.11117239532865" calcext:value-type="float">
            <text:p>6,11117239532865</text:p>
          </table:table-cell>
          <table:table-cell table:formula="of:=[.D56]*[.F56]" office:value-type="float" office:value="48.8893791626292" calcext:value-type="float">
            <text:p>48,8893791626292</text:p>
          </table:table-cell>
          <table:table-cell table:formula="of:=[.E56]*[.G56]" office:value-type="float" office:value="24.4446895813146" calcext:value-type="float">
            <text:p>24,4446895813146</text:p>
          </table:table-cell>
          <table:table-cell table:formula="of:=[.H56]+[.I56]" office:value-type="float" office:value="73.3340687439438" calcext:value-type="float">
            <text:p>73,3340687439438</text:p>
          </table:table-cell>
          <table:table-cell table:formula="of:=[.K55]+[.J56]" office:value-type="float" office:value="4739.92719434956" calcext:value-type="float">
            <text:p>4739,92719434956</text:p>
          </table:table-cell>
          <table:table-cell table:number-columns-repeated="2"/>
        </table:table-row>
        <table:table-row table:style-name="ro1">
          <table:table-cell office:value-type="date" office:date-value="1945-06-22" calcext:value-type="date">
            <text:p>22.06.1945</text:p>
          </table:table-cell>
          <table:table-cell table:formula="of:=WEEKDAY([.A57];2)"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F56]-[.F56]*0.01" office:value-type="float" office:value="2.42002426855015" calcext:value-type="float">
            <text:p>2,42002426855015</text:p>
          </table:table-cell>
          <table:table-cell table:formula="of:=[.G56]-[.G56]*0.01" office:value-type="float" office:value="6.05006067137537" calcext:value-type="float">
            <text:p>6,05006067137537</text:p>
          </table:table-cell>
          <table:table-cell table:formula="of:=[.D57]*[.F57]" office:value-type="float" office:value="48.4004853710029" calcext:value-type="float">
            <text:p>48,4004853710029</text:p>
          </table:table-cell>
          <table:table-cell table:formula="of:=[.E57]*[.G57]" office:value-type="float" office:value="24.2002426855015" calcext:value-type="float">
            <text:p>24,2002426855015</text:p>
          </table:table-cell>
          <table:table-cell table:formula="of:=[.H57]+[.I57]" office:value-type="float" office:value="72.6007280565044" calcext:value-type="float">
            <text:p>72,6007280565044</text:p>
          </table:table-cell>
          <table:table-cell table:formula="of:=[.K56]+[.J57]" office:value-type="float" office:value="4812.52792240606" calcext:value-type="float">
            <text:p>4812,52792240606</text:p>
          </table:table-cell>
          <table:table-cell table:number-columns-repeated="2"/>
        </table:table-row>
        <table:table-row table:style-name="ro1">
          <table:table-cell office:value-type="date" office:date-value="1945-06-23" calcext:value-type="date">
            <text:p>23.06.1945</text:p>
          </table:table-cell>
          <table:table-cell table:formula="of:=WEEKDAY([.A58];2)"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F57]-[.F57]*0.01" office:value-type="float" office:value="2.39582402586465" calcext:value-type="float">
            <text:p>2,39582402586465</text:p>
          </table:table-cell>
          <table:table-cell table:formula="of:=[.G57]-[.G57]*0.01" office:value-type="float" office:value="5.98956006466161" calcext:value-type="float">
            <text:p>5,98956006466161</text:p>
          </table:table-cell>
          <table:table-cell table:formula="of:=[.D58]*[.F58]" office:value-type="float" office:value="47.9164805172929" calcext:value-type="float">
            <text:p>47,9164805172929</text:p>
          </table:table-cell>
          <table:table-cell table:formula="of:=[.E58]*[.G58]" office:value-type="float" office:value="23.9582402586465" calcext:value-type="float">
            <text:p>23,9582402586465</text:p>
          </table:table-cell>
          <table:table-cell table:formula="of:=[.H58]+[.I58]" office:value-type="float" office:value="71.8747207759394" calcext:value-type="float">
            <text:p>71,8747207759394</text:p>
          </table:table-cell>
          <table:table-cell table:formula="of:=[.K57]+[.J58]" office:value-type="float" office:value="4884.40264318201" calcext:value-type="float">
            <text:p>4884,40264318201</text:p>
          </table:table-cell>
          <table:table-cell table:number-columns-repeated="2"/>
        </table:table-row>
        <table:table-row table:style-name="ro1">
          <table:table-cell office:value-type="date" office:date-value="1945-06-24" calcext:value-type="date">
            <text:p>24.06.1945</text:p>
          </table:table-cell>
          <table:table-cell table:formula="of:=WEEKDAY([.A59];2)"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F58]-[.F58]*0.01" office:value-type="float" office:value="2.371865785606" calcext:value-type="float">
            <text:p>2,371865785606</text:p>
          </table:table-cell>
          <table:table-cell table:formula="of:=[.G58]-[.G58]*0.01" office:value-type="float" office:value="5.929664464015" calcext:value-type="float">
            <text:p>5,929664464015</text:p>
          </table:table-cell>
          <table:table-cell table:formula="of:=[.D59]*[.F59]" office:value-type="float" office:value="47.43731571212" calcext:value-type="float">
            <text:p>47,43731571212</text:p>
          </table:table-cell>
          <table:table-cell table:formula="of:=[.E59]*[.G59]" office:value-type="float" office:value="23.71865785606" calcext:value-type="float">
            <text:p>23,71865785606</text:p>
          </table:table-cell>
          <table:table-cell table:formula="of:=[.H59]+[.I59]" office:value-type="float" office:value="71.15597356818" calcext:value-type="float">
            <text:p>71,15597356818</text:p>
          </table:table-cell>
          <table:table-cell table:formula="of:=[.K58]+[.J59]" office:value-type="float" office:value="4955.55861675019" calcext:value-type="float">
            <text:p>4955,55861675019</text:p>
          </table:table-cell>
          <table:table-cell table:number-columns-repeated="2"/>
        </table:table-row>
        <table:table-row table:style-name="ro1">
          <table:table-cell office:value-type="date" office:date-value="1945-06-25" calcext:value-type="date">
            <text:p>25.06.1945</text:p>
          </table:table-cell>
          <table:table-cell table:formula="of:=WEEKDAY([.A60];2)"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F59]-[.F59]*0.01" office:value-type="float" office:value="2.34814712774994" calcext:value-type="float">
            <text:p>2,34814712774994</text:p>
          </table:table-cell>
          <table:table-cell table:formula="of:=[.G59]-[.G59]*0.01" office:value-type="float" office:value="5.87036781937485" calcext:value-type="float">
            <text:p>5,87036781937485</text:p>
          </table:table-cell>
          <table:table-cell table:formula="of:=[.D60]*[.F60]" office:value-type="float" office:value="46.9629425549988" calcext:value-type="float">
            <text:p>46,9629425549988</text:p>
          </table:table-cell>
          <table:table-cell table:formula="of:=[.E60]*[.G60]" office:value-type="float" office:value="23.4814712774994" calcext:value-type="float">
            <text:p>23,4814712774994</text:p>
          </table:table-cell>
          <table:table-cell table:formula="of:=[.H60]+[.I60]" office:value-type="float" office:value="70.4444138324982" calcext:value-type="float">
            <text:p>70,4444138324982</text:p>
          </table:table-cell>
          <table:table-cell table:formula="of:=[.K59]+[.J60]" office:value-type="float" office:value="5026.00303058268" calcext:value-type="float">
            <text:p>5026,00303058268</text:p>
          </table:table-cell>
          <table:table-cell table:number-columns-repeated="2"/>
        </table:table-row>
        <table:table-row table:style-name="ro1">
          <table:table-cell office:value-type="date" office:date-value="1945-06-26" calcext:value-type="date">
            <text:p>26.06.1945</text:p>
          </table:table-cell>
          <table:table-cell table:formula="of:=WEEKDAY([.A61];2)"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F60]-[.F60]*0.01" office:value-type="float" office:value="2.32466565647244" calcext:value-type="float">
            <text:p>2,32466565647244</text:p>
          </table:table-cell>
          <table:table-cell table:formula="of:=[.G60]-[.G60]*0.01" office:value-type="float" office:value="5.8116641411811" calcext:value-type="float">
            <text:p>5,8116641411811</text:p>
          </table:table-cell>
          <table:table-cell table:formula="of:=[.D61]*[.F61]" office:value-type="float" office:value="46.4933131294488" calcext:value-type="float">
            <text:p>46,4933131294488</text:p>
          </table:table-cell>
          <table:table-cell table:formula="of:=[.E61]*[.G61]" office:value-type="float" office:value="23.2466565647244" calcext:value-type="float">
            <text:p>23,2466565647244</text:p>
          </table:table-cell>
          <table:table-cell table:formula="of:=[.H61]+[.I61]" office:value-type="float" office:value="69.7399696941732" calcext:value-type="float">
            <text:p>69,7399696941732</text:p>
          </table:table-cell>
          <table:table-cell table:formula="of:=[.K60]+[.J61]" office:value-type="float" office:value="5095.74300027686" calcext:value-type="float">
            <text:p>5095,74300027686</text:p>
          </table:table-cell>
          <table:table-cell table:number-columns-repeated="2"/>
        </table:table-row>
        <table:table-row table:style-name="ro1">
          <table:table-cell office:value-type="date" office:date-value="1945-06-27" calcext:value-type="date">
            <text:p>27.06.1945</text:p>
          </table:table-cell>
          <table:table-cell table:formula="of:=WEEKDAY([.A62];2)"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F61]-[.F61]*0.01" office:value-type="float" office:value="2.30141899990772" calcext:value-type="float">
            <text:p>2,30141899990772</text:p>
          </table:table-cell>
          <table:table-cell table:formula="of:=[.G61]-[.G61]*0.01" office:value-type="float" office:value="5.75354749976929" calcext:value-type="float">
            <text:p>5,75354749976929</text:p>
          </table:table-cell>
          <table:table-cell table:formula="of:=[.D62]*[.F62]" office:value-type="float" office:value="46.0283799981543" calcext:value-type="float">
            <text:p>46,0283799981543</text:p>
          </table:table-cell>
          <table:table-cell table:formula="of:=[.E62]*[.G62]" office:value-type="float" office:value="23.0141899990772" calcext:value-type="float">
            <text:p>23,0141899990772</text:p>
          </table:table-cell>
          <table:table-cell table:formula="of:=[.H62]+[.I62]" office:value-type="float" office:value="69.0425699972315" calcext:value-type="float">
            <text:p>69,0425699972315</text:p>
          </table:table-cell>
          <table:table-cell table:formula="of:=[.K61]+[.J62]" office:value-type="float" office:value="5164.78557027409" calcext:value-type="float">
            <text:p>5164,78557027409</text:p>
          </table:table-cell>
          <table:table-cell table:number-columns-repeated="2"/>
        </table:table-row>
        <table:table-row table:style-name="ro1">
          <table:table-cell office:value-type="date" office:date-value="1945-06-28" calcext:value-type="date">
            <text:p>28.06.1945</text:p>
          </table:table-cell>
          <table:table-cell table:formula="of:=WEEKDAY([.A63];2)"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F62]-[.F62]*0.01" office:value-type="float" office:value="2.27840480990864" calcext:value-type="float">
            <text:p>2,27840480990864</text:p>
          </table:table-cell>
          <table:table-cell table:formula="of:=[.G62]-[.G62]*0.01" office:value-type="float" office:value="5.6960120247716" calcext:value-type="float">
            <text:p>5,6960120247716</text:p>
          </table:table-cell>
          <table:table-cell table:formula="of:=[.D63]*[.F63]" office:value-type="float" office:value="45.5680961981728" calcext:value-type="float">
            <text:p>45,5680961981728</text:p>
          </table:table-cell>
          <table:table-cell table:formula="of:=[.E63]*[.G63]" office:value-type="float" office:value="22.7840480990864" calcext:value-type="float">
            <text:p>22,7840480990864</text:p>
          </table:table-cell>
          <table:table-cell table:formula="of:=[.H63]+[.I63]" office:value-type="float" office:value="68.3521442972591" calcext:value-type="float">
            <text:p>68,3521442972591</text:p>
          </table:table-cell>
          <table:table-cell table:formula="of:=[.K62]+[.J63]" office:value-type="float" office:value="5233.13771457135" calcext:value-type="float">
            <text:p>5233,13771457135</text:p>
          </table:table-cell>
          <table:table-cell table:number-columns-repeated="2"/>
        </table:table-row>
        <table:table-row table:style-name="ro1">
          <table:table-cell office:value-type="date" office:date-value="1945-06-29" calcext:value-type="date">
            <text:p>29.06.1945</text:p>
          </table:table-cell>
          <table:table-cell table:formula="of:=WEEKDAY([.A64];2)"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F63]-[.F63]*0.01" office:value-type="float" office:value="2.25562076180955" calcext:value-type="float">
            <text:p>2,25562076180955</text:p>
          </table:table-cell>
          <table:table-cell table:formula="of:=[.G63]-[.G63]*0.01" office:value-type="float" office:value="5.63905190452388" calcext:value-type="float">
            <text:p>5,63905190452388</text:p>
          </table:table-cell>
          <table:table-cell table:formula="of:=[.D64]*[.F64]" office:value-type="float" office:value="45.112415236191" calcext:value-type="float">
            <text:p>45,112415236191</text:p>
          </table:table-cell>
          <table:table-cell table:formula="of:=[.E64]*[.G64]" office:value-type="float" office:value="22.5562076180955" calcext:value-type="float">
            <text:p>22,5562076180955</text:p>
          </table:table-cell>
          <table:table-cell table:formula="of:=[.H64]+[.I64]" office:value-type="float" office:value="67.6686228542866" calcext:value-type="float">
            <text:p>67,6686228542866</text:p>
          </table:table-cell>
          <table:table-cell table:formula="of:=[.K63]+[.J64]" office:value-type="float" office:value="5300.80633742563" calcext:value-type="float">
            <text:p>5300,80633742563</text:p>
          </table:table-cell>
          <table:table-cell table:number-columns-repeated="2"/>
        </table:table-row>
        <table:table-row table:style-name="ro1">
          <table:table-cell office:value-type="date" office:date-value="1945-06-30" calcext:value-type="date">
            <text:p>30.06.1945</text:p>
          </table:table-cell>
          <table:table-cell table:formula="of:=WEEKDAY([.A65];2)"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F64]-[.F64]*0.01" office:value-type="float" office:value="2.23306455419146" calcext:value-type="float">
            <text:p>2,23306455419146</text:p>
          </table:table-cell>
          <table:table-cell table:formula="of:=[.G64]-[.G64]*0.01" office:value-type="float" office:value="5.58266138547864" calcext:value-type="float">
            <text:p>5,58266138547864</text:p>
          </table:table-cell>
          <table:table-cell table:formula="of:=[.D65]*[.F65]" office:value-type="float" office:value="44.6612910838291" calcext:value-type="float">
            <text:p>44,6612910838291</text:p>
          </table:table-cell>
          <table:table-cell table:formula="of:=[.E65]*[.G65]" office:value-type="float" office:value="22.3306455419146" calcext:value-type="float">
            <text:p>22,3306455419146</text:p>
          </table:table-cell>
          <table:table-cell table:formula="of:=[.H65]+[.I65]" office:value-type="float" office:value="66.9919366257437" calcext:value-type="float">
            <text:p>66,9919366257437</text:p>
          </table:table-cell>
          <table:table-cell table:formula="of:=[.K64]+[.J65]" office:value-type="float" office:value="5367.79827405138" calcext:value-type="float">
            <text:p>5367,79827405138</text:p>
          </table:table-cell>
          <table:table-cell table:number-columns-repeated="2"/>
        </table:table-row>
        <table:table-row table:style-name="ro1">
          <table:table-cell office:value-type="date" office:date-value="1945-07-01" calcext:value-type="date">
            <text:p>1.07.1945</text:p>
          </table:table-cell>
          <table:table-cell table:formula="of:=WEEKDAY([.A66];2)"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F65]-[.F65]*0.01" office:value-type="float" office:value="2.21073390864954" calcext:value-type="float">
            <text:p>2,21073390864954</text:p>
          </table:table-cell>
          <table:table-cell table:formula="of:=[.G65]-[.G65]*0.01" office:value-type="float" office:value="5.52683477162385" calcext:value-type="float">
            <text:p>5,52683477162385</text:p>
          </table:table-cell>
          <table:table-cell table:formula="of:=[.D66]*[.F66]" office:value-type="float" office:value="44.2146781729908" calcext:value-type="float">
            <text:p>44,2146781729908</text:p>
          </table:table-cell>
          <table:table-cell table:formula="of:=[.E66]*[.G66]" office:value-type="float" office:value="22.1073390864954" calcext:value-type="float">
            <text:p>22,1073390864954</text:p>
          </table:table-cell>
          <table:table-cell table:formula="of:=[.H66]+[.I66]" office:value-type="float" office:value="66.3220172594862" calcext:value-type="float">
            <text:p>66,3220172594862</text:p>
          </table:table-cell>
          <table:table-cell table:formula="of:=[.K65]+[.J66]" office:value-type="float" office:value="5434.12029131086" calcext:value-type="float">
            <text:p>5434,12029131086</text:p>
          </table:table-cell>
          <table:table-cell table:number-columns-repeated="2"/>
        </table:table-row>
        <table:table-row table:style-name="ro1">
          <table:table-cell office:value-type="date" office:date-value="1945-07-02" calcext:value-type="date">
            <text:p>2.07.1945</text:p>
          </table:table-cell>
          <table:table-cell table:formula="of:=WEEKDAY([.A67];2)"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F66]-[.F66]*0.01" office:value-type="float" office:value="2.18862656956305" calcext:value-type="float">
            <text:p>2,18862656956305</text:p>
          </table:table-cell>
          <table:table-cell table:formula="of:=[.G66]-[.G66]*0.01" office:value-type="float" office:value="5.47156642390762" calcext:value-type="float">
            <text:p>5,47156642390762</text:p>
          </table:table-cell>
          <table:table-cell table:formula="of:=[.D67]*[.F67]" office:value-type="float" office:value="43.7725313912609" calcext:value-type="float">
            <text:p>43,7725313912609</text:p>
          </table:table-cell>
          <table:table-cell table:formula="of:=[.E67]*[.G67]" office:value-type="float" office:value="21.8862656956305" calcext:value-type="float">
            <text:p>21,8862656956305</text:p>
          </table:table-cell>
          <table:table-cell table:formula="of:=[.H67]+[.I67]" office:value-type="float" office:value="65.6587970868914" calcext:value-type="float">
            <text:p>65,6587970868914</text:p>
          </table:table-cell>
          <table:table-cell table:formula="of:=[.K66]+[.J67]" office:value-type="float" office:value="5499.77908839775" calcext:value-type="float">
            <text:p>5499,77908839775</text:p>
          </table:table-cell>
          <table:table-cell table:number-columns-repeated="2"/>
        </table:table-row>
        <table:table-row table:style-name="ro1">
          <table:table-cell office:value-type="date" office:date-value="1945-07-03" calcext:value-type="date">
            <text:p>3.07.1945</text:p>
          </table:table-cell>
          <table:table-cell table:formula="of:=WEEKDAY([.A68];2)"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F67]-[.F67]*0.01" office:value-type="float" office:value="2.16674030386742" calcext:value-type="float">
            <text:p>2,16674030386742</text:p>
          </table:table-cell>
          <table:table-cell table:formula="of:=[.G67]-[.G67]*0.01" office:value-type="float" office:value="5.41685075966854" calcext:value-type="float">
            <text:p>5,41685075966854</text:p>
          </table:table-cell>
          <table:table-cell table:formula="of:=[.D68]*[.F68]" office:value-type="float" office:value="43.3348060773483" calcext:value-type="float">
            <text:p>43,3348060773483</text:p>
          </table:table-cell>
          <table:table-cell table:formula="of:=[.E68]*[.G68]" office:value-type="float" office:value="21.6674030386742" calcext:value-type="float">
            <text:p>21,6674030386742</text:p>
          </table:table-cell>
          <table:table-cell table:formula="of:=[.H68]+[.I68]" office:value-type="float" office:value="65.0022091160225" calcext:value-type="float">
            <text:p>65,0022091160225</text:p>
          </table:table-cell>
          <table:table-cell table:formula="of:=[.K67]+[.J68]" office:value-type="float" office:value="5564.78129751378" calcext:value-type="float">
            <text:p>5564,78129751378</text:p>
          </table:table-cell>
          <table:table-cell table:number-columns-repeated="2"/>
        </table:table-row>
        <table:table-row table:style-name="ro1">
          <table:table-cell office:value-type="date" office:date-value="1945-07-04" calcext:value-type="date">
            <text:p>4.07.1945</text:p>
          </table:table-cell>
          <table:table-cell table:formula="of:=WEEKDAY([.A69];2)"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F68]-[.F68]*0.01" office:value-type="float" office:value="2.14507290082874" calcext:value-type="float">
            <text:p>2,14507290082874</text:p>
          </table:table-cell>
          <table:table-cell table:formula="of:=[.G68]-[.G68]*0.01" office:value-type="float" office:value="5.36268225207185" calcext:value-type="float">
            <text:p>5,36268225207185</text:p>
          </table:table-cell>
          <table:table-cell table:formula="of:=[.D69]*[.F69]" office:value-type="float" office:value="42.9014580165748" calcext:value-type="float">
            <text:p>42,9014580165748</text:p>
          </table:table-cell>
          <table:table-cell table:formula="of:=[.E69]*[.G69]" office:value-type="float" office:value="21.4507290082874" calcext:value-type="float">
            <text:p>21,4507290082874</text:p>
          </table:table-cell>
          <table:table-cell table:formula="of:=[.H69]+[.I69]" office:value-type="float" office:value="64.3521870248622" calcext:value-type="float">
            <text:p>64,3521870248622</text:p>
          </table:table-cell>
          <table:table-cell table:formula="of:=[.K68]+[.J69]" office:value-type="float" office:value="5629.13348453864" calcext:value-type="float">
            <text:p>5629,13348453864</text:p>
          </table:table-cell>
          <table:table-cell table:number-columns-repeated="2"/>
        </table:table-row>
        <table:table-row table:style-name="ro1">
          <table:table-cell office:value-type="date" office:date-value="1945-07-05" calcext:value-type="date">
            <text:p>5.07.1945</text:p>
          </table:table-cell>
          <table:table-cell table:formula="of:=WEEKDAY([.A70];2)"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F69]-[.F69]*0.01" office:value-type="float" office:value="2.12362217182045" calcext:value-type="float">
            <text:p>2,12362217182045</text:p>
          </table:table-cell>
          <table:table-cell table:formula="of:=[.G69]-[.G69]*0.01" office:value-type="float" office:value="5.30905542955114" calcext:value-type="float">
            <text:p>5,30905542955114</text:p>
          </table:table-cell>
          <table:table-cell table:formula="of:=[.D70]*[.F70]" office:value-type="float" office:value="42.4724434364091" calcext:value-type="float">
            <text:p>42,4724434364091</text:p>
          </table:table-cell>
          <table:table-cell table:formula="of:=[.E70]*[.G70]" office:value-type="float" office:value="21.2362217182045" calcext:value-type="float">
            <text:p>21,2362217182045</text:p>
          </table:table-cell>
          <table:table-cell table:formula="of:=[.H70]+[.I70]" office:value-type="float" office:value="63.7086651546136" calcext:value-type="float">
            <text:p>63,7086651546136</text:p>
          </table:table-cell>
          <table:table-cell table:formula="of:=[.K69]+[.J70]" office:value-type="float" office:value="5692.84214969325" calcext:value-type="float">
            <text:p>5692,84214969325</text:p>
          </table:table-cell>
          <table:table-cell table:number-columns-repeated="2"/>
        </table:table-row>
        <table:table-row table:style-name="ro1">
          <table:table-cell office:value-type="date" office:date-value="1945-07-06" calcext:value-type="date">
            <text:p>6.07.1945</text:p>
          </table:table-cell>
          <table:table-cell table:formula="of:=WEEKDAY([.A71];2)"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F70]-[.F70]*0.01" office:value-type="float" office:value="2.10238595010225" calcext:value-type="float">
            <text:p>2,10238595010225</text:p>
          </table:table-cell>
          <table:table-cell table:formula="of:=[.G70]-[.G70]*0.01" office:value-type="float" office:value="5.25596487525562" calcext:value-type="float">
            <text:p>5,25596487525562</text:p>
          </table:table-cell>
          <table:table-cell table:formula="of:=[.D71]*[.F71]" office:value-type="float" office:value="42.047719002045" calcext:value-type="float">
            <text:p>42,047719002045</text:p>
          </table:table-cell>
          <table:table-cell table:formula="of:=[.E71]*[.G71]" office:value-type="float" office:value="21.0238595010225" calcext:value-type="float">
            <text:p>21,0238595010225</text:p>
          </table:table-cell>
          <table:table-cell table:formula="of:=[.H71]+[.I71]" office:value-type="float" office:value="63.0715785030675" calcext:value-type="float">
            <text:p>63,0715785030675</text:p>
          </table:table-cell>
          <table:table-cell table:formula="of:=[.K70]+[.J71]" office:value-type="float" office:value="5755.91372819632" calcext:value-type="float">
            <text:p>5755,91372819632</text:p>
          </table:table-cell>
          <table:table-cell table:number-columns-repeated="2"/>
        </table:table-row>
        <table:table-row table:style-name="ro1">
          <table:table-cell office:value-type="date" office:date-value="1945-07-07" calcext:value-type="date">
            <text:p>7.07.1945</text:p>
          </table:table-cell>
          <table:table-cell table:formula="of:=WEEKDAY([.A72];2)"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F71]-[.F71]*0.01" office:value-type="float" office:value="2.08136209060123" calcext:value-type="float">
            <text:p>2,08136209060123</text:p>
          </table:table-cell>
          <table:table-cell table:formula="of:=[.G71]-[.G71]*0.01" office:value-type="float" office:value="5.20340522650307" calcext:value-type="float">
            <text:p>5,20340522650307</text:p>
          </table:table-cell>
          <table:table-cell table:formula="of:=[.D72]*[.F72]" office:value-type="float" office:value="41.6272418120245" calcext:value-type="float">
            <text:p>41,6272418120245</text:p>
          </table:table-cell>
          <table:table-cell table:formula="of:=[.E72]*[.G72]" office:value-type="float" office:value="20.8136209060123" calcext:value-type="float">
            <text:p>20,8136209060123</text:p>
          </table:table-cell>
          <table:table-cell table:formula="of:=[.H72]+[.I72]" office:value-type="float" office:value="62.4408627180368" calcext:value-type="float">
            <text:p>62,4408627180368</text:p>
          </table:table-cell>
          <table:table-cell table:formula="of:=[.K71]+[.J72]" office:value-type="float" office:value="5818.35459091436" calcext:value-type="float">
            <text:p>5818,35459091436</text:p>
          </table:table-cell>
          <table:table-cell table:number-columns-repeated="2"/>
        </table:table-row>
        <table:table-row table:style-name="ro1">
          <table:table-cell office:value-type="date" office:date-value="1945-07-08" calcext:value-type="date">
            <text:p>8.07.1945</text:p>
          </table:table-cell>
          <table:table-cell table:formula="of:=WEEKDAY([.A73];2)" office:value-type="float" office:value="7" calcext:value-type="float">
            <text:p>7</text:p>
          </table:table-cell>
          <table:table-cell office:value-type="float" office:value="67" calcext:value-type="float">
            <text:p>67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F72]-[.F72]*0.01" office:value-type="float" office:value="2.06054846969521" calcext:value-type="float">
            <text:p>2,06054846969521</text:p>
          </table:table-cell>
          <table:table-cell table:formula="of:=[.G72]-[.G72]*0.01" office:value-type="float" office:value="5.15137117423804" calcext:value-type="float">
            <text:p>5,15137117423804</text:p>
          </table:table-cell>
          <table:table-cell table:formula="of:=[.D73]*[.F73]" office:value-type="float" office:value="41.2109693939043" calcext:value-type="float">
            <text:p>41,2109693939043</text:p>
          </table:table-cell>
          <table:table-cell table:formula="of:=[.E73]*[.G73]" office:value-type="float" office:value="20.6054846969521" calcext:value-type="float">
            <text:p>20,6054846969521</text:p>
          </table:table-cell>
          <table:table-cell table:formula="of:=[.H73]+[.I73]" office:value-type="float" office:value="61.8164540908564" calcext:value-type="float">
            <text:p>61,8164540908564</text:p>
          </table:table-cell>
          <table:table-cell table:formula="of:=[.K72]+[.J73]" office:value-type="float" office:value="5880.17104500521" calcext:value-type="float">
            <text:p>5880,17104500521</text:p>
          </table:table-cell>
          <table:table-cell table:number-columns-repeated="2"/>
        </table:table-row>
        <table:table-row table:style-name="ro1">
          <table:table-cell office:value-type="date" office:date-value="1945-07-09" calcext:value-type="date">
            <text:p>9.07.1945</text:p>
          </table:table-cell>
          <table:table-cell table:formula="of:=WEEKDAY([.A74];2)"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F73]-[.F73]*0.01" office:value-type="float" office:value="2.03994298499826" calcext:value-type="float">
            <text:p>2,03994298499826</text:p>
          </table:table-cell>
          <table:table-cell table:formula="of:=[.G73]-[.G73]*0.01" office:value-type="float" office:value="5.09985746249566" calcext:value-type="float">
            <text:p>5,09985746249566</text:p>
          </table:table-cell>
          <table:table-cell table:formula="of:=[.D74]*[.F74]" office:value-type="float" office:value="40.7988596999653" calcext:value-type="float">
            <text:p>40,7988596999653</text:p>
          </table:table-cell>
          <table:table-cell table:formula="of:=[.E74]*[.G74]" office:value-type="float" office:value="20.3994298499826" calcext:value-type="float">
            <text:p>20,3994298499826</text:p>
          </table:table-cell>
          <table:table-cell table:formula="of:=[.H74]+[.I74]" office:value-type="float" office:value="61.1982895499479" calcext:value-type="float">
            <text:p>61,1982895499479</text:p>
          </table:table-cell>
          <table:table-cell table:formula="of:=[.K73]+[.J74]" office:value-type="float" office:value="5941.36933455516" calcext:value-type="float">
            <text:p>5941,36933455516</text:p>
          </table:table-cell>
          <table:table-cell table:number-columns-repeated="2"/>
        </table:table-row>
        <table:table-row table:style-name="ro1">
          <table:table-cell office:value-type="date" office:date-value="1945-07-10" calcext:value-type="date">
            <text:p>10.07.1945</text:p>
          </table:table-cell>
          <table:table-cell table:formula="of:=WEEKDAY([.A75];2)"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F74]-[.F74]*0.01" office:value-type="float" office:value="2.01954355514828" calcext:value-type="float">
            <text:p>2,01954355514828</text:p>
          </table:table-cell>
          <table:table-cell table:formula="of:=[.G74]-[.G74]*0.01" office:value-type="float" office:value="5.0488588878707" calcext:value-type="float">
            <text:p>5,0488588878707</text:p>
          </table:table-cell>
          <table:table-cell table:formula="of:=[.D75]*[.F75]" office:value-type="float" office:value="40.3908711029656" calcext:value-type="float">
            <text:p>40,3908711029656</text:p>
          </table:table-cell>
          <table:table-cell table:formula="of:=[.E75]*[.G75]" office:value-type="float" office:value="20.1954355514828" calcext:value-type="float">
            <text:p>20,1954355514828</text:p>
          </table:table-cell>
          <table:table-cell table:formula="of:=[.H75]+[.I75]" office:value-type="float" office:value="60.5863066544484" calcext:value-type="float">
            <text:p>60,5863066544484</text:p>
          </table:table-cell>
          <table:table-cell table:formula="of:=[.K74]+[.J75]" office:value-type="float" office:value="6001.95564120961" calcext:value-type="float">
            <text:p>6001,95564120961</text:p>
          </table:table-cell>
          <table:table-cell table:number-columns-repeated="2"/>
        </table:table-row>
        <table:table-row table:style-name="ro1">
          <table:table-cell office:value-type="date" office:date-value="1945-07-11" calcext:value-type="date">
            <text:p>11.07.1945</text:p>
          </table:table-cell>
          <table:table-cell table:formula="of:=WEEKDAY([.A76];2)"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F75]-[.F75]*0.01" office:value-type="float" office:value="1.9993481195968" calcext:value-type="float">
            <text:p>1,9993481195968</text:p>
          </table:table-cell>
          <table:table-cell table:formula="of:=[.G75]-[.G75]*0.01" office:value-type="float" office:value="4.99837029899199" calcext:value-type="float">
            <text:p>4,99837029899199</text:p>
          </table:table-cell>
          <table:table-cell table:formula="of:=[.D76]*[.F76]" office:value-type="float" office:value="39.9869623919359" calcext:value-type="float">
            <text:p>39,9869623919359</text:p>
          </table:table-cell>
          <table:table-cell table:formula="of:=[.E76]*[.G76]" office:value-type="float" office:value="19.993481195968" calcext:value-type="float">
            <text:p>19,993481195968</text:p>
          </table:table-cell>
          <table:table-cell table:formula="of:=[.H76]+[.I76]" office:value-type="float" office:value="59.9804435879039" calcext:value-type="float">
            <text:p>59,9804435879039</text:p>
          </table:table-cell>
          <table:table-cell table:formula="of:=[.K75]+[.J76]" office:value-type="float" office:value="6061.93608479751" calcext:value-type="float">
            <text:p>6061,93608479751</text:p>
          </table:table-cell>
          <table:table-cell table:number-columns-repeated="2"/>
        </table:table-row>
        <table:table-row table:style-name="ro1">
          <table:table-cell office:value-type="date" office:date-value="1945-07-12" calcext:value-type="date">
            <text:p>12.07.1945</text:p>
          </table:table-cell>
          <table:table-cell table:formula="of:=WEEKDAY([.A77];2)" office:value-type="float" office:value="4" calcext:value-type="float">
            <text:p>4</text:p>
          </table:table-cell>
          <table:table-cell office:value-type="float" office:value="71" calcext:value-type="float">
            <text:p>71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F76]-[.F76]*0.01" office:value-type="float" office:value="1.97935463840083" calcext:value-type="float">
            <text:p>1,97935463840083</text:p>
          </table:table-cell>
          <table:table-cell table:formula="of:=[.G76]-[.G76]*0.01" office:value-type="float" office:value="4.94838659600207" calcext:value-type="float">
            <text:p>4,94838659600207</text:p>
          </table:table-cell>
          <table:table-cell table:formula="of:=[.D77]*[.F77]" office:value-type="float" office:value="39.5870927680166" calcext:value-type="float">
            <text:p>39,5870927680166</text:p>
          </table:table-cell>
          <table:table-cell table:formula="of:=[.E77]*[.G77]" office:value-type="float" office:value="19.7935463840083" calcext:value-type="float">
            <text:p>19,7935463840083</text:p>
          </table:table-cell>
          <table:table-cell table:formula="of:=[.H77]+[.I77]" office:value-type="float" office:value="59.3806391520249" calcext:value-type="float">
            <text:p>59,3806391520249</text:p>
          </table:table-cell>
          <table:table-cell table:formula="of:=[.K76]+[.J77]" office:value-type="float" office:value="6121.31672394954" calcext:value-type="float">
            <text:p>6121,31672394954</text:p>
          </table:table-cell>
          <table:table-cell table:number-columns-repeated="2"/>
        </table:table-row>
        <table:table-row table:style-name="ro1">
          <table:table-cell office:value-type="date" office:date-value="1945-07-13" calcext:value-type="date">
            <text:p>13.07.1945</text:p>
          </table:table-cell>
          <table:table-cell table:formula="of:=WEEKDAY([.A78];2)" office:value-type="float" office:value="5" calcext:value-type="float">
            <text:p>5</text:p>
          </table:table-cell>
          <table:table-cell office:value-type="float" office:value="72" calcext:value-type="float">
            <text:p>72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F77]-[.F77]*0.01" office:value-type="float" office:value="1.95956109201682" calcext:value-type="float">
            <text:p>1,95956109201682</text:p>
          </table:table-cell>
          <table:table-cell table:formula="of:=[.G77]-[.G77]*0.01" office:value-type="float" office:value="4.89890273004205" calcext:value-type="float">
            <text:p>4,89890273004205</text:p>
          </table:table-cell>
          <table:table-cell table:formula="of:=[.D78]*[.F78]" office:value-type="float" office:value="39.1912218403364" calcext:value-type="float">
            <text:p>39,1912218403364</text:p>
          </table:table-cell>
          <table:table-cell table:formula="of:=[.E78]*[.G78]" office:value-type="float" office:value="19.5956109201682" calcext:value-type="float">
            <text:p>19,5956109201682</text:p>
          </table:table-cell>
          <table:table-cell table:formula="of:=[.H78]+[.I78]" office:value-type="float" office:value="58.7868327605046" calcext:value-type="float">
            <text:p>58,7868327605046</text:p>
          </table:table-cell>
          <table:table-cell table:formula="of:=[.K77]+[.J78]" office:value-type="float" office:value="6180.10355671004" calcext:value-type="float">
            <text:p>6180,10355671004</text:p>
          </table:table-cell>
          <table:table-cell table:number-columns-repeated="2"/>
        </table:table-row>
        <table:table-row table:style-name="ro1">
          <table:table-cell office:value-type="date" office:date-value="1945-07-14" calcext:value-type="date">
            <text:p>14.07.1945</text:p>
          </table:table-cell>
          <table:table-cell table:formula="of:=WEEKDAY([.A79];2)" office:value-type="float" office:value="6" calcext:value-type="float">
            <text:p>6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78]-[.F78]*0.01" office:value-type="float" office:value="1.93996548109665" calcext:value-type="float">
            <text:p>1,93996548109665</text:p>
          </table:table-cell>
          <table:table-cell table:formula="of:=[.G78]-[.G78]*0.01" office:value-type="float" office:value="4.84991370274163" calcext:value-type="float">
            <text:p>4,84991370274163</text:p>
          </table:table-cell>
          <table:table-cell table:formula="of:=[.D79]*[.F79]" office:value-type="float" office:value="0" calcext:value-type="float">
            <text:p>0</text:p>
          </table:table-cell>
          <table:table-cell table:formula="of:=[.E79]*[.G79]" office:value-type="float" office:value="0" calcext:value-type="float">
            <text:p>0</text:p>
          </table:table-cell>
          <table:table-cell table:formula="of:=[.H79]+[.I79]" office:value-type="float" office:value="0" calcext:value-type="float">
            <text:p>0</text:p>
          </table:table-cell>
          <table:table-cell table:formula="of:=[.K78]+[.J79]" office:value-type="float" office:value="6180.10355671004" calcext:value-type="float">
            <text:p>6180,10355671004</text:p>
          </table:table-cell>
          <table:table-cell table:number-columns-repeated="2"/>
        </table:table-row>
        <table:table-row table:style-name="ro1">
          <table:table-cell office:value-type="date" office:date-value="1945-07-15" calcext:value-type="date">
            <text:p>15.07.1945</text:p>
          </table:table-cell>
          <table:table-cell table:formula="of:=WEEKDAY([.A80];2)" office:value-type="float" office:value="7" calcext:value-type="float">
            <text:p>7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[.F79]-[.F79]*0.01" office:value-type="float" office:value="1.92056582628569" calcext:value-type="float">
            <text:p>1,92056582628569</text:p>
          </table:table-cell>
          <table:table-cell table:formula="of:=[.G79]-[.G79]*0.01" office:value-type="float" office:value="4.80141456571422" calcext:value-type="float">
            <text:p>4,80141456571422</text:p>
          </table:table-cell>
          <table:table-cell table:formula="of:=[.D80]*[.F80]" office:value-type="float" office:value="0" calcext:value-type="float">
            <text:p>0</text:p>
          </table:table-cell>
          <table:table-cell table:formula="of:=[.E80]*[.G80]" office:value-type="float" office:value="52.8155602228564" calcext:value-type="float">
            <text:p>52,8155602228564</text:p>
          </table:table-cell>
          <table:table-cell table:formula="of:=[.H80]+[.I80]" office:value-type="float" office:value="52.8155602228564" calcext:value-type="float">
            <text:p>52,8155602228564</text:p>
          </table:table-cell>
          <table:table-cell table:formula="of:=[.K79]+[.J80]" office:value-type="float" office:value="6232.9191169329" calcext:value-type="float">
            <text:p>6232,9191169329</text:p>
          </table:table-cell>
          <table:table-cell table:number-columns-repeated="2"/>
        </table:table-row>
        <table:table-row table:style-name="ro1">
          <table:table-cell office:value-type="date" office:date-value="1945-07-16" calcext:value-type="date">
            <text:p>16.07.1945</text:p>
          </table:table-cell>
          <table:table-cell table:formula="of:=WEEKDAY([.A81];2)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[.F80]-[.F80]*0.01" office:value-type="float" office:value="1.90136016802283" calcext:value-type="float">
            <text:p>1,90136016802283</text:p>
          </table:table-cell>
          <table:table-cell table:formula="of:=[.G80]-[.G80]*0.01" office:value-type="float" office:value="4.75340042005707" calcext:value-type="float">
            <text:p>4,75340042005707</text:p>
          </table:table-cell>
          <table:table-cell table:formula="of:=[.D81]*[.F81]" office:value-type="float" office:value="0" calcext:value-type="float">
            <text:p>0</text:p>
          </table:table-cell>
          <table:table-cell table:formula="of:=[.E81]*[.G81]" office:value-type="float" office:value="52.2874046206278" calcext:value-type="float">
            <text:p>52,2874046206278</text:p>
          </table:table-cell>
          <table:table-cell table:formula="of:=[.H81]+[.I81]" office:value-type="float" office:value="52.2874046206278" calcext:value-type="float">
            <text:p>52,2874046206278</text:p>
          </table:table-cell>
          <table:table-cell table:formula="of:=[.K80]+[.J81]" office:value-type="float" office:value="6285.20652155353" calcext:value-type="float">
            <text:p>6285,20652155353</text:p>
          </table:table-cell>
          <table:table-cell table:number-columns-repeated="2"/>
        </table:table-row>
        <table:table-row table:style-name="ro1">
          <table:table-cell office:value-type="date" office:date-value="1945-07-17" calcext:value-type="date">
            <text:p>17.07.1945</text:p>
          </table:table-cell>
          <table:table-cell table:formula="of:=WEEKDAY([.A82];2)" office:value-type="float" office:value="2" calcext:value-type="float">
            <text:p>2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[.F81]-[.F81]*0.01" office:value-type="float" office:value="1.8823465663426" calcext:value-type="float">
            <text:p>1,8823465663426</text:p>
          </table:table-cell>
          <table:table-cell table:formula="of:=[.G81]-[.G81]*0.01" office:value-type="float" office:value="4.7058664158565" calcext:value-type="float">
            <text:p>4,7058664158565</text:p>
          </table:table-cell>
          <table:table-cell table:formula="of:=[.D82]*[.F82]" office:value-type="float" office:value="0" calcext:value-type="float">
            <text:p>0</text:p>
          </table:table-cell>
          <table:table-cell table:formula="of:=[.E82]*[.G82]" office:value-type="float" office:value="51.7645305744215" calcext:value-type="float">
            <text:p>51,7645305744215</text:p>
          </table:table-cell>
          <table:table-cell table:formula="of:=[.H82]+[.I82]" office:value-type="float" office:value="51.7645305744215" calcext:value-type="float">
            <text:p>51,7645305744215</text:p>
          </table:table-cell>
          <table:table-cell table:formula="of:=[.K81]+[.J82]" office:value-type="float" office:value="6336.97105212795" calcext:value-type="float">
            <text:p>6336,97105212795</text:p>
          </table:table-cell>
          <table:table-cell table:number-columns-repeated="2"/>
        </table:table-row>
        <table:table-row table:style-name="ro1">
          <table:table-cell office:value-type="date" office:date-value="1945-07-18" calcext:value-type="date">
            <text:p>18.07.1945</text:p>
          </table:table-cell>
          <table:table-cell table:formula="of:=WEEKDAY([.A83];2)" office:value-type="float" office:value="3" calcext:value-type="float">
            <text:p>3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[.F82]-[.F82]*0.01" office:value-type="float" office:value="1.86352310067918" calcext:value-type="float">
            <text:p>1,86352310067918</text:p>
          </table:table-cell>
          <table:table-cell table:formula="of:=[.G82]-[.G82]*0.01" office:value-type="float" office:value="4.65880775169794" calcext:value-type="float">
            <text:p>4,65880775169794</text:p>
          </table:table-cell>
          <table:table-cell table:formula="of:=[.D83]*[.F83]" office:value-type="float" office:value="0" calcext:value-type="float">
            <text:p>0</text:p>
          </table:table-cell>
          <table:table-cell table:formula="of:=[.E83]*[.G83]" office:value-type="float" office:value="51.2468852686773" calcext:value-type="float">
            <text:p>51,2468852686773</text:p>
          </table:table-cell>
          <table:table-cell table:formula="of:=[.H83]+[.I83]" office:value-type="float" office:value="51.2468852686773" calcext:value-type="float">
            <text:p>51,2468852686773</text:p>
          </table:table-cell>
          <table:table-cell table:formula="of:=[.K82]+[.J83]" office:value-type="float" office:value="6388.21793739662" calcext:value-type="float">
            <text:p>6388,21793739662</text:p>
          </table:table-cell>
          <table:table-cell table:number-columns-repeated="2"/>
        </table:table-row>
        <table:table-row table:style-name="ro1">
          <table:table-cell office:value-type="date" office:date-value="1945-07-19" calcext:value-type="date">
            <text:p>19.07.1945</text:p>
          </table:table-cell>
          <table:table-cell table:formula="of:=WEEKDAY([.A84];2)" office:value-type="float" office:value="4" calcext:value-type="float">
            <text:p>4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[.F83]-[.F83]*0.01" office:value-type="float" office:value="1.84488786967238" calcext:value-type="float">
            <text:p>1,84488786967238</text:p>
          </table:table-cell>
          <table:table-cell table:formula="of:=[.G83]-[.G83]*0.01" office:value-type="float" office:value="4.61221967418096" calcext:value-type="float">
            <text:p>4,61221967418096</text:p>
          </table:table-cell>
          <table:table-cell table:formula="of:=[.D84]*[.F84]" office:value-type="float" office:value="0" calcext:value-type="float">
            <text:p>0</text:p>
          </table:table-cell>
          <table:table-cell table:formula="of:=[.E84]*[.G84]" office:value-type="float" office:value="50.7344164159905" calcext:value-type="float">
            <text:p>50,7344164159905</text:p>
          </table:table-cell>
          <table:table-cell table:formula="of:=[.H84]+[.I84]" office:value-type="float" office:value="50.7344164159905" calcext:value-type="float">
            <text:p>50,7344164159905</text:p>
          </table:table-cell>
          <table:table-cell table:formula="of:=[.K83]+[.J84]" office:value-type="float" office:value="6438.95235381262" calcext:value-type="float">
            <text:p>6438,95235381262</text:p>
          </table:table-cell>
          <table:table-cell table:number-columns-repeated="2"/>
        </table:table-row>
        <table:table-row table:style-name="ro1">
          <table:table-cell office:value-type="date" office:date-value="1945-07-20" calcext:value-type="date">
            <text:p>20.07.1945</text:p>
          </table:table-cell>
          <table:table-cell table:formula="of:=WEEKDAY([.A85];2)" office:value-type="float" office:value="5" calcext:value-type="float">
            <text:p>5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[.F84]-[.F84]*0.01" office:value-type="float" office:value="1.82643899097566" calcext:value-type="float">
            <text:p>1,82643899097566</text:p>
          </table:table-cell>
          <table:table-cell table:formula="of:=[.G84]-[.G84]*0.01" office:value-type="float" office:value="4.56609747743915" calcext:value-type="float">
            <text:p>4,56609747743915</text:p>
          </table:table-cell>
          <table:table-cell table:formula="of:=[.D85]*[.F85]" office:value-type="float" office:value="0" calcext:value-type="float">
            <text:p>0</text:p>
          </table:table-cell>
          <table:table-cell table:formula="of:=[.E85]*[.G85]" office:value-type="float" office:value="50.2270722518306" calcext:value-type="float">
            <text:p>50,2270722518306</text:p>
          </table:table-cell>
          <table:table-cell table:formula="of:=[.H85]+[.I85]" office:value-type="float" office:value="50.2270722518306" calcext:value-type="float">
            <text:p>50,2270722518306</text:p>
          </table:table-cell>
          <table:table-cell table:formula="of:=[.K84]+[.J85]" office:value-type="float" office:value="6489.17942606445" calcext:value-type="float">
            <text:p>6489,17942606445</text:p>
          </table:table-cell>
          <table:table-cell table:number-columns-repeated="2"/>
        </table:table-row>
        <table:table-row table:style-name="ro1">
          <table:table-cell office:value-type="date" office:date-value="1945-07-21" calcext:value-type="date">
            <text:p>21.07.1945</text:p>
          </table:table-cell>
          <table:table-cell table:formula="of:=WEEKDAY([.A86];2)"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[.F85]-[.F85]*0.01" office:value-type="float" office:value="1.8081746010659" calcext:value-type="float">
            <text:p>1,8081746010659</text:p>
          </table:table-cell>
          <table:table-cell table:formula="of:=[.G85]-[.G85]*0.01" office:value-type="float" office:value="4.52043650266476" calcext:value-type="float">
            <text:p>4,52043650266476</text:p>
          </table:table-cell>
          <table:table-cell table:formula="of:=[.D86]*[.F86]" office:value-type="float" office:value="0" calcext:value-type="float">
            <text:p>0</text:p>
          </table:table-cell>
          <table:table-cell table:formula="of:=[.E86]*[.G86]" office:value-type="float" office:value="49.7248015293123" calcext:value-type="float">
            <text:p>49,7248015293123</text:p>
          </table:table-cell>
          <table:table-cell table:formula="of:=[.H86]+[.I86]" office:value-type="float" office:value="49.7248015293123" calcext:value-type="float">
            <text:p>49,7248015293123</text:p>
          </table:table-cell>
          <table:table-cell table:formula="of:=[.K85]+[.J86]" office:value-type="float" office:value="6538.90422759376" calcext:value-type="float">
            <text:p>6538,90422759376</text:p>
          </table:table-cell>
          <table:table-cell table:number-columns-repeated="2"/>
        </table:table-row>
        <table:table-row table:style-name="ro1">
          <table:table-cell office:value-type="date" office:date-value="1945-07-22" calcext:value-type="date">
            <text:p>22.07.1945</text:p>
          </table:table-cell>
          <table:table-cell table:formula="of:=WEEKDAY([.A87];2)" office:value-type="float" office:value="7" calcext:value-type="float">
            <text:p>7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[.F86]-[.F86]*0.01" office:value-type="float" office:value="1.79009285505524" calcext:value-type="float">
            <text:p>1,79009285505524</text:p>
          </table:table-cell>
          <table:table-cell table:formula="of:=[.G86]-[.G86]*0.01" office:value-type="float" office:value="4.47523213763811" calcext:value-type="float">
            <text:p>4,47523213763811</text:p>
          </table:table-cell>
          <table:table-cell table:formula="of:=[.D87]*[.F87]" office:value-type="float" office:value="0" calcext:value-type="float">
            <text:p>0</text:p>
          </table:table-cell>
          <table:table-cell table:formula="of:=[.E87]*[.G87]" office:value-type="float" office:value="49.2275535140192" calcext:value-type="float">
            <text:p>49,2275535140192</text:p>
          </table:table-cell>
          <table:table-cell table:formula="of:=[.H87]+[.I87]" office:value-type="float" office:value="49.2275535140192" calcext:value-type="float">
            <text:p>49,2275535140192</text:p>
          </table:table-cell>
          <table:table-cell table:formula="of:=[.K86]+[.J87]" office:value-type="float" office:value="6588.13178110778" calcext:value-type="float">
            <text:p>6588,13178110778</text:p>
          </table:table-cell>
          <table:table-cell table:number-columns-repeated="2"/>
        </table:table-row>
        <table:table-row table:style-name="ro1">
          <table:table-cell office:value-type="date" office:date-value="1945-07-23" calcext:value-type="date">
            <text:p>23.07.1945</text:p>
          </table:table-cell>
          <table:table-cell table:formula="of:=WEEKDAY([.A88];2)"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[.F87]-[.F87]*0.01" office:value-type="float" office:value="1.77219192650469" calcext:value-type="float">
            <text:p>1,77219192650469</text:p>
          </table:table-cell>
          <table:table-cell table:formula="of:=[.G87]-[.G87]*0.01" office:value-type="float" office:value="4.43047981626173" calcext:value-type="float">
            <text:p>4,43047981626173</text:p>
          </table:table-cell>
          <table:table-cell table:formula="of:=[.D88]*[.F88]" office:value-type="float" office:value="0" calcext:value-type="float">
            <text:p>0</text:p>
          </table:table-cell>
          <table:table-cell table:formula="of:=[.E88]*[.G88]" office:value-type="float" office:value="48.735277978879" calcext:value-type="float">
            <text:p>48,735277978879</text:p>
          </table:table-cell>
          <table:table-cell table:formula="of:=[.H88]+[.I88]" office:value-type="float" office:value="48.735277978879" calcext:value-type="float">
            <text:p>48,735277978879</text:p>
          </table:table-cell>
          <table:table-cell table:formula="of:=[.K87]+[.J88]" office:value-type="float" office:value="6636.86705908666" calcext:value-type="float">
            <text:p>6636,86705908666</text:p>
          </table:table-cell>
          <table:table-cell table:number-columns-repeated="2"/>
        </table:table-row>
        <table:table-row table:style-name="ro1">
          <table:table-cell office:value-type="date" office:date-value="1945-07-24" calcext:value-type="date">
            <text:p>24.07.1945</text:p>
          </table:table-cell>
          <table:table-cell table:formula="of:=WEEKDAY([.A89];2)" office:value-type="float" office:value="2" calcext:value-type="float">
            <text:p>2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[.F88]-[.F88]*0.01" office:value-type="float" office:value="1.75447000723964" calcext:value-type="float">
            <text:p>1,75447000723964</text:p>
          </table:table-cell>
          <table:table-cell table:formula="of:=[.G88]-[.G88]*0.01" office:value-type="float" office:value="4.38617501809911" calcext:value-type="float">
            <text:p>4,38617501809911</text:p>
          </table:table-cell>
          <table:table-cell table:formula="of:=[.D89]*[.F89]" office:value-type="float" office:value="0" calcext:value-type="float">
            <text:p>0</text:p>
          </table:table-cell>
          <table:table-cell table:formula="of:=[.E89]*[.G89]" office:value-type="float" office:value="48.2479251990902" calcext:value-type="float">
            <text:p>48,2479251990902</text:p>
          </table:table-cell>
          <table:table-cell table:formula="of:=[.H89]+[.I89]" office:value-type="float" office:value="48.2479251990902" calcext:value-type="float">
            <text:p>48,2479251990902</text:p>
          </table:table-cell>
          <table:table-cell table:formula="of:=[.K88]+[.J89]" office:value-type="float" office:value="6685.11498428575" calcext:value-type="float">
            <text:p>6685,11498428575</text:p>
          </table:table-cell>
          <table:table-cell table:number-columns-repeated="2"/>
        </table:table-row>
        <table:table-row table:style-name="ro1">
          <table:table-cell office:value-type="date" office:date-value="1945-07-25" calcext:value-type="date">
            <text:p>25.07.1945</text:p>
          </table:table-cell>
          <table:table-cell table:formula="of:=WEEKDAY([.A90];2)" office:value-type="float" office:value="3" calcext:value-type="float">
            <text:p>3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[.F89]-[.F89]*0.01" office:value-type="float" office:value="1.73692530716725" calcext:value-type="float">
            <text:p>1,73692530716725</text:p>
          </table:table-cell>
          <table:table-cell table:formula="of:=[.G89]-[.G89]*0.01" office:value-type="float" office:value="4.34231326791812" calcext:value-type="float">
            <text:p>4,34231326791812</text:p>
          </table:table-cell>
          <table:table-cell table:formula="of:=[.D90]*[.F90]" office:value-type="float" office:value="0" calcext:value-type="float">
            <text:p>0</text:p>
          </table:table-cell>
          <table:table-cell table:formula="of:=[.E90]*[.G90]" office:value-type="float" office:value="47.7654459470993" calcext:value-type="float">
            <text:p>47,7654459470993</text:p>
          </table:table-cell>
          <table:table-cell table:formula="of:=[.H90]+[.I90]" office:value-type="float" office:value="47.7654459470993" calcext:value-type="float">
            <text:p>47,7654459470993</text:p>
          </table:table-cell>
          <table:table-cell table:formula="of:=[.K89]+[.J90]" office:value-type="float" office:value="6732.88043023285" calcext:value-type="float">
            <text:p>6732,88043023285</text:p>
          </table:table-cell>
          <table:table-cell table:number-columns-repeated="2"/>
        </table:table-row>
        <table:table-row table:style-name="ro1">
          <table:table-cell office:value-type="date" office:date-value="1945-07-26" calcext:value-type="date">
            <text:p>26.07.1945</text:p>
          </table:table-cell>
          <table:table-cell table:formula="of:=WEEKDAY([.A91];2)"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[.F90]-[.F90]*0.01" office:value-type="float" office:value="1.71955605409558" calcext:value-type="float">
            <text:p>1,71955605409558</text:p>
          </table:table-cell>
          <table:table-cell table:formula="of:=[.G90]-[.G90]*0.01" office:value-type="float" office:value="4.29889013523894" calcext:value-type="float">
            <text:p>4,29889013523894</text:p>
          </table:table-cell>
          <table:table-cell table:formula="of:=[.D91]*[.F91]" office:value-type="float" office:value="0" calcext:value-type="float">
            <text:p>0</text:p>
          </table:table-cell>
          <table:table-cell table:formula="of:=[.E91]*[.G91]" office:value-type="float" office:value="47.2877914876283" calcext:value-type="float">
            <text:p>47,2877914876283</text:p>
          </table:table-cell>
          <table:table-cell table:formula="of:=[.H91]+[.I91]" office:value-type="float" office:value="47.2877914876283" calcext:value-type="float">
            <text:p>47,2877914876283</text:p>
          </table:table-cell>
          <table:table-cell table:formula="of:=[.K90]+[.J91]" office:value-type="float" office:value="6780.16822172047" calcext:value-type="float">
            <text:p>6780,16822172047</text:p>
          </table:table-cell>
          <table:table-cell table:number-columns-repeated="2"/>
        </table:table-row>
        <table:table-row table:style-name="ro1">
          <table:table-cell office:value-type="date" office:date-value="1945-07-27" calcext:value-type="date">
            <text:p>27.07.1945</text:p>
          </table:table-cell>
          <table:table-cell table:formula="of:=WEEKDAY([.A92];2)" office:value-type="float" office:value="5" calcext:value-type="float">
            <text:p>5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[.F91]-[.F91]*0.01" office:value-type="float" office:value="1.70236049355462" calcext:value-type="float">
            <text:p>1,70236049355462</text:p>
          </table:table-cell>
          <table:table-cell table:formula="of:=[.G91]-[.G91]*0.01" office:value-type="float" office:value="4.25590123388655" calcext:value-type="float">
            <text:p>4,25590123388655</text:p>
          </table:table-cell>
          <table:table-cell table:formula="of:=[.D92]*[.F92]" office:value-type="float" office:value="0" calcext:value-type="float">
            <text:p>0</text:p>
          </table:table-cell>
          <table:table-cell table:formula="of:=[.E92]*[.G92]" office:value-type="float" office:value="46.814913572752" calcext:value-type="float">
            <text:p>46,814913572752</text:p>
          </table:table-cell>
          <table:table-cell table:formula="of:=[.H92]+[.I92]" office:value-type="float" office:value="46.814913572752" calcext:value-type="float">
            <text:p>46,814913572752</text:p>
          </table:table-cell>
          <table:table-cell table:formula="of:=[.K91]+[.J92]" office:value-type="float" office:value="6826.98313529323" calcext:value-type="float">
            <text:p>6826,98313529323</text:p>
          </table:table-cell>
          <table:table-cell table:number-columns-repeated="2"/>
        </table:table-row>
        <table:table-row table:style-name="ro1">
          <table:table-cell office:value-type="date" office:date-value="1945-07-28" calcext:value-type="date">
            <text:p>28.07.1945</text:p>
          </table:table-cell>
          <table:table-cell table:formula="of:=WEEKDAY([.A93];2)" office:value-type="float" office:value="6" calcext:value-type="float">
            <text:p>6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[.F92]-[.F92]*0.01" office:value-type="float" office:value="1.68533688861907" calcext:value-type="float">
            <text:p>1,68533688861907</text:p>
          </table:table-cell>
          <table:table-cell table:formula="of:=[.G92]-[.G92]*0.01" office:value-type="float" office:value="4.21334222154768" calcext:value-type="float">
            <text:p>4,21334222154768</text:p>
          </table:table-cell>
          <table:table-cell table:formula="of:=[.D93]*[.F93]" office:value-type="float" office:value="0" calcext:value-type="float">
            <text:p>0</text:p>
          </table:table-cell>
          <table:table-cell table:formula="of:=[.E93]*[.G93]" office:value-type="float" office:value="46.3467644370245" calcext:value-type="float">
            <text:p>46,3467644370245</text:p>
          </table:table-cell>
          <table:table-cell table:formula="of:=[.H93]+[.I93]" office:value-type="float" office:value="46.3467644370245" calcext:value-type="float">
            <text:p>46,3467644370245</text:p>
          </table:table-cell>
          <table:table-cell table:formula="of:=[.K92]+[.J93]" office:value-type="float" office:value="6873.32989973025" calcext:value-type="float">
            <text:p>6873,32989973025</text:p>
          </table:table-cell>
          <table:table-cell table:number-columns-repeated="2"/>
        </table:table-row>
        <table:table-row table:style-name="ro1">
          <table:table-cell office:value-type="date" office:date-value="1945-07-29" calcext:value-type="date">
            <text:p>29.07.1945</text:p>
          </table:table-cell>
          <table:table-cell table:formula="of:=WEEKDAY([.A94];2)" office:value-type="float" office:value="7" calcext:value-type="float">
            <text:p>7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[.F93]-[.F93]*0.01" office:value-type="float" office:value="1.66848351973288" calcext:value-type="float">
            <text:p>1,66848351973288</text:p>
          </table:table-cell>
          <table:table-cell table:formula="of:=[.G93]-[.G93]*0.01" office:value-type="float" office:value="4.17120879933221" calcext:value-type="float">
            <text:p>4,17120879933221</text:p>
          </table:table-cell>
          <table:table-cell table:formula="of:=[.D94]*[.F94]" office:value-type="float" office:value="0" calcext:value-type="float">
            <text:p>0</text:p>
          </table:table-cell>
          <table:table-cell table:formula="of:=[.E94]*[.G94]" office:value-type="float" office:value="45.8832967926543" calcext:value-type="float">
            <text:p>45,8832967926543</text:p>
          </table:table-cell>
          <table:table-cell table:formula="of:=[.H94]+[.I94]" office:value-type="float" office:value="45.8832967926543" calcext:value-type="float">
            <text:p>45,8832967926543</text:p>
          </table:table-cell>
          <table:table-cell table:formula="of:=[.K93]+[.J94]" office:value-type="float" office:value="6919.21319652291" calcext:value-type="float">
            <text:p>6919,21319652291</text:p>
          </table:table-cell>
          <table:table-cell table:number-columns-repeated="2"/>
        </table:table-row>
        <table:table-row table:style-name="ro1">
          <table:table-cell office:value-type="date" office:date-value="1945-07-30" calcext:value-type="date">
            <text:p>30.07.1945</text:p>
          </table:table-cell>
          <table:table-cell table:formula="of:=WEEKDAY([.A95];2)"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[.F94]-[.F94]*0.01" office:value-type="float" office:value="1.65179868453555" calcext:value-type="float">
            <text:p>1,65179868453555</text:p>
          </table:table-cell>
          <table:table-cell table:formula="of:=[.G94]-[.G94]*0.01" office:value-type="float" office:value="4.12949671133888" calcext:value-type="float">
            <text:p>4,12949671133888</text:p>
          </table:table-cell>
          <table:table-cell table:formula="of:=[.D95]*[.F95]" office:value-type="float" office:value="0" calcext:value-type="float">
            <text:p>0</text:p>
          </table:table-cell>
          <table:table-cell table:formula="of:=[.E95]*[.G95]" office:value-type="float" office:value="45.4244638247277" calcext:value-type="float">
            <text:p>45,4244638247277</text:p>
          </table:table-cell>
          <table:table-cell table:formula="of:=[.H95]+[.I95]" office:value-type="float" office:value="45.4244638247277" calcext:value-type="float">
            <text:p>45,4244638247277</text:p>
          </table:table-cell>
          <table:table-cell table:formula="of:=[.K94]+[.J95]" office:value-type="float" office:value="6964.63766034763" calcext:value-type="float">
            <text:p>6964,63766034763</text:p>
          </table:table-cell>
          <table:table-cell table:number-columns-repeated="2"/>
        </table:table-row>
        <table:table-row table:style-name="ro1">
          <table:table-cell office:value-type="date" office:date-value="1945-07-31" calcext:value-type="date">
            <text:p>31.07.1945</text:p>
          </table:table-cell>
          <table:table-cell table:formula="of:=WEEKDAY([.A96];2)"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[.F95]-[.F95]*0.01" office:value-type="float" office:value="1.6352806976902" calcext:value-type="float">
            <text:p>1,6352806976902</text:p>
          </table:table-cell>
          <table:table-cell table:formula="of:=[.G95]-[.G95]*0.01" office:value-type="float" office:value="4.0882017442255" calcext:value-type="float">
            <text:p>4,0882017442255</text:p>
          </table:table-cell>
          <table:table-cell table:formula="of:=[.D96]*[.F96]" office:value-type="float" office:value="0" calcext:value-type="float">
            <text:p>0</text:p>
          </table:table-cell>
          <table:table-cell table:formula="of:=[.E96]*[.G96]" office:value-type="float" office:value="44.9702191864805" calcext:value-type="float">
            <text:p>44,9702191864805</text:p>
          </table:table-cell>
          <table:table-cell table:formula="of:=[.H96]+[.I96]" office:value-type="float" office:value="44.9702191864805" calcext:value-type="float">
            <text:p>44,9702191864805</text:p>
          </table:table-cell>
          <table:table-cell table:formula="of:=[.K95]+[.J96]" office:value-type="float" office:value="7009.60787953411" calcext:value-type="float">
            <text:p>7009,60787953411</text:p>
          </table:table-cell>
          <table:table-cell table:number-columns-repeated="2"/>
        </table:table-row>
        <table:table-row table:style-name="ro1">
          <table:table-cell office:value-type="date" office:date-value="1945-08-01" calcext:value-type="date">
            <text:p>1.08.1945</text:p>
          </table:table-cell>
          <table:table-cell table:formula="of:=WEEKDAY([.A97];2)" office:value-type="float" office:value="3" calcext:value-type="float">
            <text:p>3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[.F96]-[.F96]*0.01" office:value-type="float" office:value="1.6189278907133" calcext:value-type="float">
            <text:p>1,6189278907133</text:p>
          </table:table-cell>
          <table:table-cell table:formula="of:=[.G96]-[.G96]*0.01" office:value-type="float" office:value="4.04731972678324" calcext:value-type="float">
            <text:p>4,04731972678324</text:p>
          </table:table-cell>
          <table:table-cell table:formula="of:=[.D97]*[.F97]" office:value-type="float" office:value="0" calcext:value-type="float">
            <text:p>0</text:p>
          </table:table-cell>
          <table:table-cell table:formula="of:=[.E97]*[.G97]" office:value-type="float" office:value="44.5205169946157" calcext:value-type="float">
            <text:p>44,5205169946157</text:p>
          </table:table-cell>
          <table:table-cell table:formula="of:=[.H97]+[.I97]" office:value-type="float" office:value="44.5205169946157" calcext:value-type="float">
            <text:p>44,5205169946157</text:p>
          </table:table-cell>
          <table:table-cell table:formula="of:=[.K96]+[.J97]" office:value-type="float" office:value="7054.12839652873" calcext:value-type="float">
            <text:p>7054,12839652873</text:p>
          </table:table-cell>
          <table:table-cell table:number-columns-repeated="2"/>
        </table:table-row>
        <table:table-row table:style-name="ro1">
          <table:table-cell office:value-type="date" office:date-value="1945-08-02" calcext:value-type="date">
            <text:p>2.08.1945</text:p>
          </table:table-cell>
          <table:table-cell table:formula="of:=WEEKDAY([.A98];2)" office:value-type="float" office:value="4" calcext:value-type="float">
            <text:p>4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[.F97]-[.F97]*0.01" office:value-type="float" office:value="1.60273861180616" calcext:value-type="float">
            <text:p>1,60273861180616</text:p>
          </table:table-cell>
          <table:table-cell table:formula="of:=[.G97]-[.G97]*0.01" office:value-type="float" office:value="4.00684652951541" calcext:value-type="float">
            <text:p>4,00684652951541</text:p>
          </table:table-cell>
          <table:table-cell table:formula="of:=[.D98]*[.F98]" office:value-type="float" office:value="0" calcext:value-type="float">
            <text:p>0</text:p>
          </table:table-cell>
          <table:table-cell table:formula="of:=[.E98]*[.G98]" office:value-type="float" office:value="44.0753118246695" calcext:value-type="float">
            <text:p>44,0753118246695</text:p>
          </table:table-cell>
          <table:table-cell table:formula="of:=[.H98]+[.I98]" office:value-type="float" office:value="44.0753118246695" calcext:value-type="float">
            <text:p>44,0753118246695</text:p>
          </table:table-cell>
          <table:table-cell table:formula="of:=[.K97]+[.J98]" office:value-type="float" office:value="7098.2037083534" calcext:value-type="float">
            <text:p>7098,2037083534</text:p>
          </table:table-cell>
          <table:table-cell table:number-columns-repeated="2"/>
        </table:table-row>
        <table:table-row table:style-name="ro1">
          <table:table-cell office:value-type="date" office:date-value="1945-08-03" calcext:value-type="date">
            <text:p>3.08.1945</text:p>
          </table:table-cell>
          <table:table-cell table:formula="of:=WEEKDAY([.A99];2)" office:value-type="float" office:value="5" calcext:value-type="float">
            <text:p>5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[.F98]-[.F98]*0.01" office:value-type="float" office:value="1.5867112256881" calcext:value-type="float">
            <text:p>1,5867112256881</text:p>
          </table:table-cell>
          <table:table-cell table:formula="of:=[.G98]-[.G98]*0.01" office:value-type="float" office:value="3.96677806422025" calcext:value-type="float">
            <text:p>3,96677806422025</text:p>
          </table:table-cell>
          <table:table-cell table:formula="of:=[.D99]*[.F99]" office:value-type="float" office:value="0" calcext:value-type="float">
            <text:p>0</text:p>
          </table:table-cell>
          <table:table-cell table:formula="of:=[.E99]*[.G99]" office:value-type="float" office:value="43.6345587064228" calcext:value-type="float">
            <text:p>43,6345587064228</text:p>
          </table:table-cell>
          <table:table-cell table:formula="of:=[.H99]+[.I99]" office:value-type="float" office:value="43.6345587064228" calcext:value-type="float">
            <text:p>43,6345587064228</text:p>
          </table:table-cell>
          <table:table-cell table:formula="of:=[.K98]+[.J99]" office:value-type="float" office:value="7141.83826705982" calcext:value-type="float">
            <text:p>7141,83826705982</text:p>
          </table:table-cell>
          <table:table-cell table:number-columns-repeated="2"/>
        </table:table-row>
        <table:table-row table:style-name="ro1">
          <table:table-cell office:value-type="date" office:date-value="1945-08-04" calcext:value-type="date">
            <text:p>4.08.1945</text:p>
          </table:table-cell>
          <table:table-cell table:formula="of:=WEEKDAY([.A100];2)" office:value-type="float" office:value="6" calcext:value-type="float">
            <text:p>6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[.F99]-[.F99]*0.01" office:value-type="float" office:value="1.57084411343122" calcext:value-type="float">
            <text:p>1,57084411343122</text:p>
          </table:table-cell>
          <table:table-cell table:formula="of:=[.G99]-[.G99]*0.01" office:value-type="float" office:value="3.92711028357805" calcext:value-type="float">
            <text:p>3,92711028357805</text:p>
          </table:table-cell>
          <table:table-cell table:formula="of:=[.D100]*[.F100]" office:value-type="float" office:value="0" calcext:value-type="float">
            <text:p>0</text:p>
          </table:table-cell>
          <table:table-cell table:formula="of:=[.E100]*[.G100]" office:value-type="float" office:value="43.1982131193586" calcext:value-type="float">
            <text:p>43,1982131193586</text:p>
          </table:table-cell>
          <table:table-cell table:formula="of:=[.H100]+[.I100]" office:value-type="float" office:value="43.1982131193586" calcext:value-type="float">
            <text:p>43,1982131193586</text:p>
          </table:table-cell>
          <table:table-cell table:formula="of:=[.K99]+[.J100]" office:value-type="float" office:value="7185.03648017918" calcext:value-type="float">
            <text:p>7185,03648017918</text:p>
          </table:table-cell>
          <table:table-cell table:number-columns-repeated="2"/>
        </table:table-row>
        <table:table-row table:style-name="ro1">
          <table:table-cell office:value-type="date" office:date-value="1945-08-05" calcext:value-type="date">
            <text:p>5.08.1945</text:p>
          </table:table-cell>
          <table:table-cell table:formula="of:=WEEKDAY([.A101];2)" office:value-type="float" office:value="7" calcext:value-type="float">
            <text:p>7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[.F100]-[.F100]*0.01" office:value-type="float" office:value="1.55513567229691" calcext:value-type="float">
            <text:p>1,55513567229691</text:p>
          </table:table-cell>
          <table:table-cell table:formula="of:=[.G100]-[.G100]*0.01" office:value-type="float" office:value="3.88783918074227" calcext:value-type="float">
            <text:p>3,88783918074227</text:p>
          </table:table-cell>
          <table:table-cell table:formula="of:=[.D101]*[.F101]" office:value-type="float" office:value="0" calcext:value-type="float">
            <text:p>0</text:p>
          </table:table-cell>
          <table:table-cell table:formula="of:=[.E101]*[.G101]" office:value-type="float" office:value="42.766230988165" calcext:value-type="float">
            <text:p>42,766230988165</text:p>
          </table:table-cell>
          <table:table-cell table:formula="of:=[.H101]+[.I101]" office:value-type="float" office:value="42.766230988165" calcext:value-type="float">
            <text:p>42,766230988165</text:p>
          </table:table-cell>
          <table:table-cell table:formula="of:=[.K100]+[.J101]" office:value-type="float" office:value="7227.80271116734" calcext:value-type="float">
            <text:p>7227,80271116734</text:p>
          </table:table-cell>
          <table:table-cell table:number-columns-repeated="2"/>
        </table:table-row>
        <table:table-row table:style-name="ro1">
          <table:table-cell office:value-type="date" office:date-value="1945-08-06" calcext:value-type="date">
            <text:p>6.08.1945</text:p>
          </table:table-cell>
          <table:table-cell table:formula="of:=WEEKDAY([.A102];2)"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[.F101]-[.F101]*0.01" office:value-type="float" office:value="1.53958431557394" calcext:value-type="float">
            <text:p>1,53958431557394</text:p>
          </table:table-cell>
          <table:table-cell table:formula="of:=[.G101]-[.G101]*0.01" office:value-type="float" office:value="3.84896078893485" calcext:value-type="float">
            <text:p>3,84896078893485</text:p>
          </table:table-cell>
          <table:table-cell table:formula="of:=[.D102]*[.F102]" office:value-type="float" office:value="0" calcext:value-type="float">
            <text:p>0</text:p>
          </table:table-cell>
          <table:table-cell table:formula="of:=[.E102]*[.G102]" office:value-type="float" office:value="42.3385686782833" calcext:value-type="float">
            <text:p>42,3385686782833</text:p>
          </table:table-cell>
          <table:table-cell table:formula="of:=[.H102]+[.I102]" office:value-type="float" office:value="42.3385686782833" calcext:value-type="float">
            <text:p>42,3385686782833</text:p>
          </table:table-cell>
          <table:table-cell table:formula="of:=[.K101]+[.J102]" office:value-type="float" office:value="7270.14127984563" calcext:value-type="float">
            <text:p>7270,14127984563</text:p>
          </table:table-cell>
          <table:table-cell table:number-columns-repeated="2"/>
        </table:table-row>
        <table:table-row table:style-name="ro1">
          <table:table-cell office:value-type="date" office:date-value="1945-08-07" calcext:value-type="date">
            <text:p>7.08.1945</text:p>
          </table:table-cell>
          <table:table-cell table:formula="of:=WEEKDAY([.A103];2)" office:value-type="float" office:value="2" calcext:value-type="float">
            <text:p>2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[.F102]-[.F102]*0.01" office:value-type="float" office:value="1.5241884724182" calcext:value-type="float">
            <text:p>1,5241884724182</text:p>
          </table:table-cell>
          <table:table-cell table:formula="of:=[.G102]-[.G102]*0.01" office:value-type="float" office:value="3.8104711810455" calcext:value-type="float">
            <text:p>3,8104711810455</text:p>
          </table:table-cell>
          <table:table-cell table:formula="of:=[.D103]*[.F103]" office:value-type="float" office:value="0" calcext:value-type="float">
            <text:p>0</text:p>
          </table:table-cell>
          <table:table-cell table:formula="of:=[.E103]*[.G103]" office:value-type="float" office:value="41.9151829915005" calcext:value-type="float">
            <text:p>41,9151829915005</text:p>
          </table:table-cell>
          <table:table-cell table:formula="of:=[.H103]+[.I103]" office:value-type="float" office:value="41.9151829915005" calcext:value-type="float">
            <text:p>41,9151829915005</text:p>
          </table:table-cell>
          <table:table-cell table:formula="of:=[.K102]+[.J103]" office:value-type="float" office:value="7312.05646283713" calcext:value-type="float">
            <text:p>7312,05646283713</text:p>
          </table:table-cell>
          <table:table-cell table:number-columns-repeated="2"/>
        </table:table-row>
        <table:table-row table:style-name="ro1">
          <table:table-cell office:value-type="date" office:date-value="1945-08-08" calcext:value-type="date">
            <text:p>8.08.1945</text:p>
          </table:table-cell>
          <table:table-cell table:formula="of:=WEEKDAY([.A104];2)" office:value-type="float" office:value="3" calcext:value-type="float">
            <text:p>3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[.F103]-[.F103]*0.01" office:value-type="float" office:value="1.50894658769402" calcext:value-type="float">
            <text:p>1,50894658769402</text:p>
          </table:table-cell>
          <table:table-cell table:formula="of:=[.G103]-[.G103]*0.01" office:value-type="float" office:value="3.77236646923504" calcext:value-type="float">
            <text:p>3,77236646923504</text:p>
          </table:table-cell>
          <table:table-cell table:formula="of:=[.D104]*[.F104]" office:value-type="float" office:value="0" calcext:value-type="float">
            <text:p>0</text:p>
          </table:table-cell>
          <table:table-cell table:formula="of:=[.E104]*[.G104]" office:value-type="float" office:value="41.4960311615855" calcext:value-type="float">
            <text:p>41,4960311615855</text:p>
          </table:table-cell>
          <table:table-cell table:formula="of:=[.H104]+[.I104]" office:value-type="float" office:value="41.4960311615855" calcext:value-type="float">
            <text:p>41,4960311615855</text:p>
          </table:table-cell>
          <table:table-cell table:formula="of:=[.K103]+[.J104]" office:value-type="float" office:value="7353.55249399871" calcext:value-type="float">
            <text:p>7353,55249399871</text:p>
          </table:table-cell>
          <table:table-cell table:number-columns-repeated="2"/>
        </table:table-row>
        <table:table-row table:style-name="ro1">
          <table:table-cell office:value-type="date" office:date-value="1945-08-09" calcext:value-type="date">
            <text:p>9.08.1945</text:p>
          </table:table-cell>
          <table:table-cell table:formula="of:=WEEKDAY([.A105];2)" office:value-type="float" office:value="4" calcext:value-type="float">
            <text:p>4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[.F104]-[.F104]*0.01" office:value-type="float" office:value="1.49385712181708" calcext:value-type="float">
            <text:p>1,49385712181708</text:p>
          </table:table-cell>
          <table:table-cell table:formula="of:=[.G104]-[.G104]*0.01" office:value-type="float" office:value="3.73464280454269" calcext:value-type="float">
            <text:p>3,73464280454269</text:p>
          </table:table-cell>
          <table:table-cell table:formula="of:=[.D105]*[.F105]" office:value-type="float" office:value="0" calcext:value-type="float">
            <text:p>0</text:p>
          </table:table-cell>
          <table:table-cell table:formula="of:=[.E105]*[.G105]" office:value-type="float" office:value="41.0810708499696" calcext:value-type="float">
            <text:p>41,0810708499696</text:p>
          </table:table-cell>
          <table:table-cell table:formula="of:=[.H105]+[.I105]" office:value-type="float" office:value="41.0810708499696" calcext:value-type="float">
            <text:p>41,0810708499696</text:p>
          </table:table-cell>
          <table:table-cell table:formula="of:=[.K104]+[.J105]" office:value-type="float" office:value="7394.63356484868" calcext:value-type="float">
            <text:p>7394,63356484868</text:p>
          </table:table-cell>
          <table:table-cell table:number-columns-repeated="2"/>
        </table:table-row>
        <table:table-row table:style-name="ro1">
          <table:table-cell office:value-type="date" office:date-value="1945-08-10" calcext:value-type="date">
            <text:p>10.08.1945</text:p>
          </table:table-cell>
          <table:table-cell table:formula="of:=WEEKDAY([.A106];2)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[.F105]-[.F105]*0.01" office:value-type="float" office:value="1.47891855059891" calcext:value-type="float">
            <text:p>1,47891855059891</text:p>
          </table:table-cell>
          <table:table-cell table:formula="of:=[.G105]-[.G105]*0.01" office:value-type="float" office:value="3.69729637649727" calcext:value-type="float">
            <text:p>3,69729637649727</text:p>
          </table:table-cell>
          <table:table-cell table:formula="of:=[.D106]*[.F106]" office:value-type="float" office:value="0" calcext:value-type="float">
            <text:p>0</text:p>
          </table:table-cell>
          <table:table-cell table:formula="of:=[.E106]*[.G106]" office:value-type="float" office:value="40.6702601414699" calcext:value-type="float">
            <text:p>40,6702601414699</text:p>
          </table:table-cell>
          <table:table-cell table:formula="of:=[.H106]+[.I106]" office:value-type="float" office:value="40.6702601414699" calcext:value-type="float">
            <text:p>40,6702601414699</text:p>
          </table:table-cell>
          <table:table-cell table:formula="of:=[.K105]+[.J106]" office:value-type="float" office:value="7435.30382499015" calcext:value-type="float">
            <text:p>7435,30382499015</text:p>
          </table:table-cell>
          <table:table-cell table:number-columns-repeated="2"/>
        </table:table-row>
        <table:table-row table:style-name="ro1">
          <table:table-cell office:value-type="date" office:date-value="1945-08-11" calcext:value-type="date">
            <text:p>11.08.1945</text:p>
          </table:table-cell>
          <table:table-cell table:formula="of:=WEEKDAY([.A107];2)" office:value-type="float" office:value="6" calcext:value-type="float">
            <text:p>6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[.F106]-[.F106]*0.01" office:value-type="float" office:value="1.46412936509292" calcext:value-type="float">
            <text:p>1,46412936509292</text:p>
          </table:table-cell>
          <table:table-cell table:formula="of:=[.G106]-[.G106]*0.01" office:value-type="float" office:value="3.66032341273229" calcext:value-type="float">
            <text:p>3,66032341273229</text:p>
          </table:table-cell>
          <table:table-cell table:formula="of:=[.D107]*[.F107]" office:value-type="float" office:value="0" calcext:value-type="float">
            <text:p>0</text:p>
          </table:table-cell>
          <table:table-cell table:formula="of:=[.E107]*[.G107]" office:value-type="float" office:value="40.2635575400552" calcext:value-type="float">
            <text:p>40,2635575400552</text:p>
          </table:table-cell>
          <table:table-cell table:formula="of:=[.H107]+[.I107]" office:value-type="float" office:value="40.2635575400552" calcext:value-type="float">
            <text:p>40,2635575400552</text:p>
          </table:table-cell>
          <table:table-cell table:formula="of:=[.K106]+[.J107]" office:value-type="float" office:value="7475.56738253021" calcext:value-type="float">
            <text:p>7475,56738253021</text:p>
          </table:table-cell>
          <table:table-cell table:number-columns-repeated="2"/>
        </table:table-row>
        <table:table-row table:style-name="ro1">
          <table:table-cell office:value-type="date" office:date-value="1945-08-12" calcext:value-type="date">
            <text:p>12.08.1945</text:p>
          </table:table-cell>
          <table:table-cell table:formula="of:=WEEKDAY([.A108];2)" office:value-type="float" office:value="7" calcext:value-type="float">
            <text:p>7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[.F107]-[.F107]*0.01" office:value-type="float" office:value="1.44948807144199" calcext:value-type="float">
            <text:p>1,44948807144199</text:p>
          </table:table-cell>
          <table:table-cell table:formula="of:=[.G107]-[.G107]*0.01" office:value-type="float" office:value="3.62372017860497" calcext:value-type="float">
            <text:p>3,62372017860497</text:p>
          </table:table-cell>
          <table:table-cell table:formula="of:=[.D108]*[.F108]" office:value-type="float" office:value="0" calcext:value-type="float">
            <text:p>0</text:p>
          </table:table-cell>
          <table:table-cell table:formula="of:=[.E108]*[.G108]" office:value-type="float" office:value="39.8609219646547" calcext:value-type="float">
            <text:p>39,8609219646547</text:p>
          </table:table-cell>
          <table:table-cell table:formula="of:=[.H108]+[.I108]" office:value-type="float" office:value="39.8609219646547" calcext:value-type="float">
            <text:p>39,8609219646547</text:p>
          </table:table-cell>
          <table:table-cell table:formula="of:=[.K107]+[.J108]" office:value-type="float" office:value="7515.42830449486" calcext:value-type="float">
            <text:p>7515,42830449486</text:p>
          </table:table-cell>
          <table:table-cell table:number-columns-repeated="2"/>
        </table:table-row>
        <table:table-row table:style-name="ro1">
          <table:table-cell office:value-type="date" office:date-value="1945-08-13" calcext:value-type="date">
            <text:p>13.08.1945</text:p>
          </table:table-cell>
          <table:table-cell table:formula="of:=WEEKDAY([.A109];2)"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[.F108]-[.F108]*0.01" office:value-type="float" office:value="1.43499319072757" calcext:value-type="float">
            <text:p>1,43499319072757</text:p>
          </table:table-cell>
          <table:table-cell table:formula="of:=[.G108]-[.G108]*0.01" office:value-type="float" office:value="3.58748297681892" calcext:value-type="float">
            <text:p>3,58748297681892</text:p>
          </table:table-cell>
          <table:table-cell table:formula="of:=[.D109]*[.F109]" office:value-type="float" office:value="0" calcext:value-type="float">
            <text:p>0</text:p>
          </table:table-cell>
          <table:table-cell table:formula="of:=[.E109]*[.G109]" office:value-type="float" office:value="39.4623127450081" calcext:value-type="float">
            <text:p>39,4623127450081</text:p>
          </table:table-cell>
          <table:table-cell table:formula="of:=[.H109]+[.I109]" office:value-type="float" office:value="39.4623127450081" calcext:value-type="float">
            <text:p>39,4623127450081</text:p>
          </table:table-cell>
          <table:table-cell table:formula="of:=[.K108]+[.J109]" office:value-type="float" office:value="7554.89061723987" calcext:value-type="float">
            <text:p>7554,89061723987</text:p>
          </table:table-cell>
          <table:table-cell table:number-columns-repeated="2"/>
        </table:table-row>
        <table:table-row table:style-name="ro1">
          <table:table-cell office:value-type="date" office:date-value="1945-08-14" calcext:value-type="date">
            <text:p>14.08.1945</text:p>
          </table:table-cell>
          <table:table-cell table:formula="of:=WEEKDAY([.A110];2)" office:value-type="float" office:value="2" calcext:value-type="float">
            <text:p>2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[.F109]-[.F109]*0.01" office:value-type="float" office:value="1.42064325882029" calcext:value-type="float">
            <text:p>1,42064325882029</text:p>
          </table:table-cell>
          <table:table-cell table:formula="of:=[.G109]-[.G109]*0.01" office:value-type="float" office:value="3.55160814705073" calcext:value-type="float">
            <text:p>3,55160814705073</text:p>
          </table:table-cell>
          <table:table-cell table:formula="of:=[.D110]*[.F110]" office:value-type="float" office:value="0" calcext:value-type="float">
            <text:p>0</text:p>
          </table:table-cell>
          <table:table-cell table:formula="of:=[.E110]*[.G110]" office:value-type="float" office:value="39.0676896175581" calcext:value-type="float">
            <text:p>39,0676896175581</text:p>
          </table:table-cell>
          <table:table-cell table:formula="of:=[.H110]+[.I110]" office:value-type="float" office:value="39.0676896175581" calcext:value-type="float">
            <text:p>39,0676896175581</text:p>
          </table:table-cell>
          <table:table-cell table:formula="of:=[.K109]+[.J110]" office:value-type="float" office:value="7593.95830685743" calcext:value-type="float">
            <text:p>7593,95830685743</text:p>
          </table:table-cell>
          <table:table-cell table:number-columns-repeated="2"/>
        </table:table-row>
        <table:table-row table:style-name="ro1">
          <table:table-cell office:value-type="date" office:date-value="1945-08-15" calcext:value-type="date">
            <text:p>15.08.1945</text:p>
          </table:table-cell>
          <table:table-cell table:formula="of:=WEEKDAY([.A111];2)" office:value-type="float" office:value="3" calcext:value-type="float">
            <text:p>3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[.F110]-[.F110]*0.01" office:value-type="float" office:value="1.40643682623209" calcext:value-type="float">
            <text:p>1,40643682623209</text:p>
          </table:table-cell>
          <table:table-cell table:formula="of:=[.G110]-[.G110]*0.01" office:value-type="float" office:value="3.51609206558023" calcext:value-type="float">
            <text:p>3,51609206558023</text:p>
          </table:table-cell>
          <table:table-cell table:formula="of:=[.D111]*[.F111]" office:value-type="float" office:value="0" calcext:value-type="float">
            <text:p>0</text:p>
          </table:table-cell>
          <table:table-cell table:formula="of:=[.E111]*[.G111]" office:value-type="float" office:value="38.6770127213825" calcext:value-type="float">
            <text:p>38,6770127213825</text:p>
          </table:table-cell>
          <table:table-cell table:formula="of:=[.H111]+[.I111]" office:value-type="float" office:value="38.6770127213825" calcext:value-type="float">
            <text:p>38,6770127213825</text:p>
          </table:table-cell>
          <table:table-cell table:formula="of:=[.K110]+[.J111]" office:value-type="float" office:value="7632.63531957881" calcext:value-type="float">
            <text:p>7632,63531957881</text:p>
          </table:table-cell>
          <table:table-cell table:number-columns-repeated="2"/>
        </table:table-row>
        <table:table-row table:style-name="ro1">
          <table:table-cell office:value-type="date" office:date-value="1945-08-16" calcext:value-type="date">
            <text:p>16.08.1945</text:p>
          </table:table-cell>
          <table:table-cell table:formula="of:=WEEKDAY([.A112];2)" office:value-type="float" office:value="4" calcext:value-type="float">
            <text:p>4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[.F111]-[.F111]*0.01" office:value-type="float" office:value="1.39237245796977" calcext:value-type="float">
            <text:p>1,39237245796977</text:p>
          </table:table-cell>
          <table:table-cell table:formula="of:=[.G111]-[.G111]*0.01" office:value-type="float" office:value="3.48093114492442" calcext:value-type="float">
            <text:p>3,48093114492442</text:p>
          </table:table-cell>
          <table:table-cell table:formula="of:=[.D112]*[.F112]" office:value-type="float" office:value="0" calcext:value-type="float">
            <text:p>0</text:p>
          </table:table-cell>
          <table:table-cell table:formula="of:=[.E112]*[.G112]" office:value-type="float" office:value="38.2902425941687" calcext:value-type="float">
            <text:p>38,2902425941687</text:p>
          </table:table-cell>
          <table:table-cell table:formula="of:=[.H112]+[.I112]" office:value-type="float" office:value="38.2902425941687" calcext:value-type="float">
            <text:p>38,2902425941687</text:p>
          </table:table-cell>
          <table:table-cell table:formula="of:=[.K111]+[.J112]" office:value-type="float" office:value="7670.92556217298" calcext:value-type="float">
            <text:p>7670,92556217298</text:p>
          </table:table-cell>
          <table:table-cell table:number-columns-repeated="2"/>
        </table:table-row>
        <table:table-row table:style-name="ro1">
          <table:table-cell office:value-type="date" office:date-value="1945-08-17" calcext:value-type="date">
            <text:p>17.08.1945</text:p>
          </table:table-cell>
          <table:table-cell table:formula="of:=WEEKDAY([.A113];2)" office:value-type="float" office:value="5" calcext:value-type="float">
            <text:p>5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[.F112]-[.F112]*0.01" office:value-type="float" office:value="1.37844873339007" calcext:value-type="float">
            <text:p>1,37844873339007</text:p>
          </table:table-cell>
          <table:table-cell table:formula="of:=[.G112]-[.G112]*0.01" office:value-type="float" office:value="3.44612183347518" calcext:value-type="float">
            <text:p>3,44612183347518</text:p>
          </table:table-cell>
          <table:table-cell table:formula="of:=[.D113]*[.F113]" office:value-type="float" office:value="0" calcext:value-type="float">
            <text:p>0</text:p>
          </table:table-cell>
          <table:table-cell table:formula="of:=[.E113]*[.G113]" office:value-type="float" office:value="31.0150965012766" calcext:value-type="float">
            <text:p>31,0150965012766</text:p>
          </table:table-cell>
          <table:table-cell table:formula="of:=[.H113]+[.I113]" office:value-type="float" office:value="31.0150965012766" calcext:value-type="float">
            <text:p>31,0150965012766</text:p>
          </table:table-cell>
          <table:table-cell table:style-name="ce7" table:formula="of:=[.K112]+[.J113]" office:value-type="float" office:value="7701.94065867426" calcext:value-type="float">
            <text:p>7701,9</text:p>
          </table:table-cell>
          <table:table-cell table:style-name="ce8" office:value-type="string" calcext:value-type="string">
            <text:p>←87.2</text:p>
          </table:table-cell>
          <table:table-cell/>
        </table:table-row>
        <table:table-row table:style-name="ro1">
          <table:table-cell table:number-columns-repeated="13"/>
        </table:table-row>
      </table:table>
      <table:table table:name="87.4" table:style-name="ta1">
        <table:table-column table:style-name="co2" table:default-cell-style-name="ce6"/>
        <table:table-column table:style-name="co1" table:number-columns-repeated="7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Default"/>
          <table:table-cell table:number-columns-repeated="12"/>
        </table:table-row>
        <table:table-row table:style-name="ro1">
          <table:table-cell table:style-name="Default"/>
          <table:table-cell table:style-name="ce1" office:value-type="string" calcext:value-type="string" table:number-columns-spanned="4" table:number-rows-spanned="1">
            <text:p>poczatkowa predkosc srednia w zanurzeniu [wezly]</text:p>
          </table:table-cell>
          <table:covered-table-cell table:number-columns-repeated="3"/>
          <table:table-cell office:value-type="float" office:value="4" calcext:value-type="float">
            <text:p>4</text:p>
          </table:table-cell>
          <table:table-cell table:style-name="ce1" office:value-type="string" calcext:value-type="string" table:number-columns-spanned="3" table:number-rows-spanned="1">
            <text:p>przy uzyciu silnikow elektrycznych</text:p>
          </table:table-cell>
          <table:covered-table-cell table:number-columns-repeated="2"/>
          <table:table-cell table:number-columns-repeated="4"/>
        </table:table-row>
        <table:table-row table:style-name="ro1">
          <table:table-cell table:style-name="Default"/>
          <table:table-cell table:style-name="ce1" office:value-type="string" calcext:value-type="string" table:number-columns-spanned="4" table:number-rows-spanned="1">
            <text:p>poczatkowa predkosc srednia na powierzchni [wezly]</text:p>
          </table:table-cell>
          <table:covered-table-cell table:number-columns-repeated="3"/>
          <table:table-cell office:value-type="float" office:value="10" calcext:value-type="float">
            <text:p>10</text:p>
          </table:table-cell>
          <table:table-cell table:style-name="ce1" office:value-type="string" calcext:value-type="string" table:number-columns-spanned="3" table:number-rows-spanned="1">
            <text:p>przy uzyciu silnikowspalinowych</text:p>
          </table:table-cell>
          <table:covered-table-cell table:number-columns-repeated="2"/>
          <table:table-cell table:number-columns-repeated="4"/>
        </table:table-row>
        <table:table-row table:style-name="ro1">
          <table:table-cell table:style-name="Default"/>
          <table:table-cell table:number-columns-repeated="8"/>
          <table:table-cell table:style-name="ce1" table:number-columns-spanned="3" table:number-rows-spanned="1"/>
          <table:covered-table-cell table:style-name="ce1"/>
          <table:covered-table-cell/>
          <table:table-cell/>
        </table:table-row>
        <table:table-row table:style-name="ro3">
          <table:table-cell table:style-name="ce5"/>
          <table:table-cell table:number-columns-repeated="4"/>
          <table:table-cell table:style-name="ce4" office:value-type="string" calcext:value-type="string" table:number-columns-spanned="2" table:number-rows-spanned="1">
            <text:p>Predkosc zmniejsza się codziennie o 1%</text:p>
          </table:table-cell>
          <table:covered-table-cell/>
          <table:table-cell table:number-columns-repeated="6"/>
        </table:table-row>
        <table:table-row table:style-name="ro4">
          <table:table-cell table:style-name="ce2" office:value-type="string" calcext:value-type="string">
            <text:p>dzien</text:p>
          </table:table-cell>
          <table:table-cell table:style-name="ce2" office:value-type="string" calcext:value-type="string">
            <text:p>ile godzin plynie na elektr</text:p>
          </table:table-cell>
          <table:table-cell table:style-name="ce2" office:value-type="string" calcext:value-type="string">
            <text:p>ile godzin plynie na spalin</text:p>
          </table:table-cell>
          <table:table-cell table:style-name="ce2" office:value-type="string" calcext:value-type="string">
            <text:p>predkosc elektr</text:p>
          </table:table-cell>
          <table:table-cell table:style-name="ce2" office:value-type="string" calcext:value-type="string">
            <text:p>predkosc spalin</text:p>
          </table:table-cell>
          <table:table-cell table:style-name="ce2" office:value-type="string" calcext:value-type="string">
            <text:p>droga elektr</text:p>
          </table:table-cell>
          <table:table-cell table:style-name="ce2" office:value-type="string" calcext:value-type="string">
            <text:p>droga spalin</text:p>
          </table:table-cell>
          <table:table-cell table:style-name="ce2" office:value-type="string" calcext:value-type="string">
            <text:p>cala droga tego dnia</text:p>
          </table:table-cell>
          <table:table-cell table:style-name="ce2" office:value-type="string" calcext:value-type="string">
            <text:p>droga przebyta od początku rejsu</text:p>
          </table:table-cell>
          <table:table-cell table:style-name="ce2" office:value-type="string" calcext:value-type="string">
            <text:p>dzien podrozy</text:p>
          </table:table-cell>
          <table:table-cell table:number-columns-repeated="2"/>
          <table:table-cell table:style-name="ce2" office:value-type="string" calcext:value-type="string">
            <text:p>odległość, którą ma przebyć</text:p>
          </table:table-cell>
        </table:table-row>
        <table:table-row table:style-name="ro1" table:visibility="filter">
          <table:table-cell office:value-type="date" office:date-value="1945-05-03" calcext:value-type="date">
            <text:p>3.05.194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F2]" office:value-type="float" office:value="4" calcext:value-type="float">
            <text:p>4</text:p>
          </table:table-cell>
          <table:table-cell table:formula="of:=[.F3]" office:value-type="float" office:value="10" calcext:value-type="float">
            <text:p>10</text:p>
          </table:table-cell>
          <table:table-cell table:formula="of:=[.B7]*[.D7]" office:value-type="float" office:value="80" calcext:value-type="float">
            <text:p>80</text:p>
          </table:table-cell>
          <table:table-cell table:formula="of:=[.C7]*[.E7]" office:value-type="float" office:value="40" calcext:value-type="float">
            <text:p>40</text:p>
          </table:table-cell>
          <table:table-cell table:formula="of:=[.F7]+[.G7]" office:value-type="float" office:value="120" calcext:value-type="float">
            <text:p>120</text:p>
          </table:table-cell>
          <table:table-cell table:formula="of:=[.H7]"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2" table:formula="of:=[$'87.2, 87.3'.K113]" office:value-type="float" office:value="7701.94065867426" calcext:value-type="float">
            <text:p>7701,9</text:p>
          </table:table-cell>
        </table:table-row>
        <table:table-row table:style-name="ro1" table:visibility="filter">
          <table:table-cell office:value-type="date" office:date-value="1945-05-04" calcext:value-type="date">
            <text:p>4.05.194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7]-[.D7]*0.01" office:value-type="float" office:value="3.96" calcext:value-type="float">
            <text:p>3,96</text:p>
          </table:table-cell>
          <table:table-cell table:formula="of:=[.E7]-[.E7]*0.01" office:value-type="float" office:value="9.9" calcext:value-type="float">
            <text:p>9,9</text:p>
          </table:table-cell>
          <table:table-cell table:formula="of:=[.B8]*[.D8]" office:value-type="float" office:value="79.2" calcext:value-type="float">
            <text:p>79,2</text:p>
          </table:table-cell>
          <table:table-cell table:formula="of:=[.C8]*[.E8]" office:value-type="float" office:value="39.6" calcext:value-type="float">
            <text:p>39,6</text:p>
          </table:table-cell>
          <table:table-cell table:formula="of:=[.F8]+[.G8]" office:value-type="float" office:value="118.8" calcext:value-type="float">
            <text:p>118,8</text:p>
          </table:table-cell>
          <table:table-cell table:formula="of:=[.I7]+[.H8]" office:value-type="float" office:value="238.8" calcext:value-type="float">
            <text:p>238,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 table:visibility="filter">
          <table:table-cell office:value-type="date" office:date-value="1945-05-05" calcext:value-type="date">
            <text:p>5.05.194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8]-[.D8]*0.01" office:value-type="float" office:value="3.9204" calcext:value-type="float">
            <text:p>3,9204</text:p>
          </table:table-cell>
          <table:table-cell table:formula="of:=[.E8]-[.E8]*0.01" office:value-type="float" office:value="9.801" calcext:value-type="float">
            <text:p>9,801</text:p>
          </table:table-cell>
          <table:table-cell table:formula="of:=[.B9]*[.D9]" office:value-type="float" office:value="78.408" calcext:value-type="float">
            <text:p>78,408</text:p>
          </table:table-cell>
          <table:table-cell table:formula="of:=[.C9]*[.E9]" office:value-type="float" office:value="39.204" calcext:value-type="float">
            <text:p>39,204</text:p>
          </table:table-cell>
          <table:table-cell table:formula="of:=[.F9]+[.G9]" office:value-type="float" office:value="117.612" calcext:value-type="float">
            <text:p>117,612</text:p>
          </table:table-cell>
          <table:table-cell table:formula="of:=[.I8]+[.H9]" office:value-type="float" office:value="356.412" calcext:value-type="float">
            <text:p>356,41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 table:visibility="filter">
          <table:table-cell office:value-type="date" office:date-value="1945-05-06" calcext:value-type="date">
            <text:p>6.05.194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9]-[.D9]*0.01" office:value-type="float" office:value="3.881196" calcext:value-type="float">
            <text:p>3,881196</text:p>
          </table:table-cell>
          <table:table-cell table:formula="of:=[.E9]-[.E9]*0.01" office:value-type="float" office:value="9.70299" calcext:value-type="float">
            <text:p>9,70299</text:p>
          </table:table-cell>
          <table:table-cell table:formula="of:=[.B10]*[.D10]" office:value-type="float" office:value="77.62392" calcext:value-type="float">
            <text:p>77,62392</text:p>
          </table:table-cell>
          <table:table-cell table:formula="of:=[.C10]*[.E10]" office:value-type="float" office:value="38.81196" calcext:value-type="float">
            <text:p>38,81196</text:p>
          </table:table-cell>
          <table:table-cell table:formula="of:=[.F10]+[.G10]" office:value-type="float" office:value="116.43588" calcext:value-type="float">
            <text:p>116,43588</text:p>
          </table:table-cell>
          <table:table-cell table:formula="of:=[.I9]+[.H10]" office:value-type="float" office:value="472.84788" calcext:value-type="float">
            <text:p>472,84788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 table:visibility="filter">
          <table:table-cell office:value-type="date" office:date-value="1945-05-07" calcext:value-type="date">
            <text:p>7.05.194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10]-[.D10]*0.01" office:value-type="float" office:value="3.84238404" calcext:value-type="float">
            <text:p>3,84238404</text:p>
          </table:table-cell>
          <table:table-cell table:formula="of:=[.E10]-[.E10]*0.01" office:value-type="float" office:value="9.6059601" calcext:value-type="float">
            <text:p>9,6059601</text:p>
          </table:table-cell>
          <table:table-cell table:formula="of:=[.B11]*[.D11]" office:value-type="float" office:value="76.8476808" calcext:value-type="float">
            <text:p>76,8476808</text:p>
          </table:table-cell>
          <table:table-cell table:formula="of:=[.C11]*[.E11]" office:value-type="float" office:value="38.4238404" calcext:value-type="float">
            <text:p>38,4238404</text:p>
          </table:table-cell>
          <table:table-cell table:formula="of:=[.F11]+[.G11]" office:value-type="float" office:value="115.2715212" calcext:value-type="float">
            <text:p>115,2715212</text:p>
          </table:table-cell>
          <table:table-cell table:formula="of:=[.I10]+[.H11]" office:value-type="float" office:value="588.1194012" calcext:value-type="float">
            <text:p>588,1194012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 table:visibility="filter">
          <table:table-cell office:value-type="date" office:date-value="1945-05-08" calcext:value-type="date">
            <text:p>8.05.194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11]-[.D11]*0.01" office:value-type="float" office:value="3.8039601996" calcext:value-type="float">
            <text:p>3,8039601996</text:p>
          </table:table-cell>
          <table:table-cell table:formula="of:=[.E11]-[.E11]*0.01" office:value-type="float" office:value="9.509900499" calcext:value-type="float">
            <text:p>9,509900499</text:p>
          </table:table-cell>
          <table:table-cell table:formula="of:=[.B12]*[.D12]" office:value-type="float" office:value="76.079203992" calcext:value-type="float">
            <text:p>76,079203992</text:p>
          </table:table-cell>
          <table:table-cell table:formula="of:=[.C12]*[.E12]" office:value-type="float" office:value="38.039601996" calcext:value-type="float">
            <text:p>38,039601996</text:p>
          </table:table-cell>
          <table:table-cell table:formula="of:=[.F12]+[.G12]" office:value-type="float" office:value="114.118805988" calcext:value-type="float">
            <text:p>114,118805988</text:p>
          </table:table-cell>
          <table:table-cell table:formula="of:=[.I11]+[.H12]" office:value-type="float" office:value="702.238207188" calcext:value-type="float">
            <text:p>702,238207188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 table:visibility="filter">
          <table:table-cell office:value-type="date" office:date-value="1945-05-09" calcext:value-type="date">
            <text:p>9.05.194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12]-[.D12]*0.01" office:value-type="float" office:value="3.765920597604" calcext:value-type="float">
            <text:p>3,765920597604</text:p>
          </table:table-cell>
          <table:table-cell table:formula="of:=[.E12]-[.E12]*0.01" office:value-type="float" office:value="9.41480149401" calcext:value-type="float">
            <text:p>9,41480149401</text:p>
          </table:table-cell>
          <table:table-cell table:formula="of:=[.B13]*[.D13]" office:value-type="float" office:value="75.31841195208" calcext:value-type="float">
            <text:p>75,31841195208</text:p>
          </table:table-cell>
          <table:table-cell table:formula="of:=[.C13]*[.E13]" office:value-type="float" office:value="37.65920597604" calcext:value-type="float">
            <text:p>37,65920597604</text:p>
          </table:table-cell>
          <table:table-cell table:formula="of:=[.F13]+[.G13]" office:value-type="float" office:value="112.97761792812" calcext:value-type="float">
            <text:p>112,97761792812</text:p>
          </table:table-cell>
          <table:table-cell table:formula="of:=[.I12]+[.H13]" office:value-type="float" office:value="815.21582511612" calcext:value-type="float">
            <text:p>815,21582511612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 table:visibility="filter">
          <table:table-cell office:value-type="date" office:date-value="1945-05-10" calcext:value-type="date">
            <text:p>10.05.194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13]-[.D13]*0.01" office:value-type="float" office:value="3.72826139162796" calcext:value-type="float">
            <text:p>3,72826139162796</text:p>
          </table:table-cell>
          <table:table-cell table:formula="of:=[.E13]-[.E13]*0.01" office:value-type="float" office:value="9.3206534790699" calcext:value-type="float">
            <text:p>9,3206534790699</text:p>
          </table:table-cell>
          <table:table-cell table:formula="of:=[.B14]*[.D14]" office:value-type="float" office:value="74.5652278325592" calcext:value-type="float">
            <text:p>74,5652278325592</text:p>
          </table:table-cell>
          <table:table-cell table:formula="of:=[.C14]*[.E14]" office:value-type="float" office:value="37.2826139162796" calcext:value-type="float">
            <text:p>37,2826139162796</text:p>
          </table:table-cell>
          <table:table-cell table:formula="of:=[.F14]+[.G14]" office:value-type="float" office:value="111.847841748839" calcext:value-type="float">
            <text:p>111,847841748839</text:p>
          </table:table-cell>
          <table:table-cell table:formula="of:=[.I13]+[.H14]" office:value-type="float" office:value="927.063666864959" calcext:value-type="float">
            <text:p>927,06366686495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 table:visibility="filter">
          <table:table-cell office:value-type="date" office:date-value="1945-05-11" calcext:value-type="date">
            <text:p>11.05.194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14]-[.D14]*0.01" office:value-type="float" office:value="3.69097877771168" calcext:value-type="float">
            <text:p>3,69097877771168</text:p>
          </table:table-cell>
          <table:table-cell table:formula="of:=[.E14]-[.E14]*0.01" office:value-type="float" office:value="9.2274469442792" calcext:value-type="float">
            <text:p>9,2274469442792</text:p>
          </table:table-cell>
          <table:table-cell table:formula="of:=[.B15]*[.D15]" office:value-type="float" office:value="73.8195755542336" calcext:value-type="float">
            <text:p>73,8195755542336</text:p>
          </table:table-cell>
          <table:table-cell table:formula="of:=[.C15]*[.E15]" office:value-type="float" office:value="36.9097877771168" calcext:value-type="float">
            <text:p>36,9097877771168</text:p>
          </table:table-cell>
          <table:table-cell table:formula="of:=[.F15]+[.G15]" office:value-type="float" office:value="110.72936333135" calcext:value-type="float">
            <text:p>110,72936333135</text:p>
          </table:table-cell>
          <table:table-cell table:formula="of:=[.I14]+[.H15]" office:value-type="float" office:value="1037.79303019631" calcext:value-type="float">
            <text:p>1037,79303019631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 table:visibility="filter">
          <table:table-cell office:value-type="date" office:date-value="1945-05-12" calcext:value-type="date">
            <text:p>12.05.194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15]-[.D15]*0.01" office:value-type="float" office:value="3.65406898993456" calcext:value-type="float">
            <text:p>3,65406898993456</text:p>
          </table:table-cell>
          <table:table-cell table:formula="of:=[.E15]-[.E15]*0.01" office:value-type="float" office:value="9.13517247483641" calcext:value-type="float">
            <text:p>9,13517247483641</text:p>
          </table:table-cell>
          <table:table-cell table:formula="of:=[.B16]*[.D16]" office:value-type="float" office:value="73.0813797986913" calcext:value-type="float">
            <text:p>73,0813797986913</text:p>
          </table:table-cell>
          <table:table-cell table:formula="of:=[.C16]*[.E16]" office:value-type="float" office:value="36.5406898993456" calcext:value-type="float">
            <text:p>36,5406898993456</text:p>
          </table:table-cell>
          <table:table-cell table:formula="of:=[.F16]+[.G16]" office:value-type="float" office:value="109.622069698037" calcext:value-type="float">
            <text:p>109,622069698037</text:p>
          </table:table-cell>
          <table:table-cell table:formula="of:=[.I15]+[.H16]" office:value-type="float" office:value="1147.41509989435" calcext:value-type="float">
            <text:p>1147,41509989435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 table:visibility="filter">
          <table:table-cell office:value-type="date" office:date-value="1945-05-13" calcext:value-type="date">
            <text:p>13.05.194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16]-[.D16]*0.01" office:value-type="float" office:value="3.61752830003522" calcext:value-type="float">
            <text:p>3,61752830003522</text:p>
          </table:table-cell>
          <table:table-cell table:formula="of:=[.E16]-[.E16]*0.01" office:value-type="float" office:value="9.04382075008804" calcext:value-type="float">
            <text:p>9,04382075008804</text:p>
          </table:table-cell>
          <table:table-cell table:formula="of:=[.B17]*[.D17]" office:value-type="float" office:value="72.3505660007044" calcext:value-type="float">
            <text:p>72,3505660007044</text:p>
          </table:table-cell>
          <table:table-cell table:formula="of:=[.C17]*[.E17]" office:value-type="float" office:value="36.1752830003522" calcext:value-type="float">
            <text:p>36,1752830003522</text:p>
          </table:table-cell>
          <table:table-cell table:formula="of:=[.F17]+[.G17]" office:value-type="float" office:value="108.525849001057" calcext:value-type="float">
            <text:p>108,525849001057</text:p>
          </table:table-cell>
          <table:table-cell table:formula="of:=[.I16]+[.H17]" office:value-type="float" office:value="1255.9409488954" calcext:value-type="float">
            <text:p>1255,9409488954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 table:visibility="filter">
          <table:table-cell office:value-type="date" office:date-value="1945-05-14" calcext:value-type="date">
            <text:p>14.05.194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17]-[.D17]*0.01" office:value-type="float" office:value="3.58135301703487" calcext:value-type="float">
            <text:p>3,58135301703487</text:p>
          </table:table-cell>
          <table:table-cell table:formula="of:=[.E17]-[.E17]*0.01" office:value-type="float" office:value="8.95338254258716" calcext:value-type="float">
            <text:p>8,95338254258716</text:p>
          </table:table-cell>
          <table:table-cell table:formula="of:=[.B18]*[.D18]" office:value-type="float" office:value="71.6270603406973" calcext:value-type="float">
            <text:p>71,6270603406973</text:p>
          </table:table-cell>
          <table:table-cell table:formula="of:=[.C18]*[.E18]" office:value-type="float" office:value="35.8135301703486" calcext:value-type="float">
            <text:p>35,8135301703486</text:p>
          </table:table-cell>
          <table:table-cell table:formula="of:=[.F18]+[.G18]" office:value-type="float" office:value="107.440590511046" calcext:value-type="float">
            <text:p>107,440590511046</text:p>
          </table:table-cell>
          <table:table-cell table:formula="of:=[.I17]+[.H18]" office:value-type="float" office:value="1363.38153940645" calcext:value-type="float">
            <text:p>1363,38153940645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 table:visibility="filter">
          <table:table-cell office:value-type="date" office:date-value="1945-05-15" calcext:value-type="date">
            <text:p>15.05.194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18]-[.D18]*0.01" office:value-type="float" office:value="3.54553948686452" calcext:value-type="float">
            <text:p>3,54553948686452</text:p>
          </table:table-cell>
          <table:table-cell table:formula="of:=[.E18]-[.E18]*0.01" office:value-type="float" office:value="8.86384871716129" calcext:value-type="float">
            <text:p>8,86384871716129</text:p>
          </table:table-cell>
          <table:table-cell table:formula="of:=[.B19]*[.D19]" office:value-type="float" office:value="70.9107897372904" calcext:value-type="float">
            <text:p>70,9107897372904</text:p>
          </table:table-cell>
          <table:table-cell table:formula="of:=[.C19]*[.E19]" office:value-type="float" office:value="35.4553948686452" calcext:value-type="float">
            <text:p>35,4553948686452</text:p>
          </table:table-cell>
          <table:table-cell table:formula="of:=[.F19]+[.G19]" office:value-type="float" office:value="106.366184605936" calcext:value-type="float">
            <text:p>106,366184605936</text:p>
          </table:table-cell>
          <table:table-cell table:formula="of:=[.I18]+[.H19]" office:value-type="float" office:value="1469.74772401238" calcext:value-type="float">
            <text:p>1469,74772401238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 table:visibility="filter">
          <table:table-cell office:value-type="date" office:date-value="1945-05-16" calcext:value-type="date">
            <text:p>16.05.194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19]-[.D19]*0.01" office:value-type="float" office:value="3.51008409199587" calcext:value-type="float">
            <text:p>3,51008409199587</text:p>
          </table:table-cell>
          <table:table-cell table:formula="of:=[.E19]-[.E19]*0.01" office:value-type="float" office:value="8.77521022998968" calcext:value-type="float">
            <text:p>8,77521022998968</text:p>
          </table:table-cell>
          <table:table-cell table:formula="of:=[.B20]*[.D20]" office:value-type="float" office:value="70.2016818399174" calcext:value-type="float">
            <text:p>70,2016818399174</text:p>
          </table:table-cell>
          <table:table-cell table:formula="of:=[.C20]*[.E20]" office:value-type="float" office:value="35.1008409199587" calcext:value-type="float">
            <text:p>35,1008409199587</text:p>
          </table:table-cell>
          <table:table-cell table:formula="of:=[.F20]+[.G20]" office:value-type="float" office:value="105.302522759876" calcext:value-type="float">
            <text:p>105,302522759876</text:p>
          </table:table-cell>
          <table:table-cell table:formula="of:=[.I19]+[.H20]" office:value-type="float" office:value="1575.05024677226" calcext:value-type="float">
            <text:p>1575,05024677226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 table:visibility="filter">
          <table:table-cell office:value-type="date" office:date-value="1945-05-17" calcext:value-type="date">
            <text:p>17.05.194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20]-[.D20]*0.01" office:value-type="float" office:value="3.47498325107591" calcext:value-type="float">
            <text:p>3,47498325107591</text:p>
          </table:table-cell>
          <table:table-cell table:formula="of:=[.E20]-[.E20]*0.01" office:value-type="float" office:value="8.68745812768978" calcext:value-type="float">
            <text:p>8,68745812768978</text:p>
          </table:table-cell>
          <table:table-cell table:formula="of:=[.B21]*[.D21]" office:value-type="float" office:value="69.4996650215183" calcext:value-type="float">
            <text:p>69,4996650215183</text:p>
          </table:table-cell>
          <table:table-cell table:formula="of:=[.C21]*[.E21]" office:value-type="float" office:value="34.7498325107591" calcext:value-type="float">
            <text:p>34,7498325107591</text:p>
          </table:table-cell>
          <table:table-cell table:formula="of:=[.F21]+[.G21]" office:value-type="float" office:value="104.249497532277" calcext:value-type="float">
            <text:p>104,249497532277</text:p>
          </table:table-cell>
          <table:table-cell table:formula="of:=[.I20]+[.H21]" office:value-type="float" office:value="1679.29974430454" calcext:value-type="float">
            <text:p>1679,29974430454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 table:visibility="filter">
          <table:table-cell office:value-type="date" office:date-value="1945-05-18" calcext:value-type="date">
            <text:p>18.05.194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21]-[.D21]*0.01" office:value-type="float" office:value="3.44023341856515" calcext:value-type="float">
            <text:p>3,44023341856515</text:p>
          </table:table-cell>
          <table:table-cell table:formula="of:=[.E21]-[.E21]*0.01" office:value-type="float" office:value="8.60058354641288" calcext:value-type="float">
            <text:p>8,60058354641288</text:p>
          </table:table-cell>
          <table:table-cell table:formula="of:=[.B22]*[.D22]" office:value-type="float" office:value="68.8046683713031" calcext:value-type="float">
            <text:p>68,8046683713031</text:p>
          </table:table-cell>
          <table:table-cell table:formula="of:=[.C22]*[.E22]" office:value-type="float" office:value="34.4023341856515" calcext:value-type="float">
            <text:p>34,4023341856515</text:p>
          </table:table-cell>
          <table:table-cell table:formula="of:=[.F22]+[.G22]" office:value-type="float" office:value="103.207002556955" calcext:value-type="float">
            <text:p>103,207002556955</text:p>
          </table:table-cell>
          <table:table-cell table:formula="of:=[.I21]+[.H22]" office:value-type="float" office:value="1782.50674686149" calcext:value-type="float">
            <text:p>1782,50674686149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 table:visibility="filter">
          <table:table-cell office:value-type="date" office:date-value="1945-05-19" calcext:value-type="date">
            <text:p>19.05.194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22]-[.D22]*0.01" office:value-type="float" office:value="3.4058310843795" calcext:value-type="float">
            <text:p>3,4058310843795</text:p>
          </table:table-cell>
          <table:table-cell table:formula="of:=[.E22]-[.E22]*0.01" office:value-type="float" office:value="8.51457771094876" calcext:value-type="float">
            <text:p>8,51457771094876</text:p>
          </table:table-cell>
          <table:table-cell table:formula="of:=[.B23]*[.D23]" office:value-type="float" office:value="68.1166216875901" calcext:value-type="float">
            <text:p>68,1166216875901</text:p>
          </table:table-cell>
          <table:table-cell table:formula="of:=[.C23]*[.E23]" office:value-type="float" office:value="34.058310843795" calcext:value-type="float">
            <text:p>34,058310843795</text:p>
          </table:table-cell>
          <table:table-cell table:formula="of:=[.F23]+[.G23]" office:value-type="float" office:value="102.174932531385" calcext:value-type="float">
            <text:p>102,174932531385</text:p>
          </table:table-cell>
          <table:table-cell table:formula="of:=[.I22]+[.H23]" office:value-type="float" office:value="1884.68167939288" calcext:value-type="float">
            <text:p>1884,68167939288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 table:visibility="filter">
          <table:table-cell office:value-type="date" office:date-value="1945-05-20" calcext:value-type="date">
            <text:p>20.05.194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23]-[.D23]*0.01" office:value-type="float" office:value="3.37177277353571" calcext:value-type="float">
            <text:p>3,37177277353571</text:p>
          </table:table-cell>
          <table:table-cell table:formula="of:=[.E23]-[.E23]*0.01" office:value-type="float" office:value="8.42943193383927" calcext:value-type="float">
            <text:p>8,42943193383927</text:p>
          </table:table-cell>
          <table:table-cell table:formula="of:=[.B24]*[.D24]" office:value-type="float" office:value="67.4354554707142" calcext:value-type="float">
            <text:p>67,4354554707142</text:p>
          </table:table-cell>
          <table:table-cell table:formula="of:=[.C24]*[.E24]" office:value-type="float" office:value="33.7177277353571" calcext:value-type="float">
            <text:p>33,7177277353571</text:p>
          </table:table-cell>
          <table:table-cell table:formula="of:=[.F24]+[.G24]" office:value-type="float" office:value="101.153183206071" calcext:value-type="float">
            <text:p>101,153183206071</text:p>
          </table:table-cell>
          <table:table-cell table:formula="of:=[.I23]+[.H24]" office:value-type="float" office:value="1985.83486259895" calcext:value-type="float">
            <text:p>1985,83486259895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 table:visibility="filter">
          <table:table-cell office:value-type="date" office:date-value="1945-05-21" calcext:value-type="date">
            <text:p>21.05.194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24]-[.D24]*0.01" office:value-type="float" office:value="3.33805504580035" calcext:value-type="float">
            <text:p>3,33805504580035</text:p>
          </table:table-cell>
          <table:table-cell table:formula="of:=[.E24]-[.E24]*0.01" office:value-type="float" office:value="8.34513761450088" calcext:value-type="float">
            <text:p>8,34513761450088</text:p>
          </table:table-cell>
          <table:table-cell table:formula="of:=[.B25]*[.D25]" office:value-type="float" office:value="66.761100916007" calcext:value-type="float">
            <text:p>66,761100916007</text:p>
          </table:table-cell>
          <table:table-cell table:formula="of:=[.C25]*[.E25]" office:value-type="float" office:value="33.3805504580035" calcext:value-type="float">
            <text:p>33,3805504580035</text:p>
          </table:table-cell>
          <table:table-cell table:formula="of:=[.F25]+[.G25]" office:value-type="float" office:value="100.141651374011" calcext:value-type="float">
            <text:p>100,141651374011</text:p>
          </table:table-cell>
          <table:table-cell table:formula="of:=[.I24]+[.H25]" office:value-type="float" office:value="2085.97651397296" calcext:value-type="float">
            <text:p>2085,97651397296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 table:visibility="filter">
          <table:table-cell office:value-type="date" office:date-value="1945-05-22" calcext:value-type="date">
            <text:p>22.05.194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25]-[.D25]*0.01" office:value-type="float" office:value="3.30467449534235" calcext:value-type="float">
            <text:p>3,30467449534235</text:p>
          </table:table-cell>
          <table:table-cell table:formula="of:=[.E25]-[.E25]*0.01" office:value-type="float" office:value="8.26168623835587" calcext:value-type="float">
            <text:p>8,26168623835587</text:p>
          </table:table-cell>
          <table:table-cell table:formula="of:=[.B26]*[.D26]" office:value-type="float" office:value="66.0934899068469" calcext:value-type="float">
            <text:p>66,0934899068469</text:p>
          </table:table-cell>
          <table:table-cell table:formula="of:=[.C26]*[.E26]" office:value-type="float" office:value="33.0467449534235" calcext:value-type="float">
            <text:p>33,0467449534235</text:p>
          </table:table-cell>
          <table:table-cell table:formula="of:=[.F26]+[.G26]" office:value-type="float" office:value="99.1402348602704" calcext:value-type="float">
            <text:p>99,1402348602704</text:p>
          </table:table-cell>
          <table:table-cell table:formula="of:=[.I25]+[.H26]" office:value-type="float" office:value="2185.11674883323" calcext:value-type="float">
            <text:p>2185,11674883323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 table:visibility="filter">
          <table:table-cell office:value-type="date" office:date-value="1945-05-23" calcext:value-type="date">
            <text:p>23.05.194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26]-[.D26]*0.01" office:value-type="float" office:value="3.27162775038892" calcext:value-type="float">
            <text:p>3,27162775038892</text:p>
          </table:table-cell>
          <table:table-cell table:formula="of:=[.E26]-[.E26]*0.01" office:value-type="float" office:value="8.17906937597231" calcext:value-type="float">
            <text:p>8,17906937597231</text:p>
          </table:table-cell>
          <table:table-cell table:formula="of:=[.B27]*[.D27]" office:value-type="float" office:value="65.4325550077785" calcext:value-type="float">
            <text:p>65,4325550077785</text:p>
          </table:table-cell>
          <table:table-cell table:formula="of:=[.C27]*[.E27]" office:value-type="float" office:value="32.7162775038892" calcext:value-type="float">
            <text:p>32,7162775038892</text:p>
          </table:table-cell>
          <table:table-cell table:formula="of:=[.F27]+[.G27]" office:value-type="float" office:value="98.1488325116677" calcext:value-type="float">
            <text:p>98,1488325116677</text:p>
          </table:table-cell>
          <table:table-cell table:formula="of:=[.I26]+[.H27]" office:value-type="float" office:value="2283.2655813449" calcext:value-type="float">
            <text:p>2283,2655813449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 table:visibility="filter">
          <table:table-cell office:value-type="date" office:date-value="1945-05-24" calcext:value-type="date">
            <text:p>24.05.194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27]-[.D27]*0.01" office:value-type="float" office:value="3.23891147288503" calcext:value-type="float">
            <text:p>3,23891147288503</text:p>
          </table:table-cell>
          <table:table-cell table:formula="of:=[.E27]-[.E27]*0.01" office:value-type="float" office:value="8.09727868221259" calcext:value-type="float">
            <text:p>8,09727868221259</text:p>
          </table:table-cell>
          <table:table-cell table:formula="of:=[.B28]*[.D28]" office:value-type="float" office:value="64.7782294577007" calcext:value-type="float">
            <text:p>64,7782294577007</text:p>
          </table:table-cell>
          <table:table-cell table:formula="of:=[.C28]*[.E28]" office:value-type="float" office:value="32.3891147288503" calcext:value-type="float">
            <text:p>32,3891147288503</text:p>
          </table:table-cell>
          <table:table-cell table:formula="of:=[.F28]+[.G28]" office:value-type="float" office:value="97.167344186551" calcext:value-type="float">
            <text:p>97,167344186551</text:p>
          </table:table-cell>
          <table:table-cell table:formula="of:=[.I27]+[.H28]" office:value-type="float" office:value="2380.43292553145" calcext:value-type="float">
            <text:p>2380,43292553145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 table:visibility="filter">
          <table:table-cell office:value-type="date" office:date-value="1945-05-25" calcext:value-type="date">
            <text:p>25.05.194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28]-[.D28]*0.01" office:value-type="float" office:value="3.20652235815618" calcext:value-type="float">
            <text:p>3,20652235815618</text:p>
          </table:table-cell>
          <table:table-cell table:formula="of:=[.E28]-[.E28]*0.01" office:value-type="float" office:value="8.01630589539046" calcext:value-type="float">
            <text:p>8,01630589539046</text:p>
          </table:table-cell>
          <table:table-cell table:formula="of:=[.B29]*[.D29]" office:value-type="float" office:value="64.1304471631237" calcext:value-type="float">
            <text:p>64,1304471631237</text:p>
          </table:table-cell>
          <table:table-cell table:formula="of:=[.C29]*[.E29]" office:value-type="float" office:value="32.0652235815618" calcext:value-type="float">
            <text:p>32,0652235815618</text:p>
          </table:table-cell>
          <table:table-cell table:formula="of:=[.F29]+[.G29]" office:value-type="float" office:value="96.1956707446855" calcext:value-type="float">
            <text:p>96,1956707446855</text:p>
          </table:table-cell>
          <table:table-cell table:formula="of:=[.I28]+[.H29]" office:value-type="float" office:value="2476.62859627613" calcext:value-type="float">
            <text:p>2476,62859627613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 table:visibility="filter">
          <table:table-cell office:value-type="date" office:date-value="1945-05-26" calcext:value-type="date">
            <text:p>26.05.194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29]-[.D29]*0.01" office:value-type="float" office:value="3.17445713457462" calcext:value-type="float">
            <text:p>3,17445713457462</text:p>
          </table:table-cell>
          <table:table-cell table:formula="of:=[.E29]-[.E29]*0.01" office:value-type="float" office:value="7.93614283643656" calcext:value-type="float">
            <text:p>7,93614283643656</text:p>
          </table:table-cell>
          <table:table-cell table:formula="of:=[.B30]*[.D30]" office:value-type="float" office:value="63.4891426914924" calcext:value-type="float">
            <text:p>63,4891426914924</text:p>
          </table:table-cell>
          <table:table-cell table:formula="of:=[.C30]*[.E30]" office:value-type="float" office:value="31.7445713457462" calcext:value-type="float">
            <text:p>31,7445713457462</text:p>
          </table:table-cell>
          <table:table-cell table:formula="of:=[.F30]+[.G30]" office:value-type="float" office:value="95.2337140372387" calcext:value-type="float">
            <text:p>95,2337140372387</text:p>
          </table:table-cell>
          <table:table-cell table:formula="of:=[.I29]+[.H30]" office:value-type="float" office:value="2571.86231031337" calcext:value-type="float">
            <text:p>2571,86231031337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 table:visibility="filter">
          <table:table-cell office:value-type="date" office:date-value="1945-05-27" calcext:value-type="date">
            <text:p>27.05.194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30]-[.D30]*0.01" office:value-type="float" office:value="3.14271256322888" calcext:value-type="float">
            <text:p>3,14271256322888</text:p>
          </table:table-cell>
          <table:table-cell table:formula="of:=[.E30]-[.E30]*0.01" office:value-type="float" office:value="7.85678140807219" calcext:value-type="float">
            <text:p>7,85678140807219</text:p>
          </table:table-cell>
          <table:table-cell table:formula="of:=[.B31]*[.D31]" office:value-type="float" office:value="62.8542512645775" calcext:value-type="float">
            <text:p>62,8542512645775</text:p>
          </table:table-cell>
          <table:table-cell table:formula="of:=[.C31]*[.E31]" office:value-type="float" office:value="31.4271256322888" calcext:value-type="float">
            <text:p>31,4271256322888</text:p>
          </table:table-cell>
          <table:table-cell table:formula="of:=[.F31]+[.G31]" office:value-type="float" office:value="94.2813768968663" calcext:value-type="float">
            <text:p>94,2813768968663</text:p>
          </table:table-cell>
          <table:table-cell table:formula="of:=[.I30]+[.H31]" office:value-type="float" office:value="2666.14368721024" calcext:value-type="float">
            <text:p>2666,14368721024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 table:visibility="filter">
          <table:table-cell office:value-type="date" office:date-value="1945-05-28" calcext:value-type="date">
            <text:p>28.05.194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31]-[.D31]*0.01" office:value-type="float" office:value="3.11128543759659" calcext:value-type="float">
            <text:p>3,11128543759659</text:p>
          </table:table-cell>
          <table:table-cell table:formula="of:=[.E31]-[.E31]*0.01" office:value-type="float" office:value="7.77821359399147" calcext:value-type="float">
            <text:p>7,77821359399147</text:p>
          </table:table-cell>
          <table:table-cell table:formula="of:=[.B32]*[.D32]" office:value-type="float" office:value="62.2257087519317" calcext:value-type="float">
            <text:p>62,2257087519317</text:p>
          </table:table-cell>
          <table:table-cell table:formula="of:=[.C32]*[.E32]" office:value-type="float" office:value="31.1128543759659" calcext:value-type="float">
            <text:p>31,1128543759659</text:p>
          </table:table-cell>
          <table:table-cell table:formula="of:=[.F32]+[.G32]" office:value-type="float" office:value="93.3385631278976" calcext:value-type="float">
            <text:p>93,3385631278976</text:p>
          </table:table-cell>
          <table:table-cell table:formula="of:=[.I31]+[.H32]" office:value-type="float" office:value="2759.48225033814" calcext:value-type="float">
            <text:p>2759,48225033814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 table:visibility="filter">
          <table:table-cell office:value-type="date" office:date-value="1945-05-29" calcext:value-type="date">
            <text:p>29.05.194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32]-[.D32]*0.01" office:value-type="float" office:value="3.08017258322062" calcext:value-type="float">
            <text:p>3,08017258322062</text:p>
          </table:table-cell>
          <table:table-cell table:formula="of:=[.E32]-[.E32]*0.01" office:value-type="float" office:value="7.70043145805155" calcext:value-type="float">
            <text:p>7,70043145805155</text:p>
          </table:table-cell>
          <table:table-cell table:formula="of:=[.B33]*[.D33]" office:value-type="float" office:value="61.6034516644124" calcext:value-type="float">
            <text:p>61,6034516644124</text:p>
          </table:table-cell>
          <table:table-cell table:formula="of:=[.C33]*[.E33]" office:value-type="float" office:value="30.8017258322062" calcext:value-type="float">
            <text:p>30,8017258322062</text:p>
          </table:table-cell>
          <table:table-cell table:formula="of:=[.F33]+[.G33]" office:value-type="float" office:value="92.4051774966186" calcext:value-type="float">
            <text:p>92,4051774966186</text:p>
          </table:table-cell>
          <table:table-cell table:formula="of:=[.I32]+[.H33]" office:value-type="float" office:value="2851.88742783476" calcext:value-type="float">
            <text:p>2851,88742783476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 table:visibility="filter">
          <table:table-cell office:value-type="date" office:date-value="1945-05-30" calcext:value-type="date">
            <text:p>30.05.194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33]-[.D33]*0.01" office:value-type="float" office:value="3.04937085738841" calcext:value-type="float">
            <text:p>3,04937085738841</text:p>
          </table:table-cell>
          <table:table-cell table:formula="of:=[.E33]-[.E33]*0.01" office:value-type="float" office:value="7.62342714347104" calcext:value-type="float">
            <text:p>7,62342714347104</text:p>
          </table:table-cell>
          <table:table-cell table:formula="of:=[.B34]*[.D34]" office:value-type="float" office:value="60.9874171477683" calcext:value-type="float">
            <text:p>60,9874171477683</text:p>
          </table:table-cell>
          <table:table-cell table:formula="of:=[.C34]*[.E34]" office:value-type="float" office:value="30.4937085738841" calcext:value-type="float">
            <text:p>30,4937085738841</text:p>
          </table:table-cell>
          <table:table-cell table:formula="of:=[.F34]+[.G34]" office:value-type="float" office:value="91.4811257216524" calcext:value-type="float">
            <text:p>91,4811257216524</text:p>
          </table:table-cell>
          <table:table-cell table:formula="of:=[.I33]+[.H34]" office:value-type="float" office:value="2943.36855355641" calcext:value-type="float">
            <text:p>2943,36855355641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 table:visibility="filter">
          <table:table-cell office:value-type="date" office:date-value="1945-05-31" calcext:value-type="date">
            <text:p>31.05.194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34]-[.D34]*0.01" office:value-type="float" office:value="3.01887714881453" calcext:value-type="float">
            <text:p>3,01887714881453</text:p>
          </table:table-cell>
          <table:table-cell table:formula="of:=[.E34]-[.E34]*0.01" office:value-type="float" office:value="7.54719287203633" calcext:value-type="float">
            <text:p>7,54719287203633</text:p>
          </table:table-cell>
          <table:table-cell table:formula="of:=[.B35]*[.D35]" office:value-type="float" office:value="60.3775429762906" calcext:value-type="float">
            <text:p>60,3775429762906</text:p>
          </table:table-cell>
          <table:table-cell table:formula="of:=[.C35]*[.E35]" office:value-type="float" office:value="30.1887714881453" calcext:value-type="float">
            <text:p>30,1887714881453</text:p>
          </table:table-cell>
          <table:table-cell table:formula="of:=[.F35]+[.G35]" office:value-type="float" office:value="90.5663144644359" calcext:value-type="float">
            <text:p>90,5663144644359</text:p>
          </table:table-cell>
          <table:table-cell table:formula="of:=[.I34]+[.H35]" office:value-type="float" office:value="3033.93486802084" calcext:value-type="float">
            <text:p>3033,93486802084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 table:visibility="filter">
          <table:table-cell office:value-type="date" office:date-value="1945-06-01" calcext:value-type="date">
            <text:p>1.06.194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35]-[.D35]*0.01" office:value-type="float" office:value="2.98868837732639" calcext:value-type="float">
            <text:p>2,98868837732639</text:p>
          </table:table-cell>
          <table:table-cell table:formula="of:=[.E35]-[.E35]*0.01" office:value-type="float" office:value="7.47172094331596" calcext:value-type="float">
            <text:p>7,47172094331596</text:p>
          </table:table-cell>
          <table:table-cell table:formula="of:=[.B36]*[.D36]" office:value-type="float" office:value="59.7737675465277" calcext:value-type="float">
            <text:p>59,7737675465277</text:p>
          </table:table-cell>
          <table:table-cell table:formula="of:=[.C36]*[.E36]" office:value-type="float" office:value="29.8868837732639" calcext:value-type="float">
            <text:p>29,8868837732639</text:p>
          </table:table-cell>
          <table:table-cell table:formula="of:=[.F36]+[.G36]" office:value-type="float" office:value="89.6606513197916" calcext:value-type="float">
            <text:p>89,6606513197916</text:p>
          </table:table-cell>
          <table:table-cell table:formula="of:=[.I35]+[.H36]" office:value-type="float" office:value="3123.59551934064" calcext:value-type="float">
            <text:p>3123,59551934064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 table:visibility="filter">
          <table:table-cell office:value-type="date" office:date-value="1945-06-02" calcext:value-type="date">
            <text:p>2.06.194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36]-[.D36]*0.01" office:value-type="float" office:value="2.95880149355312" calcext:value-type="float">
            <text:p>2,95880149355312</text:p>
          </table:table-cell>
          <table:table-cell table:formula="of:=[.E36]-[.E36]*0.01" office:value-type="float" office:value="7.3970037338828" calcext:value-type="float">
            <text:p>7,3970037338828</text:p>
          </table:table-cell>
          <table:table-cell table:formula="of:=[.B37]*[.D37]" office:value-type="float" office:value="59.1760298710624" calcext:value-type="float">
            <text:p>59,1760298710624</text:p>
          </table:table-cell>
          <table:table-cell table:formula="of:=[.C37]*[.E37]" office:value-type="float" office:value="29.5880149355312" calcext:value-type="float">
            <text:p>29,5880149355312</text:p>
          </table:table-cell>
          <table:table-cell table:formula="of:=[.F37]+[.G37]" office:value-type="float" office:value="88.7640448065936" calcext:value-type="float">
            <text:p>88,7640448065936</text:p>
          </table:table-cell>
          <table:table-cell table:formula="of:=[.I36]+[.H37]" office:value-type="float" office:value="3212.35956414723" calcext:value-type="float">
            <text:p>3212,35956414723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 table:visibility="filter">
          <table:table-cell office:value-type="date" office:date-value="1945-06-03" calcext:value-type="date">
            <text:p>3.06.194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37]-[.D37]*0.01" office:value-type="float" office:value="2.92921347861759" calcext:value-type="float">
            <text:p>2,92921347861759</text:p>
          </table:table-cell>
          <table:table-cell table:formula="of:=[.E37]-[.E37]*0.01" office:value-type="float" office:value="7.32303369654398" calcext:value-type="float">
            <text:p>7,32303369654398</text:p>
          </table:table-cell>
          <table:table-cell table:formula="of:=[.B38]*[.D38]" office:value-type="float" office:value="58.5842695723518" calcext:value-type="float">
            <text:p>58,5842695723518</text:p>
          </table:table-cell>
          <table:table-cell table:formula="of:=[.C38]*[.E38]" office:value-type="float" office:value="29.2921347861759" calcext:value-type="float">
            <text:p>29,2921347861759</text:p>
          </table:table-cell>
          <table:table-cell table:formula="of:=[.F38]+[.G38]" office:value-type="float" office:value="87.8764043585277" calcext:value-type="float">
            <text:p>87,8764043585277</text:p>
          </table:table-cell>
          <table:table-cell table:formula="of:=[.I37]+[.H38]" office:value-type="float" office:value="3300.23596850576" calcext:value-type="float">
            <text:p>3300,23596850576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 table:visibility="filter">
          <table:table-cell office:value-type="date" office:date-value="1945-06-04" calcext:value-type="date">
            <text:p>4.06.194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38]-[.D38]*0.01" office:value-type="float" office:value="2.89992134383141" calcext:value-type="float">
            <text:p>2,89992134383141</text:p>
          </table:table-cell>
          <table:table-cell table:formula="of:=[.E38]-[.E38]*0.01" office:value-type="float" office:value="7.24980335957854" calcext:value-type="float">
            <text:p>7,24980335957854</text:p>
          </table:table-cell>
          <table:table-cell table:formula="of:=[.B39]*[.D39]" office:value-type="float" office:value="57.9984268766283" calcext:value-type="float">
            <text:p>57,9984268766283</text:p>
          </table:table-cell>
          <table:table-cell table:formula="of:=[.C39]*[.E39]" office:value-type="float" office:value="28.9992134383141" calcext:value-type="float">
            <text:p>28,9992134383141</text:p>
          </table:table-cell>
          <table:table-cell table:formula="of:=[.F39]+[.G39]" office:value-type="float" office:value="86.9976403149424" calcext:value-type="float">
            <text:p>86,9976403149424</text:p>
          </table:table-cell>
          <table:table-cell table:formula="of:=[.I38]+[.H39]" office:value-type="float" office:value="3387.2336088207" calcext:value-type="float">
            <text:p>3387,2336088207</text:p>
          </table:table-cell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 table:visibility="filter">
          <table:table-cell office:value-type="date" office:date-value="1945-06-05" calcext:value-type="date">
            <text:p>5.06.194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39]-[.D39]*0.01" office:value-type="float" office:value="2.8709221303931" calcext:value-type="float">
            <text:p>2,8709221303931</text:p>
          </table:table-cell>
          <table:table-cell table:formula="of:=[.E39]-[.E39]*0.01" office:value-type="float" office:value="7.17730532598275" calcext:value-type="float">
            <text:p>7,17730532598275</text:p>
          </table:table-cell>
          <table:table-cell table:formula="of:=[.B40]*[.D40]" office:value-type="float" office:value="57.418442607862" calcext:value-type="float">
            <text:p>57,418442607862</text:p>
          </table:table-cell>
          <table:table-cell table:formula="of:=[.C40]*[.E40]" office:value-type="float" office:value="28.709221303931" calcext:value-type="float">
            <text:p>28,709221303931</text:p>
          </table:table-cell>
          <table:table-cell table:formula="of:=[.F40]+[.G40]" office:value-type="float" office:value="86.127663911793" calcext:value-type="float">
            <text:p>86,127663911793</text:p>
          </table:table-cell>
          <table:table-cell table:formula="of:=[.I39]+[.H40]" office:value-type="float" office:value="3473.36127273249" calcext:value-type="float">
            <text:p>3473,36127273249</text:p>
          </table:table-cell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 table:visibility="filter">
          <table:table-cell office:value-type="date" office:date-value="1945-06-06" calcext:value-type="date">
            <text:p>6.06.194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40]-[.D40]*0.01" office:value-type="float" office:value="2.84221290908917" calcext:value-type="float">
            <text:p>2,84221290908917</text:p>
          </table:table-cell>
          <table:table-cell table:formula="of:=[.E40]-[.E40]*0.01" office:value-type="float" office:value="7.10553227272292" calcext:value-type="float">
            <text:p>7,10553227272292</text:p>
          </table:table-cell>
          <table:table-cell table:formula="of:=[.B41]*[.D41]" office:value-type="float" office:value="56.8442581817834" calcext:value-type="float">
            <text:p>56,8442581817834</text:p>
          </table:table-cell>
          <table:table-cell table:formula="of:=[.C41]*[.E41]" office:value-type="float" office:value="28.4221290908917" calcext:value-type="float">
            <text:p>28,4221290908917</text:p>
          </table:table-cell>
          <table:table-cell table:formula="of:=[.F41]+[.G41]" office:value-type="float" office:value="85.2663872726751" calcext:value-type="float">
            <text:p>85,2663872726751</text:p>
          </table:table-cell>
          <table:table-cell table:formula="of:=[.I40]+[.H41]" office:value-type="float" office:value="3558.62766000517" calcext:value-type="float">
            <text:p>3558,62766000517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 table:visibility="filter">
          <table:table-cell office:value-type="date" office:date-value="1945-06-07" calcext:value-type="date">
            <text:p>7.06.194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41]-[.D41]*0.01" office:value-type="float" office:value="2.81379077999828" calcext:value-type="float">
            <text:p>2,81379077999828</text:p>
          </table:table-cell>
          <table:table-cell table:formula="of:=[.E41]-[.E41]*0.01" office:value-type="float" office:value="7.03447694999569" calcext:value-type="float">
            <text:p>7,03447694999569</text:p>
          </table:table-cell>
          <table:table-cell table:formula="of:=[.B42]*[.D42]" office:value-type="float" office:value="56.2758155999656" calcext:value-type="float">
            <text:p>56,2758155999656</text:p>
          </table:table-cell>
          <table:table-cell table:formula="of:=[.C42]*[.E42]" office:value-type="float" office:value="28.1379077999828" calcext:value-type="float">
            <text:p>28,1379077999828</text:p>
          </table:table-cell>
          <table:table-cell table:formula="of:=[.F42]+[.G42]" office:value-type="float" office:value="84.4137233999483" calcext:value-type="float">
            <text:p>84,4137233999483</text:p>
          </table:table-cell>
          <table:table-cell table:formula="of:=[.I41]+[.H42]" office:value-type="float" office:value="3643.04138340512" calcext:value-type="float">
            <text:p>3643,04138340512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 table:visibility="filter">
          <table:table-cell office:value-type="date" office:date-value="1945-06-08" calcext:value-type="date">
            <text:p>8.06.194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42]-[.D42]*0.01" office:value-type="float" office:value="2.78565287219829" calcext:value-type="float">
            <text:p>2,78565287219829</text:p>
          </table:table-cell>
          <table:table-cell table:formula="of:=[.E42]-[.E42]*0.01" office:value-type="float" office:value="6.96413218049574" calcext:value-type="float">
            <text:p>6,96413218049574</text:p>
          </table:table-cell>
          <table:table-cell table:formula="of:=[.B43]*[.D43]" office:value-type="float" office:value="55.7130574439659" calcext:value-type="float">
            <text:p>55,7130574439659</text:p>
          </table:table-cell>
          <table:table-cell table:formula="of:=[.C43]*[.E43]" office:value-type="float" office:value="27.856528721983" calcext:value-type="float">
            <text:p>27,856528721983</text:p>
          </table:table-cell>
          <table:table-cell table:formula="of:=[.F43]+[.G43]" office:value-type="float" office:value="83.5695861659488" calcext:value-type="float">
            <text:p>83,5695861659488</text:p>
          </table:table-cell>
          <table:table-cell table:formula="of:=[.I42]+[.H43]" office:value-type="float" office:value="3726.61096957106" calcext:value-type="float">
            <text:p>3726,61096957106</text:p>
          </table:table-cell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1" table:visibility="filter">
          <table:table-cell office:value-type="date" office:date-value="1945-06-09" calcext:value-type="date">
            <text:p>9.06.194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43]-[.D43]*0.01" office:value-type="float" office:value="2.75779634347631" calcext:value-type="float">
            <text:p>2,75779634347631</text:p>
          </table:table-cell>
          <table:table-cell table:formula="of:=[.E43]-[.E43]*0.01" office:value-type="float" office:value="6.89449085869078" calcext:value-type="float">
            <text:p>6,89449085869078</text:p>
          </table:table-cell>
          <table:table-cell table:formula="of:=[.B44]*[.D44]" office:value-type="float" office:value="55.1559268695262" calcext:value-type="float">
            <text:p>55,1559268695262</text:p>
          </table:table-cell>
          <table:table-cell table:formula="of:=[.C44]*[.E44]" office:value-type="float" office:value="27.5779634347631" calcext:value-type="float">
            <text:p>27,5779634347631</text:p>
          </table:table-cell>
          <table:table-cell table:formula="of:=[.F44]+[.G44]" office:value-type="float" office:value="82.7338903042894" calcext:value-type="float">
            <text:p>82,7338903042894</text:p>
          </table:table-cell>
          <table:table-cell table:formula="of:=[.I43]+[.H44]" office:value-type="float" office:value="3809.34485987535" calcext:value-type="float">
            <text:p>3809,34485987535</text:p>
          </table:table-cell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 table:visibility="filter">
          <table:table-cell office:value-type="date" office:date-value="1945-06-10" calcext:value-type="date">
            <text:p>10.06.194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44]-[.D44]*0.01" office:value-type="float" office:value="2.73021838004155" calcext:value-type="float">
            <text:p>2,73021838004155</text:p>
          </table:table-cell>
          <table:table-cell table:formula="of:=[.E44]-[.E44]*0.01" office:value-type="float" office:value="6.82554595010387" calcext:value-type="float">
            <text:p>6,82554595010387</text:p>
          </table:table-cell>
          <table:table-cell table:formula="of:=[.B45]*[.D45]" office:value-type="float" office:value="54.604367600831" calcext:value-type="float">
            <text:p>54,604367600831</text:p>
          </table:table-cell>
          <table:table-cell table:formula="of:=[.C45]*[.E45]" office:value-type="float" office:value="27.3021838004155" calcext:value-type="float">
            <text:p>27,3021838004155</text:p>
          </table:table-cell>
          <table:table-cell table:formula="of:=[.F45]+[.G45]" office:value-type="float" office:value="81.9065514012465" calcext:value-type="float">
            <text:p>81,9065514012465</text:p>
          </table:table-cell>
          <table:table-cell table:formula="of:=[.I44]+[.H45]" office:value-type="float" office:value="3891.2514112766" calcext:value-type="float">
            <text:p>3891,2514112766</text:p>
          </table:table-cell>
          <table:table-cell office:value-type="float" office:value="39" calcext:value-type="float">
            <text:p>39</text:p>
          </table:table-cell>
          <table:table-cell table:number-columns-repeated="3"/>
        </table:table-row>
        <table:table-row table:style-name="ro1" table:visibility="filter">
          <table:table-cell office:value-type="date" office:date-value="1945-06-11" calcext:value-type="date">
            <text:p>11.06.194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45]-[.D45]*0.01" office:value-type="float" office:value="2.70291619624113" calcext:value-type="float">
            <text:p>2,70291619624113</text:p>
          </table:table-cell>
          <table:table-cell table:formula="of:=[.E45]-[.E45]*0.01" office:value-type="float" office:value="6.75729049060283" calcext:value-type="float">
            <text:p>6,75729049060283</text:p>
          </table:table-cell>
          <table:table-cell table:formula="of:=[.B46]*[.D46]" office:value-type="float" office:value="54.0583239248227" calcext:value-type="float">
            <text:p>54,0583239248227</text:p>
          </table:table-cell>
          <table:table-cell table:formula="of:=[.C46]*[.E46]" office:value-type="float" office:value="27.0291619624113" calcext:value-type="float">
            <text:p>27,0291619624113</text:p>
          </table:table-cell>
          <table:table-cell table:formula="of:=[.F46]+[.G46]" office:value-type="float" office:value="81.087485887234" calcext:value-type="float">
            <text:p>81,087485887234</text:p>
          </table:table-cell>
          <table:table-cell table:formula="of:=[.I45]+[.H46]" office:value-type="float" office:value="3972.33889716383" calcext:value-type="float">
            <text:p>3972,33889716383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 table:visibility="filter">
          <table:table-cell office:value-type="date" office:date-value="1945-06-12" calcext:value-type="date">
            <text:p>12.06.194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46]-[.D46]*0.01" office:value-type="float" office:value="2.67588703427872" calcext:value-type="float">
            <text:p>2,67588703427872</text:p>
          </table:table-cell>
          <table:table-cell table:formula="of:=[.E46]-[.E46]*0.01" office:value-type="float" office:value="6.68971758569681" calcext:value-type="float">
            <text:p>6,68971758569681</text:p>
          </table:table-cell>
          <table:table-cell table:formula="of:=[.B47]*[.D47]" office:value-type="float" office:value="53.5177406855744" calcext:value-type="float">
            <text:p>53,5177406855744</text:p>
          </table:table-cell>
          <table:table-cell table:formula="of:=[.C47]*[.E47]" office:value-type="float" office:value="26.7588703427872" calcext:value-type="float">
            <text:p>26,7588703427872</text:p>
          </table:table-cell>
          <table:table-cell table:formula="of:=[.F47]+[.G47]" office:value-type="float" office:value="80.2766110283617" calcext:value-type="float">
            <text:p>80,2766110283617</text:p>
          </table:table-cell>
          <table:table-cell table:formula="of:=[.I46]+[.H47]" office:value-type="float" office:value="4052.6155081922" calcext:value-type="float">
            <text:p>4052,6155081922</text:p>
          </table:table-cell>
          <table:table-cell office:value-type="float" office:value="41" calcext:value-type="float">
            <text:p>41</text:p>
          </table:table-cell>
          <table:table-cell table:number-columns-repeated="3"/>
        </table:table-row>
        <table:table-row table:style-name="ro1" table:visibility="filter">
          <table:table-cell office:value-type="date" office:date-value="1945-06-13" calcext:value-type="date">
            <text:p>13.06.194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47]-[.D47]*0.01" office:value-type="float" office:value="2.64912816393593" calcext:value-type="float">
            <text:p>2,64912816393593</text:p>
          </table:table-cell>
          <table:table-cell table:formula="of:=[.E47]-[.E47]*0.01" office:value-type="float" office:value="6.62282040983984" calcext:value-type="float">
            <text:p>6,62282040983984</text:p>
          </table:table-cell>
          <table:table-cell table:formula="of:=[.B48]*[.D48]" office:value-type="float" office:value="52.9825632787187" calcext:value-type="float">
            <text:p>52,9825632787187</text:p>
          </table:table-cell>
          <table:table-cell table:formula="of:=[.C48]*[.E48]" office:value-type="float" office:value="26.4912816393593" calcext:value-type="float">
            <text:p>26,4912816393593</text:p>
          </table:table-cell>
          <table:table-cell table:formula="of:=[.F48]+[.G48]" office:value-type="float" office:value="79.4738449180781" calcext:value-type="float">
            <text:p>79,4738449180781</text:p>
          </table:table-cell>
          <table:table-cell table:formula="of:=[.I47]+[.H48]" office:value-type="float" office:value="4132.08935311027" calcext:value-type="float">
            <text:p>4132,08935311027</text:p>
          </table:table-cell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 table:visibility="filter">
          <table:table-cell office:value-type="date" office:date-value="1945-06-14" calcext:value-type="date">
            <text:p>14.06.194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48]-[.D48]*0.01" office:value-type="float" office:value="2.62263688229658" calcext:value-type="float">
            <text:p>2,62263688229658</text:p>
          </table:table-cell>
          <table:table-cell table:formula="of:=[.E48]-[.E48]*0.01" office:value-type="float" office:value="6.55659220574144" calcext:value-type="float">
            <text:p>6,55659220574144</text:p>
          </table:table-cell>
          <table:table-cell table:formula="of:=[.B49]*[.D49]" office:value-type="float" office:value="52.4527376459315" calcext:value-type="float">
            <text:p>52,4527376459315</text:p>
          </table:table-cell>
          <table:table-cell table:formula="of:=[.C49]*[.E49]" office:value-type="float" office:value="26.2263688229658" calcext:value-type="float">
            <text:p>26,2263688229658</text:p>
          </table:table-cell>
          <table:table-cell table:formula="of:=[.F49]+[.G49]" office:value-type="float" office:value="78.6791064688973" calcext:value-type="float">
            <text:p>78,6791064688973</text:p>
          </table:table-cell>
          <table:table-cell table:formula="of:=[.I48]+[.H49]" office:value-type="float" office:value="4210.76845957917" calcext:value-type="float">
            <text:p>4210,76845957917</text:p>
          </table:table-cell>
          <table:table-cell office:value-type="float" office:value="43" calcext:value-type="float">
            <text:p>43</text:p>
          </table:table-cell>
          <table:table-cell table:number-columns-repeated="3"/>
        </table:table-row>
        <table:table-row table:style-name="ro1" table:visibility="filter">
          <table:table-cell office:value-type="date" office:date-value="1945-06-15" calcext:value-type="date">
            <text:p>15.06.194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49]-[.D49]*0.01" office:value-type="float" office:value="2.59641051347361" calcext:value-type="float">
            <text:p>2,59641051347361</text:p>
          </table:table-cell>
          <table:table-cell table:formula="of:=[.E49]-[.E49]*0.01" office:value-type="float" office:value="6.49102628368402" calcext:value-type="float">
            <text:p>6,49102628368402</text:p>
          </table:table-cell>
          <table:table-cell table:formula="of:=[.B50]*[.D50]" office:value-type="float" office:value="51.9282102694722" calcext:value-type="float">
            <text:p>51,9282102694722</text:p>
          </table:table-cell>
          <table:table-cell table:formula="of:=[.C50]*[.E50]" office:value-type="float" office:value="25.9641051347361" calcext:value-type="float">
            <text:p>25,9641051347361</text:p>
          </table:table-cell>
          <table:table-cell table:formula="of:=[.F50]+[.G50]" office:value-type="float" office:value="77.8923154042083" calcext:value-type="float">
            <text:p>77,8923154042083</text:p>
          </table:table-cell>
          <table:table-cell table:formula="of:=[.I49]+[.H50]" office:value-type="float" office:value="4288.66077498338" calcext:value-type="float">
            <text:p>4288,66077498338</text:p>
          </table:table-cell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 table:visibility="filter">
          <table:table-cell office:value-type="date" office:date-value="1945-06-16" calcext:value-type="date">
            <text:p>16.06.194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50]-[.D50]*0.01" office:value-type="float" office:value="2.57044640833887" calcext:value-type="float">
            <text:p>2,57044640833887</text:p>
          </table:table-cell>
          <table:table-cell table:formula="of:=[.E50]-[.E50]*0.01" office:value-type="float" office:value="6.42611602084718" calcext:value-type="float">
            <text:p>6,42611602084718</text:p>
          </table:table-cell>
          <table:table-cell table:formula="of:=[.B51]*[.D51]" office:value-type="float" office:value="51.4089281667775" calcext:value-type="float">
            <text:p>51,4089281667775</text:p>
          </table:table-cell>
          <table:table-cell table:formula="of:=[.C51]*[.E51]" office:value-type="float" office:value="25.7044640833887" calcext:value-type="float">
            <text:p>25,7044640833887</text:p>
          </table:table-cell>
          <table:table-cell table:formula="of:=[.F51]+[.G51]" office:value-type="float" office:value="77.1133922501662" calcext:value-type="float">
            <text:p>77,1133922501662</text:p>
          </table:table-cell>
          <table:table-cell table:formula="of:=[.I50]+[.H51]" office:value-type="float" office:value="4365.77416723355" calcext:value-type="float">
            <text:p>4365,77416723355</text:p>
          </table:table-cell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 table:visibility="filter">
          <table:table-cell office:value-type="date" office:date-value="1945-06-17" calcext:value-type="date">
            <text:p>17.06.194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51]-[.D51]*0.01" office:value-type="float" office:value="2.54474194425548" calcext:value-type="float">
            <text:p>2,54474194425548</text:p>
          </table:table-cell>
          <table:table-cell table:formula="of:=[.E51]-[.E51]*0.01" office:value-type="float" office:value="6.36185486063871" calcext:value-type="float">
            <text:p>6,36185486063871</text:p>
          </table:table-cell>
          <table:table-cell table:formula="of:=[.B52]*[.D52]" office:value-type="float" office:value="50.8948388851097" calcext:value-type="float">
            <text:p>50,8948388851097</text:p>
          </table:table-cell>
          <table:table-cell table:formula="of:=[.C52]*[.E52]" office:value-type="float" office:value="25.4474194425548" calcext:value-type="float">
            <text:p>25,4474194425548</text:p>
          </table:table-cell>
          <table:table-cell table:formula="of:=[.F52]+[.G52]" office:value-type="float" office:value="76.3422583276645" calcext:value-type="float">
            <text:p>76,3422583276645</text:p>
          </table:table-cell>
          <table:table-cell table:formula="of:=[.I51]+[.H52]" office:value-type="float" office:value="4442.11642556121" calcext:value-type="float">
            <text:p>4442,11642556121</text:p>
          </table:table-cell>
          <table:table-cell office:value-type="float" office:value="46" calcext:value-type="float">
            <text:p>46</text:p>
          </table:table-cell>
          <table:table-cell table:number-columns-repeated="3"/>
        </table:table-row>
        <table:table-row table:style-name="ro1" table:visibility="filter">
          <table:table-cell office:value-type="date" office:date-value="1945-06-18" calcext:value-type="date">
            <text:p>18.06.194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52]-[.D52]*0.01" office:value-type="float" office:value="2.51929452481293" calcext:value-type="float">
            <text:p>2,51929452481293</text:p>
          </table:table-cell>
          <table:table-cell table:formula="of:=[.E52]-[.E52]*0.01" office:value-type="float" office:value="6.29823631203232" calcext:value-type="float">
            <text:p>6,29823631203232</text:p>
          </table:table-cell>
          <table:table-cell table:formula="of:=[.B53]*[.D53]" office:value-type="float" office:value="50.3858904962586" calcext:value-type="float">
            <text:p>50,3858904962586</text:p>
          </table:table-cell>
          <table:table-cell table:formula="of:=[.C53]*[.E53]" office:value-type="float" office:value="25.1929452481293" calcext:value-type="float">
            <text:p>25,1929452481293</text:p>
          </table:table-cell>
          <table:table-cell table:formula="of:=[.F53]+[.G53]" office:value-type="float" office:value="75.5788357443879" calcext:value-type="float">
            <text:p>75,5788357443879</text:p>
          </table:table-cell>
          <table:table-cell table:formula="of:=[.I52]+[.H53]" office:value-type="float" office:value="4517.6952613056" calcext:value-type="float">
            <text:p>4517,6952613056</text:p>
          </table:table-cell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 table:visibility="filter">
          <table:table-cell office:value-type="date" office:date-value="1945-06-19" calcext:value-type="date">
            <text:p>19.06.194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53]-[.D53]*0.01" office:value-type="float" office:value="2.4941015795648" calcext:value-type="float">
            <text:p>2,4941015795648</text:p>
          </table:table-cell>
          <table:table-cell table:formula="of:=[.E53]-[.E53]*0.01" office:value-type="float" office:value="6.235253948912" calcext:value-type="float">
            <text:p>6,235253948912</text:p>
          </table:table-cell>
          <table:table-cell table:formula="of:=[.B54]*[.D54]" office:value-type="float" office:value="49.882031591296" calcext:value-type="float">
            <text:p>49,882031591296</text:p>
          </table:table-cell>
          <table:table-cell table:formula="of:=[.C54]*[.E54]" office:value-type="float" office:value="24.941015795648" calcext:value-type="float">
            <text:p>24,941015795648</text:p>
          </table:table-cell>
          <table:table-cell table:formula="of:=[.F54]+[.G54]" office:value-type="float" office:value="74.823047386944" calcext:value-type="float">
            <text:p>74,823047386944</text:p>
          </table:table-cell>
          <table:table-cell table:formula="of:=[.I53]+[.H54]" office:value-type="float" office:value="4592.51830869254" calcext:value-type="float">
            <text:p>4592,51830869254</text:p>
          </table:table-cell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 table:visibility="filter">
          <table:table-cell office:value-type="date" office:date-value="1945-06-20" calcext:value-type="date">
            <text:p>20.06.194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54]-[.D54]*0.01" office:value-type="float" office:value="2.46916056376915" calcext:value-type="float">
            <text:p>2,46916056376915</text:p>
          </table:table-cell>
          <table:table-cell table:formula="of:=[.E54]-[.E54]*0.01" office:value-type="float" office:value="6.17290140942288" calcext:value-type="float">
            <text:p>6,17290140942288</text:p>
          </table:table-cell>
          <table:table-cell table:formula="of:=[.B55]*[.D55]" office:value-type="float" office:value="49.3832112753831" calcext:value-type="float">
            <text:p>49,3832112753831</text:p>
          </table:table-cell>
          <table:table-cell table:formula="of:=[.C55]*[.E55]" office:value-type="float" office:value="24.6916056376915" calcext:value-type="float">
            <text:p>24,6916056376915</text:p>
          </table:table-cell>
          <table:table-cell table:formula="of:=[.F55]+[.G55]" office:value-type="float" office:value="74.0748169130746" calcext:value-type="float">
            <text:p>74,0748169130746</text:p>
          </table:table-cell>
          <table:table-cell table:formula="of:=[.I54]+[.H55]" office:value-type="float" office:value="4666.59312560562" calcext:value-type="float">
            <text:p>4666,59312560562</text:p>
          </table:table-cell>
          <table:table-cell office:value-type="float" office:value="49" calcext:value-type="float">
            <text:p>49</text:p>
          </table:table-cell>
          <table:table-cell table:number-columns-repeated="3"/>
        </table:table-row>
        <table:table-row table:style-name="ro1" table:visibility="filter">
          <table:table-cell office:value-type="date" office:date-value="1945-06-21" calcext:value-type="date">
            <text:p>21.06.194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55]-[.D55]*0.01" office:value-type="float" office:value="2.44446895813146" calcext:value-type="float">
            <text:p>2,44446895813146</text:p>
          </table:table-cell>
          <table:table-cell table:formula="of:=[.E55]-[.E55]*0.01" office:value-type="float" office:value="6.11117239532865" calcext:value-type="float">
            <text:p>6,11117239532865</text:p>
          </table:table-cell>
          <table:table-cell table:formula="of:=[.B56]*[.D56]" office:value-type="float" office:value="48.8893791626292" calcext:value-type="float">
            <text:p>48,8893791626292</text:p>
          </table:table-cell>
          <table:table-cell table:formula="of:=[.C56]*[.E56]" office:value-type="float" office:value="24.4446895813146" calcext:value-type="float">
            <text:p>24,4446895813146</text:p>
          </table:table-cell>
          <table:table-cell table:formula="of:=[.F56]+[.G56]" office:value-type="float" office:value="73.3340687439438" calcext:value-type="float">
            <text:p>73,3340687439438</text:p>
          </table:table-cell>
          <table:table-cell table:formula="of:=[.I55]+[.H56]" office:value-type="float" office:value="4739.92719434956" calcext:value-type="float">
            <text:p>4739,92719434956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 table:visibility="filter">
          <table:table-cell office:value-type="date" office:date-value="1945-06-22" calcext:value-type="date">
            <text:p>22.06.194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56]-[.D56]*0.01" office:value-type="float" office:value="2.42002426855015" calcext:value-type="float">
            <text:p>2,42002426855015</text:p>
          </table:table-cell>
          <table:table-cell table:formula="of:=[.E56]-[.E56]*0.01" office:value-type="float" office:value="6.05006067137537" calcext:value-type="float">
            <text:p>6,05006067137537</text:p>
          </table:table-cell>
          <table:table-cell table:formula="of:=[.B57]*[.D57]" office:value-type="float" office:value="48.4004853710029" calcext:value-type="float">
            <text:p>48,4004853710029</text:p>
          </table:table-cell>
          <table:table-cell table:formula="of:=[.C57]*[.E57]" office:value-type="float" office:value="24.2002426855015" calcext:value-type="float">
            <text:p>24,2002426855015</text:p>
          </table:table-cell>
          <table:table-cell table:formula="of:=[.F57]+[.G57]" office:value-type="float" office:value="72.6007280565044" calcext:value-type="float">
            <text:p>72,6007280565044</text:p>
          </table:table-cell>
          <table:table-cell table:formula="of:=[.I56]+[.H57]" office:value-type="float" office:value="4812.52792240606" calcext:value-type="float">
            <text:p>4812,52792240606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 table:visibility="filter">
          <table:table-cell office:value-type="date" office:date-value="1945-06-23" calcext:value-type="date">
            <text:p>23.06.194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57]-[.D57]*0.01" office:value-type="float" office:value="2.39582402586465" calcext:value-type="float">
            <text:p>2,39582402586465</text:p>
          </table:table-cell>
          <table:table-cell table:formula="of:=[.E57]-[.E57]*0.01" office:value-type="float" office:value="5.98956006466161" calcext:value-type="float">
            <text:p>5,98956006466161</text:p>
          </table:table-cell>
          <table:table-cell table:formula="of:=[.B58]*[.D58]" office:value-type="float" office:value="47.9164805172929" calcext:value-type="float">
            <text:p>47,9164805172929</text:p>
          </table:table-cell>
          <table:table-cell table:formula="of:=[.C58]*[.E58]" office:value-type="float" office:value="23.9582402586465" calcext:value-type="float">
            <text:p>23,9582402586465</text:p>
          </table:table-cell>
          <table:table-cell table:formula="of:=[.F58]+[.G58]" office:value-type="float" office:value="71.8747207759394" calcext:value-type="float">
            <text:p>71,8747207759394</text:p>
          </table:table-cell>
          <table:table-cell table:formula="of:=[.I57]+[.H58]" office:value-type="float" office:value="4884.40264318201" calcext:value-type="float">
            <text:p>4884,40264318201</text:p>
          </table:table-cell>
          <table:table-cell office:value-type="float" office:value="52" calcext:value-type="float">
            <text:p>52</text:p>
          </table:table-cell>
          <table:table-cell table:number-columns-repeated="3"/>
        </table:table-row>
        <table:table-row table:style-name="ro1" table:visibility="filter">
          <table:table-cell office:value-type="date" office:date-value="1945-06-24" calcext:value-type="date">
            <text:p>24.06.194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58]-[.D58]*0.01" office:value-type="float" office:value="2.371865785606" calcext:value-type="float">
            <text:p>2,371865785606</text:p>
          </table:table-cell>
          <table:table-cell table:formula="of:=[.E58]-[.E58]*0.01" office:value-type="float" office:value="5.929664464015" calcext:value-type="float">
            <text:p>5,929664464015</text:p>
          </table:table-cell>
          <table:table-cell table:formula="of:=[.B59]*[.D59]" office:value-type="float" office:value="47.43731571212" calcext:value-type="float">
            <text:p>47,43731571212</text:p>
          </table:table-cell>
          <table:table-cell table:formula="of:=[.C59]*[.E59]" office:value-type="float" office:value="23.71865785606" calcext:value-type="float">
            <text:p>23,71865785606</text:p>
          </table:table-cell>
          <table:table-cell table:formula="of:=[.F59]+[.G59]" office:value-type="float" office:value="71.15597356818" calcext:value-type="float">
            <text:p>71,15597356818</text:p>
          </table:table-cell>
          <table:table-cell table:formula="of:=[.I58]+[.H59]" office:value-type="float" office:value="4955.55861675019" calcext:value-type="float">
            <text:p>4955,55861675019</text:p>
          </table:table-cell>
          <table:table-cell office:value-type="float" office:value="53" calcext:value-type="float">
            <text:p>53</text:p>
          </table:table-cell>
          <table:table-cell table:number-columns-repeated="3"/>
        </table:table-row>
        <table:table-row table:style-name="ro1" table:visibility="filter">
          <table:table-cell office:value-type="date" office:date-value="1945-06-25" calcext:value-type="date">
            <text:p>25.06.194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59]-[.D59]*0.01" office:value-type="float" office:value="2.34814712774994" calcext:value-type="float">
            <text:p>2,34814712774994</text:p>
          </table:table-cell>
          <table:table-cell table:formula="of:=[.E59]-[.E59]*0.01" office:value-type="float" office:value="5.87036781937485" calcext:value-type="float">
            <text:p>5,87036781937485</text:p>
          </table:table-cell>
          <table:table-cell table:formula="of:=[.B60]*[.D60]" office:value-type="float" office:value="46.9629425549988" calcext:value-type="float">
            <text:p>46,9629425549988</text:p>
          </table:table-cell>
          <table:table-cell table:formula="of:=[.C60]*[.E60]" office:value-type="float" office:value="23.4814712774994" calcext:value-type="float">
            <text:p>23,4814712774994</text:p>
          </table:table-cell>
          <table:table-cell table:formula="of:=[.F60]+[.G60]" office:value-type="float" office:value="70.4444138324982" calcext:value-type="float">
            <text:p>70,4444138324982</text:p>
          </table:table-cell>
          <table:table-cell table:formula="of:=[.I59]+[.H60]" office:value-type="float" office:value="5026.00303058268" calcext:value-type="float">
            <text:p>5026,00303058268</text:p>
          </table:table-cell>
          <table:table-cell office:value-type="float" office:value="54" calcext:value-type="float">
            <text:p>54</text:p>
          </table:table-cell>
          <table:table-cell table:number-columns-repeated="3"/>
        </table:table-row>
        <table:table-row table:style-name="ro1" table:visibility="filter">
          <table:table-cell office:value-type="date" office:date-value="1945-06-26" calcext:value-type="date">
            <text:p>26.06.194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60]-[.D60]*0.01" office:value-type="float" office:value="2.32466565647244" calcext:value-type="float">
            <text:p>2,32466565647244</text:p>
          </table:table-cell>
          <table:table-cell table:formula="of:=[.E60]-[.E60]*0.01" office:value-type="float" office:value="5.8116641411811" calcext:value-type="float">
            <text:p>5,8116641411811</text:p>
          </table:table-cell>
          <table:table-cell table:formula="of:=[.B61]*[.D61]" office:value-type="float" office:value="46.4933131294488" calcext:value-type="float">
            <text:p>46,4933131294488</text:p>
          </table:table-cell>
          <table:table-cell table:formula="of:=[.C61]*[.E61]" office:value-type="float" office:value="23.2466565647244" calcext:value-type="float">
            <text:p>23,2466565647244</text:p>
          </table:table-cell>
          <table:table-cell table:formula="of:=[.F61]+[.G61]" office:value-type="float" office:value="69.7399696941732" calcext:value-type="float">
            <text:p>69,7399696941732</text:p>
          </table:table-cell>
          <table:table-cell table:formula="of:=[.I60]+[.H61]" office:value-type="float" office:value="5095.74300027686" calcext:value-type="float">
            <text:p>5095,74300027686</text:p>
          </table:table-cell>
          <table:table-cell office:value-type="float" office:value="55" calcext:value-type="float">
            <text:p>55</text:p>
          </table:table-cell>
          <table:table-cell table:number-columns-repeated="3"/>
        </table:table-row>
        <table:table-row table:style-name="ro1" table:visibility="filter">
          <table:table-cell office:value-type="date" office:date-value="1945-06-27" calcext:value-type="date">
            <text:p>27.06.194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61]-[.D61]*0.01" office:value-type="float" office:value="2.30141899990772" calcext:value-type="float">
            <text:p>2,30141899990772</text:p>
          </table:table-cell>
          <table:table-cell table:formula="of:=[.E61]-[.E61]*0.01" office:value-type="float" office:value="5.75354749976929" calcext:value-type="float">
            <text:p>5,75354749976929</text:p>
          </table:table-cell>
          <table:table-cell table:formula="of:=[.B62]*[.D62]" office:value-type="float" office:value="46.0283799981543" calcext:value-type="float">
            <text:p>46,0283799981543</text:p>
          </table:table-cell>
          <table:table-cell table:formula="of:=[.C62]*[.E62]" office:value-type="float" office:value="23.0141899990772" calcext:value-type="float">
            <text:p>23,0141899990772</text:p>
          </table:table-cell>
          <table:table-cell table:formula="of:=[.F62]+[.G62]" office:value-type="float" office:value="69.0425699972315" calcext:value-type="float">
            <text:p>69,0425699972315</text:p>
          </table:table-cell>
          <table:table-cell table:formula="of:=[.I61]+[.H62]" office:value-type="float" office:value="5164.78557027409" calcext:value-type="float">
            <text:p>5164,78557027409</text:p>
          </table:table-cell>
          <table:table-cell office:value-type="float" office:value="56" calcext:value-type="float">
            <text:p>56</text:p>
          </table:table-cell>
          <table:table-cell table:number-columns-repeated="3"/>
        </table:table-row>
        <table:table-row table:style-name="ro1" table:visibility="filter">
          <table:table-cell office:value-type="date" office:date-value="1945-06-28" calcext:value-type="date">
            <text:p>28.06.194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62]-[.D62]*0.01" office:value-type="float" office:value="2.27840480990864" calcext:value-type="float">
            <text:p>2,27840480990864</text:p>
          </table:table-cell>
          <table:table-cell table:formula="of:=[.E62]-[.E62]*0.01" office:value-type="float" office:value="5.6960120247716" calcext:value-type="float">
            <text:p>5,6960120247716</text:p>
          </table:table-cell>
          <table:table-cell table:formula="of:=[.B63]*[.D63]" office:value-type="float" office:value="45.5680961981728" calcext:value-type="float">
            <text:p>45,5680961981728</text:p>
          </table:table-cell>
          <table:table-cell table:formula="of:=[.C63]*[.E63]" office:value-type="float" office:value="22.7840480990864" calcext:value-type="float">
            <text:p>22,7840480990864</text:p>
          </table:table-cell>
          <table:table-cell table:formula="of:=[.F63]+[.G63]" office:value-type="float" office:value="68.3521442972591" calcext:value-type="float">
            <text:p>68,3521442972591</text:p>
          </table:table-cell>
          <table:table-cell table:formula="of:=[.I62]+[.H63]" office:value-type="float" office:value="5233.13771457135" calcext:value-type="float">
            <text:p>5233,13771457135</text:p>
          </table:table-cell>
          <table:table-cell office:value-type="float" office:value="57" calcext:value-type="float">
            <text:p>57</text:p>
          </table:table-cell>
          <table:table-cell table:number-columns-repeated="3"/>
        </table:table-row>
        <table:table-row table:style-name="ro1" table:visibility="filter">
          <table:table-cell office:value-type="date" office:date-value="1945-06-29" calcext:value-type="date">
            <text:p>29.06.194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63]-[.D63]*0.01" office:value-type="float" office:value="2.25562076180955" calcext:value-type="float">
            <text:p>2,25562076180955</text:p>
          </table:table-cell>
          <table:table-cell table:formula="of:=[.E63]-[.E63]*0.01" office:value-type="float" office:value="5.63905190452388" calcext:value-type="float">
            <text:p>5,63905190452388</text:p>
          </table:table-cell>
          <table:table-cell table:formula="of:=[.B64]*[.D64]" office:value-type="float" office:value="45.112415236191" calcext:value-type="float">
            <text:p>45,112415236191</text:p>
          </table:table-cell>
          <table:table-cell table:formula="of:=[.C64]*[.E64]" office:value-type="float" office:value="22.5562076180955" calcext:value-type="float">
            <text:p>22,5562076180955</text:p>
          </table:table-cell>
          <table:table-cell table:formula="of:=[.F64]+[.G64]" office:value-type="float" office:value="67.6686228542866" calcext:value-type="float">
            <text:p>67,6686228542866</text:p>
          </table:table-cell>
          <table:table-cell table:formula="of:=[.I63]+[.H64]" office:value-type="float" office:value="5300.80633742563" calcext:value-type="float">
            <text:p>5300,80633742563</text:p>
          </table:table-cell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 table:visibility="filter">
          <table:table-cell office:value-type="date" office:date-value="1945-06-30" calcext:value-type="date">
            <text:p>30.06.194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64]-[.D64]*0.01" office:value-type="float" office:value="2.23306455419146" calcext:value-type="float">
            <text:p>2,23306455419146</text:p>
          </table:table-cell>
          <table:table-cell table:formula="of:=[.E64]-[.E64]*0.01" office:value-type="float" office:value="5.58266138547864" calcext:value-type="float">
            <text:p>5,58266138547864</text:p>
          </table:table-cell>
          <table:table-cell table:formula="of:=[.B65]*[.D65]" office:value-type="float" office:value="44.6612910838291" calcext:value-type="float">
            <text:p>44,6612910838291</text:p>
          </table:table-cell>
          <table:table-cell table:formula="of:=[.C65]*[.E65]" office:value-type="float" office:value="22.3306455419146" calcext:value-type="float">
            <text:p>22,3306455419146</text:p>
          </table:table-cell>
          <table:table-cell table:formula="of:=[.F65]+[.G65]" office:value-type="float" office:value="66.9919366257437" calcext:value-type="float">
            <text:p>66,9919366257437</text:p>
          </table:table-cell>
          <table:table-cell table:formula="of:=[.I64]+[.H65]" office:value-type="float" office:value="5367.79827405138" calcext:value-type="float">
            <text:p>5367,79827405138</text:p>
          </table:table-cell>
          <table:table-cell office:value-type="float" office:value="59" calcext:value-type="float">
            <text:p>59</text:p>
          </table:table-cell>
          <table:table-cell table:number-columns-repeated="3"/>
        </table:table-row>
        <table:table-row table:style-name="ro1" table:visibility="filter">
          <table:table-cell office:value-type="date" office:date-value="1945-07-01" calcext:value-type="date">
            <text:p>1.07.194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65]-[.D65]*0.01" office:value-type="float" office:value="2.21073390864954" calcext:value-type="float">
            <text:p>2,21073390864954</text:p>
          </table:table-cell>
          <table:table-cell table:formula="of:=[.E65]-[.E65]*0.01" office:value-type="float" office:value="5.52683477162385" calcext:value-type="float">
            <text:p>5,52683477162385</text:p>
          </table:table-cell>
          <table:table-cell table:formula="of:=[.B66]*[.D66]" office:value-type="float" office:value="44.2146781729908" calcext:value-type="float">
            <text:p>44,2146781729908</text:p>
          </table:table-cell>
          <table:table-cell table:formula="of:=[.C66]*[.E66]" office:value-type="float" office:value="22.1073390864954" calcext:value-type="float">
            <text:p>22,1073390864954</text:p>
          </table:table-cell>
          <table:table-cell table:formula="of:=[.F66]+[.G66]" office:value-type="float" office:value="66.3220172594862" calcext:value-type="float">
            <text:p>66,3220172594862</text:p>
          </table:table-cell>
          <table:table-cell table:formula="of:=[.I65]+[.H66]" office:value-type="float" office:value="5434.12029131086" calcext:value-type="float">
            <text:p>5434,12029131086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 table:visibility="filter">
          <table:table-cell office:value-type="date" office:date-value="1945-07-02" calcext:value-type="date">
            <text:p>2.07.194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66]-[.D66]*0.01" office:value-type="float" office:value="2.18862656956305" calcext:value-type="float">
            <text:p>2,18862656956305</text:p>
          </table:table-cell>
          <table:table-cell table:formula="of:=[.E66]-[.E66]*0.01" office:value-type="float" office:value="5.47156642390762" calcext:value-type="float">
            <text:p>5,47156642390762</text:p>
          </table:table-cell>
          <table:table-cell table:formula="of:=[.B67]*[.D67]" office:value-type="float" office:value="43.7725313912609" calcext:value-type="float">
            <text:p>43,7725313912609</text:p>
          </table:table-cell>
          <table:table-cell table:formula="of:=[.C67]*[.E67]" office:value-type="float" office:value="21.8862656956305" calcext:value-type="float">
            <text:p>21,8862656956305</text:p>
          </table:table-cell>
          <table:table-cell table:formula="of:=[.F67]+[.G67]" office:value-type="float" office:value="65.6587970868914" calcext:value-type="float">
            <text:p>65,6587970868914</text:p>
          </table:table-cell>
          <table:table-cell table:formula="of:=[.I66]+[.H67]" office:value-type="float" office:value="5499.77908839775" calcext:value-type="float">
            <text:p>5499,77908839775</text:p>
          </table:table-cell>
          <table:table-cell office:value-type="float" office:value="61" calcext:value-type="float">
            <text:p>61</text:p>
          </table:table-cell>
          <table:table-cell table:number-columns-repeated="3"/>
        </table:table-row>
        <table:table-row table:style-name="ro1" table:visibility="filter">
          <table:table-cell office:value-type="date" office:date-value="1945-07-03" calcext:value-type="date">
            <text:p>3.07.194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67]-[.D67]*0.01" office:value-type="float" office:value="2.16674030386742" calcext:value-type="float">
            <text:p>2,16674030386742</text:p>
          </table:table-cell>
          <table:table-cell table:formula="of:=[.E67]-[.E67]*0.01" office:value-type="float" office:value="5.41685075966854" calcext:value-type="float">
            <text:p>5,41685075966854</text:p>
          </table:table-cell>
          <table:table-cell table:formula="of:=[.B68]*[.D68]" office:value-type="float" office:value="43.3348060773483" calcext:value-type="float">
            <text:p>43,3348060773483</text:p>
          </table:table-cell>
          <table:table-cell table:formula="of:=[.C68]*[.E68]" office:value-type="float" office:value="21.6674030386742" calcext:value-type="float">
            <text:p>21,6674030386742</text:p>
          </table:table-cell>
          <table:table-cell table:formula="of:=[.F68]+[.G68]" office:value-type="float" office:value="65.0022091160225" calcext:value-type="float">
            <text:p>65,0022091160225</text:p>
          </table:table-cell>
          <table:table-cell table:formula="of:=[.I67]+[.H68]" office:value-type="float" office:value="5564.78129751378" calcext:value-type="float">
            <text:p>5564,78129751378</text:p>
          </table:table-cell>
          <table:table-cell office:value-type="float" office:value="62" calcext:value-type="float">
            <text:p>62</text:p>
          </table:table-cell>
          <table:table-cell table:number-columns-repeated="3"/>
        </table:table-row>
        <table:table-row table:style-name="ro1" table:visibility="filter">
          <table:table-cell office:value-type="date" office:date-value="1945-07-04" calcext:value-type="date">
            <text:p>4.07.194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68]-[.D68]*0.01" office:value-type="float" office:value="2.14507290082874" calcext:value-type="float">
            <text:p>2,14507290082874</text:p>
          </table:table-cell>
          <table:table-cell table:formula="of:=[.E68]-[.E68]*0.01" office:value-type="float" office:value="5.36268225207185" calcext:value-type="float">
            <text:p>5,36268225207185</text:p>
          </table:table-cell>
          <table:table-cell table:formula="of:=[.B69]*[.D69]" office:value-type="float" office:value="42.9014580165748" calcext:value-type="float">
            <text:p>42,9014580165748</text:p>
          </table:table-cell>
          <table:table-cell table:formula="of:=[.C69]*[.E69]" office:value-type="float" office:value="21.4507290082874" calcext:value-type="float">
            <text:p>21,4507290082874</text:p>
          </table:table-cell>
          <table:table-cell table:formula="of:=[.F69]+[.G69]" office:value-type="float" office:value="64.3521870248622" calcext:value-type="float">
            <text:p>64,3521870248622</text:p>
          </table:table-cell>
          <table:table-cell table:formula="of:=[.I68]+[.H69]" office:value-type="float" office:value="5629.13348453864" calcext:value-type="float">
            <text:p>5629,13348453864</text:p>
          </table:table-cell>
          <table:table-cell office:value-type="float" office:value="63" calcext:value-type="float">
            <text:p>63</text:p>
          </table:table-cell>
          <table:table-cell table:number-columns-repeated="3"/>
        </table:table-row>
        <table:table-row table:style-name="ro1" table:visibility="filter">
          <table:table-cell office:value-type="date" office:date-value="1945-07-05" calcext:value-type="date">
            <text:p>5.07.194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69]-[.D69]*0.01" office:value-type="float" office:value="2.12362217182045" calcext:value-type="float">
            <text:p>2,12362217182045</text:p>
          </table:table-cell>
          <table:table-cell table:formula="of:=[.E69]-[.E69]*0.01" office:value-type="float" office:value="5.30905542955114" calcext:value-type="float">
            <text:p>5,30905542955114</text:p>
          </table:table-cell>
          <table:table-cell table:formula="of:=[.B70]*[.D70]" office:value-type="float" office:value="42.4724434364091" calcext:value-type="float">
            <text:p>42,4724434364091</text:p>
          </table:table-cell>
          <table:table-cell table:formula="of:=[.C70]*[.E70]" office:value-type="float" office:value="21.2362217182045" calcext:value-type="float">
            <text:p>21,2362217182045</text:p>
          </table:table-cell>
          <table:table-cell table:formula="of:=[.F70]+[.G70]" office:value-type="float" office:value="63.7086651546136" calcext:value-type="float">
            <text:p>63,7086651546136</text:p>
          </table:table-cell>
          <table:table-cell table:formula="of:=[.I69]+[.H70]" office:value-type="float" office:value="5692.84214969325" calcext:value-type="float">
            <text:p>5692,84214969325</text:p>
          </table:table-cell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 table:visibility="filter">
          <table:table-cell office:value-type="date" office:date-value="1945-07-06" calcext:value-type="date">
            <text:p>6.07.194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70]-[.D70]*0.01" office:value-type="float" office:value="2.10238595010225" calcext:value-type="float">
            <text:p>2,10238595010225</text:p>
          </table:table-cell>
          <table:table-cell table:formula="of:=[.E70]-[.E70]*0.01" office:value-type="float" office:value="5.25596487525562" calcext:value-type="float">
            <text:p>5,25596487525562</text:p>
          </table:table-cell>
          <table:table-cell table:formula="of:=[.B71]*[.D71]" office:value-type="float" office:value="42.047719002045" calcext:value-type="float">
            <text:p>42,047719002045</text:p>
          </table:table-cell>
          <table:table-cell table:formula="of:=[.C71]*[.E71]" office:value-type="float" office:value="21.0238595010225" calcext:value-type="float">
            <text:p>21,0238595010225</text:p>
          </table:table-cell>
          <table:table-cell table:formula="of:=[.F71]+[.G71]" office:value-type="float" office:value="63.0715785030675" calcext:value-type="float">
            <text:p>63,0715785030675</text:p>
          </table:table-cell>
          <table:table-cell table:formula="of:=[.I70]+[.H71]" office:value-type="float" office:value="5755.91372819632" calcext:value-type="float">
            <text:p>5755,91372819632</text:p>
          </table:table-cell>
          <table:table-cell office:value-type="float" office:value="65" calcext:value-type="float">
            <text:p>65</text:p>
          </table:table-cell>
          <table:table-cell table:number-columns-repeated="3"/>
        </table:table-row>
        <table:table-row table:style-name="ro1" table:visibility="filter">
          <table:table-cell office:value-type="date" office:date-value="1945-07-07" calcext:value-type="date">
            <text:p>7.07.194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71]-[.D71]*0.01" office:value-type="float" office:value="2.08136209060123" calcext:value-type="float">
            <text:p>2,08136209060123</text:p>
          </table:table-cell>
          <table:table-cell table:formula="of:=[.E71]-[.E71]*0.01" office:value-type="float" office:value="5.20340522650307" calcext:value-type="float">
            <text:p>5,20340522650307</text:p>
          </table:table-cell>
          <table:table-cell table:formula="of:=[.B72]*[.D72]" office:value-type="float" office:value="41.6272418120245" calcext:value-type="float">
            <text:p>41,6272418120245</text:p>
          </table:table-cell>
          <table:table-cell table:formula="of:=[.C72]*[.E72]" office:value-type="float" office:value="20.8136209060123" calcext:value-type="float">
            <text:p>20,8136209060123</text:p>
          </table:table-cell>
          <table:table-cell table:formula="of:=[.F72]+[.G72]" office:value-type="float" office:value="62.4408627180368" calcext:value-type="float">
            <text:p>62,4408627180368</text:p>
          </table:table-cell>
          <table:table-cell table:formula="of:=[.I71]+[.H72]" office:value-type="float" office:value="5818.35459091436" calcext:value-type="float">
            <text:p>5818,35459091436</text:p>
          </table:table-cell>
          <table:table-cell office:value-type="float" office:value="66" calcext:value-type="float">
            <text:p>66</text:p>
          </table:table-cell>
          <table:table-cell table:number-columns-repeated="3"/>
        </table:table-row>
        <table:table-row table:style-name="ro1" table:visibility="filter">
          <table:table-cell office:value-type="date" office:date-value="1945-07-08" calcext:value-type="date">
            <text:p>8.07.194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72]-[.D72]*0.01" office:value-type="float" office:value="2.06054846969521" calcext:value-type="float">
            <text:p>2,06054846969521</text:p>
          </table:table-cell>
          <table:table-cell table:formula="of:=[.E72]-[.E72]*0.01" office:value-type="float" office:value="5.15137117423804" calcext:value-type="float">
            <text:p>5,15137117423804</text:p>
          </table:table-cell>
          <table:table-cell table:formula="of:=[.B73]*[.D73]" office:value-type="float" office:value="41.2109693939043" calcext:value-type="float">
            <text:p>41,2109693939043</text:p>
          </table:table-cell>
          <table:table-cell table:formula="of:=[.C73]*[.E73]" office:value-type="float" office:value="20.6054846969521" calcext:value-type="float">
            <text:p>20,6054846969521</text:p>
          </table:table-cell>
          <table:table-cell table:formula="of:=[.F73]+[.G73]" office:value-type="float" office:value="61.8164540908564" calcext:value-type="float">
            <text:p>61,8164540908564</text:p>
          </table:table-cell>
          <table:table-cell table:formula="of:=[.I72]+[.H73]" office:value-type="float" office:value="5880.17104500521" calcext:value-type="float">
            <text:p>5880,17104500521</text:p>
          </table:table-cell>
          <table:table-cell office:value-type="float" office:value="67" calcext:value-type="float">
            <text:p>67</text:p>
          </table:table-cell>
          <table:table-cell table:number-columns-repeated="3"/>
        </table:table-row>
        <table:table-row table:style-name="ro1" table:visibility="filter">
          <table:table-cell office:value-type="date" office:date-value="1945-07-09" calcext:value-type="date">
            <text:p>9.07.194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73]-[.D73]*0.01" office:value-type="float" office:value="2.03994298499826" calcext:value-type="float">
            <text:p>2,03994298499826</text:p>
          </table:table-cell>
          <table:table-cell table:formula="of:=[.E73]-[.E73]*0.01" office:value-type="float" office:value="5.09985746249566" calcext:value-type="float">
            <text:p>5,09985746249566</text:p>
          </table:table-cell>
          <table:table-cell table:formula="of:=[.B74]*[.D74]" office:value-type="float" office:value="40.7988596999653" calcext:value-type="float">
            <text:p>40,7988596999653</text:p>
          </table:table-cell>
          <table:table-cell table:formula="of:=[.C74]*[.E74]" office:value-type="float" office:value="20.3994298499826" calcext:value-type="float">
            <text:p>20,3994298499826</text:p>
          </table:table-cell>
          <table:table-cell table:formula="of:=[.F74]+[.G74]" office:value-type="float" office:value="61.1982895499479" calcext:value-type="float">
            <text:p>61,1982895499479</text:p>
          </table:table-cell>
          <table:table-cell table:formula="of:=[.I73]+[.H74]" office:value-type="float" office:value="5941.36933455516" calcext:value-type="float">
            <text:p>5941,36933455516</text:p>
          </table:table-cell>
          <table:table-cell office:value-type="float" office:value="68" calcext:value-type="float">
            <text:p>68</text:p>
          </table:table-cell>
          <table:table-cell table:number-columns-repeated="3"/>
        </table:table-row>
        <table:table-row table:style-name="ro1" table:visibility="filter">
          <table:table-cell office:value-type="date" office:date-value="1945-07-10" calcext:value-type="date">
            <text:p>10.07.194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74]-[.D74]*0.01" office:value-type="float" office:value="2.01954355514828" calcext:value-type="float">
            <text:p>2,01954355514828</text:p>
          </table:table-cell>
          <table:table-cell table:formula="of:=[.E74]-[.E74]*0.01" office:value-type="float" office:value="5.0488588878707" calcext:value-type="float">
            <text:p>5,0488588878707</text:p>
          </table:table-cell>
          <table:table-cell table:formula="of:=[.B75]*[.D75]" office:value-type="float" office:value="40.3908711029656" calcext:value-type="float">
            <text:p>40,3908711029656</text:p>
          </table:table-cell>
          <table:table-cell table:formula="of:=[.C75]*[.E75]" office:value-type="float" office:value="20.1954355514828" calcext:value-type="float">
            <text:p>20,1954355514828</text:p>
          </table:table-cell>
          <table:table-cell table:formula="of:=[.F75]+[.G75]" office:value-type="float" office:value="60.5863066544484" calcext:value-type="float">
            <text:p>60,5863066544484</text:p>
          </table:table-cell>
          <table:table-cell table:formula="of:=[.I74]+[.H75]" office:value-type="float" office:value="6001.95564120961" calcext:value-type="float">
            <text:p>6001,95564120961</text:p>
          </table:table-cell>
          <table:table-cell office:value-type="float" office:value="69" calcext:value-type="float">
            <text:p>69</text:p>
          </table:table-cell>
          <table:table-cell table:number-columns-repeated="3"/>
        </table:table-row>
        <table:table-row table:style-name="ro1" table:visibility="filter">
          <table:table-cell office:value-type="date" office:date-value="1945-07-11" calcext:value-type="date">
            <text:p>11.07.194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75]-[.D75]*0.01" office:value-type="float" office:value="1.9993481195968" calcext:value-type="float">
            <text:p>1,9993481195968</text:p>
          </table:table-cell>
          <table:table-cell table:formula="of:=[.E75]-[.E75]*0.01" office:value-type="float" office:value="4.99837029899199" calcext:value-type="float">
            <text:p>4,99837029899199</text:p>
          </table:table-cell>
          <table:table-cell table:formula="of:=[.B76]*[.D76]" office:value-type="float" office:value="39.9869623919359" calcext:value-type="float">
            <text:p>39,9869623919359</text:p>
          </table:table-cell>
          <table:table-cell table:formula="of:=[.C76]*[.E76]" office:value-type="float" office:value="19.993481195968" calcext:value-type="float">
            <text:p>19,993481195968</text:p>
          </table:table-cell>
          <table:table-cell table:formula="of:=[.F76]+[.G76]" office:value-type="float" office:value="59.9804435879039" calcext:value-type="float">
            <text:p>59,9804435879039</text:p>
          </table:table-cell>
          <table:table-cell table:formula="of:=[.I75]+[.H76]" office:value-type="float" office:value="6061.93608479751" calcext:value-type="float">
            <text:p>6061,93608479751</text:p>
          </table:table-cell>
          <table:table-cell office:value-type="float" office:value="70" calcext:value-type="float">
            <text:p>70</text:p>
          </table:table-cell>
          <table:table-cell table:number-columns-repeated="3"/>
        </table:table-row>
        <table:table-row table:style-name="ro1" table:visibility="filter">
          <table:table-cell office:value-type="date" office:date-value="1945-07-12" calcext:value-type="date">
            <text:p>12.07.194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76]-[.D76]*0.01" office:value-type="float" office:value="1.97935463840083" calcext:value-type="float">
            <text:p>1,97935463840083</text:p>
          </table:table-cell>
          <table:table-cell table:formula="of:=[.E76]-[.E76]*0.01" office:value-type="float" office:value="4.94838659600207" calcext:value-type="float">
            <text:p>4,94838659600207</text:p>
          </table:table-cell>
          <table:table-cell table:formula="of:=[.B77]*[.D77]" office:value-type="float" office:value="39.5870927680166" calcext:value-type="float">
            <text:p>39,5870927680166</text:p>
          </table:table-cell>
          <table:table-cell table:formula="of:=[.C77]*[.E77]" office:value-type="float" office:value="19.7935463840083" calcext:value-type="float">
            <text:p>19,7935463840083</text:p>
          </table:table-cell>
          <table:table-cell table:formula="of:=[.F77]+[.G77]" office:value-type="float" office:value="59.3806391520249" calcext:value-type="float">
            <text:p>59,3806391520249</text:p>
          </table:table-cell>
          <table:table-cell table:formula="of:=[.I76]+[.H77]" office:value-type="float" office:value="6121.31672394954" calcext:value-type="float">
            <text:p>6121,31672394954</text:p>
          </table:table-cell>
          <table:table-cell office:value-type="float" office:value="71" calcext:value-type="float">
            <text:p>71</text:p>
          </table:table-cell>
          <table:table-cell table:number-columns-repeated="3"/>
        </table:table-row>
        <table:table-row table:style-name="ro1" table:visibility="filter">
          <table:table-cell office:value-type="date" office:date-value="1945-07-13" calcext:value-type="date">
            <text:p>13.07.194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77]-[.D77]*0.01" office:value-type="float" office:value="1.95956109201682" calcext:value-type="float">
            <text:p>1,95956109201682</text:p>
          </table:table-cell>
          <table:table-cell table:formula="of:=[.E77]-[.E77]*0.01" office:value-type="float" office:value="4.89890273004205" calcext:value-type="float">
            <text:p>4,89890273004205</text:p>
          </table:table-cell>
          <table:table-cell table:formula="of:=[.B78]*[.D78]" office:value-type="float" office:value="39.1912218403364" calcext:value-type="float">
            <text:p>39,1912218403364</text:p>
          </table:table-cell>
          <table:table-cell table:formula="of:=[.C78]*[.E78]" office:value-type="float" office:value="19.5956109201682" calcext:value-type="float">
            <text:p>19,5956109201682</text:p>
          </table:table-cell>
          <table:table-cell table:formula="of:=[.F78]+[.G78]" office:value-type="float" office:value="58.7868327605046" calcext:value-type="float">
            <text:p>58,7868327605046</text:p>
          </table:table-cell>
          <table:table-cell table:formula="of:=[.I77]+[.H78]" office:value-type="float" office:value="6180.10355671004" calcext:value-type="float">
            <text:p>6180,10355671004</text:p>
          </table:table-cell>
          <table:table-cell office:value-type="float" office:value="72" calcext:value-type="float">
            <text:p>72</text:p>
          </table:table-cell>
          <table:table-cell table:number-columns-repeated="3"/>
        </table:table-row>
        <table:table-row table:style-name="ro1" table:visibility="filter">
          <table:table-cell office:value-type="date" office:date-value="1945-07-14" calcext:value-type="date">
            <text:p>14.07.194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78]-[.D78]*0.01" office:value-type="float" office:value="1.93996548109665" calcext:value-type="float">
            <text:p>1,93996548109665</text:p>
          </table:table-cell>
          <table:table-cell table:formula="of:=[.E78]-[.E78]*0.01" office:value-type="float" office:value="4.84991370274163" calcext:value-type="float">
            <text:p>4,84991370274163</text:p>
          </table:table-cell>
          <table:table-cell table:formula="of:=[.B79]*[.D79]" office:value-type="float" office:value="38.7993096219331" calcext:value-type="float">
            <text:p>38,7993096219331</text:p>
          </table:table-cell>
          <table:table-cell table:formula="of:=[.C79]*[.E79]" office:value-type="float" office:value="19.3996548109665" calcext:value-type="float">
            <text:p>19,3996548109665</text:p>
          </table:table-cell>
          <table:table-cell table:formula="of:=[.F79]+[.G79]" office:value-type="float" office:value="58.1989644328996" calcext:value-type="float">
            <text:p>58,1989644328996</text:p>
          </table:table-cell>
          <table:table-cell table:formula="of:=[.I78]+[.H79]" office:value-type="float" office:value="6238.30252114294" calcext:value-type="float">
            <text:p>6238,30252114294</text:p>
          </table:table-cell>
          <table:table-cell office:value-type="float" office:value="73" calcext:value-type="float">
            <text:p>73</text:p>
          </table:table-cell>
          <table:table-cell table:number-columns-repeated="3"/>
        </table:table-row>
        <table:table-row table:style-name="ro1" table:visibility="filter">
          <table:table-cell office:value-type="date" office:date-value="1945-07-15" calcext:value-type="date">
            <text:p>15.07.194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79]-[.D79]*0.01" office:value-type="float" office:value="1.92056582628569" calcext:value-type="float">
            <text:p>1,92056582628569</text:p>
          </table:table-cell>
          <table:table-cell table:formula="of:=[.E79]-[.E79]*0.01" office:value-type="float" office:value="4.80141456571422" calcext:value-type="float">
            <text:p>4,80141456571422</text:p>
          </table:table-cell>
          <table:table-cell table:formula="of:=[.B80]*[.D80]" office:value-type="float" office:value="38.4113165257137" calcext:value-type="float">
            <text:p>38,4113165257137</text:p>
          </table:table-cell>
          <table:table-cell table:formula="of:=[.C80]*[.E80]" office:value-type="float" office:value="19.2056582628569" calcext:value-type="float">
            <text:p>19,2056582628569</text:p>
          </table:table-cell>
          <table:table-cell table:formula="of:=[.F80]+[.G80]" office:value-type="float" office:value="57.6169747885706" calcext:value-type="float">
            <text:p>57,6169747885706</text:p>
          </table:table-cell>
          <table:table-cell table:formula="of:=[.I79]+[.H80]" office:value-type="float" office:value="6295.91949593151" calcext:value-type="float">
            <text:p>6295,91949593151</text:p>
          </table:table-cell>
          <table:table-cell office:value-type="float" office:value="74" calcext:value-type="float">
            <text:p>74</text:p>
          </table:table-cell>
          <table:table-cell table:number-columns-repeated="3"/>
        </table:table-row>
        <table:table-row table:style-name="ro1" table:visibility="filter">
          <table:table-cell office:value-type="date" office:date-value="1945-07-16" calcext:value-type="date">
            <text:p>16.07.194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80]-[.D80]*0.01" office:value-type="float" office:value="1.90136016802283" calcext:value-type="float">
            <text:p>1,90136016802283</text:p>
          </table:table-cell>
          <table:table-cell table:formula="of:=[.E80]-[.E80]*0.01" office:value-type="float" office:value="4.75340042005707" calcext:value-type="float">
            <text:p>4,75340042005707</text:p>
          </table:table-cell>
          <table:table-cell table:formula="of:=[.B81]*[.D81]" office:value-type="float" office:value="38.0272033604566" calcext:value-type="float">
            <text:p>38,0272033604566</text:p>
          </table:table-cell>
          <table:table-cell table:formula="of:=[.C81]*[.E81]" office:value-type="float" office:value="19.0136016802283" calcext:value-type="float">
            <text:p>19,0136016802283</text:p>
          </table:table-cell>
          <table:table-cell table:formula="of:=[.F81]+[.G81]" office:value-type="float" office:value="57.0408050406849" calcext:value-type="float">
            <text:p>57,0408050406849</text:p>
          </table:table-cell>
          <table:table-cell table:formula="of:=[.I80]+[.H81]" office:value-type="float" office:value="6352.9603009722" calcext:value-type="float">
            <text:p>6352,9603009722</text:p>
          </table:table-cell>
          <table:table-cell office:value-type="float" office:value="75" calcext:value-type="float">
            <text:p>75</text:p>
          </table:table-cell>
          <table:table-cell table:number-columns-repeated="3"/>
        </table:table-row>
        <table:table-row table:style-name="ro1" table:visibility="filter">
          <table:table-cell office:value-type="date" office:date-value="1945-07-17" calcext:value-type="date">
            <text:p>17.07.194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81]-[.D81]*0.01" office:value-type="float" office:value="1.8823465663426" calcext:value-type="float">
            <text:p>1,8823465663426</text:p>
          </table:table-cell>
          <table:table-cell table:formula="of:=[.E81]-[.E81]*0.01" office:value-type="float" office:value="4.7058664158565" calcext:value-type="float">
            <text:p>4,7058664158565</text:p>
          </table:table-cell>
          <table:table-cell table:formula="of:=[.B82]*[.D82]" office:value-type="float" office:value="37.646931326852" calcext:value-type="float">
            <text:p>37,646931326852</text:p>
          </table:table-cell>
          <table:table-cell table:formula="of:=[.C82]*[.E82]" office:value-type="float" office:value="18.823465663426" calcext:value-type="float">
            <text:p>18,823465663426</text:p>
          </table:table-cell>
          <table:table-cell table:formula="of:=[.F82]+[.G82]" office:value-type="float" office:value="56.470396990278" calcext:value-type="float">
            <text:p>56,470396990278</text:p>
          </table:table-cell>
          <table:table-cell table:formula="of:=[.I81]+[.H82]" office:value-type="float" office:value="6409.43069796248" calcext:value-type="float">
            <text:p>6409,43069796248</text:p>
          </table:table-cell>
          <table:table-cell office:value-type="float" office:value="76" calcext:value-type="float">
            <text:p>76</text:p>
          </table:table-cell>
          <table:table-cell table:number-columns-repeated="3"/>
        </table:table-row>
        <table:table-row table:style-name="ro1" table:visibility="filter">
          <table:table-cell office:value-type="date" office:date-value="1945-07-18" calcext:value-type="date">
            <text:p>18.07.194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82]-[.D82]*0.01" office:value-type="float" office:value="1.86352310067918" calcext:value-type="float">
            <text:p>1,86352310067918</text:p>
          </table:table-cell>
          <table:table-cell table:formula="of:=[.E82]-[.E82]*0.01" office:value-type="float" office:value="4.65880775169794" calcext:value-type="float">
            <text:p>4,65880775169794</text:p>
          </table:table-cell>
          <table:table-cell table:formula="of:=[.B83]*[.D83]" office:value-type="float" office:value="37.2704620135835" calcext:value-type="float">
            <text:p>37,2704620135835</text:p>
          </table:table-cell>
          <table:table-cell table:formula="of:=[.C83]*[.E83]" office:value-type="float" office:value="18.6352310067917" calcext:value-type="float">
            <text:p>18,6352310067917</text:p>
          </table:table-cell>
          <table:table-cell table:formula="of:=[.F83]+[.G83]" office:value-type="float" office:value="55.9056930203752" calcext:value-type="float">
            <text:p>55,9056930203752</text:p>
          </table:table-cell>
          <table:table-cell table:formula="of:=[.I82]+[.H83]" office:value-type="float" office:value="6465.33639098285" calcext:value-type="float">
            <text:p>6465,33639098285</text:p>
          </table:table-cell>
          <table:table-cell office:value-type="float" office:value="77" calcext:value-type="float">
            <text:p>77</text:p>
          </table:table-cell>
          <table:table-cell table:number-columns-repeated="3"/>
        </table:table-row>
        <table:table-row table:style-name="ro1" table:visibility="filter">
          <table:table-cell office:value-type="date" office:date-value="1945-07-19" calcext:value-type="date">
            <text:p>19.07.194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83]-[.D83]*0.01" office:value-type="float" office:value="1.84488786967238" calcext:value-type="float">
            <text:p>1,84488786967238</text:p>
          </table:table-cell>
          <table:table-cell table:formula="of:=[.E83]-[.E83]*0.01" office:value-type="float" office:value="4.61221967418096" calcext:value-type="float">
            <text:p>4,61221967418096</text:p>
          </table:table-cell>
          <table:table-cell table:formula="of:=[.B84]*[.D84]" office:value-type="float" office:value="36.8977573934477" calcext:value-type="float">
            <text:p>36,8977573934477</text:p>
          </table:table-cell>
          <table:table-cell table:formula="of:=[.C84]*[.E84]" office:value-type="float" office:value="18.4488786967238" calcext:value-type="float">
            <text:p>18,4488786967238</text:p>
          </table:table-cell>
          <table:table-cell table:formula="of:=[.F84]+[.G84]" office:value-type="float" office:value="55.3466360901715" calcext:value-type="float">
            <text:p>55,3466360901715</text:p>
          </table:table-cell>
          <table:table-cell table:formula="of:=[.I83]+[.H84]" office:value-type="float" office:value="6520.68302707302" calcext:value-type="float">
            <text:p>6520,68302707302</text:p>
          </table:table-cell>
          <table:table-cell office:value-type="float" office:value="78" calcext:value-type="float">
            <text:p>78</text:p>
          </table:table-cell>
          <table:table-cell table:number-columns-repeated="3"/>
        </table:table-row>
        <table:table-row table:style-name="ro1" table:visibility="filter">
          <table:table-cell office:value-type="date" office:date-value="1945-07-20" calcext:value-type="date">
            <text:p>20.07.194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84]-[.D84]*0.01" office:value-type="float" office:value="1.82643899097566" calcext:value-type="float">
            <text:p>1,82643899097566</text:p>
          </table:table-cell>
          <table:table-cell table:formula="of:=[.E84]-[.E84]*0.01" office:value-type="float" office:value="4.56609747743915" calcext:value-type="float">
            <text:p>4,56609747743915</text:p>
          </table:table-cell>
          <table:table-cell table:formula="of:=[.B85]*[.D85]" office:value-type="float" office:value="36.5287798195132" calcext:value-type="float">
            <text:p>36,5287798195132</text:p>
          </table:table-cell>
          <table:table-cell table:formula="of:=[.C85]*[.E85]" office:value-type="float" office:value="18.2643899097566" calcext:value-type="float">
            <text:p>18,2643899097566</text:p>
          </table:table-cell>
          <table:table-cell table:formula="of:=[.F85]+[.G85]" office:value-type="float" office:value="54.7931697292698" calcext:value-type="float">
            <text:p>54,7931697292698</text:p>
          </table:table-cell>
          <table:table-cell table:formula="of:=[.I84]+[.H85]" office:value-type="float" office:value="6575.47619680229" calcext:value-type="float">
            <text:p>6575,47619680229</text:p>
          </table:table-cell>
          <table:table-cell office:value-type="float" office:value="79" calcext:value-type="float">
            <text:p>79</text:p>
          </table:table-cell>
          <table:table-cell table:number-columns-repeated="3"/>
        </table:table-row>
        <table:table-row table:style-name="ro1" table:visibility="filter">
          <table:table-cell office:value-type="date" office:date-value="1945-07-21" calcext:value-type="date">
            <text:p>21.07.194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85]-[.D85]*0.01" office:value-type="float" office:value="1.8081746010659" calcext:value-type="float">
            <text:p>1,8081746010659</text:p>
          </table:table-cell>
          <table:table-cell table:formula="of:=[.E85]-[.E85]*0.01" office:value-type="float" office:value="4.52043650266476" calcext:value-type="float">
            <text:p>4,52043650266476</text:p>
          </table:table-cell>
          <table:table-cell table:formula="of:=[.B86]*[.D86]" office:value-type="float" office:value="36.1634920213181" calcext:value-type="float">
            <text:p>36,1634920213181</text:p>
          </table:table-cell>
          <table:table-cell table:formula="of:=[.C86]*[.E86]" office:value-type="float" office:value="18.081746010659" calcext:value-type="float">
            <text:p>18,081746010659</text:p>
          </table:table-cell>
          <table:table-cell table:formula="of:=[.F86]+[.G86]" office:value-type="float" office:value="54.2452380319771" calcext:value-type="float">
            <text:p>54,2452380319771</text:p>
          </table:table-cell>
          <table:table-cell table:formula="of:=[.I85]+[.H86]" office:value-type="float" office:value="6629.72143483427" calcext:value-type="float">
            <text:p>6629,72143483427</text:p>
          </table:table-cell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1" table:visibility="filter">
          <table:table-cell office:value-type="date" office:date-value="1945-07-22" calcext:value-type="date">
            <text:p>22.07.194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86]-[.D86]*0.01" office:value-type="float" office:value="1.79009285505524" calcext:value-type="float">
            <text:p>1,79009285505524</text:p>
          </table:table-cell>
          <table:table-cell table:formula="of:=[.E86]-[.E86]*0.01" office:value-type="float" office:value="4.47523213763811" calcext:value-type="float">
            <text:p>4,47523213763811</text:p>
          </table:table-cell>
          <table:table-cell table:formula="of:=[.B87]*[.D87]" office:value-type="float" office:value="35.8018571011049" calcext:value-type="float">
            <text:p>35,8018571011049</text:p>
          </table:table-cell>
          <table:table-cell table:formula="of:=[.C87]*[.E87]" office:value-type="float" office:value="17.9009285505524" calcext:value-type="float">
            <text:p>17,9009285505524</text:p>
          </table:table-cell>
          <table:table-cell table:formula="of:=[.F87]+[.G87]" office:value-type="float" office:value="53.7027856516573" calcext:value-type="float">
            <text:p>53,7027856516573</text:p>
          </table:table-cell>
          <table:table-cell table:formula="of:=[.I86]+[.H87]" office:value-type="float" office:value="6683.42422048593" calcext:value-type="float">
            <text:p>6683,42422048593</text:p>
          </table:table-cell>
          <table:table-cell office:value-type="float" office:value="81" calcext:value-type="float">
            <text:p>81</text:p>
          </table:table-cell>
          <table:table-cell table:number-columns-repeated="3"/>
        </table:table-row>
        <table:table-row table:style-name="ro1" table:visibility="filter">
          <table:table-cell office:value-type="date" office:date-value="1945-07-23" calcext:value-type="date">
            <text:p>23.07.194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87]-[.D87]*0.01" office:value-type="float" office:value="1.77219192650469" calcext:value-type="float">
            <text:p>1,77219192650469</text:p>
          </table:table-cell>
          <table:table-cell table:formula="of:=[.E87]-[.E87]*0.01" office:value-type="float" office:value="4.43047981626173" calcext:value-type="float">
            <text:p>4,43047981626173</text:p>
          </table:table-cell>
          <table:table-cell table:formula="of:=[.B88]*[.D88]" office:value-type="float" office:value="35.4438385300938" calcext:value-type="float">
            <text:p>35,4438385300938</text:p>
          </table:table-cell>
          <table:table-cell table:formula="of:=[.C88]*[.E88]" office:value-type="float" office:value="17.7219192650469" calcext:value-type="float">
            <text:p>17,7219192650469</text:p>
          </table:table-cell>
          <table:table-cell table:formula="of:=[.F88]+[.G88]" office:value-type="float" office:value="53.1657577951407" calcext:value-type="float">
            <text:p>53,1657577951407</text:p>
          </table:table-cell>
          <table:table-cell table:formula="of:=[.I87]+[.H88]" office:value-type="float" office:value="6736.58997828107" calcext:value-type="float">
            <text:p>6736,58997828107</text:p>
          </table:table-cell>
          <table:table-cell office:value-type="float" office:value="82" calcext:value-type="float">
            <text:p>82</text:p>
          </table:table-cell>
          <table:table-cell table:number-columns-repeated="3"/>
        </table:table-row>
        <table:table-row table:style-name="ro1" table:visibility="filter">
          <table:table-cell office:value-type="date" office:date-value="1945-07-24" calcext:value-type="date">
            <text:p>24.07.194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88]-[.D88]*0.01" office:value-type="float" office:value="1.75447000723964" calcext:value-type="float">
            <text:p>1,75447000723964</text:p>
          </table:table-cell>
          <table:table-cell table:formula="of:=[.E88]-[.E88]*0.01" office:value-type="float" office:value="4.38617501809911" calcext:value-type="float">
            <text:p>4,38617501809911</text:p>
          </table:table-cell>
          <table:table-cell table:formula="of:=[.B89]*[.D89]" office:value-type="float" office:value="35.0894001447929" calcext:value-type="float">
            <text:p>35,0894001447929</text:p>
          </table:table-cell>
          <table:table-cell table:formula="of:=[.C89]*[.E89]" office:value-type="float" office:value="17.5447000723964" calcext:value-type="float">
            <text:p>17,5447000723964</text:p>
          </table:table-cell>
          <table:table-cell table:formula="of:=[.F89]+[.G89]" office:value-type="float" office:value="52.6341002171893" calcext:value-type="float">
            <text:p>52,6341002171893</text:p>
          </table:table-cell>
          <table:table-cell table:formula="of:=[.I88]+[.H89]" office:value-type="float" office:value="6789.22407849826" calcext:value-type="float">
            <text:p>6789,22407849826</text:p>
          </table:table-cell>
          <table:table-cell office:value-type="float" office:value="83" calcext:value-type="float">
            <text:p>83</text:p>
          </table:table-cell>
          <table:table-cell table:number-columns-repeated="3"/>
        </table:table-row>
        <table:table-row table:style-name="ro1" table:visibility="filter">
          <table:table-cell office:value-type="date" office:date-value="1945-07-25" calcext:value-type="date">
            <text:p>25.07.194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89]-[.D89]*0.01" office:value-type="float" office:value="1.73692530716725" calcext:value-type="float">
            <text:p>1,73692530716725</text:p>
          </table:table-cell>
          <table:table-cell table:formula="of:=[.E89]-[.E89]*0.01" office:value-type="float" office:value="4.34231326791812" calcext:value-type="float">
            <text:p>4,34231326791812</text:p>
          </table:table-cell>
          <table:table-cell table:formula="of:=[.B90]*[.D90]" office:value-type="float" office:value="34.738506143345" calcext:value-type="float">
            <text:p>34,738506143345</text:p>
          </table:table-cell>
          <table:table-cell table:formula="of:=[.C90]*[.E90]" office:value-type="float" office:value="17.3692530716725" calcext:value-type="float">
            <text:p>17,3692530716725</text:p>
          </table:table-cell>
          <table:table-cell table:formula="of:=[.F90]+[.G90]" office:value-type="float" office:value="52.1077592150174" calcext:value-type="float">
            <text:p>52,1077592150174</text:p>
          </table:table-cell>
          <table:table-cell table:formula="of:=[.I89]+[.H90]" office:value-type="float" office:value="6841.33183771327" calcext:value-type="float">
            <text:p>6841,33183771327</text:p>
          </table:table-cell>
          <table:table-cell office:value-type="float" office:value="84" calcext:value-type="float">
            <text:p>84</text:p>
          </table:table-cell>
          <table:table-cell table:number-columns-repeated="3"/>
        </table:table-row>
        <table:table-row table:style-name="ro1" table:visibility="filter">
          <table:table-cell office:value-type="date" office:date-value="1945-07-26" calcext:value-type="date">
            <text:p>26.07.194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90]-[.D90]*0.01" office:value-type="float" office:value="1.71955605409558" calcext:value-type="float">
            <text:p>1,71955605409558</text:p>
          </table:table-cell>
          <table:table-cell table:formula="of:=[.E90]-[.E90]*0.01" office:value-type="float" office:value="4.29889013523894" calcext:value-type="float">
            <text:p>4,29889013523894</text:p>
          </table:table-cell>
          <table:table-cell table:formula="of:=[.B91]*[.D91]" office:value-type="float" office:value="34.3911210819115" calcext:value-type="float">
            <text:p>34,3911210819115</text:p>
          </table:table-cell>
          <table:table-cell table:formula="of:=[.C91]*[.E91]" office:value-type="float" office:value="17.1955605409558" calcext:value-type="float">
            <text:p>17,1955605409558</text:p>
          </table:table-cell>
          <table:table-cell table:formula="of:=[.F91]+[.G91]" office:value-type="float" office:value="51.5866816228673" calcext:value-type="float">
            <text:p>51,5866816228673</text:p>
          </table:table-cell>
          <table:table-cell table:formula="of:=[.I90]+[.H91]" office:value-type="float" office:value="6892.91851933614" calcext:value-type="float">
            <text:p>6892,91851933614</text:p>
          </table:table-cell>
          <table:table-cell office:value-type="float" office:value="85" calcext:value-type="float">
            <text:p>85</text:p>
          </table:table-cell>
          <table:table-cell table:number-columns-repeated="3"/>
        </table:table-row>
        <table:table-row table:style-name="ro1" table:visibility="filter">
          <table:table-cell office:value-type="date" office:date-value="1945-07-27" calcext:value-type="date">
            <text:p>27.07.194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91]-[.D91]*0.01" office:value-type="float" office:value="1.70236049355462" calcext:value-type="float">
            <text:p>1,70236049355462</text:p>
          </table:table-cell>
          <table:table-cell table:formula="of:=[.E91]-[.E91]*0.01" office:value-type="float" office:value="4.25590123388655" calcext:value-type="float">
            <text:p>4,25590123388655</text:p>
          </table:table-cell>
          <table:table-cell table:formula="of:=[.B92]*[.D92]" office:value-type="float" office:value="34.0472098710924" calcext:value-type="float">
            <text:p>34,0472098710924</text:p>
          </table:table-cell>
          <table:table-cell table:formula="of:=[.C92]*[.E92]" office:value-type="float" office:value="17.0236049355462" calcext:value-type="float">
            <text:p>17,0236049355462</text:p>
          </table:table-cell>
          <table:table-cell table:formula="of:=[.F92]+[.G92]" office:value-type="float" office:value="51.0708148066386" calcext:value-type="float">
            <text:p>51,0708148066386</text:p>
          </table:table-cell>
          <table:table-cell table:formula="of:=[.I91]+[.H92]" office:value-type="float" office:value="6943.98933414278" calcext:value-type="float">
            <text:p>6943,98933414278</text:p>
          </table:table-cell>
          <table:table-cell office:value-type="float" office:value="86" calcext:value-type="float">
            <text:p>86</text:p>
          </table:table-cell>
          <table:table-cell table:number-columns-repeated="3"/>
        </table:table-row>
        <table:table-row table:style-name="ro1" table:visibility="filter">
          <table:table-cell office:value-type="date" office:date-value="1945-07-28" calcext:value-type="date">
            <text:p>28.07.194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92]-[.D92]*0.01" office:value-type="float" office:value="1.68533688861907" calcext:value-type="float">
            <text:p>1,68533688861907</text:p>
          </table:table-cell>
          <table:table-cell table:formula="of:=[.E92]-[.E92]*0.01" office:value-type="float" office:value="4.21334222154768" calcext:value-type="float">
            <text:p>4,21334222154768</text:p>
          </table:table-cell>
          <table:table-cell table:formula="of:=[.B93]*[.D93]" office:value-type="float" office:value="33.7067377723815" calcext:value-type="float">
            <text:p>33,7067377723815</text:p>
          </table:table-cell>
          <table:table-cell table:formula="of:=[.C93]*[.E93]" office:value-type="float" office:value="16.8533688861907" calcext:value-type="float">
            <text:p>16,8533688861907</text:p>
          </table:table-cell>
          <table:table-cell table:formula="of:=[.F93]+[.G93]" office:value-type="float" office:value="50.5601066585722" calcext:value-type="float">
            <text:p>50,5601066585722</text:p>
          </table:table-cell>
          <table:table-cell table:formula="of:=[.I92]+[.H93]" office:value-type="float" office:value="6994.54944080135" calcext:value-type="float">
            <text:p>6994,54944080135</text:p>
          </table:table-cell>
          <table:table-cell office:value-type="float" office:value="87" calcext:value-type="float">
            <text:p>87</text:p>
          </table:table-cell>
          <table:table-cell table:number-columns-repeated="3"/>
        </table:table-row>
        <table:table-row table:style-name="ro1" table:visibility="filter">
          <table:table-cell office:value-type="date" office:date-value="1945-07-29" calcext:value-type="date">
            <text:p>29.07.194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93]-[.D93]*0.01" office:value-type="float" office:value="1.66848351973288" calcext:value-type="float">
            <text:p>1,66848351973288</text:p>
          </table:table-cell>
          <table:table-cell table:formula="of:=[.E93]-[.E93]*0.01" office:value-type="float" office:value="4.17120879933221" calcext:value-type="float">
            <text:p>4,17120879933221</text:p>
          </table:table-cell>
          <table:table-cell table:formula="of:=[.B94]*[.D94]" office:value-type="float" office:value="33.3696703946577" calcext:value-type="float">
            <text:p>33,3696703946577</text:p>
          </table:table-cell>
          <table:table-cell table:formula="of:=[.C94]*[.E94]" office:value-type="float" office:value="16.6848351973288" calcext:value-type="float">
            <text:p>16,6848351973288</text:p>
          </table:table-cell>
          <table:table-cell table:formula="of:=[.F94]+[.G94]" office:value-type="float" office:value="50.0545055919865" calcext:value-type="float">
            <text:p>50,0545055919865</text:p>
          </table:table-cell>
          <table:table-cell table:formula="of:=[.I93]+[.H94]" office:value-type="float" office:value="7044.60394639334" calcext:value-type="float">
            <text:p>7044,60394639334</text:p>
          </table:table-cell>
          <table:table-cell office:value-type="float" office:value="88" calcext:value-type="float">
            <text:p>88</text:p>
          </table:table-cell>
          <table:table-cell table:number-columns-repeated="3"/>
        </table:table-row>
        <table:table-row table:style-name="ro1" table:visibility="filter">
          <table:table-cell office:value-type="date" office:date-value="1945-07-30" calcext:value-type="date">
            <text:p>30.07.194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94]-[.D94]*0.01" office:value-type="float" office:value="1.65179868453555" calcext:value-type="float">
            <text:p>1,65179868453555</text:p>
          </table:table-cell>
          <table:table-cell table:formula="of:=[.E94]-[.E94]*0.01" office:value-type="float" office:value="4.12949671133888" calcext:value-type="float">
            <text:p>4,12949671133888</text:p>
          </table:table-cell>
          <table:table-cell table:formula="of:=[.B95]*[.D95]" office:value-type="float" office:value="33.0359736907111" calcext:value-type="float">
            <text:p>33,0359736907111</text:p>
          </table:table-cell>
          <table:table-cell table:formula="of:=[.C95]*[.E95]" office:value-type="float" office:value="16.5179868453555" calcext:value-type="float">
            <text:p>16,5179868453555</text:p>
          </table:table-cell>
          <table:table-cell table:formula="of:=[.F95]+[.G95]" office:value-type="float" office:value="49.5539605360666" calcext:value-type="float">
            <text:p>49,5539605360666</text:p>
          </table:table-cell>
          <table:table-cell table:formula="of:=[.I94]+[.H95]" office:value-type="float" office:value="7094.1579069294" calcext:value-type="float">
            <text:p>7094,1579069294</text:p>
          </table:table-cell>
          <table:table-cell office:value-type="float" office:value="89" calcext:value-type="float">
            <text:p>89</text:p>
          </table:table-cell>
          <table:table-cell table:number-columns-repeated="3"/>
        </table:table-row>
        <table:table-row table:style-name="ro1" table:visibility="filter">
          <table:table-cell office:value-type="date" office:date-value="1945-07-31" calcext:value-type="date">
            <text:p>31.07.194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95]-[.D95]*0.01" office:value-type="float" office:value="1.6352806976902" calcext:value-type="float">
            <text:p>1,6352806976902</text:p>
          </table:table-cell>
          <table:table-cell table:formula="of:=[.E95]-[.E95]*0.01" office:value-type="float" office:value="4.0882017442255" calcext:value-type="float">
            <text:p>4,0882017442255</text:p>
          </table:table-cell>
          <table:table-cell table:formula="of:=[.B96]*[.D96]" office:value-type="float" office:value="32.705613953804" calcext:value-type="float">
            <text:p>32,705613953804</text:p>
          </table:table-cell>
          <table:table-cell table:formula="of:=[.C96]*[.E96]" office:value-type="float" office:value="16.352806976902" calcext:value-type="float">
            <text:p>16,352806976902</text:p>
          </table:table-cell>
          <table:table-cell table:formula="of:=[.F96]+[.G96]" office:value-type="float" office:value="49.058420930706" calcext:value-type="float">
            <text:p>49,058420930706</text:p>
          </table:table-cell>
          <table:table-cell table:formula="of:=[.I95]+[.H96]" office:value-type="float" office:value="7143.21632786011" calcext:value-type="float">
            <text:p>7143,21632786011</text:p>
          </table:table-cell>
          <table:table-cell office:value-type="float" office:value="90" calcext:value-type="float">
            <text:p>90</text:p>
          </table:table-cell>
          <table:table-cell table:number-columns-repeated="3"/>
        </table:table-row>
        <table:table-row table:style-name="ro1" table:visibility="filter">
          <table:table-cell office:value-type="date" office:date-value="1945-08-01" calcext:value-type="date">
            <text:p>1.08.194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96]-[.D96]*0.01" office:value-type="float" office:value="1.6189278907133" calcext:value-type="float">
            <text:p>1,6189278907133</text:p>
          </table:table-cell>
          <table:table-cell table:formula="of:=[.E96]-[.E96]*0.01" office:value-type="float" office:value="4.04731972678324" calcext:value-type="float">
            <text:p>4,04731972678324</text:p>
          </table:table-cell>
          <table:table-cell table:formula="of:=[.B97]*[.D97]" office:value-type="float" office:value="32.3785578142659" calcext:value-type="float">
            <text:p>32,3785578142659</text:p>
          </table:table-cell>
          <table:table-cell table:formula="of:=[.C97]*[.E97]" office:value-type="float" office:value="16.189278907133" calcext:value-type="float">
            <text:p>16,189278907133</text:p>
          </table:table-cell>
          <table:table-cell table:formula="of:=[.F97]+[.G97]" office:value-type="float" office:value="48.5678367213989" calcext:value-type="float">
            <text:p>48,5678367213989</text:p>
          </table:table-cell>
          <table:table-cell table:formula="of:=[.I96]+[.H97]" office:value-type="float" office:value="7191.78416458151" calcext:value-type="float">
            <text:p>7191,78416458151</text:p>
          </table:table-cell>
          <table:table-cell office:value-type="float" office:value="91" calcext:value-type="float">
            <text:p>91</text:p>
          </table:table-cell>
          <table:table-cell table:number-columns-repeated="3"/>
        </table:table-row>
        <table:table-row table:style-name="ro1" table:visibility="filter">
          <table:table-cell office:value-type="date" office:date-value="1945-08-02" calcext:value-type="date">
            <text:p>2.08.194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97]-[.D97]*0.01" office:value-type="float" office:value="1.60273861180616" calcext:value-type="float">
            <text:p>1,60273861180616</text:p>
          </table:table-cell>
          <table:table-cell table:formula="of:=[.E97]-[.E97]*0.01" office:value-type="float" office:value="4.00684652951541" calcext:value-type="float">
            <text:p>4,00684652951541</text:p>
          </table:table-cell>
          <table:table-cell table:formula="of:=[.B98]*[.D98]" office:value-type="float" office:value="32.0547722361233" calcext:value-type="float">
            <text:p>32,0547722361233</text:p>
          </table:table-cell>
          <table:table-cell table:formula="of:=[.C98]*[.E98]" office:value-type="float" office:value="16.0273861180616" calcext:value-type="float">
            <text:p>16,0273861180616</text:p>
          </table:table-cell>
          <table:table-cell table:formula="of:=[.F98]+[.G98]" office:value-type="float" office:value="48.0821583541849" calcext:value-type="float">
            <text:p>48,0821583541849</text:p>
          </table:table-cell>
          <table:table-cell table:formula="of:=[.I97]+[.H98]" office:value-type="float" office:value="7239.86632293569" calcext:value-type="float">
            <text:p>7239,86632293569</text:p>
          </table:table-cell>
          <table:table-cell office:value-type="float" office:value="92" calcext:value-type="float">
            <text:p>92</text:p>
          </table:table-cell>
          <table:table-cell table:number-columns-repeated="3"/>
        </table:table-row>
        <table:table-row table:style-name="ro1" table:visibility="filter">
          <table:table-cell office:value-type="date" office:date-value="1945-08-03" calcext:value-type="date">
            <text:p>3.08.194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98]-[.D98]*0.01" office:value-type="float" office:value="1.5867112256881" calcext:value-type="float">
            <text:p>1,5867112256881</text:p>
          </table:table-cell>
          <table:table-cell table:formula="of:=[.E98]-[.E98]*0.01" office:value-type="float" office:value="3.96677806422025" calcext:value-type="float">
            <text:p>3,96677806422025</text:p>
          </table:table-cell>
          <table:table-cell table:formula="of:=[.B99]*[.D99]" office:value-type="float" office:value="31.734224513762" calcext:value-type="float">
            <text:p>31,734224513762</text:p>
          </table:table-cell>
          <table:table-cell table:formula="of:=[.C99]*[.E99]" office:value-type="float" office:value="15.867112256881" calcext:value-type="float">
            <text:p>15,867112256881</text:p>
          </table:table-cell>
          <table:table-cell table:formula="of:=[.F99]+[.G99]" office:value-type="float" office:value="47.6013367706431" calcext:value-type="float">
            <text:p>47,6013367706431</text:p>
          </table:table-cell>
          <table:table-cell table:formula="of:=[.I98]+[.H99]" office:value-type="float" office:value="7287.46765970634" calcext:value-type="float">
            <text:p>7287,46765970634</text:p>
          </table:table-cell>
          <table:table-cell office:value-type="float" office:value="93" calcext:value-type="float">
            <text:p>93</text:p>
          </table:table-cell>
          <table:table-cell table:number-columns-repeated="3"/>
        </table:table-row>
        <table:table-row table:style-name="ro1" table:visibility="filter">
          <table:table-cell office:value-type="date" office:date-value="1945-08-04" calcext:value-type="date">
            <text:p>4.08.194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99]-[.D99]*0.01" office:value-type="float" office:value="1.57084411343122" calcext:value-type="float">
            <text:p>1,57084411343122</text:p>
          </table:table-cell>
          <table:table-cell table:formula="of:=[.E99]-[.E99]*0.01" office:value-type="float" office:value="3.92711028357805" calcext:value-type="float">
            <text:p>3,92711028357805</text:p>
          </table:table-cell>
          <table:table-cell table:formula="of:=[.B100]*[.D100]" office:value-type="float" office:value="31.4168822686244" calcext:value-type="float">
            <text:p>31,4168822686244</text:p>
          </table:table-cell>
          <table:table-cell table:formula="of:=[.C100]*[.E100]" office:value-type="float" office:value="15.7084411343122" calcext:value-type="float">
            <text:p>15,7084411343122</text:p>
          </table:table-cell>
          <table:table-cell table:formula="of:=[.F100]+[.G100]" office:value-type="float" office:value="47.1253234029366" calcext:value-type="float">
            <text:p>47,1253234029366</text:p>
          </table:table-cell>
          <table:table-cell table:formula="of:=[.I99]+[.H100]" office:value-type="float" office:value="7334.59298310927" calcext:value-type="float">
            <text:p>7334,59298310927</text:p>
          </table:table-cell>
          <table:table-cell office:value-type="float" office:value="94" calcext:value-type="float">
            <text:p>94</text:p>
          </table:table-cell>
          <table:table-cell table:number-columns-repeated="3"/>
        </table:table-row>
        <table:table-row table:style-name="ro1" table:visibility="filter">
          <table:table-cell office:value-type="date" office:date-value="1945-08-05" calcext:value-type="date">
            <text:p>5.08.194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100]-[.D100]*0.01" office:value-type="float" office:value="1.55513567229691" calcext:value-type="float">
            <text:p>1,55513567229691</text:p>
          </table:table-cell>
          <table:table-cell table:formula="of:=[.E100]-[.E100]*0.01" office:value-type="float" office:value="3.88783918074227" calcext:value-type="float">
            <text:p>3,88783918074227</text:p>
          </table:table-cell>
          <table:table-cell table:formula="of:=[.B101]*[.D101]" office:value-type="float" office:value="31.1027134459382" calcext:value-type="float">
            <text:p>31,1027134459382</text:p>
          </table:table-cell>
          <table:table-cell table:formula="of:=[.C101]*[.E101]" office:value-type="float" office:value="15.5513567229691" calcext:value-type="float">
            <text:p>15,5513567229691</text:p>
          </table:table-cell>
          <table:table-cell table:formula="of:=[.F101]+[.G101]" office:value-type="float" office:value="46.6540701689073" calcext:value-type="float">
            <text:p>46,6540701689073</text:p>
          </table:table-cell>
          <table:table-cell table:formula="of:=[.I100]+[.H101]" office:value-type="float" office:value="7381.24705327818" calcext:value-type="float">
            <text:p>7381,24705327818</text:p>
          </table:table-cell>
          <table:table-cell office:value-type="float" office:value="95" calcext:value-type="float">
            <text:p>95</text:p>
          </table:table-cell>
          <table:table-cell table:number-columns-repeated="3"/>
        </table:table-row>
        <table:table-row table:style-name="ro1" table:visibility="filter">
          <table:table-cell office:value-type="date" office:date-value="1945-08-06" calcext:value-type="date">
            <text:p>6.08.194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101]-[.D101]*0.01" office:value-type="float" office:value="1.53958431557394" calcext:value-type="float">
            <text:p>1,53958431557394</text:p>
          </table:table-cell>
          <table:table-cell table:formula="of:=[.E101]-[.E101]*0.01" office:value-type="float" office:value="3.84896078893485" calcext:value-type="float">
            <text:p>3,84896078893485</text:p>
          </table:table-cell>
          <table:table-cell table:formula="of:=[.B102]*[.D102]" office:value-type="float" office:value="30.7916863114788" calcext:value-type="float">
            <text:p>30,7916863114788</text:p>
          </table:table-cell>
          <table:table-cell table:formula="of:=[.C102]*[.E102]" office:value-type="float" office:value="15.3958431557394" calcext:value-type="float">
            <text:p>15,3958431557394</text:p>
          </table:table-cell>
          <table:table-cell table:formula="of:=[.F102]+[.G102]" office:value-type="float" office:value="46.1875294672182" calcext:value-type="float">
            <text:p>46,1875294672182</text:p>
          </table:table-cell>
          <table:table-cell table:formula="of:=[.I101]+[.H102]" office:value-type="float" office:value="7427.4345827454" calcext:value-type="float">
            <text:p>7427,4345827454</text:p>
          </table:table-cell>
          <table:table-cell office:value-type="float" office:value="96" calcext:value-type="float">
            <text:p>96</text:p>
          </table:table-cell>
          <table:table-cell table:number-columns-repeated="3"/>
        </table:table-row>
        <table:table-row table:style-name="ro1" table:visibility="filter">
          <table:table-cell office:value-type="date" office:date-value="1945-08-07" calcext:value-type="date">
            <text:p>7.08.194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102]-[.D102]*0.01" office:value-type="float" office:value="1.5241884724182" calcext:value-type="float">
            <text:p>1,5241884724182</text:p>
          </table:table-cell>
          <table:table-cell table:formula="of:=[.E102]-[.E102]*0.01" office:value-type="float" office:value="3.8104711810455" calcext:value-type="float">
            <text:p>3,8104711810455</text:p>
          </table:table-cell>
          <table:table-cell table:formula="of:=[.B103]*[.D103]" office:value-type="float" office:value="30.483769448364" calcext:value-type="float">
            <text:p>30,483769448364</text:p>
          </table:table-cell>
          <table:table-cell table:formula="of:=[.C103]*[.E103]" office:value-type="float" office:value="15.241884724182" calcext:value-type="float">
            <text:p>15,241884724182</text:p>
          </table:table-cell>
          <table:table-cell table:formula="of:=[.F103]+[.G103]" office:value-type="float" office:value="45.725654172546" calcext:value-type="float">
            <text:p>45,725654172546</text:p>
          </table:table-cell>
          <table:table-cell table:formula="of:=[.I102]+[.H103]" office:value-type="float" office:value="7473.16023691795" calcext:value-type="float">
            <text:p>7473,16023691795</text:p>
          </table:table-cell>
          <table:table-cell office:value-type="float" office:value="97" calcext:value-type="float">
            <text:p>97</text:p>
          </table:table-cell>
          <table:table-cell table:number-columns-repeated="3"/>
        </table:table-row>
        <table:table-row table:style-name="ro1" table:visibility="filter">
          <table:table-cell office:value-type="date" office:date-value="1945-08-08" calcext:value-type="date">
            <text:p>8.08.194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103]-[.D103]*0.01" office:value-type="float" office:value="1.50894658769402" calcext:value-type="float">
            <text:p>1,50894658769402</text:p>
          </table:table-cell>
          <table:table-cell table:formula="of:=[.E103]-[.E103]*0.01" office:value-type="float" office:value="3.77236646923504" calcext:value-type="float">
            <text:p>3,77236646923504</text:p>
          </table:table-cell>
          <table:table-cell table:formula="of:=[.B104]*[.D104]" office:value-type="float" office:value="30.1789317538804" calcext:value-type="float">
            <text:p>30,1789317538804</text:p>
          </table:table-cell>
          <table:table-cell table:formula="of:=[.C104]*[.E104]" office:value-type="float" office:value="15.0894658769402" calcext:value-type="float">
            <text:p>15,0894658769402</text:p>
          </table:table-cell>
          <table:table-cell table:formula="of:=[.F104]+[.G104]" office:value-type="float" office:value="45.2683976308206" calcext:value-type="float">
            <text:p>45,2683976308206</text:p>
          </table:table-cell>
          <table:table-cell table:formula="of:=[.I103]+[.H104]" office:value-type="float" office:value="7518.42863454877" calcext:value-type="float">
            <text:p>7518,42863454877</text:p>
          </table:table-cell>
          <table:table-cell office:value-type="float" office:value="98" calcext:value-type="float">
            <text:p>98</text:p>
          </table:table-cell>
          <table:table-cell table:number-columns-repeated="3"/>
        </table:table-row>
        <table:table-row table:style-name="ro1" table:visibility="filter">
          <table:table-cell office:value-type="date" office:date-value="1945-08-09" calcext:value-type="date">
            <text:p>9.08.194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104]-[.D104]*0.01" office:value-type="float" office:value="1.49385712181708" calcext:value-type="float">
            <text:p>1,49385712181708</text:p>
          </table:table-cell>
          <table:table-cell table:formula="of:=[.E104]-[.E104]*0.01" office:value-type="float" office:value="3.73464280454269" calcext:value-type="float">
            <text:p>3,73464280454269</text:p>
          </table:table-cell>
          <table:table-cell table:formula="of:=[.B105]*[.D105]" office:value-type="float" office:value="29.8771424363416" calcext:value-type="float">
            <text:p>29,8771424363416</text:p>
          </table:table-cell>
          <table:table-cell table:formula="of:=[.C105]*[.E105]" office:value-type="float" office:value="14.9385712181708" calcext:value-type="float">
            <text:p>14,9385712181708</text:p>
          </table:table-cell>
          <table:table-cell table:formula="of:=[.F105]+[.G105]" office:value-type="float" office:value="44.8157136545123" calcext:value-type="float">
            <text:p>44,8157136545123</text:p>
          </table:table-cell>
          <table:table-cell table:formula="of:=[.I104]+[.H105]" office:value-type="float" office:value="7563.24434820328" calcext:value-type="float">
            <text:p>7563,24434820328</text:p>
          </table:table-cell>
          <table:table-cell office:value-type="float" office:value="99" calcext:value-type="float">
            <text:p>99</text:p>
          </table:table-cell>
          <table:table-cell table:number-columns-repeated="3"/>
        </table:table-row>
        <table:table-row table:style-name="ro1" table:visibility="filter">
          <table:table-cell office:value-type="date" office:date-value="1945-08-10" calcext:value-type="date">
            <text:p>10.08.194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105]-[.D105]*0.01" office:value-type="float" office:value="1.47891855059891" calcext:value-type="float">
            <text:p>1,47891855059891</text:p>
          </table:table-cell>
          <table:table-cell table:formula="of:=[.E105]-[.E105]*0.01" office:value-type="float" office:value="3.69729637649727" calcext:value-type="float">
            <text:p>3,69729637649727</text:p>
          </table:table-cell>
          <table:table-cell table:formula="of:=[.B106]*[.D106]" office:value-type="float" office:value="29.5783710119781" calcext:value-type="float">
            <text:p>29,5783710119781</text:p>
          </table:table-cell>
          <table:table-cell table:formula="of:=[.C106]*[.E106]" office:value-type="float" office:value="14.7891855059891" calcext:value-type="float">
            <text:p>14,7891855059891</text:p>
          </table:table-cell>
          <table:table-cell table:formula="of:=[.F106]+[.G106]" office:value-type="float" office:value="44.3675565179672" calcext:value-type="float">
            <text:p>44,3675565179672</text:p>
          </table:table-cell>
          <table:table-cell table:formula="of:=[.I105]+[.H106]" office:value-type="float" office:value="7607.61190472125" calcext:value-type="float">
            <text:p>7607,61190472125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 table:visibility="filter">
          <table:table-cell office:value-type="date" office:date-value="1945-08-11" calcext:value-type="date">
            <text:p>11.08.194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106]-[.D106]*0.01" office:value-type="float" office:value="1.46412936509292" calcext:value-type="float">
            <text:p>1,46412936509292</text:p>
          </table:table-cell>
          <table:table-cell table:formula="of:=[.E106]-[.E106]*0.01" office:value-type="float" office:value="3.66032341273229" calcext:value-type="float">
            <text:p>3,66032341273229</text:p>
          </table:table-cell>
          <table:table-cell table:formula="of:=[.B107]*[.D107]" office:value-type="float" office:value="29.2825873018584" calcext:value-type="float">
            <text:p>29,2825873018584</text:p>
          </table:table-cell>
          <table:table-cell table:formula="of:=[.C107]*[.E107]" office:value-type="float" office:value="14.6412936509292" calcext:value-type="float">
            <text:p>14,6412936509292</text:p>
          </table:table-cell>
          <table:table-cell table:formula="of:=[.F107]+[.G107]" office:value-type="float" office:value="43.9238809527875" calcext:value-type="float">
            <text:p>43,9238809527875</text:p>
          </table:table-cell>
          <table:table-cell table:formula="of:=[.I106]+[.H107]" office:value-type="float" office:value="7651.53578567403" calcext:value-type="float">
            <text:p>7651,53578567403</text:p>
          </table:table-cell>
          <table:table-cell office:value-type="float" office:value="101" calcext:value-type="float">
            <text:p>101</text:p>
          </table:table-cell>
          <table:table-cell table:number-columns-repeated="3"/>
        </table:table-row>
        <table:table-row table:style-name="ro1" table:visibility="filter">
          <table:table-cell office:value-type="date" office:date-value="1945-08-12" calcext:value-type="date">
            <text:p>12.08.194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107]-[.D107]*0.01" office:value-type="float" office:value="1.44948807144199" calcext:value-type="float">
            <text:p>1,44948807144199</text:p>
          </table:table-cell>
          <table:table-cell table:formula="of:=[.E107]-[.E107]*0.01" office:value-type="float" office:value="3.62372017860497" calcext:value-type="float">
            <text:p>3,62372017860497</text:p>
          </table:table-cell>
          <table:table-cell table:formula="of:=[.B108]*[.D108]" office:value-type="float" office:value="28.9897614288398" calcext:value-type="float">
            <text:p>28,9897614288398</text:p>
          </table:table-cell>
          <table:table-cell table:formula="of:=[.C108]*[.E108]" office:value-type="float" office:value="14.4948807144199" calcext:value-type="float">
            <text:p>14,4948807144199</text:p>
          </table:table-cell>
          <table:table-cell table:formula="of:=[.F108]+[.G108]" office:value-type="float" office:value="43.4846421432597" calcext:value-type="float">
            <text:p>43,4846421432597</text:p>
          </table:table-cell>
          <table:table-cell table:formula="of:=[.I107]+[.H108]" office:value-type="float" office:value="7695.02042781729" calcext:value-type="float">
            <text:p>7695,02042781729</text:p>
          </table:table-cell>
          <table:table-cell office:value-type="float" office:value="102" calcext:value-type="float">
            <text:p>102</text:p>
          </table:table-cell>
          <table:table-cell table:number-columns-repeated="3"/>
        </table:table-row>
        <table:table-row table:style-name="ro1">
          <table:table-cell table:style-name="ce10" office:value-type="date" office:date-value="1945-08-13" calcext:value-type="date">
            <text:p>13.08.194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108]-[.D108]*0.01" office:value-type="float" office:value="1.43499319072757" calcext:value-type="float">
            <text:p>1,43499319072757</text:p>
          </table:table-cell>
          <table:table-cell table:formula="of:=[.E108]-[.E108]*0.01" office:value-type="float" office:value="3.58748297681892" calcext:value-type="float">
            <text:p>3,58748297681892</text:p>
          </table:table-cell>
          <table:table-cell table:formula="of:=[.B109]*[.D109]" office:value-type="float" office:value="28.6998638145514" calcext:value-type="float">
            <text:p>28,6998638145514</text:p>
          </table:table-cell>
          <table:table-cell table:formula="of:=[.C109]*[.E109]" office:value-type="float" office:value="14.3499319072757" calcext:value-type="float">
            <text:p>14,3499319072757</text:p>
          </table:table-cell>
          <table:table-cell table:formula="of:=[.F109]+[.G109]" office:value-type="float" office:value="43.0497957218271" calcext:value-type="float">
            <text:p>43,0497957218271</text:p>
          </table:table-cell>
          <table:table-cell table:formula="of:=[.I108]+[.H109]" office:value-type="float" office:value="7738.07022353912" calcext:value-type="float">
            <text:p>7738,07022353912</text:p>
          </table:table-cell>
          <table:table-cell table:style-name="ce11" office:value-type="float" office:value="103" calcext:value-type="float">
            <text:p>103</text:p>
          </table:table-cell>
          <table:table-cell table:number-columns-repeated="3"/>
        </table:table-row>
        <table:table-row table:style-name="ro1">
          <table:table-cell office:value-type="date" office:date-value="1945-08-14" calcext:value-type="date">
            <text:p>14.08.194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109]-[.D109]*0.01" office:value-type="float" office:value="1.42064325882029" calcext:value-type="float">
            <text:p>1,42064325882029</text:p>
          </table:table-cell>
          <table:table-cell table:formula="of:=[.E109]-[.E109]*0.01" office:value-type="float" office:value="3.55160814705073" calcext:value-type="float">
            <text:p>3,55160814705073</text:p>
          </table:table-cell>
          <table:table-cell table:formula="of:=[.B110]*[.D110]" office:value-type="float" office:value="28.4128651764059" calcext:value-type="float">
            <text:p>28,4128651764059</text:p>
          </table:table-cell>
          <table:table-cell table:formula="of:=[.C110]*[.E110]" office:value-type="float" office:value="14.2064325882029" calcext:value-type="float">
            <text:p>14,2064325882029</text:p>
          </table:table-cell>
          <table:table-cell table:formula="of:=[.F110]+[.G110]" office:value-type="float" office:value="42.6192977646088" calcext:value-type="float">
            <text:p>42,6192977646088</text:p>
          </table:table-cell>
          <table:table-cell table:formula="of:=[.I109]+[.H110]" office:value-type="float" office:value="7780.68952130373" calcext:value-type="float">
            <text:p>7780,68952130373</text:p>
          </table:table-cell>
          <table:table-cell office:value-type="float" office:value="104" calcext:value-type="float">
            <text:p>104</text:p>
          </table:table-cell>
          <table:table-cell table:number-columns-repeated="3"/>
        </table:table-row>
        <table:table-row table:style-name="ro1">
          <table:table-cell office:value-type="date" office:date-value="1945-08-15" calcext:value-type="date">
            <text:p>15.08.194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110]-[.D110]*0.01" office:value-type="float" office:value="1.40643682623209" calcext:value-type="float">
            <text:p>1,40643682623209</text:p>
          </table:table-cell>
          <table:table-cell table:formula="of:=[.E110]-[.E110]*0.01" office:value-type="float" office:value="3.51609206558023" calcext:value-type="float">
            <text:p>3,51609206558023</text:p>
          </table:table-cell>
          <table:table-cell table:formula="of:=[.B111]*[.D111]" office:value-type="float" office:value="28.1287365246418" calcext:value-type="float">
            <text:p>28,1287365246418</text:p>
          </table:table-cell>
          <table:table-cell table:formula="of:=[.C111]*[.E111]" office:value-type="float" office:value="14.0643682623209" calcext:value-type="float">
            <text:p>14,0643682623209</text:p>
          </table:table-cell>
          <table:table-cell table:formula="of:=[.F111]+[.G111]" office:value-type="float" office:value="42.1931047869627" calcext:value-type="float">
            <text:p>42,1931047869627</text:p>
          </table:table-cell>
          <table:table-cell table:formula="of:=[.I110]+[.H111]" office:value-type="float" office:value="7822.88262609069" calcext:value-type="float">
            <text:p>7822,88262609069</text:p>
          </table:table-cell>
          <table:table-cell office:value-type="float" office:value="105" calcext:value-type="float">
            <text:p>105</text:p>
          </table:table-cell>
          <table:table-cell table:number-columns-repeated="3"/>
        </table:table-row>
        <table:table-row table:style-name="ro1">
          <table:table-cell office:value-type="date" office:date-value="1945-08-16" calcext:value-type="date">
            <text:p>16.08.194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111]-[.D111]*0.01" office:value-type="float" office:value="1.39237245796977" calcext:value-type="float">
            <text:p>1,39237245796977</text:p>
          </table:table-cell>
          <table:table-cell table:formula="of:=[.E111]-[.E111]*0.01" office:value-type="float" office:value="3.48093114492442" calcext:value-type="float">
            <text:p>3,48093114492442</text:p>
          </table:table-cell>
          <table:table-cell table:formula="of:=[.B112]*[.D112]" office:value-type="float" office:value="27.8474491593954" calcext:value-type="float">
            <text:p>27,8474491593954</text:p>
          </table:table-cell>
          <table:table-cell table:formula="of:=[.C112]*[.E112]" office:value-type="float" office:value="13.9237245796977" calcext:value-type="float">
            <text:p>13,9237245796977</text:p>
          </table:table-cell>
          <table:table-cell table:formula="of:=[.F112]+[.G112]" office:value-type="float" office:value="41.7711737390931" calcext:value-type="float">
            <text:p>41,7711737390931</text:p>
          </table:table-cell>
          <table:table-cell table:formula="of:=[.I111]+[.H112]" office:value-type="float" office:value="7864.65379982978" calcext:value-type="float">
            <text:p>7864,65379982978</text:p>
          </table:table-cell>
          <table:table-cell office:value-type="float" office:value="106" calcext:value-type="float">
            <text:p>106</text:p>
          </table:table-cell>
          <table:table-cell table:number-columns-repeated="3"/>
        </table:table-row>
        <table:table-row table:style-name="ro1">
          <table:table-cell office:value-type="date" office:date-value="1945-08-17" calcext:value-type="date">
            <text:p>17.08.194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112]-[.D112]*0.01" office:value-type="float" office:value="1.37844873339007" calcext:value-type="float">
            <text:p>1,37844873339007</text:p>
          </table:table-cell>
          <table:table-cell table:formula="of:=[.E112]-[.E112]*0.01" office:value-type="float" office:value="3.44612183347518" calcext:value-type="float">
            <text:p>3,44612183347518</text:p>
          </table:table-cell>
          <table:table-cell table:formula="of:=[.B113]*[.D113]" office:value-type="float" office:value="27.5689746678014" calcext:value-type="float">
            <text:p>27,5689746678014</text:p>
          </table:table-cell>
          <table:table-cell table:formula="of:=[.C113]*[.E113]" office:value-type="float" office:value="13.7844873339007" calcext:value-type="float">
            <text:p>13,7844873339007</text:p>
          </table:table-cell>
          <table:table-cell table:formula="of:=[.F113]+[.G113]" office:value-type="float" office:value="41.3534620017022" calcext:value-type="float">
            <text:p>41,3534620017022</text:p>
          </table:table-cell>
          <table:table-cell table:formula="of:=[.I112]+[.H113]" office:value-type="float" office:value="7906.00726183149" calcext:value-type="float">
            <text:p>7906,00726183149</text:p>
          </table:table-cell>
          <table:table-cell office:value-type="float" office:value="107" calcext:value-type="float">
            <text:p>107</text:p>
          </table:table-cell>
          <table:table-cell table:number-columns-repeated="3"/>
        </table:table-row>
        <table:table-row table:style-name="ro1" table:number-rows-repeated="22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  <table:database-ranges>
        <table:database-range table:name="__Anonymous_Sheet_DB__0" table:target-range-address="'87.1'.A6:'87.1'.C113" table:display-filter-buttons="true">
          <table:filter>
            <table:filter-and>
              <table:filter-condition table:field-number="2" table:data-type="number" table:value="3" table:operator="&lt;"/>
            </table:filter-and>
          </table:filter>
        </table:database-range>
        <table:database-range table:name="__Anonymous_Sheet_DB__2" table:target-range-address="'87.4'.A6:'87.4'.J113" table:display-filter-buttons="true">
          <table:filter>
            <table:filter-and>
              <table:filter-condition table:field-number="8" table:data-type="number" table:value="7701.9" table:operator="&gt;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8">
      <number:number number:decimal-places="1" loext:min-decimal-places="1" number:min-integer-digits="1"/>
    </number:number-style>
    <number:number-style style:name="N109">
      <number:number number:decimal-places="12" loext:min-decimal-places="12" number:min-integer-digits="1"/>
    </number:number-style>
    <number:number-style style:name="N110">
      <number:number number:decimal-places="11" loext:min-decimal-places="11" number:min-integer-digits="1"/>
    </number:number-style>
    <number:number-style style:name="N111">
      <number:number number:decimal-places="10" loext:min-decimal-places="10" number:min-integer-digits="1"/>
    </number:number-style>
    <number:number-style style:name="N112">
      <number:number number:decimal-places="9" loext:min-decimal-places="9" number:min-integer-digits="1"/>
    </number:number-style>
    <number:number-style style:name="N113">
      <number:number number:decimal-places="8" loext:min-decimal-places="8" number:min-integer-digits="1"/>
    </number:number-style>
    <number:number-style style:name="N114">
      <number:number number:decimal-places="7" loext:min-decimal-places="7" number:min-integer-digits="1"/>
    </number:number-style>
    <number:number-style style:name="N115">
      <number:number number:decimal-places="6" loext:min-decimal-places="6" number:min-integer-digits="1"/>
    </number:number-style>
    <number:number-style style:name="N116">
      <number:number number:decimal-places="5" loext:min-decimal-places="5" number:min-integer-digits="1"/>
    </number:number-style>
    <number:number-style style:name="N117">
      <number:number number:decimal-places="4" loext:min-decimal-places="4" number:min-integer-digits="1"/>
    </number:number-style>
    <number:number-style style:name="N118">
      <number:number number:decimal-places="3" loext:min-decimal-places="3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8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8T09:48:11.433682561</meta:creation-date>
    <dc:date>2020-12-18T13:08:08.325583853</dc:date>
    <meta:editing-duration>PT2H38M51S</meta:editing-duration>
    <meta:editing-cycles>25</meta:editing-cycles>
    <meta:generator>LibreOffice/6.0.7.3$Linux_X86_64 LibreOffice_project/00m0$Build-3</meta:generator>
    <meta:document-statistic meta:table-count="3" meta:cell-count="261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6">
      <number:day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ed1c24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cm" svg:height="8.981cm" xlink:href=".." xlink:type="simple" chart:class="chart:bar" chart:style-name="ch1">
        <chart:title svg:x="3.488cm" svg:y="0.315cm" chart:style-name="ch2">
          <text:p>Odległość przebyta w kolejnych dniach rejsu</text:p>
        </chart:title>
        <chart:subtitle svg:x="6.319cm" svg:y="1.273cm" chart:style-name="ch3">
          <text:p>w milach morskich</text:p>
        </chart:subtitle>
        <chart:plot-area chart:style-name="ch4" table:cell-range-address="'87.2, 87.3'.A7:'87.2, 87.3'.A113 '87.2, 87.3'.J6:'87.2, 87.3'.J113" chart:data-source-has-labels="both" svg:x="0.319cm" svg:y="2.135cm" svg:width="15.342cm" svg:height="6.667cm">
          <chartooo:coordinate-region svg:x="1.112cm" svg:y="2.334cm" svg:width="14.535cm" svg:height="5.821cm"/>
          <chart:axis chart:dimension="x" chart:name="primary-x" chart:style-name="ch5" chartooo:axis-type="auto">
            <chartooo:date-scale/>
            <chart:categories table:cell-range-address="'87.2, 87.3'.A7:'87.2, 87.3'.A113"/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'87.2, 87.3'.J7:'87.2, 87.3'.J113" chart:label-cell-address="'87.2, 87.3'.J6:'87.2, 87.3'.J6" chart:class="chart:bar">
            <chart:data-point chart:repeated="10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la droga tego dnia</text:p>
                <draw:g>
                  <svg:desc>'87.2, 87.3'.J6:'87.2, 87.3'.J6</svg:desc>
                </draw:g>
              </table:table-cell>
            </table:table-row>
          </table:table-header-rows>
          <table:table-rows>
            <table:table-row>
              <table:table-cell office:value-type="float" office:value="16560">
                <text:p>16560</text:p>
                <draw:g>
                  <svg:desc>'87.2, 87.3'.A7:'87.2, 87.3'.A113</svg:desc>
                </draw:g>
              </table:table-cell>
              <table:table-cell office:value-type="float" office:value="120">
                <text:p>120</text:p>
                <draw:g>
                  <svg:desc>'87.2, 87.3'.J7:'87.2, 87.3'.J113</svg:desc>
                </draw:g>
              </table:table-cell>
            </table:table-row>
            <table:table-row>
              <table:table-cell office:value-type="float" office:value="16561">
                <text:p>16561</text:p>
              </table:table-cell>
              <table:table-cell office:value-type="float" office:value="118.8">
                <text:p>118.8</text:p>
              </table:table-cell>
            </table:table-row>
            <table:table-row>
              <table:table-cell office:value-type="float" office:value="16562">
                <text:p>16562</text:p>
              </table:table-cell>
              <table:table-cell office:value-type="float" office:value="117.612">
                <text:p>117.612</text:p>
              </table:table-cell>
            </table:table-row>
            <table:table-row>
              <table:table-cell office:value-type="float" office:value="16563">
                <text:p>16563</text:p>
              </table:table-cell>
              <table:table-cell office:value-type="float" office:value="116.43588">
                <text:p>116.43588</text:p>
              </table:table-cell>
            </table:table-row>
            <table:table-row>
              <table:table-cell office:value-type="float" office:value="16564">
                <text:p>16564</text:p>
              </table:table-cell>
              <table:table-cell office:value-type="float" office:value="115.2715212">
                <text:p>115.2715212</text:p>
              </table:table-cell>
            </table:table-row>
            <table:table-row>
              <table:table-cell office:value-type="float" office:value="16565">
                <text:p>16565</text:p>
              </table:table-cell>
              <table:table-cell office:value-type="float" office:value="114.118805988">
                <text:p>114.118805988</text:p>
              </table:table-cell>
            </table:table-row>
            <table:table-row>
              <table:table-cell office:value-type="float" office:value="16566">
                <text:p>16566</text:p>
              </table:table-cell>
              <table:table-cell office:value-type="float" office:value="112.97761792812">
                <text:p>112.97761792812</text:p>
              </table:table-cell>
            </table:table-row>
            <table:table-row>
              <table:table-cell office:value-type="float" office:value="16567">
                <text:p>16567</text:p>
              </table:table-cell>
              <table:table-cell office:value-type="float" office:value="111.847841748839">
                <text:p>111.847841748839</text:p>
              </table:table-cell>
            </table:table-row>
            <table:table-row>
              <table:table-cell office:value-type="float" office:value="16568">
                <text:p>16568</text:p>
              </table:table-cell>
              <table:table-cell office:value-type="float" office:value="110.72936333135">
                <text:p>110.72936333135</text:p>
              </table:table-cell>
            </table:table-row>
            <table:table-row>
              <table:table-cell office:value-type="float" office:value="16569">
                <text:p>16569</text:p>
              </table:table-cell>
              <table:table-cell office:value-type="float" office:value="109.622069698037">
                <text:p>109.622069698037</text:p>
              </table:table-cell>
            </table:table-row>
            <table:table-row>
              <table:table-cell office:value-type="float" office:value="16570">
                <text:p>16570</text:p>
              </table:table-cell>
              <table:table-cell office:value-type="float" office:value="108.525849001057">
                <text:p>108.525849001057</text:p>
              </table:table-cell>
            </table:table-row>
            <table:table-row>
              <table:table-cell office:value-type="float" office:value="16571">
                <text:p>16571</text:p>
              </table:table-cell>
              <table:table-cell office:value-type="float" office:value="107.440590511046">
                <text:p>107.440590511046</text:p>
              </table:table-cell>
            </table:table-row>
            <table:table-row>
              <table:table-cell office:value-type="float" office:value="16572">
                <text:p>16572</text:p>
              </table:table-cell>
              <table:table-cell office:value-type="float" office:value="106.366184605936">
                <text:p>106.366184605936</text:p>
              </table:table-cell>
            </table:table-row>
            <table:table-row>
              <table:table-cell office:value-type="float" office:value="16573">
                <text:p>16573</text:p>
              </table:table-cell>
              <table:table-cell office:value-type="float" office:value="105.302522759876">
                <text:p>105.302522759876</text:p>
              </table:table-cell>
            </table:table-row>
            <table:table-row>
              <table:table-cell office:value-type="float" office:value="16574">
                <text:p>16574</text:p>
              </table:table-cell>
              <table:table-cell office:value-type="float" office:value="104.249497532277">
                <text:p>104.249497532277</text:p>
              </table:table-cell>
            </table:table-row>
            <table:table-row>
              <table:table-cell office:value-type="float" office:value="16575">
                <text:p>16575</text:p>
              </table:table-cell>
              <table:table-cell office:value-type="float" office:value="103.207002556955">
                <text:p>103.207002556955</text:p>
              </table:table-cell>
            </table:table-row>
            <table:table-row>
              <table:table-cell office:value-type="float" office:value="16576">
                <text:p>16576</text:p>
              </table:table-cell>
              <table:table-cell office:value-type="float" office:value="102.174932531385">
                <text:p>102.174932531385</text:p>
              </table:table-cell>
            </table:table-row>
            <table:table-row>
              <table:table-cell office:value-type="float" office:value="16577">
                <text:p>16577</text:p>
              </table:table-cell>
              <table:table-cell office:value-type="float" office:value="101.153183206071">
                <text:p>101.153183206071</text:p>
              </table:table-cell>
            </table:table-row>
            <table:table-row>
              <table:table-cell office:value-type="float" office:value="16578">
                <text:p>16578</text:p>
              </table:table-cell>
              <table:table-cell office:value-type="float" office:value="100.141651374011">
                <text:p>100.141651374011</text:p>
              </table:table-cell>
            </table:table-row>
            <table:table-row>
              <table:table-cell office:value-type="float" office:value="16579">
                <text:p>16579</text:p>
              </table:table-cell>
              <table:table-cell office:value-type="float" office:value="99.1402348602704">
                <text:p>99.1402348602704</text:p>
              </table:table-cell>
            </table:table-row>
            <table:table-row>
              <table:table-cell office:value-type="float" office:value="16580">
                <text:p>16580</text:p>
              </table:table-cell>
              <table:table-cell office:value-type="float" office:value="98.1488325116677">
                <text:p>98.1488325116677</text:p>
              </table:table-cell>
            </table:table-row>
            <table:table-row>
              <table:table-cell office:value-type="float" office:value="16581">
                <text:p>16581</text:p>
              </table:table-cell>
              <table:table-cell office:value-type="float" office:value="97.167344186551">
                <text:p>97.167344186551</text:p>
              </table:table-cell>
            </table:table-row>
            <table:table-row>
              <table:table-cell office:value-type="float" office:value="16582">
                <text:p>16582</text:p>
              </table:table-cell>
              <table:table-cell office:value-type="float" office:value="96.1956707446855">
                <text:p>96.1956707446855</text:p>
              </table:table-cell>
            </table:table-row>
            <table:table-row>
              <table:table-cell office:value-type="float" office:value="16583">
                <text:p>16583</text:p>
              </table:table-cell>
              <table:table-cell office:value-type="float" office:value="95.2337140372387">
                <text:p>95.2337140372387</text:p>
              </table:table-cell>
            </table:table-row>
            <table:table-row>
              <table:table-cell office:value-type="float" office:value="16584">
                <text:p>16584</text:p>
              </table:table-cell>
              <table:table-cell office:value-type="float" office:value="94.2813768968663">
                <text:p>94.2813768968663</text:p>
              </table:table-cell>
            </table:table-row>
            <table:table-row>
              <table:table-cell office:value-type="float" office:value="16585">
                <text:p>16585</text:p>
              </table:table-cell>
              <table:table-cell office:value-type="float" office:value="93.3385631278976">
                <text:p>93.3385631278976</text:p>
              </table:table-cell>
            </table:table-row>
            <table:table-row>
              <table:table-cell office:value-type="float" office:value="16586">
                <text:p>16586</text:p>
              </table:table-cell>
              <table:table-cell office:value-type="float" office:value="92.4051774966186">
                <text:p>92.4051774966186</text:p>
              </table:table-cell>
            </table:table-row>
            <table:table-row>
              <table:table-cell office:value-type="float" office:value="16587">
                <text:p>16587</text:p>
              </table:table-cell>
              <table:table-cell office:value-type="float" office:value="91.4811257216524">
                <text:p>91.4811257216524</text:p>
              </table:table-cell>
            </table:table-row>
            <table:table-row>
              <table:table-cell office:value-type="float" office:value="16588">
                <text:p>16588</text:p>
              </table:table-cell>
              <table:table-cell office:value-type="float" office:value="90.5663144644359">
                <text:p>90.5663144644359</text:p>
              </table:table-cell>
            </table:table-row>
            <table:table-row>
              <table:table-cell office:value-type="float" office:value="16589">
                <text:p>16589</text:p>
              </table:table-cell>
              <table:table-cell office:value-type="float" office:value="89.6606513197916">
                <text:p>89.6606513197916</text:p>
              </table:table-cell>
            </table:table-row>
            <table:table-row>
              <table:table-cell office:value-type="float" office:value="16590">
                <text:p>16590</text:p>
              </table:table-cell>
              <table:table-cell office:value-type="float" office:value="88.7640448065936">
                <text:p>88.7640448065936</text:p>
              </table:table-cell>
            </table:table-row>
            <table:table-row>
              <table:table-cell office:value-type="float" office:value="16591">
                <text:p>16591</text:p>
              </table:table-cell>
              <table:table-cell office:value-type="float" office:value="87.8764043585277">
                <text:p>87.8764043585277</text:p>
              </table:table-cell>
            </table:table-row>
            <table:table-row>
              <table:table-cell office:value-type="float" office:value="16592">
                <text:p>16592</text:p>
              </table:table-cell>
              <table:table-cell office:value-type="float" office:value="86.9976403149424">
                <text:p>86.9976403149424</text:p>
              </table:table-cell>
            </table:table-row>
            <table:table-row>
              <table:table-cell office:value-type="float" office:value="16593">
                <text:p>16593</text:p>
              </table:table-cell>
              <table:table-cell office:value-type="float" office:value="86.127663911793">
                <text:p>86.127663911793</text:p>
              </table:table-cell>
            </table:table-row>
            <table:table-row>
              <table:table-cell office:value-type="float" office:value="16594">
                <text:p>16594</text:p>
              </table:table-cell>
              <table:table-cell office:value-type="float" office:value="85.2663872726751">
                <text:p>85.2663872726751</text:p>
              </table:table-cell>
            </table:table-row>
            <table:table-row>
              <table:table-cell office:value-type="float" office:value="16595">
                <text:p>16595</text:p>
              </table:table-cell>
              <table:table-cell office:value-type="float" office:value="84.4137233999483">
                <text:p>84.4137233999483</text:p>
              </table:table-cell>
            </table:table-row>
            <table:table-row>
              <table:table-cell office:value-type="float" office:value="16596">
                <text:p>16596</text:p>
              </table:table-cell>
              <table:table-cell office:value-type="float" office:value="83.5695861659488">
                <text:p>83.5695861659488</text:p>
              </table:table-cell>
            </table:table-row>
            <table:table-row>
              <table:table-cell office:value-type="float" office:value="16597">
                <text:p>16597</text:p>
              </table:table-cell>
              <table:table-cell office:value-type="float" office:value="82.7338903042894">
                <text:p>82.7338903042894</text:p>
              </table:table-cell>
            </table:table-row>
            <table:table-row>
              <table:table-cell office:value-type="float" office:value="16598">
                <text:p>16598</text:p>
              </table:table-cell>
              <table:table-cell office:value-type="float" office:value="81.9065514012465">
                <text:p>81.9065514012465</text:p>
              </table:table-cell>
            </table:table-row>
            <table:table-row>
              <table:table-cell office:value-type="float" office:value="16599">
                <text:p>16599</text:p>
              </table:table-cell>
              <table:table-cell office:value-type="float" office:value="81.087485887234">
                <text:p>81.087485887234</text:p>
              </table:table-cell>
            </table:table-row>
            <table:table-row>
              <table:table-cell office:value-type="float" office:value="16600">
                <text:p>16600</text:p>
              </table:table-cell>
              <table:table-cell office:value-type="float" office:value="80.2766110283617">
                <text:p>80.2766110283617</text:p>
              </table:table-cell>
            </table:table-row>
            <table:table-row>
              <table:table-cell office:value-type="float" office:value="16601">
                <text:p>16601</text:p>
              </table:table-cell>
              <table:table-cell office:value-type="float" office:value="79.4738449180781">
                <text:p>79.4738449180781</text:p>
              </table:table-cell>
            </table:table-row>
            <table:table-row>
              <table:table-cell office:value-type="float" office:value="16602">
                <text:p>16602</text:p>
              </table:table-cell>
              <table:table-cell office:value-type="float" office:value="78.6791064688973">
                <text:p>78.6791064688973</text:p>
              </table:table-cell>
            </table:table-row>
            <table:table-row>
              <table:table-cell office:value-type="float" office:value="16603">
                <text:p>16603</text:p>
              </table:table-cell>
              <table:table-cell office:value-type="float" office:value="77.8923154042083">
                <text:p>77.8923154042083</text:p>
              </table:table-cell>
            </table:table-row>
            <table:table-row>
              <table:table-cell office:value-type="float" office:value="16604">
                <text:p>16604</text:p>
              </table:table-cell>
              <table:table-cell office:value-type="float" office:value="77.1133922501662">
                <text:p>77.1133922501662</text:p>
              </table:table-cell>
            </table:table-row>
            <table:table-row>
              <table:table-cell office:value-type="float" office:value="16605">
                <text:p>16605</text:p>
              </table:table-cell>
              <table:table-cell office:value-type="float" office:value="76.3422583276645">
                <text:p>76.3422583276645</text:p>
              </table:table-cell>
            </table:table-row>
            <table:table-row>
              <table:table-cell office:value-type="float" office:value="16606">
                <text:p>16606</text:p>
              </table:table-cell>
              <table:table-cell office:value-type="float" office:value="75.5788357443879">
                <text:p>75.5788357443879</text:p>
              </table:table-cell>
            </table:table-row>
            <table:table-row>
              <table:table-cell office:value-type="float" office:value="16607">
                <text:p>16607</text:p>
              </table:table-cell>
              <table:table-cell office:value-type="float" office:value="74.823047386944">
                <text:p>74.823047386944</text:p>
              </table:table-cell>
            </table:table-row>
            <table:table-row>
              <table:table-cell office:value-type="float" office:value="16608">
                <text:p>16608</text:p>
              </table:table-cell>
              <table:table-cell office:value-type="float" office:value="74.0748169130746">
                <text:p>74.0748169130746</text:p>
              </table:table-cell>
            </table:table-row>
            <table:table-row>
              <table:table-cell office:value-type="float" office:value="16609">
                <text:p>16609</text:p>
              </table:table-cell>
              <table:table-cell office:value-type="float" office:value="73.3340687439438">
                <text:p>73.3340687439438</text:p>
              </table:table-cell>
            </table:table-row>
            <table:table-row>
              <table:table-cell office:value-type="float" office:value="16610">
                <text:p>16610</text:p>
              </table:table-cell>
              <table:table-cell office:value-type="float" office:value="72.6007280565044">
                <text:p>72.6007280565044</text:p>
              </table:table-cell>
            </table:table-row>
            <table:table-row>
              <table:table-cell office:value-type="float" office:value="16611">
                <text:p>16611</text:p>
              </table:table-cell>
              <table:table-cell office:value-type="float" office:value="71.8747207759394">
                <text:p>71.8747207759394</text:p>
              </table:table-cell>
            </table:table-row>
            <table:table-row>
              <table:table-cell office:value-type="float" office:value="16612">
                <text:p>16612</text:p>
              </table:table-cell>
              <table:table-cell office:value-type="float" office:value="71.15597356818">
                <text:p>71.15597356818</text:p>
              </table:table-cell>
            </table:table-row>
            <table:table-row>
              <table:table-cell office:value-type="float" office:value="16613">
                <text:p>16613</text:p>
              </table:table-cell>
              <table:table-cell office:value-type="float" office:value="70.4444138324982">
                <text:p>70.4444138324982</text:p>
              </table:table-cell>
            </table:table-row>
            <table:table-row>
              <table:table-cell office:value-type="float" office:value="16614">
                <text:p>16614</text:p>
              </table:table-cell>
              <table:table-cell office:value-type="float" office:value="69.7399696941732">
                <text:p>69.7399696941732</text:p>
              </table:table-cell>
            </table:table-row>
            <table:table-row>
              <table:table-cell office:value-type="float" office:value="16615">
                <text:p>16615</text:p>
              </table:table-cell>
              <table:table-cell office:value-type="float" office:value="69.0425699972315">
                <text:p>69.0425699972315</text:p>
              </table:table-cell>
            </table:table-row>
            <table:table-row>
              <table:table-cell office:value-type="float" office:value="16616">
                <text:p>16616</text:p>
              </table:table-cell>
              <table:table-cell office:value-type="float" office:value="68.3521442972591">
                <text:p>68.3521442972591</text:p>
              </table:table-cell>
            </table:table-row>
            <table:table-row>
              <table:table-cell office:value-type="float" office:value="16617">
                <text:p>16617</text:p>
              </table:table-cell>
              <table:table-cell office:value-type="float" office:value="67.6686228542866">
                <text:p>67.6686228542866</text:p>
              </table:table-cell>
            </table:table-row>
            <table:table-row>
              <table:table-cell office:value-type="float" office:value="16618">
                <text:p>16618</text:p>
              </table:table-cell>
              <table:table-cell office:value-type="float" office:value="66.9919366257437">
                <text:p>66.9919366257437</text:p>
              </table:table-cell>
            </table:table-row>
            <table:table-row>
              <table:table-cell office:value-type="float" office:value="16619">
                <text:p>16619</text:p>
              </table:table-cell>
              <table:table-cell office:value-type="float" office:value="66.3220172594862">
                <text:p>66.3220172594862</text:p>
              </table:table-cell>
            </table:table-row>
            <table:table-row>
              <table:table-cell office:value-type="float" office:value="16620">
                <text:p>16620</text:p>
              </table:table-cell>
              <table:table-cell office:value-type="float" office:value="65.6587970868914">
                <text:p>65.6587970868914</text:p>
              </table:table-cell>
            </table:table-row>
            <table:table-row>
              <table:table-cell office:value-type="float" office:value="16621">
                <text:p>16621</text:p>
              </table:table-cell>
              <table:table-cell office:value-type="float" office:value="65.0022091160225">
                <text:p>65.0022091160225</text:p>
              </table:table-cell>
            </table:table-row>
            <table:table-row>
              <table:table-cell office:value-type="float" office:value="16622">
                <text:p>16622</text:p>
              </table:table-cell>
              <table:table-cell office:value-type="float" office:value="64.3521870248622">
                <text:p>64.3521870248622</text:p>
              </table:table-cell>
            </table:table-row>
            <table:table-row>
              <table:table-cell office:value-type="float" office:value="16623">
                <text:p>16623</text:p>
              </table:table-cell>
              <table:table-cell office:value-type="float" office:value="63.7086651546136">
                <text:p>63.7086651546136</text:p>
              </table:table-cell>
            </table:table-row>
            <table:table-row>
              <table:table-cell office:value-type="float" office:value="16624">
                <text:p>16624</text:p>
              </table:table-cell>
              <table:table-cell office:value-type="float" office:value="63.0715785030675">
                <text:p>63.0715785030675</text:p>
              </table:table-cell>
            </table:table-row>
            <table:table-row>
              <table:table-cell office:value-type="float" office:value="16625">
                <text:p>16625</text:p>
              </table:table-cell>
              <table:table-cell office:value-type="float" office:value="62.4408627180368">
                <text:p>62.4408627180368</text:p>
              </table:table-cell>
            </table:table-row>
            <table:table-row>
              <table:table-cell office:value-type="float" office:value="16626">
                <text:p>16626</text:p>
              </table:table-cell>
              <table:table-cell office:value-type="float" office:value="61.8164540908564">
                <text:p>61.8164540908564</text:p>
              </table:table-cell>
            </table:table-row>
            <table:table-row>
              <table:table-cell office:value-type="float" office:value="16627">
                <text:p>16627</text:p>
              </table:table-cell>
              <table:table-cell office:value-type="float" office:value="61.1982895499479">
                <text:p>61.1982895499479</text:p>
              </table:table-cell>
            </table:table-row>
            <table:table-row>
              <table:table-cell office:value-type="float" office:value="16628">
                <text:p>16628</text:p>
              </table:table-cell>
              <table:table-cell office:value-type="float" office:value="60.5863066544484">
                <text:p>60.5863066544484</text:p>
              </table:table-cell>
            </table:table-row>
            <table:table-row>
              <table:table-cell office:value-type="float" office:value="16629">
                <text:p>16629</text:p>
              </table:table-cell>
              <table:table-cell office:value-type="float" office:value="59.9804435879039">
                <text:p>59.9804435879039</text:p>
              </table:table-cell>
            </table:table-row>
            <table:table-row>
              <table:table-cell office:value-type="float" office:value="16630">
                <text:p>16630</text:p>
              </table:table-cell>
              <table:table-cell office:value-type="float" office:value="59.3806391520249">
                <text:p>59.3806391520249</text:p>
              </table:table-cell>
            </table:table-row>
            <table:table-row>
              <table:table-cell office:value-type="float" office:value="16631">
                <text:p>16631</text:p>
              </table:table-cell>
              <table:table-cell office:value-type="float" office:value="58.7868327605046">
                <text:p>58.7868327605046</text:p>
              </table:table-cell>
            </table:table-row>
            <table:table-row>
              <table:table-cell office:value-type="float" office:value="16632">
                <text:p>166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633">
                <text:p>16633</text:p>
              </table:table-cell>
              <table:table-cell office:value-type="float" office:value="52.8155602228564">
                <text:p>52.8155602228564</text:p>
              </table:table-cell>
            </table:table-row>
            <table:table-row>
              <table:table-cell office:value-type="float" office:value="16634">
                <text:p>16634</text:p>
              </table:table-cell>
              <table:table-cell office:value-type="float" office:value="52.2874046206278">
                <text:p>52.2874046206278</text:p>
              </table:table-cell>
            </table:table-row>
            <table:table-row>
              <table:table-cell office:value-type="float" office:value="16635">
                <text:p>16635</text:p>
              </table:table-cell>
              <table:table-cell office:value-type="float" office:value="51.7645305744215">
                <text:p>51.7645305744215</text:p>
              </table:table-cell>
            </table:table-row>
            <table:table-row>
              <table:table-cell office:value-type="float" office:value="16636">
                <text:p>16636</text:p>
              </table:table-cell>
              <table:table-cell office:value-type="float" office:value="51.2468852686773">
                <text:p>51.2468852686773</text:p>
              </table:table-cell>
            </table:table-row>
            <table:table-row>
              <table:table-cell office:value-type="float" office:value="16637">
                <text:p>16637</text:p>
              </table:table-cell>
              <table:table-cell office:value-type="float" office:value="50.7344164159905">
                <text:p>50.7344164159905</text:p>
              </table:table-cell>
            </table:table-row>
            <table:table-row>
              <table:table-cell office:value-type="float" office:value="16638">
                <text:p>16638</text:p>
              </table:table-cell>
              <table:table-cell office:value-type="float" office:value="50.2270722518306">
                <text:p>50.2270722518306</text:p>
              </table:table-cell>
            </table:table-row>
            <table:table-row>
              <table:table-cell office:value-type="float" office:value="16639">
                <text:p>16639</text:p>
              </table:table-cell>
              <table:table-cell office:value-type="float" office:value="49.7248015293123">
                <text:p>49.7248015293123</text:p>
              </table:table-cell>
            </table:table-row>
            <table:table-row>
              <table:table-cell office:value-type="float" office:value="16640">
                <text:p>16640</text:p>
              </table:table-cell>
              <table:table-cell office:value-type="float" office:value="49.2275535140192">
                <text:p>49.2275535140192</text:p>
              </table:table-cell>
            </table:table-row>
            <table:table-row>
              <table:table-cell office:value-type="float" office:value="16641">
                <text:p>16641</text:p>
              </table:table-cell>
              <table:table-cell office:value-type="float" office:value="48.735277978879">
                <text:p>48.735277978879</text:p>
              </table:table-cell>
            </table:table-row>
            <table:table-row>
              <table:table-cell office:value-type="float" office:value="16642">
                <text:p>16642</text:p>
              </table:table-cell>
              <table:table-cell office:value-type="float" office:value="48.2479251990902">
                <text:p>48.2479251990902</text:p>
              </table:table-cell>
            </table:table-row>
            <table:table-row>
              <table:table-cell office:value-type="float" office:value="16643">
                <text:p>16643</text:p>
              </table:table-cell>
              <table:table-cell office:value-type="float" office:value="47.7654459470993">
                <text:p>47.7654459470993</text:p>
              </table:table-cell>
            </table:table-row>
            <table:table-row>
              <table:table-cell office:value-type="float" office:value="16644">
                <text:p>16644</text:p>
              </table:table-cell>
              <table:table-cell office:value-type="float" office:value="47.2877914876283">
                <text:p>47.2877914876283</text:p>
              </table:table-cell>
            </table:table-row>
            <table:table-row>
              <table:table-cell office:value-type="float" office:value="16645">
                <text:p>16645</text:p>
              </table:table-cell>
              <table:table-cell office:value-type="float" office:value="46.814913572752">
                <text:p>46.814913572752</text:p>
              </table:table-cell>
            </table:table-row>
            <table:table-row>
              <table:table-cell office:value-type="float" office:value="16646">
                <text:p>16646</text:p>
              </table:table-cell>
              <table:table-cell office:value-type="float" office:value="46.3467644370245">
                <text:p>46.3467644370245</text:p>
              </table:table-cell>
            </table:table-row>
            <table:table-row>
              <table:table-cell office:value-type="float" office:value="16647">
                <text:p>16647</text:p>
              </table:table-cell>
              <table:table-cell office:value-type="float" office:value="45.8832967926543">
                <text:p>45.8832967926543</text:p>
              </table:table-cell>
            </table:table-row>
            <table:table-row>
              <table:table-cell office:value-type="float" office:value="16648">
                <text:p>16648</text:p>
              </table:table-cell>
              <table:table-cell office:value-type="float" office:value="45.4244638247277">
                <text:p>45.4244638247277</text:p>
              </table:table-cell>
            </table:table-row>
            <table:table-row>
              <table:table-cell office:value-type="float" office:value="16649">
                <text:p>16649</text:p>
              </table:table-cell>
              <table:table-cell office:value-type="float" office:value="44.9702191864805">
                <text:p>44.9702191864805</text:p>
              </table:table-cell>
            </table:table-row>
            <table:table-row>
              <table:table-cell office:value-type="float" office:value="16650">
                <text:p>16650</text:p>
              </table:table-cell>
              <table:table-cell office:value-type="float" office:value="44.5205169946157">
                <text:p>44.5205169946157</text:p>
              </table:table-cell>
            </table:table-row>
            <table:table-row>
              <table:table-cell office:value-type="float" office:value="16651">
                <text:p>16651</text:p>
              </table:table-cell>
              <table:table-cell office:value-type="float" office:value="44.0753118246695">
                <text:p>44.0753118246695</text:p>
              </table:table-cell>
            </table:table-row>
            <table:table-row>
              <table:table-cell office:value-type="float" office:value="16652">
                <text:p>16652</text:p>
              </table:table-cell>
              <table:table-cell office:value-type="float" office:value="43.6345587064228">
                <text:p>43.6345587064228</text:p>
              </table:table-cell>
            </table:table-row>
            <table:table-row>
              <table:table-cell office:value-type="float" office:value="16653">
                <text:p>16653</text:p>
              </table:table-cell>
              <table:table-cell office:value-type="float" office:value="43.1982131193586">
                <text:p>43.1982131193586</text:p>
              </table:table-cell>
            </table:table-row>
            <table:table-row>
              <table:table-cell office:value-type="float" office:value="16654">
                <text:p>16654</text:p>
              </table:table-cell>
              <table:table-cell office:value-type="float" office:value="42.766230988165">
                <text:p>42.766230988165</text:p>
              </table:table-cell>
            </table:table-row>
            <table:table-row>
              <table:table-cell office:value-type="float" office:value="16655">
                <text:p>16655</text:p>
              </table:table-cell>
              <table:table-cell office:value-type="float" office:value="42.3385686782833">
                <text:p>42.3385686782833</text:p>
              </table:table-cell>
            </table:table-row>
            <table:table-row>
              <table:table-cell office:value-type="float" office:value="16656">
                <text:p>16656</text:p>
              </table:table-cell>
              <table:table-cell office:value-type="float" office:value="41.9151829915005">
                <text:p>41.9151829915005</text:p>
              </table:table-cell>
            </table:table-row>
            <table:table-row>
              <table:table-cell office:value-type="float" office:value="16657">
                <text:p>16657</text:p>
              </table:table-cell>
              <table:table-cell office:value-type="float" office:value="41.4960311615855">
                <text:p>41.4960311615855</text:p>
              </table:table-cell>
            </table:table-row>
            <table:table-row>
              <table:table-cell office:value-type="float" office:value="16658">
                <text:p>16658</text:p>
              </table:table-cell>
              <table:table-cell office:value-type="float" office:value="41.0810708499696">
                <text:p>41.0810708499696</text:p>
              </table:table-cell>
            </table:table-row>
            <table:table-row>
              <table:table-cell office:value-type="float" office:value="16659">
                <text:p>16659</text:p>
              </table:table-cell>
              <table:table-cell office:value-type="float" office:value="40.6702601414699">
                <text:p>40.6702601414699</text:p>
              </table:table-cell>
            </table:table-row>
            <table:table-row>
              <table:table-cell office:value-type="float" office:value="16660">
                <text:p>16660</text:p>
              </table:table-cell>
              <table:table-cell office:value-type="float" office:value="40.2635575400552">
                <text:p>40.2635575400552</text:p>
              </table:table-cell>
            </table:table-row>
            <table:table-row>
              <table:table-cell office:value-type="float" office:value="16661">
                <text:p>16661</text:p>
              </table:table-cell>
              <table:table-cell office:value-type="float" office:value="39.8609219646547">
                <text:p>39.8609219646547</text:p>
              </table:table-cell>
            </table:table-row>
            <table:table-row>
              <table:table-cell office:value-type="float" office:value="16662">
                <text:p>16662</text:p>
              </table:table-cell>
              <table:table-cell office:value-type="float" office:value="39.4623127450081">
                <text:p>39.4623127450081</text:p>
              </table:table-cell>
            </table:table-row>
            <table:table-row>
              <table:table-cell office:value-type="float" office:value="16663">
                <text:p>16663</text:p>
              </table:table-cell>
              <table:table-cell office:value-type="float" office:value="39.0676896175581">
                <text:p>39.0676896175581</text:p>
              </table:table-cell>
            </table:table-row>
            <table:table-row>
              <table:table-cell office:value-type="float" office:value="16664">
                <text:p>16664</text:p>
              </table:table-cell>
              <table:table-cell office:value-type="float" office:value="38.6770127213825">
                <text:p>38.6770127213825</text:p>
              </table:table-cell>
            </table:table-row>
            <table:table-row>
              <table:table-cell office:value-type="float" office:value="16665">
                <text:p>16665</text:p>
              </table:table-cell>
              <table:table-cell office:value-type="float" office:value="38.2902425941687">
                <text:p>38.2902425941687</text:p>
              </table:table-cell>
            </table:table-row>
            <table:table-row>
              <table:table-cell office:value-type="float" office:value="16666">
                <text:p>16666</text:p>
              </table:table-cell>
              <table:table-cell office:value-type="float" office:value="31.0150965012766">
                <text:p>31.015096501276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